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Replacements/Object 37" manifest:media-type=""/>
  <manifest:file-entry manifest:full-path="ObjectReplacements/Object 4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47/styles.xml" manifest:media-type="text/xml"/>
  <manifest:file-entry manifest:full-path="Object 47/meta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5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665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5.699cm"/>
    </style:style>
    <style:style style:name="co19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results - 0 to 18 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max18-ens0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39.09" calcext:value-type="float">
            <text:p>39.09</text:p>
          </table:table-cell>
          <table:table-cell table:formula="of:=[.B2]-[.C2]" office:value-type="float" office:value="85.136" calcext:value-type="float">
            <text:p>85.136</text:p>
          </table:table-cell>
          <table:table-cell table:formula="of:=[.B2]-[.C2]-[.O2]" office:value-type="float" office:value="74.233" calcext:value-type="float">
            <text:p>74.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29:56Z</text:p>
          </table:table-cell>
          <table:table-cell office:value-type="string" calcext:value-type="string">
            <text:p>2022-01-10T22:52:07Z</text:p>
          </table:table-cell>
          <table:table-cell office:value-type="string" calcext:value-type="string">
            <text:p>2022-01-10T22:54:27Z</text:p>
          </table:table-cell>
          <table:table-cell office:value-type="string" calcext:value-type="string">
            <text:p>SUCCEEDED</text:p>
          </table:table-cell>
          <table:table-cell office:value-type="float" office:value="955680" calcext:value-type="float">
            <text:p>955680</text:p>
          </table:table-cell>
          <table:table-cell office:value-type="float" office:value="78827" calcext:value-type="float">
            <text:p>78827</text:p>
          </table:table-cell>
          <table:table-cell office:value-type="float" office:value="10.903" calcext:value-type="float">
            <text:p>10.9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216-max18-ens0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39.94" calcext:value-type="float">
            <text:p>39.94</text:p>
          </table:table-cell>
          <table:table-cell table:formula="of:=[.B3]-[.C3]" office:value-type="float" office:value="89.605" calcext:value-type="float">
            <text:p>89.605</text:p>
          </table:table-cell>
          <table:table-cell table:formula="of:=[.B3]-[.C3]-[.O3]" office:value-type="float" office:value="76.377" calcext:value-type="float">
            <text:p>76.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30:05Z</text:p>
          </table:table-cell>
          <table:table-cell office:value-type="string" calcext:value-type="string">
            <text:p>2022-01-10T22:54:49Z</text:p>
          </table:table-cell>
          <table:table-cell office:value-type="string" calcext:value-type="string">
            <text:p>2022-01-10T22:57:16Z</text:p>
          </table:table-cell>
          <table:table-cell office:value-type="string" calcext:value-type="string">
            <text:p>SUCCEEDED</text:p>
          </table:table-cell>
          <table:table-cell office:value-type="float" office:value="955681" calcext:value-type="float">
            <text:p>955681</text:p>
          </table:table-cell>
          <table:table-cell office:value-type="float" office:value="135503" calcext:value-type="float">
            <text:p>135503</text:p>
          </table:table-cell>
          <table:table-cell office:value-type="float" office:value="13.228" calcext:value-type="float">
            <text:p>13.228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ens0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67.07" calcext:value-type="float">
            <text:p>67.07</text:p>
          </table:table-cell>
          <table:table-cell table:formula="of:=[.B4]-[.C4]" office:value-type="float" office:value="89.267" calcext:value-type="float">
            <text:p>89.267</text:p>
          </table:table-cell>
          <table:table-cell table:formula="of:=[.B4]-[.C4]-[.O4]" office:value-type="float" office:value="77.854" calcext:value-type="float">
            <text:p>77.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0T22:30:13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6:25Z</text:p>
          </table:table-cell>
          <table:table-cell office:value-type="string" calcext:value-type="string">
            <text:p>SUCCEEDED</text:p>
          </table:table-cell>
          <table:table-cell office:value-type="float" office:value="955683" calcext:value-type="float">
            <text:p>955683</text:p>
          </table:table-cell>
          <table:table-cell office:value-type="float" office:value="47130" calcext:value-type="float">
            <text:p>47130</text:p>
          </table:table-cell>
          <table:table-cell office:value-type="float" office:value="11.413" calcext:value-type="float">
            <text:p>11.4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ens0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78.42" calcext:value-type="float">
            <text:p>78.42</text:p>
          </table:table-cell>
          <table:table-cell table:formula="of:=[.B5]-[.C5]" office:value-type="float" office:value="127.681" calcext:value-type="float">
            <text:p>127.681</text:p>
          </table:table-cell>
          <table:table-cell table:formula="of:=[.B5]-[.C5]-[.O5]" office:value-type="float" office:value="110.691" calcext:value-type="float">
            <text:p>110.6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0T22:30:24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08:50Z</text:p>
          </table:table-cell>
          <table:table-cell office:value-type="string" calcext:value-type="string">
            <text:p>SUCCEEDED</text:p>
          </table:table-cell>
          <table:table-cell office:value-type="float" office:value="955684" calcext:value-type="float">
            <text:p>955684</text:p>
          </table:table-cell>
          <table:table-cell office:value-type="float" office:value="251509" calcext:value-type="float">
            <text:p>251509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4" calcext:value-type="float">
            <text:p>0.64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ens04</text:p>
          </table:table-cell>
          <table:table-cell office:value-type="float" office:value="185.89" calcext:value-type="float">
            <text:p>185.89</text:p>
          </table:table-cell>
          <table:table-cell office:value-type="float" office:value="85.7" calcext:value-type="float">
            <text:p>85.7</text:p>
          </table:table-cell>
          <table:table-cell table:formula="of:=[.B6]-[.C6]" office:value-type="float" office:value="100.19" calcext:value-type="float">
            <text:p>100.19</text:p>
          </table:table-cell>
          <table:table-cell table:formula="of:=[.B6]-[.C6]-[.O6]" office:value-type="float" office:value="82.221" calcext:value-type="float">
            <text:p>82.2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0T23:27:26Z</text:p>
          </table:table-cell>
          <table:table-cell office:value-type="string" calcext:value-type="string">
            <text:p>2022-01-10T23:50:48Z</text:p>
          </table:table-cell>
          <table:table-cell office:value-type="string" calcext:value-type="string">
            <text:p>2022-01-10T23:54:37Z</text:p>
          </table:table-cell>
          <table:table-cell office:value-type="string" calcext:value-type="string">
            <text:p>SUCCEEDED</text:p>
          </table:table-cell>
          <table:table-cell office:value-type="float" office:value="955946" calcext:value-type="float">
            <text:p>955946</text:p>
          </table:table-cell>
          <table:table-cell office:value-type="float" office:value="72978" calcext:value-type="float">
            <text:p>72978</text:p>
          </table:table-cell>
          <table:table-cell office:value-type="float" office:value="17.969" calcext:value-type="float">
            <text:p>17.9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93.06" calcext:value-type="float">
            <text:p>93.06</text:p>
          </table:table-cell>
          <table:table-cell table:formula="of:=[.B7]-[.C7]" office:value-type="float" office:value="101.647" calcext:value-type="float">
            <text:p>101.647</text:p>
          </table:table-cell>
          <table:table-cell table:formula="of:=[.B7]-[.C7]-[.O7]" office:value-type="float" office:value="89.508" calcext:value-type="float">
            <text:p>89.5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0T22:30:36Z</text:p>
          </table:table-cell>
          <table:table-cell office:value-type="string" calcext:value-type="string">
            <text:p>2022-01-10T23:16:05Z</text:p>
          </table:table-cell>
          <table:table-cell office:value-type="string" calcext:value-type="string">
            <text:p>2022-01-10T23:20:21Z</text:p>
          </table:table-cell>
          <table:table-cell office:value-type="string" calcext:value-type="string">
            <text:p>SUCCEEDED</text:p>
          </table:table-cell>
          <table:table-cell office:value-type="float" office:value="955686" calcext:value-type="float">
            <text:p>955686</text:p>
          </table:table-cell>
          <table:table-cell office:value-type="float" office:value="143480" calcext:value-type="float">
            <text:p>143480</text:p>
          </table:table-cell>
          <table:table-cell office:value-type="float" office:value="12.139" calcext:value-type="float">
            <text:p>12.13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6</text:p>
          </table:table-cell>
          <table:table-cell office:value-type="float" office:value="201.36" calcext:value-type="float">
            <text:p>201.36</text:p>
          </table:table-cell>
          <table:table-cell office:value-type="float" office:value="104.85" calcext:value-type="float">
            <text:p>104.85</text:p>
          </table:table-cell>
          <table:table-cell table:formula="of:=[.B8]-[.C8]" office:value-type="float" office:value="96.51" calcext:value-type="float">
            <text:p>96.51</text:p>
          </table:table-cell>
          <table:table-cell table:formula="of:=[.B8]-[.C8]-[.O8]" office:value-type="float" office:value="84.982" calcext:value-type="float">
            <text:p>84.9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0T22:30:44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7:37Z</text:p>
          </table:table-cell>
          <table:table-cell office:value-type="string" calcext:value-type="string">
            <text:p>SUCCEEDED</text:p>
          </table:table-cell>
          <table:table-cell office:value-type="float" office:value="955687" calcext:value-type="float">
            <text:p>955687</text:p>
          </table:table-cell>
          <table:table-cell office:value-type="float" office:value="80009" calcext:value-type="float">
            <text:p>80009</text:p>
          </table:table-cell>
          <table:table-cell office:value-type="float" office:value="11.528" calcext:value-type="float">
            <text:p>11.52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8.85" calcext:value-type="float">
            <text:p>108.85</text:p>
          </table:table-cell>
          <table:table-cell table:formula="of:=[.B9]-[.C9]" office:value-type="float" office:value="106.304" calcext:value-type="float">
            <text:p>106.304</text:p>
          </table:table-cell>
          <table:table-cell table:formula="of:=[.B9]-[.C9]-[.O9]" office:value-type="float" office:value="87.301" calcext:value-type="float">
            <text:p>87.3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0T22:30:52Z</text:p>
          </table:table-cell>
          <table:table-cell office:value-type="string" calcext:value-type="string">
            <text:p>2022-01-10T22:47:39Z</text:p>
          </table:table-cell>
          <table:table-cell office:value-type="string" calcext:value-type="string">
            <text:p>2022-01-10T22:52:39Z</text:p>
          </table:table-cell>
          <table:table-cell office:value-type="string" calcext:value-type="string">
            <text:p>SUCCEEDED</text:p>
          </table:table-cell>
          <table:table-cell office:value-type="float" office:value="955688" calcext:value-type="float">
            <text:p>955688</text:p>
          </table:table-cell>
          <table:table-cell office:value-type="float" office:value="20681" calcext:value-type="float">
            <text:p>20681</text:p>
          </table:table-cell>
          <table:table-cell office:value-type="float" office:value="19.003" calcext:value-type="float">
            <text:p>19.0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16.85" calcext:value-type="float">
            <text:p>116.85</text:p>
          </table:table-cell>
          <table:table-cell table:formula="of:=[.B10]-[.C10]" office:value-type="float" office:value="105.683" calcext:value-type="float">
            <text:p>105.683</text:p>
          </table:table-cell>
          <table:table-cell table:formula="of:=[.B10]-[.C10]-[.O10]" office:value-type="float" office:value="93.383" calcext:value-type="float">
            <text:p>93.3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0T22:31:00Z</text:p>
          </table:table-cell>
          <table:table-cell office:value-type="string" calcext:value-type="string">
            <text:p>2022-01-10T22:41:22Z</text:p>
          </table:table-cell>
          <table:table-cell office:value-type="string" calcext:value-type="string">
            <text:p>2022-01-10T22:46:32Z</text:p>
          </table:table-cell>
          <table:table-cell office:value-type="string" calcext:value-type="string">
            <text:p>SUCCEEDED</text:p>
          </table:table-cell>
          <table:table-cell office:value-type="float" office:value="955689" calcext:value-type="float">
            <text:p>955689</text:p>
          </table:table-cell>
          <table:table-cell office:value-type="float" office:value="194780" calcext:value-type="float">
            <text:p>194780</text:p>
          </table:table-cell>
          <table:table-cell office:value-type="float" office:value="12.3" calcext:value-type="float">
            <text:p>12.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216-max18-ens0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29.92" calcext:value-type="float">
            <text:p>129.92</text:p>
          </table:table-cell>
          <table:table-cell table:formula="of:=[.B11]-[.C11]" office:value-type="float" office:value="100.868" calcext:value-type="float">
            <text:p>100.868</text:p>
          </table:table-cell>
          <table:table-cell table:formula="of:=[.B11]-[.C11]-[.O11]" office:value-type="float" office:value="89.715" calcext:value-type="float">
            <text:p>89.7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0T22:31:09Z</text:p>
          </table:table-cell>
          <table:table-cell office:value-type="string" calcext:value-type="string">
            <text:p>2022-01-10T22:41:26Z</text:p>
          </table:table-cell>
          <table:table-cell office:value-type="string" calcext:value-type="string">
            <text:p>2022-01-10T22:46:45Z</text:p>
          </table:table-cell>
          <table:table-cell office:value-type="string" calcext:value-type="string">
            <text:p>SUCCEEDED</text:p>
          </table:table-cell>
          <table:table-cell office:value-type="float" office:value="955694" calcext:value-type="float">
            <text:p>95569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1.153" calcext:value-type="float">
            <text:p>11.1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216-max18-ens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26.37" calcext:value-type="float">
            <text:p>126.37</text:p>
          </table:table-cell>
          <table:table-cell table:formula="of:=[.B12]-[.C12]" office:value-type="float" office:value="104.526" calcext:value-type="float">
            <text:p>104.526</text:p>
          </table:table-cell>
          <table:table-cell table:formula="of:=[.B12]-[.C12]-[.O12]" office:value-type="float" office:value="93.239" calcext:value-type="float">
            <text:p>93.2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0T22:38:33Z</text:p>
          </table:table-cell>
          <table:table-cell office:value-type="string" calcext:value-type="string">
            <text:p>2022-01-10T23:09:03Z</text:p>
          </table:table-cell>
          <table:table-cell office:value-type="string" calcext:value-type="string">
            <text:p>2022-01-10T23:14:43Z</text:p>
          </table:table-cell>
          <table:table-cell office:value-type="string" calcext:value-type="string">
            <text:p>SUCCEEDED</text:p>
          </table:table-cell>
          <table:table-cell office:value-type="float" office:value="955721" calcext:value-type="float">
            <text:p>955721</text:p>
          </table:table-cell>
          <table:table-cell office:value-type="float" office:value="185905" calcext:value-type="float">
            <text:p>185905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ens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38.14" calcext:value-type="float">
            <text:p>138.14</text:p>
          </table:table-cell>
          <table:table-cell table:formula="of:=[.B13]-[.C13]" office:value-type="float" office:value="108.519" calcext:value-type="float">
            <text:p>108.519</text:p>
          </table:table-cell>
          <table:table-cell table:formula="of:=[.B13]-[.C13]-[.O13]" office:value-type="float" office:value="94.784" calcext:value-type="float">
            <text:p>94.7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0T22:41:15Z</text:p>
          </table:table-cell>
          <table:table-cell office:value-type="string" calcext:value-type="string">
            <text:p>2022-01-10T23:15:04Z</text:p>
          </table:table-cell>
          <table:table-cell office:value-type="string" calcext:value-type="string">
            <text:p>2022-01-10T23:21:02Z</text:p>
          </table:table-cell>
          <table:table-cell office:value-type="string" calcext:value-type="string">
            <text:p>SUCCEEDED</text:p>
          </table:table-cell>
          <table:table-cell office:value-type="float" office:value="955781" calcext:value-type="float">
            <text:p>955781</text:p>
          </table:table-cell>
          <table:table-cell office:value-type="float" office:value="217124" calcext:value-type="float">
            <text:p>217124</text:p>
          </table:table-cell>
          <table:table-cell office:value-type="float" office:value="13.735" calcext:value-type="float">
            <text:p>13.73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max18-ens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45.05" calcext:value-type="float">
            <text:p>145.05</text:p>
          </table:table-cell>
          <table:table-cell table:formula="of:=[.B14]-[.C14]" office:value-type="float" office:value="116.335" calcext:value-type="float">
            <text:p>116.335</text:p>
          </table:table-cell>
          <table:table-cell table:formula="of:=[.B14]-[.C14]-[.O14]" office:value-type="float" office:value="103.047" calcext:value-type="float">
            <text:p>103.0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0T22:39:27Z</text:p>
          </table:table-cell>
          <table:table-cell office:value-type="string" calcext:value-type="string">
            <text:p>2022-01-10T23:12:55Z</text:p>
          </table:table-cell>
          <table:table-cell office:value-type="string" calcext:value-type="string">
            <text:p>2022-01-10T23:19:28Z</text:p>
          </table:table-cell>
          <table:table-cell office:value-type="string" calcext:value-type="string">
            <text:p>SUCCEEDED</text:p>
          </table:table-cell>
          <table:table-cell office:value-type="float" office:value="955731" calcext:value-type="float">
            <text:p>955731</text:p>
          </table:table-cell>
          <table:table-cell office:value-type="float" office:value="35333" calcext:value-type="float">
            <text:p>35333</text:p>
          </table:table-cell>
          <table:table-cell office:value-type="float" office:value="13.288" calcext:value-type="float">
            <text:p>13.28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ens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53.37" calcext:value-type="float">
            <text:p>153.37</text:p>
          </table:table-cell>
          <table:table-cell table:formula="of:=[.B15]-[.C15]" office:value-type="float" office:value="119.939" calcext:value-type="float">
            <text:p>119.939</text:p>
          </table:table-cell>
          <table:table-cell table:formula="of:=[.B15]-[.C15]-[.O15]" office:value-type="float" office:value="106.49" calcext:value-type="float">
            <text:p>106.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0T22:39:57Z</text:p>
          </table:table-cell>
          <table:table-cell office:value-type="string" calcext:value-type="string">
            <text:p>2022-01-10T23:14:55Z</text:p>
          </table:table-cell>
          <table:table-cell office:value-type="string" calcext:value-type="string">
            <text:p>2022-01-10T23:21:42Z</text:p>
          </table:table-cell>
          <table:table-cell office:value-type="string" calcext:value-type="string">
            <text:p>SUCCEEDED</text:p>
          </table:table-cell>
          <table:table-cell office:value-type="float" office:value="955744" calcext:value-type="float">
            <text:p>955744</text:p>
          </table:table-cell>
          <table:table-cell office:value-type="float" office:value="35192" calcext:value-type="float">
            <text:p>35192</text:p>
          </table:table-cell>
          <table:table-cell office:value-type="float" office:value="13.449" calcext:value-type="float">
            <text:p>13.4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u-ch427-n216-max18-ens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50.53" calcext:value-type="float">
            <text:p>150.53</text:p>
          </table:table-cell>
          <table:table-cell table:formula="of:=[.B16]-[.C16]" office:value-type="float" office:value="121.223" calcext:value-type="float">
            <text:p>121.223</text:p>
          </table:table-cell>
          <table:table-cell table:formula="of:=[.B16]-[.C16]-[.O16]" office:value-type="float" office:value="103.045" calcext:value-type="float">
            <text:p>103.04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0T22:41:52Z</text:p>
          </table:table-cell>
          <table:table-cell office:value-type="string" calcext:value-type="string">
            <text:p>2022-01-10T23:08:02Z</text:p>
          </table:table-cell>
          <table:table-cell office:value-type="string" calcext:value-type="string">
            <text:p>2022-01-10T23:14:49Z</text:p>
          </table:table-cell>
          <table:table-cell office:value-type="string" calcext:value-type="string">
            <text:p>SUCCEEDED</text:p>
          </table:table-cell>
          <table:table-cell office:value-type="float" office:value="955798" calcext:value-type="float">
            <text:p>955798</text:p>
          </table:table-cell>
          <table:table-cell office:value-type="float" office:value="62886" calcext:value-type="float">
            <text:p>62886</text:p>
          </table:table-cell>
          <table:table-cell office:value-type="float" office:value="18.178" calcext:value-type="float">
            <text:p>18.17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ens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73.42" calcext:value-type="float">
            <text:p>173.42</text:p>
          </table:table-cell>
          <table:table-cell table:formula="of:=[.B17]-[.C17]" office:value-type="float" office:value="144.456" calcext:value-type="float">
            <text:p>144.456</text:p>
          </table:table-cell>
          <table:table-cell table:formula="of:=[.B17]-[.C17]-[.O17]" office:value-type="float" office:value="130.303" calcext:value-type="float">
            <text:p>130.3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0T22:39:06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12:38Z</text:p>
          </table:table-cell>
          <table:table-cell office:value-type="string" calcext:value-type="string">
            <text:p>SUCCEEDED</text:p>
          </table:table-cell>
          <table:table-cell office:value-type="float" office:value="955728" calcext:value-type="float">
            <text:p>955728</text:p>
          </table:table-cell>
          <table:table-cell office:value-type="float" office:value="235019" calcext:value-type="float">
            <text:p>235019</text:p>
          </table:table-cell>
          <table:table-cell office:value-type="float" office:value="14.153" calcext:value-type="float">
            <text:p>14.15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216-max18-ens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71.89" calcext:value-type="float">
            <text:p>171.89</text:p>
          </table:table-cell>
          <table:table-cell table:formula="of:=[.B18]-[.C18]" office:value-type="float" office:value="126.016" calcext:value-type="float">
            <text:p>126.016</text:p>
          </table:table-cell>
          <table:table-cell table:formula="of:=[.B18]-[.C18]-[.O18]" office:value-type="float" office:value="106.991" calcext:value-type="float">
            <text:p>106.9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0T22:38:55Z</text:p>
          </table:table-cell>
          <table:table-cell office:value-type="string" calcext:value-type="string">
            <text:p>2022-01-10T23:00:03Z</text:p>
          </table:table-cell>
          <table:table-cell office:value-type="string" calcext:value-type="string">
            <text:p>2022-01-10T23:07:40Z</text:p>
          </table:table-cell>
          <table:table-cell office:value-type="string" calcext:value-type="string">
            <text:p>SUCCEEDED</text:p>
          </table:table-cell>
          <table:table-cell office:value-type="float" office:value="955725" calcext:value-type="float">
            <text:p>955725</text:p>
          </table:table-cell>
          <table:table-cell office:value-type="float" office:value="125269" calcext:value-type="float">
            <text:p>125269</text:p>
          </table:table-cell>
          <table:table-cell office:value-type="float" office:value="19.025" calcext:value-type="float">
            <text:p>19.0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u-ch427-n216-max18-ens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74.59" calcext:value-type="float">
            <text:p>174.59</text:p>
          </table:table-cell>
          <table:table-cell table:formula="of:=[.B19]-[.C19]" office:value-type="float" office:value="151.309" calcext:value-type="float">
            <text:p>151.309</text:p>
          </table:table-cell>
          <table:table-cell table:formula="of:=[.B19]-[.C19]-[.O19]" office:value-type="float" office:value="133.068" calcext:value-type="float">
            <text:p>133.0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0T22:38:46Z</text:p>
          </table:table-cell>
          <table:table-cell office:value-type="string" calcext:value-type="string">
            <text:p>2022-01-10T22:55:58Z</text:p>
          </table:table-cell>
          <table:table-cell office:value-type="string" calcext:value-type="string">
            <text:p>2022-01-10T23:04:06Z</text:p>
          </table:table-cell>
          <table:table-cell office:value-type="string" calcext:value-type="string">
            <text:p>SUCCEEDED</text:p>
          </table:table-cell>
          <table:table-cell office:value-type="float" office:value="955723" calcext:value-type="float">
            <text:p>955723</text:p>
          </table:table-cell>
          <table:table-cell office:value-type="float" office:value="203747" calcext:value-type="float">
            <text:p>203747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ens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78.57" calcext:value-type="float">
            <text:p>178.57</text:p>
          </table:table-cell>
          <table:table-cell table:formula="of:=[.B20]-[.C20]" office:value-type="float" office:value="146" calcext:value-type="float">
            <text:p>146</text:p>
          </table:table-cell>
          <table:table-cell table:formula="of:=[.B20]-[.C20]-[.O20]" office:value-type="float" office:value="120.929" calcext:value-type="float">
            <text:p>120.9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0T22:38:39Z</text:p>
          </table:table-cell>
          <table:table-cell office:value-type="string" calcext:value-type="string">
            <text:p>2022-01-10T22:47:01Z</text:p>
          </table:table-cell>
          <table:table-cell office:value-type="string" calcext:value-type="string">
            <text:p>2022-01-10T22:55:27Z</text:p>
          </table:table-cell>
          <table:table-cell office:value-type="string" calcext:value-type="string">
            <text:p>SUCCEEDED</text:p>
          </table:table-cell>
          <table:table-cell office:value-type="float" office:value="955722" calcext:value-type="float">
            <text:p>955722</text:p>
          </table:table-cell>
          <table:table-cell office:value-type="float" office:value="142996" calcext:value-type="float">
            <text:p>142996</text:p>
          </table:table-cell>
          <table:table-cell office:value-type="float" office:value="25.071" calcext:value-type="float">
            <text:p>25.0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u-ch427-n216-max18-mf-ens0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40.59" calcext:value-type="float">
            <text:p>40.59</text:p>
          </table:table-cell>
          <table:table-cell table:formula="of:=[.B21]-[.C21]" office:value-type="float" office:value="89.085" calcext:value-type="float">
            <text:p>89.085</text:p>
          </table:table-cell>
          <table:table-cell table:formula="of:=[.B21]-[.C21]-[.O21]" office:value-type="float" office:value="74.415" calcext:value-type="float">
            <text:p>74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4Z</text:p>
          </table:table-cell>
          <table:table-cell office:value-type="string" calcext:value-type="string">
            <text:p>2022-01-12T01:32:30Z</text:p>
          </table:table-cell>
          <table:table-cell office:value-type="string" calcext:value-type="string">
            <text:p>2022-01-12T01:34:54Z</text:p>
          </table:table-cell>
          <table:table-cell office:value-type="string" calcext:value-type="string">
            <text:p>SUCCEEDED</text:p>
          </table:table-cell>
          <table:table-cell office:value-type="float" office:value="961086" calcext:value-type="float">
            <text:p>961086</text:p>
          </table:table-cell>
          <table:table-cell office:value-type="float" office:value="84672" calcext:value-type="float">
            <text:p>84672</text:p>
          </table:table-cell>
          <table:table-cell office:value-type="float" office:value="14.67" calcext:value-type="float">
            <text:p>14.67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mf-ens0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47.98" calcext:value-type="float">
            <text:p>47.98</text:p>
          </table:table-cell>
          <table:table-cell table:formula="of:=[.B22]-[.C22]" office:value-type="float" office:value="101.042" calcext:value-type="float">
            <text:p>101.042</text:p>
          </table:table-cell>
          <table:table-cell table:formula="of:=[.B22]-[.C22]-[.O22]" office:value-type="float" office:value="81.849" calcext:value-type="float">
            <text:p>81.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9Z</text:p>
          </table:table-cell>
          <table:table-cell office:value-type="string" calcext:value-type="string">
            <text:p>2022-01-12T01:35:26Z</text:p>
          </table:table-cell>
          <table:table-cell office:value-type="string" calcext:value-type="string">
            <text:p>2022-01-12T01:38:19Z</text:p>
          </table:table-cell>
          <table:table-cell office:value-type="string" calcext:value-type="string">
            <text:p>SUCCEEDED</text:p>
          </table:table-cell>
          <table:table-cell office:value-type="float" office:value="961087" calcext:value-type="float">
            <text:p>96108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mf-ens0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95.71" calcext:value-type="float">
            <text:p>95.71</text:p>
          </table:table-cell>
          <table:table-cell table:formula="of:=[.B23]-[.C23]" office:value-type="float" office:value="108.399" calcext:value-type="float">
            <text:p>108.399</text:p>
          </table:table-cell>
          <table:table-cell table:formula="of:=[.B23]-[.C23]-[.O23]" office:value-type="float" office:value="95.003" calcext:value-type="float">
            <text:p>95.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2T01:18:58Z</text:p>
          </table:table-cell>
          <table:table-cell office:value-type="string" calcext:value-type="string">
            <text:p>2022-01-12T02:34:35Z</text:p>
          </table:table-cell>
          <table:table-cell office:value-type="string" calcext:value-type="string">
            <text:p>2022-01-12T02:38:42Z</text:p>
          </table:table-cell>
          <table:table-cell office:value-type="string" calcext:value-type="string">
            <text:p>SUCCEEDED</text:p>
          </table:table-cell>
          <table:table-cell office:value-type="float" office:value="961089" calcext:value-type="float">
            <text:p>961089</text:p>
          </table:table-cell>
          <table:table-cell office:value-type="float" office:value="46612" calcext:value-type="float">
            <text:p>46612</text:p>
          </table:table-cell>
          <table:table-cell office:value-type="float" office:value="13.396" calcext:value-type="float">
            <text:p>13.3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mf-ens0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6.08" calcext:value-type="float">
            <text:p>136.08</text:p>
          </table:table-cell>
          <table:table-cell table:formula="of:=[.B24]-[.C24]" office:value-type="float" office:value="123.869" calcext:value-type="float">
            <text:p>123.869</text:p>
          </table:table-cell>
          <table:table-cell table:formula="of:=[.B24]-[.C24]-[.O24]" office:value-type="float" office:value="109.743" calcext:value-type="float">
            <text:p>109.7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2T01:19:06Z</text:p>
          </table:table-cell>
          <table:table-cell office:value-type="string" calcext:value-type="string">
            <text:p>2022-01-12T03:41:37Z</text:p>
          </table:table-cell>
          <table:table-cell office:value-type="string" calcext:value-type="string">
            <text:p>2022-01-12T03:46:44Z</text:p>
          </table:table-cell>
          <table:table-cell office:value-type="string" calcext:value-type="string">
            <text:p>SUCCEEDED</text:p>
          </table:table-cell>
          <table:table-cell office:value-type="float" office:value="961090" calcext:value-type="float">
            <text:p>961090</text:p>
          </table:table-cell>
          <table:table-cell office:value-type="float" office:value="151398" calcext:value-type="float">
            <text:p>151398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mf-ens0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9.94" calcext:value-type="float">
            <text:p>149.94</text:p>
          </table:table-cell>
          <table:table-cell table:formula="of:=[.B25]-[.C25]" office:value-type="float" office:value="121.719" calcext:value-type="float">
            <text:p>121.719</text:p>
          </table:table-cell>
          <table:table-cell table:formula="of:=[.B25]-[.C25]-[.O25]" office:value-type="float" office:value="109.921" calcext:value-type="float">
            <text:p>109.9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2T01:19:12Z</text:p>
          </table:table-cell>
          <table:table-cell office:value-type="string" calcext:value-type="string">
            <text:p>2022-01-12T03:45:37Z</text:p>
          </table:table-cell>
          <table:table-cell office:value-type="string" calcext:value-type="string">
            <text:p>2022-01-12T03:50:57Z</text:p>
          </table:table-cell>
          <table:table-cell office:value-type="string" calcext:value-type="string">
            <text:p>SUCCEEDED</text:p>
          </table:table-cell>
          <table:table-cell office:value-type="float" office:value="961091" calcext:value-type="float">
            <text:p>961091</text:p>
          </table:table-cell>
          <table:table-cell office:value-type="float" office:value="131750" calcext:value-type="float">
            <text:p>131750</text:p>
          </table:table-cell>
          <table:table-cell office:value-type="float" office:value="11.798" calcext:value-type="float">
            <text:p>11.79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69.15" calcext:value-type="float">
            <text:p>169.15</text:p>
          </table:table-cell>
          <table:table-cell table:formula="of:=[.B26]-[.C26]" office:value-type="float" office:value="156.487" calcext:value-type="float">
            <text:p>156.487</text:p>
          </table:table-cell>
          <table:table-cell table:formula="of:=[.B26]-[.C26]-[.O26]" office:value-type="float" office:value="142.579" calcext:value-type="float">
            <text:p>142.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2T01:19:21Z</text:p>
          </table:table-cell>
          <table:table-cell office:value-type="string" calcext:value-type="string">
            <text:p>2022-01-12T03:38:09Z</text:p>
          </table:table-cell>
          <table:table-cell office:value-type="string" calcext:value-type="string">
            <text:p>2022-01-12T03:44:41Z</text:p>
          </table:table-cell>
          <table:table-cell office:value-type="string" calcext:value-type="string">
            <text:p>SUCCEEDED</text:p>
          </table:table-cell>
          <table:table-cell office:value-type="float" office:value="961092" calcext:value-type="float">
            <text:p>961092</text:p>
          </table:table-cell>
          <table:table-cell office:value-type="float" office:value="73129" calcext:value-type="float">
            <text:p>73129</text:p>
          </table:table-cell>
          <table:table-cell office:value-type="float" office:value="13.908" calcext:value-type="float">
            <text:p>13.9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mf-ens0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93.26" calcext:value-type="float">
            <text:p>193.26</text:p>
          </table:table-cell>
          <table:table-cell table:formula="of:=[.B27]-[.C27]" office:value-type="float" office:value="167.408" calcext:value-type="float">
            <text:p>167.408</text:p>
          </table:table-cell>
          <table:table-cell table:formula="of:=[.B27]-[.C27]-[.O27]" office:value-type="float" office:value="153.397" calcext:value-type="float">
            <text:p>153.3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2T01:19:32Z</text:p>
          </table:table-cell>
          <table:table-cell office:value-type="string" calcext:value-type="string">
            <text:p>2022-01-12T03:52:31Z</text:p>
          </table:table-cell>
          <table:table-cell office:value-type="string" calcext:value-type="string">
            <text:p>2022-01-12T03:59:38Z</text:p>
          </table:table-cell>
          <table:table-cell office:value-type="string" calcext:value-type="string">
            <text:p>SUCCEEDED</text:p>
          </table:table-cell>
          <table:table-cell office:value-type="float" office:value="961094" calcext:value-type="float">
            <text:p>961094</text:p>
          </table:table-cell>
          <table:table-cell office:value-type="float" office:value="150065" calcext:value-type="float">
            <text:p>150065</text:p>
          </table:table-cell>
          <table:table-cell office:value-type="float" office:value="14.011" calcext:value-type="float">
            <text:p>14.01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215.36" calcext:value-type="float">
            <text:p>215.36</text:p>
          </table:table-cell>
          <table:table-cell table:formula="of:=[.B28]-[.C28]" office:value-type="float" office:value="149.372" calcext:value-type="float">
            <text:p>149.372</text:p>
          </table:table-cell>
          <table:table-cell table:formula="of:=[.B28]-[.C28]-[.O28]" office:value-type="float" office:value="134.713" calcext:value-type="float">
            <text:p>134.7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2T01:19:42Z</text:p>
          </table:table-cell>
          <table:table-cell office:value-type="string" calcext:value-type="string">
            <text:p>2022-01-12T03:12:32Z</text:p>
          </table:table-cell>
          <table:table-cell office:value-type="string" calcext:value-type="string">
            <text:p>2022-01-12T03:20:07Z</text:p>
          </table:table-cell>
          <table:table-cell office:value-type="string" calcext:value-type="string">
            <text:p>SUCCEEDED</text:p>
          </table:table-cell>
          <table:table-cell office:value-type="float" office:value="961095" calcext:value-type="float">
            <text:p>961095</text:p>
          </table:table-cell>
          <table:table-cell office:value-type="float" office:value="14592" calcext:value-type="float">
            <text:p>14592</text:p>
          </table:table-cell>
          <table:table-cell office:value-type="float" office:value="14.659" calcext:value-type="float">
            <text:p>14.659</text:p>
          </table:table-cell>
          <table:table-cell office:value-type="float" office:value="1.172" calcext:value-type="float">
            <text:p>1.1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216-max18-mf-ens0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229.61" calcext:value-type="float">
            <text:p>229.61</text:p>
          </table:table-cell>
          <table:table-cell table:formula="of:=[.B29]-[.C29]" office:value-type="float" office:value="159.546" calcext:value-type="float">
            <text:p>159.546</text:p>
          </table:table-cell>
          <table:table-cell table:formula="of:=[.B29]-[.C29]-[.O29]" office:value-type="float" office:value="145.175" calcext:value-type="float">
            <text:p>145.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2T01:19:51Z</text:p>
          </table:table-cell>
          <table:table-cell office:value-type="string" calcext:value-type="string">
            <text:p>2022-01-12T03:02:36Z</text:p>
          </table:table-cell>
          <table:table-cell office:value-type="string" calcext:value-type="string">
            <text:p>2022-01-12T03:10:40Z</text:p>
          </table:table-cell>
          <table:table-cell office:value-type="string" calcext:value-type="string">
            <text:p>SUCCEEDED</text:p>
          </table:table-cell>
          <table:table-cell office:value-type="float" office:value="961097" calcext:value-type="float">
            <text:p>961097</text:p>
          </table:table-cell>
          <table:table-cell office:value-type="float" office:value="147640" calcext:value-type="float">
            <text:p>147640</text:p>
          </table:table-cell>
          <table:table-cell office:value-type="float" office:value="14.371" calcext:value-type="float">
            <text:p>14.37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max18-mf-ens0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257.18" calcext:value-type="float">
            <text:p>257.18</text:p>
          </table:table-cell>
          <table:table-cell table:formula="of:=[.B30]-[.C30]" office:value-type="float" office:value="163.266" calcext:value-type="float">
            <text:p>163.266</text:p>
          </table:table-cell>
          <table:table-cell table:formula="of:=[.B30]-[.C30]-[.O30]" office:value-type="float" office:value="149.743" calcext:value-type="float">
            <text:p>149.7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2T01:19:59Z</text:p>
          </table:table-cell>
          <table:table-cell office:value-type="string" calcext:value-type="string">
            <text:p>2022-01-12T03:03:35Z</text:p>
          </table:table-cell>
          <table:table-cell office:value-type="string" calcext:value-type="string">
            <text:p>2022-01-12T03:12:11Z</text:p>
          </table:table-cell>
          <table:table-cell office:value-type="string" calcext:value-type="string">
            <text:p>SUCCEEDED</text:p>
          </table:table-cell>
          <table:table-cell office:value-type="float" office:value="961099" calcext:value-type="float">
            <text:p>961099</text:p>
          </table:table-cell>
          <table:table-cell office:value-type="float" office:value="10172" calcext:value-type="float">
            <text:p>10172</text:p>
          </table:table-cell>
          <table:table-cell office:value-type="float" office:value="13.523" calcext:value-type="float">
            <text:p>13.5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mf-ens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271.37" calcext:value-type="float">
            <text:p>271.37</text:p>
          </table:table-cell>
          <table:table-cell table:formula="of:=[.B31]-[.C31]" office:value-type="float" office:value="186.782" calcext:value-type="float">
            <text:p>186.782</text:p>
          </table:table-cell>
          <table:table-cell table:formula="of:=[.B31]-[.C31]-[.O31]" office:value-type="float" office:value="168.903" calcext:value-type="float">
            <text:p>168.9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2T01:20:09Z</text:p>
          </table:table-cell>
          <table:table-cell office:value-type="string" calcext:value-type="string">
            <text:p>2022-01-12T02:42:35Z</text:p>
          </table:table-cell>
          <table:table-cell office:value-type="string" calcext:value-type="string">
            <text:p>2022-01-12T02:52:09Z</text:p>
          </table:table-cell>
          <table:table-cell office:value-type="string" calcext:value-type="string">
            <text:p>SUCCEEDED</text:p>
          </table:table-cell>
          <table:table-cell office:value-type="float" office:value="961100" calcext:value-type="float">
            <text:p>961100</text:p>
          </table:table-cell>
          <table:table-cell office:value-type="float" office:value="180155" calcext:value-type="float">
            <text:p>180155</text:p>
          </table:table-cell>
          <table:table-cell office:value-type="float" office:value="17.879" calcext:value-type="float">
            <text:p>17.8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216-max18-mf-ens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290.62" calcext:value-type="float">
            <text:p>290.62</text:p>
          </table:table-cell>
          <table:table-cell table:formula="of:=[.B32]-[.C32]" office:value-type="float" office:value="188.438" calcext:value-type="float">
            <text:p>188.438</text:p>
          </table:table-cell>
          <table:table-cell table:formula="of:=[.B32]-[.C32]-[.O32]" office:value-type="float" office:value="170.606" calcext:value-type="float">
            <text:p>170.60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2T01:20:18Z</text:p>
          </table:table-cell>
          <table:table-cell office:value-type="string" calcext:value-type="string">
            <text:p>2022-01-12T03:14:08Z</text:p>
          </table:table-cell>
          <table:table-cell office:value-type="string" calcext:value-type="string">
            <text:p>2022-01-12T03:24:05Z</text:p>
          </table:table-cell>
          <table:table-cell office:value-type="string" calcext:value-type="string">
            <text:p>SUCCEEDED</text:p>
          </table:table-cell>
          <table:table-cell office:value-type="float" office:value="961101" calcext:value-type="float">
            <text:p>961101</text:p>
          </table:table-cell>
          <table:table-cell office:value-type="float" office:value="8368" calcext:value-type="float">
            <text:p>8368</text:p>
          </table:table-cell>
          <table:table-cell office:value-type="float" office:value="17.832" calcext:value-type="float">
            <text:p>17.83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u-ch427-n216-max18-mf-ens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305.2" calcext:value-type="float">
            <text:p>305.2</text:p>
          </table:table-cell>
          <table:table-cell table:formula="of:=[.B33]-[.C33]" office:value-type="float" office:value="194.88" calcext:value-type="float">
            <text:p>194.88</text:p>
          </table:table-cell>
          <table:table-cell table:formula="of:=[.B33]-[.C33]-[.O33]" office:value-type="float" office:value="176.754" calcext:value-type="float">
            <text:p>176.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2T01:20:26Z</text:p>
          </table:table-cell>
          <table:table-cell office:value-type="string" calcext:value-type="string">
            <text:p>2022-01-12T02:31:23Z</text:p>
          </table:table-cell>
          <table:table-cell office:value-type="string" calcext:value-type="string">
            <text:p>2022-01-12T02:42:03Z</text:p>
          </table:table-cell>
          <table:table-cell office:value-type="string" calcext:value-type="string">
            <text:p>SUCCEEDED</text:p>
          </table:table-cell>
          <table:table-cell office:value-type="float" office:value="961102" calcext:value-type="float">
            <text:p>961102</text:p>
          </table:table-cell>
          <table:table-cell office:value-type="float" office:value="162127" calcext:value-type="float">
            <text:p>162127</text:p>
          </table:table-cell>
          <table:table-cell office:value-type="float" office:value="18.126" calcext:value-type="float">
            <text:p>18.1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mf-ens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328.99" calcext:value-type="float">
            <text:p>328.99</text:p>
          </table:table-cell>
          <table:table-cell table:formula="of:=[.B34]-[.C34]" office:value-type="float" office:value="206.681" calcext:value-type="float">
            <text:p>206.681</text:p>
          </table:table-cell>
          <table:table-cell table:formula="of:=[.B34]-[.C34]-[.O34]" office:value-type="float" office:value="189.784" calcext:value-type="float">
            <text:p>189.7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2T01:20:36Z</text:p>
          </table:table-cell>
          <table:table-cell office:value-type="string" calcext:value-type="string">
            <text:p>2022-01-12T02:19:49Z</text:p>
          </table:table-cell>
          <table:table-cell office:value-type="string" calcext:value-type="string">
            <text:p>2022-01-12T02:31:03Z</text:p>
          </table:table-cell>
          <table:table-cell office:value-type="string" calcext:value-type="string">
            <text:p>SUCCEEDED</text:p>
          </table:table-cell>
          <table:table-cell office:value-type="float" office:value="961103" calcext:value-type="float">
            <text:p>961103</text:p>
          </table:table-cell>
          <table:table-cell office:value-type="float" office:value="101217" calcext:value-type="float">
            <text:p>101217</text:p>
          </table:table-cell>
          <table:table-cell office:value-type="float" office:value="16.897" calcext:value-type="float">
            <text:p>16.89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u-ch427-n216-max18-mf-ens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353.37" calcext:value-type="float">
            <text:p>353.37</text:p>
          </table:table-cell>
          <table:table-cell table:formula="of:=[.B35]-[.C35]" office:value-type="float" office:value="213.922" calcext:value-type="float">
            <text:p>213.922</text:p>
          </table:table-cell>
          <table:table-cell table:formula="of:=[.B35]-[.C35]-[.O35]" office:value-type="float" office:value="196.013" calcext:value-type="float">
            <text:p>196.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2T01:20:46Z</text:p>
          </table:table-cell>
          <table:table-cell office:value-type="string" calcext:value-type="string">
            <text:p>2022-01-12T02:59:32Z</text:p>
          </table:table-cell>
          <table:table-cell office:value-type="string" calcext:value-type="string">
            <text:p>2022-01-12T03:11:41Z</text:p>
          </table:table-cell>
          <table:table-cell office:value-type="string" calcext:value-type="string">
            <text:p>SUCCEEDED</text:p>
          </table:table-cell>
          <table:table-cell office:value-type="float" office:value="961104" calcext:value-type="float">
            <text:p>961104</text:p>
          </table:table-cell>
          <table:table-cell office:value-type="float" office:value="23104" calcext:value-type="float">
            <text:p>23104</text:p>
          </table:table-cell>
          <table:table-cell office:value-type="float" office:value="17.909" calcext:value-type="float">
            <text:p>17.9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max18-mf-ens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372.07" calcext:value-type="float">
            <text:p>372.07</text:p>
          </table:table-cell>
          <table:table-cell table:formula="of:=[.B36]-[.C36]" office:value-type="float" office:value="229.546" calcext:value-type="float">
            <text:p>229.546</text:p>
          </table:table-cell>
          <table:table-cell table:formula="of:=[.B36]-[.C36]-[.O36]" office:value-type="float" office:value="213.645" calcext:value-type="float">
            <text:p>213.6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2T01:20:54Z</text:p>
          </table:table-cell>
          <table:table-cell office:value-type="string" calcext:value-type="string">
            <text:p>2022-01-12T02:46:22Z</text:p>
          </table:table-cell>
          <table:table-cell office:value-type="string" calcext:value-type="string">
            <text:p>2022-01-12T02:59:02Z</text:p>
          </table:table-cell>
          <table:table-cell office:value-type="string" calcext:value-type="string">
            <text:p>SUCCEEDED</text:p>
          </table:table-cell>
          <table:table-cell office:value-type="float" office:value="961105" calcext:value-type="float">
            <text:p>961105</text:p>
          </table:table-cell>
          <table:table-cell office:value-type="float" office:value="85932" calcext:value-type="float">
            <text:p>85932</text:p>
          </table:table-cell>
          <table:table-cell office:value-type="float" office:value="15.901" calcext:value-type="float">
            <text:p>15.901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mf-ens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78.68" calcext:value-type="float">
            <text:p>178.68</text:p>
          </table:table-cell>
          <table:table-cell table:formula="of:=[.B37]-[.C37]" office:value-type="float" office:value="468.826" calcext:value-type="float">
            <text:p>468.826</text:p>
          </table:table-cell>
          <table:table-cell table:formula="of:=[.B37]-[.C37]-[.O37]" office:value-type="float" office:value="224.616" calcext:value-type="float">
            <text:p>224.6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2T01:21:04Z</text:p>
          </table:table-cell>
          <table:table-cell office:value-type="string" calcext:value-type="string">
            <text:p>2022-01-12T03:26:45Z</text:p>
          </table:table-cell>
          <table:table-cell office:value-type="string" calcext:value-type="string">
            <text:p>2022-01-12T03:40:18Z</text:p>
          </table:table-cell>
          <table:table-cell office:value-type="string" calcext:value-type="string">
            <text:p>SUCCEEDED</text:p>
          </table:table-cell>
          <table:table-cell office:value-type="float" office:value="961106" calcext:value-type="float">
            <text:p>961106</text:p>
          </table:table-cell>
          <table:table-cell office:value-type="float" office:value="69233" calcext:value-type="float">
            <text:p>69233</text:p>
          </table:table-cell>
          <table:table-cell office:value-type="float" office:value="244.21" calcext:value-type="float">
            <text:p>244.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max18-mf-ens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176.73" calcext:value-type="float">
            <text:p>176.73</text:p>
          </table:table-cell>
          <table:table-cell table:formula="of:=[.B38]-[.C38]" office:value-type="float" office:value="379.477" calcext:value-type="float">
            <text:p>379.477</text:p>
          </table:table-cell>
          <table:table-cell table:formula="of:=[.B38]-[.C38]-[.O38]" office:value-type="float" office:value="266.675" calcext:value-type="float">
            <text:p>266.6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2T01:21:11Z</text:p>
          </table:table-cell>
          <table:table-cell office:value-type="string" calcext:value-type="string">
            <text:p>2022-01-12T03:50:38Z</text:p>
          </table:table-cell>
          <table:table-cell office:value-type="string" calcext:value-type="string">
            <text:p>2022-01-12T04:02:56Z</text:p>
          </table:table-cell>
          <table:table-cell office:value-type="string" calcext:value-type="string">
            <text:p>SUCCEEDED</text:p>
          </table:table-cell>
          <table:table-cell office:value-type="float" office:value="961107" calcext:value-type="float">
            <text:p>961107</text:p>
          </table:table-cell>
          <table:table-cell office:value-type="float" office:value="241576" calcext:value-type="float">
            <text:p>241576</text:p>
          </table:table-cell>
          <table:table-cell office:value-type="float" office:value="112.802" calcext:value-type="float">
            <text:p>112.802</text:p>
          </table:table-cell>
          <table:table-cell office:value-type="float" office:value="1.03" calcext:value-type="float">
            <text:p>1.0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216-max18-mf-ens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183.15" calcext:value-type="float">
            <text:p>183.15</text:p>
          </table:table-cell>
          <table:table-cell table:formula="of:=[.B39]-[.C39]" office:value-type="float" office:value="498.845" calcext:value-type="float">
            <text:p>498.845</text:p>
          </table:table-cell>
          <table:table-cell table:formula="of:=[.B39]-[.C39]-[.O39]" office:value-type="float" office:value="229.767" calcext:value-type="float">
            <text:p>229.7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2T01:26:25Z</text:p>
          </table:table-cell>
          <table:table-cell office:value-type="string" calcext:value-type="string">
            <text:p>2022-01-12T04:03:30Z</text:p>
          </table:table-cell>
          <table:table-cell office:value-type="string" calcext:value-type="string">
            <text:p>2022-01-12T04:18:00Z</text:p>
          </table:table-cell>
          <table:table-cell office:value-type="string" calcext:value-type="string">
            <text:p>SUCCEEDED</text:p>
          </table:table-cell>
          <table:table-cell office:value-type="float" office:value="961132" calcext:value-type="float">
            <text:p>961132</text:p>
          </table:table-cell>
          <table:table-cell office:value-type="float" office:value="42534" calcext:value-type="float">
            <text:p>42534</text:p>
          </table:table-cell>
          <table:table-cell office:value-type="float" office:value="269.078" calcext:value-type="float">
            <text:p>269.078</text:p>
          </table:table-cell>
          <table:table-cell office:value-type="float" office:value="0.72" calcext:value-type="float">
            <text:p>0.7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216-max18-of-ens00</text:p>
          </table:table-cell>
          <table:table-cell office:value-type="float" office:value="130" calcext:value-type="float">
            <text:p>130</text:p>
          </table:table-cell>
          <table:table-cell office:value-type="float" office:value="40.91" calcext:value-type="float">
            <text:p>40.91</text:p>
          </table:table-cell>
          <table:table-cell table:formula="of:=[.B40]-[.C40]" office:value-type="float" office:value="89.09" calcext:value-type="float">
            <text:p>89.09</text:p>
          </table:table-cell>
          <table:table-cell table:formula="of:=[.B40]-[.C40]-[.O40]" office:value-type="float" office:value="74.464" calcext:value-type="float">
            <text:p>74.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26:24Z</text:p>
          </table:table-cell>
          <table:table-cell office:value-type="string" calcext:value-type="string">
            <text:p>2022-01-12T01:38:29Z</text:p>
          </table:table-cell>
          <table:table-cell office:value-type="string" calcext:value-type="string">
            <text:p>2022-01-12T01:40:56Z</text:p>
          </table:table-cell>
          <table:table-cell office:value-type="string" calcext:value-type="string">
            <text:p>SUCCEEDED</text:p>
          </table:table-cell>
          <table:table-cell office:value-type="float" office:value="961131" calcext:value-type="float">
            <text:p>961131</text:p>
          </table:table-cell>
          <table:table-cell office:value-type="float" office:value="110442" calcext:value-type="float">
            <text:p>110442</text:p>
          </table:table-cell>
          <table:table-cell office:value-type="float" office:value="14.626" calcext:value-type="float">
            <text:p>14.62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216-max18-single-ens0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39.53" calcext:value-type="float">
            <text:p>39.53</text:p>
          </table:table-cell>
          <table:table-cell table:formula="of:=[.B41]-[.C41]" office:value-type="float" office:value="86.975" calcext:value-type="float">
            <text:p>86.975</text:p>
          </table:table-cell>
          <table:table-cell table:formula="of:=[.B41]-[.C41]-[.O41]" office:value-type="float" office:value="73.992" calcext:value-type="float">
            <text:p>73.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13Z</text:p>
          </table:table-cell>
          <table:table-cell office:value-type="string" calcext:value-type="string">
            <text:p>2022-01-11T02:25:23Z</text:p>
          </table:table-cell>
          <table:table-cell office:value-type="string" calcext:value-type="string">
            <text:p>2022-01-11T02:27:44Z</text:p>
          </table:table-cell>
          <table:table-cell office:value-type="string" calcext:value-type="string">
            <text:p>SUCCEEDED</text:p>
          </table:table-cell>
          <table:table-cell office:value-type="float" office:value="956701" calcext:value-type="float">
            <text:p>956701</text:p>
          </table:table-cell>
          <table:table-cell office:value-type="float" office:value="45110" calcext:value-type="float">
            <text:p>45110</text:p>
          </table:table-cell>
          <table:table-cell office:value-type="float" office:value="12.983" calcext:value-type="float">
            <text:p>12.983</text:p>
          </table:table-cell>
          <table:table-cell office:value-type="float" office:value="0.58" calcext:value-type="float">
            <text:p>0.5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216-max18-single-ens0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40.11" calcext:value-type="float">
            <text:p>40.11</text:p>
          </table:table-cell>
          <table:table-cell table:formula="of:=[.B42]-[.C42]" office:value-type="float" office:value="87.995" calcext:value-type="float">
            <text:p>87.995</text:p>
          </table:table-cell>
          <table:table-cell table:formula="of:=[.B42]-[.C42]-[.O42]" office:value-type="float" office:value="76.436" calcext:value-type="float">
            <text:p>76.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22Z</text:p>
          </table:table-cell>
          <table:table-cell office:value-type="string" calcext:value-type="string">
            <text:p>2022-01-11T02:32:03Z</text:p>
          </table:table-cell>
          <table:table-cell office:value-type="string" calcext:value-type="string">
            <text:p>2022-01-11T02:34:29Z</text:p>
          </table:table-cell>
          <table:table-cell office:value-type="string" calcext:value-type="string">
            <text:p>SUCCEEDED</text:p>
          </table:table-cell>
          <table:table-cell office:value-type="float" office:value="956703" calcext:value-type="float">
            <text:p>956703</text:p>
          </table:table-cell>
          <table:table-cell office:value-type="float" office:value="172119" calcext:value-type="float">
            <text:p>172119</text:p>
          </table:table-cell>
          <table:table-cell office:value-type="float" office:value="11.559" calcext:value-type="float">
            <text:p>11.559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single-ens0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42.2" calcext:value-type="float">
            <text:p>42.2</text:p>
          </table:table-cell>
          <table:table-cell table:formula="of:=[.B43]-[.C43]" office:value-type="float" office:value="90.154" calcext:value-type="float">
            <text:p>90.154</text:p>
          </table:table-cell>
          <table:table-cell table:formula="of:=[.B43]-[.C43]-[.O43]" office:value-type="float" office:value="77.879" calcext:value-type="float">
            <text:p>77.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53:55Z</text:p>
          </table:table-cell>
          <table:table-cell office:value-type="string" calcext:value-type="string">
            <text:p>2022-01-11T02:56:52Z</text:p>
          </table:table-cell>
          <table:table-cell office:value-type="string" calcext:value-type="string">
            <text:p>SUCCEEDED</text:p>
          </table:table-cell>
          <table:table-cell office:value-type="float" office:value="956706" calcext:value-type="float">
            <text:p>956706</text:p>
          </table:table-cell>
          <table:table-cell office:value-type="float" office:value="247028" calcext:value-type="float">
            <text:p>247028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ingle-ens0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45.1" calcext:value-type="float">
            <text:p>45.1</text:p>
          </table:table-cell>
          <table:table-cell table:formula="of:=[.B44]-[.C44]" office:value-type="float" office:value="92.018" calcext:value-type="float">
            <text:p>92.018</text:p>
          </table:table-cell>
          <table:table-cell table:formula="of:=[.B44]-[.C44]-[.O44]" office:value-type="float" office:value="79.598" calcext:value-type="float">
            <text:p>79.5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1T02:25:43Z</text:p>
          </table:table-cell>
          <table:table-cell office:value-type="string" calcext:value-type="string">
            <text:p>2022-01-11T04:31:09Z</text:p>
          </table:table-cell>
          <table:table-cell office:value-type="string" calcext:value-type="string">
            <text:p>2022-01-11T04:34:09Z</text:p>
          </table:table-cell>
          <table:table-cell office:value-type="string" calcext:value-type="string">
            <text:p>SUCCEEDED</text:p>
          </table:table-cell>
          <table:table-cell office:value-type="float" office:value="956707" calcext:value-type="float">
            <text:p>956707</text:p>
          </table:table-cell>
          <table:table-cell office:value-type="float" office:value="63918" calcext:value-type="float">
            <text:p>63918</text:p>
          </table:table-cell>
          <table:table-cell office:value-type="float" office:value="12.42" calcext:value-type="float">
            <text:p>12.42</text:p>
          </table:table-cell>
          <table:table-cell office:value-type="float" office:value="0.633" calcext:value-type="float">
            <text:p>0.63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47.92" calcext:value-type="float">
            <text:p>47.92</text:p>
          </table:table-cell>
          <table:table-cell table:formula="of:=[.B45]-[.C45]" office:value-type="float" office:value="94.257" calcext:value-type="float">
            <text:p>94.257</text:p>
          </table:table-cell>
          <table:table-cell table:formula="of:=[.B45]-[.C45]-[.O45]" office:value-type="float" office:value="80.627" calcext:value-type="float">
            <text:p>80.6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1T02:25:54Z</text:p>
          </table:table-cell>
          <table:table-cell office:value-type="string" calcext:value-type="string">
            <text:p>2022-01-11T04:28:19Z</text:p>
          </table:table-cell>
          <table:table-cell office:value-type="string" calcext:value-type="string">
            <text:p>2022-01-11T04:31:29Z</text:p>
          </table:table-cell>
          <table:table-cell office:value-type="string" calcext:value-type="string">
            <text:p>SUCCEEDED</text:p>
          </table:table-cell>
          <table:table-cell office:value-type="float" office:value="956708" calcext:value-type="float">
            <text:p>956708</text:p>
          </table:table-cell>
          <table:table-cell office:value-type="float" office:value="90799" calcext:value-type="float">
            <text:p>90799</text:p>
          </table:table-cell>
          <table:table-cell office:value-type="float" office:value="13.63" calcext:value-type="float">
            <text:p>13.63</text:p>
          </table:table-cell>
          <table:table-cell office:value-type="float" office:value="0.6" calcext:value-type="float">
            <text:p>0.6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5</text:p>
          </table:table-cell>
          <table:table-cell office:value-type="float" office:value="145.75" calcext:value-type="float">
            <text:p>145.75</text:p>
          </table:table-cell>
          <table:table-cell office:value-type="float" office:value="50.04" calcext:value-type="float">
            <text:p>50.04</text:p>
          </table:table-cell>
          <table:table-cell table:formula="of:=[.B46]-[.C46]" office:value-type="float" office:value="95.71" calcext:value-type="float">
            <text:p>95.71</text:p>
          </table:table-cell>
          <table:table-cell table:formula="of:=[.B46]-[.C46]-[.O46]" office:value-type="float" office:value="83.522" calcext:value-type="float">
            <text:p>83.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1T02:26:02Z</text:p>
          </table:table-cell>
          <table:table-cell office:value-type="string" calcext:value-type="string">
            <text:p>2022-01-11T04:24:20Z</text:p>
          </table:table-cell>
          <table:table-cell office:value-type="string" calcext:value-type="string">
            <text:p>2022-01-11T04:27:54Z</text:p>
          </table:table-cell>
          <table:table-cell office:value-type="string" calcext:value-type="string">
            <text:p>SUCCEEDED</text:p>
          </table:table-cell>
          <table:table-cell office:value-type="float" office:value="956709" calcext:value-type="float">
            <text:p>956709</text:p>
          </table:table-cell>
          <table:table-cell office:value-type="float" office:value="12693" calcext:value-type="float">
            <text:p>12693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single-ens0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50.73" calcext:value-type="float">
            <text:p>50.73</text:p>
          </table:table-cell>
          <table:table-cell table:formula="of:=[.B47]-[.C47]" office:value-type="float" office:value="99.516" calcext:value-type="float">
            <text:p>99.516</text:p>
          </table:table-cell>
          <table:table-cell table:formula="of:=[.B47]-[.C47]-[.O47]" office:value-type="float" office:value="85.184" calcext:value-type="float">
            <text:p>85.1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1T02:26:11Z</text:p>
          </table:table-cell>
          <table:table-cell office:value-type="string" calcext:value-type="string">
            <text:p>2022-01-11T04:58:35Z</text:p>
          </table:table-cell>
          <table:table-cell office:value-type="string" calcext:value-type="string">
            <text:p>2022-01-11T05:02:18Z</text:p>
          </table:table-cell>
          <table:table-cell office:value-type="string" calcext:value-type="string">
            <text:p>SUCCEEDED</text:p>
          </table:table-cell>
          <table:table-cell office:value-type="float" office:value="956710" calcext:value-type="float">
            <text:p>956710</text:p>
          </table:table-cell>
          <table:table-cell office:value-type="float" office:value="22065" calcext:value-type="float">
            <text:p>22065</text:p>
          </table:table-cell>
          <table:table-cell office:value-type="float" office:value="14.332" calcext:value-type="float">
            <text:p>14.3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single-ens0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52.99" calcext:value-type="float">
            <text:p>52.99</text:p>
          </table:table-cell>
          <table:table-cell table:formula="of:=[.B48]-[.C48]" office:value-type="float" office:value="103.004" calcext:value-type="float">
            <text:p>103.004</text:p>
          </table:table-cell>
          <table:table-cell table:formula="of:=[.B48]-[.C48]-[.O48]" office:value-type="float" office:value="89.05" calcext:value-type="float">
            <text:p>89.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1T02:26:20Z</text:p>
          </table:table-cell>
          <table:table-cell office:value-type="string" calcext:value-type="string">
            <text:p>2022-01-11T05:23:43Z</text:p>
          </table:table-cell>
          <table:table-cell office:value-type="string" calcext:value-type="string">
            <text:p>2022-01-11T05:27:53Z</text:p>
          </table:table-cell>
          <table:table-cell office:value-type="string" calcext:value-type="string">
            <text:p>SUCCEEDED</text:p>
          </table:table-cell>
          <table:table-cell office:value-type="float" office:value="956711" calcext:value-type="float">
            <text:p>956711</text:p>
          </table:table-cell>
          <table:table-cell office:value-type="float" office:value="188357" calcext:value-type="float">
            <text:p>188357</text:p>
          </table:table-cell>
          <table:table-cell office:value-type="float" office:value="13.954" calcext:value-type="float">
            <text:p>13.95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216-max18-single-ens08</text:p>
          </table:table-cell>
          <table:table-cell office:value-type="float" office:value="185.85" calcext:value-type="float">
            <text:p>185.85</text:p>
          </table:table-cell>
          <table:table-cell office:value-type="float" office:value="56.92" calcext:value-type="float">
            <text:p>56.92</text:p>
          </table:table-cell>
          <table:table-cell table:formula="of:=[.B49]-[.C49]" office:value-type="float" office:value="128.93" calcext:value-type="float">
            <text:p>128.93</text:p>
          </table:table-cell>
          <table:table-cell table:formula="of:=[.B49]-[.C49]-[.O49]" office:value-type="float" office:value="114.426" calcext:value-type="float">
            <text:p>114.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1T02:26:31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3:19Z</text:p>
          </table:table-cell>
          <table:table-cell office:value-type="string" calcext:value-type="string">
            <text:p>SUCCEEDED</text:p>
          </table:table-cell>
          <table:table-cell office:value-type="float" office:value="956712" calcext:value-type="float">
            <text:p>956712</text:p>
          </table:table-cell>
          <table:table-cell office:value-type="float" office:value="140242" calcext:value-type="float">
            <text:p>140242</text:p>
          </table:table-cell>
          <table:table-cell office:value-type="float" office:value="14.504" calcext:value-type="float">
            <text:p>14.5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ingle-ens0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60.07" calcext:value-type="float">
            <text:p>60.07</text:p>
          </table:table-cell>
          <table:table-cell table:formula="of:=[.B50]-[.C50]" office:value-type="float" office:value="105.352" calcext:value-type="float">
            <text:p>105.352</text:p>
          </table:table-cell>
          <table:table-cell table:formula="of:=[.B50]-[.C50]-[.O50]" office:value-type="float" office:value="91.738" calcext:value-type="float">
            <text:p>91.7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1T02:26:42Z</text:p>
          </table:table-cell>
          <table:table-cell office:value-type="string" calcext:value-type="string">
            <text:p>2022-01-11T05:02:41Z</text:p>
          </table:table-cell>
          <table:table-cell office:value-type="string" calcext:value-type="string">
            <text:p>2022-01-11T05:07:05Z</text:p>
          </table:table-cell>
          <table:table-cell office:value-type="string" calcext:value-type="string">
            <text:p>SUCCEEDED</text:p>
          </table:table-cell>
          <table:table-cell office:value-type="float" office:value="956713" calcext:value-type="float">
            <text:p>956713</text:p>
          </table:table-cell>
          <table:table-cell office:value-type="float" office:value="80189" calcext:value-type="float">
            <text:p>80189</text:p>
          </table:table-cell>
          <table:table-cell office:value-type="float" office:value="13.614" calcext:value-type="float">
            <text:p>13.614</text:p>
          </table:table-cell>
          <table:table-cell office:value-type="float" office:value="0.634" calcext:value-type="float">
            <text:p>0.634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ingle-ens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59.5" calcext:value-type="float">
            <text:p>59.5</text:p>
          </table:table-cell>
          <table:table-cell table:formula="of:=[.B51]-[.C51]" office:value-type="float" office:value="110.276" calcext:value-type="float">
            <text:p>110.276</text:p>
          </table:table-cell>
          <table:table-cell table:formula="of:=[.B51]-[.C51]-[.O51]" office:value-type="float" office:value="96.016" calcext:value-type="float">
            <text:p>96.0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1T02:26:49Z</text:p>
          </table:table-cell>
          <table:table-cell office:value-type="string" calcext:value-type="string">
            <text:p>2022-01-11T04:52:58Z</text:p>
          </table:table-cell>
          <table:table-cell office:value-type="string" calcext:value-type="string">
            <text:p>2022-01-11T04:57:52Z</text:p>
          </table:table-cell>
          <table:table-cell office:value-type="string" calcext:value-type="string">
            <text:p>SUCCEEDED</text:p>
          </table:table-cell>
          <table:table-cell office:value-type="float" office:value="956714" calcext:value-type="float">
            <text:p>956714</text:p>
          </table:table-cell>
          <table:table-cell office:value-type="float" office:value="223756" calcext:value-type="float">
            <text:p>223756</text:p>
          </table:table-cell>
          <table:table-cell office:value-type="float" office:value="14.26" calcext:value-type="float">
            <text:p>14.26</text:p>
          </table:table-cell>
          <table:table-cell office:value-type="float" office:value="0.701" calcext:value-type="float">
            <text:p>0.70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ingle-ens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55.94" calcext:value-type="float">
            <text:p>55.94</text:p>
          </table:table-cell>
          <table:table-cell table:formula="of:=[.B52]-[.C52]" office:value-type="float" office:value="110.401" calcext:value-type="float">
            <text:p>110.401</text:p>
          </table:table-cell>
          <table:table-cell table:formula="of:=[.B52]-[.C52]-[.O52]" office:value-type="float" office:value="94.76" calcext:value-type="float">
            <text:p>94.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1T02:26:57Z</text:p>
          </table:table-cell>
          <table:table-cell office:value-type="string" calcext:value-type="string">
            <text:p>2022-01-11T04:41:48Z</text:p>
          </table:table-cell>
          <table:table-cell office:value-type="string" calcext:value-type="string">
            <text:p>2022-01-11T04:46:42Z</text:p>
          </table:table-cell>
          <table:table-cell office:value-type="string" calcext:value-type="string">
            <text:p>SUCCEEDED</text:p>
          </table:table-cell>
          <table:table-cell office:value-type="float" office:value="956715" calcext:value-type="float">
            <text:p>956715</text:p>
          </table:table-cell>
          <table:table-cell office:value-type="float" office:value="107039" calcext:value-type="float">
            <text:p>107039</text:p>
          </table:table-cell>
          <table:table-cell office:value-type="float" office:value="15.641" calcext:value-type="float">
            <text:p>15.6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ingle-ens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58.62" calcext:value-type="float">
            <text:p>58.62</text:p>
          </table:table-cell>
          <table:table-cell table:formula="of:=[.B53]-[.C53]" office:value-type="float" office:value="112.708" calcext:value-type="float">
            <text:p>112.708</text:p>
          </table:table-cell>
          <table:table-cell table:formula="of:=[.B53]-[.C53]-[.O53]" office:value-type="float" office:value="97.305" calcext:value-type="float">
            <text:p>97.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1T02:27:07Z</text:p>
          </table:table-cell>
          <table:table-cell office:value-type="string" calcext:value-type="string">
            <text:p>2022-01-11T04:47:25Z</text:p>
          </table:table-cell>
          <table:table-cell office:value-type="string" calcext:value-type="string">
            <text:p>2022-01-11T04:52:26Z</text:p>
          </table:table-cell>
          <table:table-cell office:value-type="string" calcext:value-type="string">
            <text:p>SUCCEEDED</text:p>
          </table:table-cell>
          <table:table-cell office:value-type="float" office:value="956716" calcext:value-type="float">
            <text:p>956716</text:p>
          </table:table-cell>
          <table:table-cell office:value-type="float" office:value="123240" calcext:value-type="float">
            <text:p>123240</text:p>
          </table:table-cell>
          <table:table-cell office:value-type="float" office:value="15.403" calcext:value-type="float">
            <text:p>15.4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216-max18-single-ens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63.38" calcext:value-type="float">
            <text:p>63.38</text:p>
          </table:table-cell>
          <table:table-cell table:formula="of:=[.B54]-[.C54]" office:value-type="float" office:value="117.563" calcext:value-type="float">
            <text:p>117.563</text:p>
          </table:table-cell>
          <table:table-cell table:formula="of:=[.B54]-[.C54]-[.O54]" office:value-type="float" office:value="99.43" calcext:value-type="float">
            <text:p>99.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1T02:27:14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3:34Z</text:p>
          </table:table-cell>
          <table:table-cell office:value-type="string" calcext:value-type="string">
            <text:p>SUCCEEDED</text:p>
          </table:table-cell>
          <table:table-cell office:value-type="float" office:value="956717" calcext:value-type="float">
            <text:p>956717</text:p>
          </table:table-cell>
          <table:table-cell office:value-type="float" office:value="193547" calcext:value-type="float">
            <text:p>193547</text:p>
          </table:table-cell>
          <table:table-cell office:value-type="float" office:value="18.133" calcext:value-type="float">
            <text:p>18.1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single-ens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69.53" calcext:value-type="float">
            <text:p>69.53</text:p>
          </table:table-cell>
          <table:table-cell table:formula="of:=[.B55]-[.C55]" office:value-type="float" office:value="136.744" calcext:value-type="float">
            <text:p>136.744</text:p>
          </table:table-cell>
          <table:table-cell table:formula="of:=[.B55]-[.C55]-[.O55]" office:value-type="float" office:value="115.85" calcext:value-type="float">
            <text:p>115.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1T14:27:33Z</text:p>
          </table:table-cell>
          <table:table-cell office:value-type="string" calcext:value-type="string">
            <text:p>2022-01-11T14:40:33Z</text:p>
          </table:table-cell>
          <table:table-cell office:value-type="string" calcext:value-type="string">
            <text:p>2022-01-11T14:46:14Z</text:p>
          </table:table-cell>
          <table:table-cell office:value-type="string" calcext:value-type="string">
            <text:p>SUCCEEDED</text:p>
          </table:table-cell>
          <table:table-cell office:value-type="float" office:value="958292" calcext:value-type="float">
            <text:p>958292</text:p>
          </table:table-cell>
          <table:table-cell office:value-type="float" office:value="254033" calcext:value-type="float">
            <text:p>254033</text:p>
          </table:table-cell>
          <table:table-cell office:value-type="float" office:value="20.894" calcext:value-type="float">
            <text:p>20.894</text:p>
          </table:table-cell>
          <table:table-cell office:value-type="float" office:value="1.005" calcext:value-type="float">
            <text:p>1.00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ingle-ens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71.35" calcext:value-type="float">
            <text:p>71.35</text:p>
          </table:table-cell>
          <table:table-cell table:formula="of:=[.B56]-[.C56]" office:value-type="float" office:value="123.27" calcext:value-type="float">
            <text:p>123.27</text:p>
          </table:table-cell>
          <table:table-cell table:formula="of:=[.B56]-[.C56]-[.O56]" office:value-type="float" office:value="107.563" calcext:value-type="float">
            <text:p>107.5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1T02:27:32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4:34Z</text:p>
          </table:table-cell>
          <table:table-cell office:value-type="string" calcext:value-type="string">
            <text:p>SUCCEEDED</text:p>
          </table:table-cell>
          <table:table-cell office:value-type="float" office:value="956719" calcext:value-type="float">
            <text:p>956719</text:p>
          </table:table-cell>
          <table:table-cell office:value-type="float" office:value="30234" calcext:value-type="float">
            <text:p>30234</text:p>
          </table:table-cell>
          <table:table-cell office:value-type="float" office:value="15.707" calcext:value-type="float">
            <text:p>15.70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single-ens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74.28" calcext:value-type="float">
            <text:p>74.28</text:p>
          </table:table-cell>
          <table:table-cell table:formula="of:=[.B57]-[.C57]" office:value-type="float" office:value="123.589" calcext:value-type="float">
            <text:p>123.589</text:p>
          </table:table-cell>
          <table:table-cell table:formula="of:=[.B57]-[.C57]-[.O57]" office:value-type="float" office:value="107.077" calcext:value-type="float">
            <text:p>107.0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1T02:27:42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4:53Z</text:p>
          </table:table-cell>
          <table:table-cell office:value-type="string" calcext:value-type="string">
            <text:p>SUCCEEDED</text:p>
          </table:table-cell>
          <table:table-cell office:value-type="float" office:value="956720" calcext:value-type="float">
            <text:p>956720</text:p>
          </table:table-cell>
          <table:table-cell office:value-type="float" office:value="230624" calcext:value-type="float">
            <text:p>23062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752" calcext:value-type="float">
            <text:p>0.75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ingle-ens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94.83" calcext:value-type="float">
            <text:p>94.83</text:p>
          </table:table-cell>
          <table:table-cell table:formula="of:=[.B58]-[.C58]" office:value-type="float" office:value="131.705" calcext:value-type="float">
            <text:p>131.705</text:p>
          </table:table-cell>
          <table:table-cell table:formula="of:=[.B58]-[.C58]-[.O58]" office:value-type="float" office:value="111.11" calcext:value-type="float">
            <text:p>111.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1T14:27:40Z</text:p>
          </table:table-cell>
          <table:table-cell office:value-type="string" calcext:value-type="string">
            <text:p>2022-01-11T14:39:53Z</text:p>
          </table:table-cell>
          <table:table-cell office:value-type="string" calcext:value-type="string">
            <text:p>2022-01-11T14:46:20Z</text:p>
          </table:table-cell>
          <table:table-cell office:value-type="string" calcext:value-type="string">
            <text:p>SUCCEEDED</text:p>
          </table:table-cell>
          <table:table-cell office:value-type="float" office:value="958293" calcext:value-type="float">
            <text:p>958293</text:p>
          </table:table-cell>
          <table:table-cell office:value-type="float" office:value="66498" calcext:value-type="float">
            <text:p>66498</text:p>
          </table:table-cell>
          <table:table-cell office:value-type="float" office:value="20.595" calcext:value-type="float">
            <text:p>20.5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single-ens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82.88" calcext:value-type="float">
            <text:p>82.88</text:p>
          </table:table-cell>
          <table:table-cell table:formula="of:=[.B59]-[.C59]" office:value-type="float" office:value="127.153" calcext:value-type="float">
            <text:p>127.153</text:p>
          </table:table-cell>
          <table:table-cell table:formula="of:=[.B59]-[.C59]-[.O59]" office:value-type="float" office:value="111.459" calcext:value-type="float">
            <text:p>111.4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1T14:28:12Z</text:p>
          </table:table-cell>
          <table:table-cell office:value-type="string" calcext:value-type="string">
            <text:p>2022-01-11T14:48:08Z</text:p>
          </table:table-cell>
          <table:table-cell office:value-type="string" calcext:value-type="string">
            <text:p>2022-01-11T14:54:45Z</text:p>
          </table:table-cell>
          <table:table-cell office:value-type="string" calcext:value-type="string">
            <text:p>SUCCEEDED</text:p>
          </table:table-cell>
          <table:table-cell office:value-type="float" office:value="958295" calcext:value-type="float">
            <text:p>958295</text:p>
          </table:table-cell>
          <table:table-cell office:value-type="float" office:value="55610" calcext:value-type="float">
            <text:p>55610</text:p>
          </table:table-cell>
          <table:table-cell office:value-type="float" office:value="15.694" calcext:value-type="float">
            <text:p>15.694</text:p>
          </table:table-cell>
          <table:table-cell office:value-type="float" office:value="0.872" calcext:value-type="float">
            <text:p>0.87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512-max18-ens0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89.59" calcext:value-type="float">
            <text:p>89.59</text:p>
          </table:table-cell>
          <table:table-cell table:formula="of:=[.B60]-[.C60]" office:value-type="float" office:value="4579.968" calcext:value-type="float">
            <text:p>4579.968</text:p>
          </table:table-cell>
          <table:table-cell table:formula="of:=[.B60]-[.C60]-[.O60]" office:value-type="float" office:value="4421.952" calcext:value-type="float">
            <text:p>4421.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34Z</text:p>
          </table:table-cell>
          <table:table-cell office:value-type="string" calcext:value-type="string">
            <text:p>2022-01-10T23:26:04Z</text:p>
          </table:table-cell>
          <table:table-cell office:value-type="string" calcext:value-type="string">
            <text:p>2022-01-11T00:44:15Z</text:p>
          </table:table-cell>
          <table:table-cell office:value-type="string" calcext:value-type="string">
            <text:p>SUCCEEDED</text:p>
          </table:table-cell>
          <table:table-cell office:value-type="float" office:value="955932" calcext:value-type="float">
            <text:p>955932</text:p>
          </table:table-cell>
          <table:table-cell office:value-type="float" office:value="119115" calcext:value-type="float">
            <text:p>119115</text:p>
          </table:table-cell>
          <table:table-cell office:value-type="float" office:value="158.016" calcext:value-type="float">
            <text:p>158.016</text:p>
          </table:table-cell>
          <table:table-cell office:value-type="float" office:value="32.231" calcext:value-type="float">
            <text:p>32.231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string" calcext:value-type="string">
            <text:p>u-ch427-n512-max18-ens0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93.62" calcext:value-type="float">
            <text:p>93.62</text:p>
          </table:table-cell>
          <table:table-cell table:formula="of:=[.B61]-[.C61]" office:value-type="float" office:value="4983.574" calcext:value-type="float">
            <text:p>4983.574</text:p>
          </table:table-cell>
          <table:table-cell table:formula="of:=[.B61]-[.C61]-[.O61]" office:value-type="float" office:value="4826.135" calcext:value-type="float">
            <text:p>4826.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40Z</text:p>
          </table:table-cell>
          <table:table-cell office:value-type="string" calcext:value-type="string">
            <text:p>2022-01-11T00:27:15Z</text:p>
          </table:table-cell>
          <table:table-cell office:value-type="string" calcext:value-type="string">
            <text:p>2022-01-11T01:52:34Z</text:p>
          </table:table-cell>
          <table:table-cell office:value-type="string" calcext:value-type="string">
            <text:p>SUCCEEDED</text:p>
          </table:table-cell>
          <table:table-cell office:value-type="float" office:value="955935" calcext:value-type="float">
            <text:p>955935</text:p>
          </table:table-cell>
          <table:table-cell office:value-type="float" office:value="58428" calcext:value-type="float">
            <text:p>58428</text:p>
          </table:table-cell>
          <table:table-cell office:value-type="float" office:value="157.439" calcext:value-type="float">
            <text:p>157.439</text:p>
          </table:table-cell>
          <table:table-cell office:value-type="float" office:value="34.183" calcext:value-type="float">
            <text:p>34.183</text:p>
          </table:table-cell>
          <table:table-cell office:value-type="float" office:value="34.312" calcext:value-type="float">
            <text:p>34.312</text:p>
          </table:table-cell>
        </table:table-row>
        <table:table-row table:style-name="ro1">
          <table:table-cell office:value-type="string" calcext:value-type="string">
            <text:p>u-ch427-n512-max18-ens0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131.76" calcext:value-type="float">
            <text:p>131.76</text:p>
          </table:table-cell>
          <table:table-cell table:formula="of:=[.B62]-[.C62]" office:value-type="float" office:value="5038.469" calcext:value-type="float">
            <text:p>5038.469</text:p>
          </table:table-cell>
          <table:table-cell table:formula="of:=[.B62]-[.C62]-[.O62]" office:value-type="float" office:value="4879.141" calcext:value-type="float">
            <text:p>4879.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0T23:22:46Z</text:p>
          </table:table-cell>
          <table:table-cell office:value-type="string" calcext:value-type="string">
            <text:p>2022-01-11T01:26:16Z</text:p>
          </table:table-cell>
          <table:table-cell office:value-type="string" calcext:value-type="string">
            <text:p>2022-01-11T02:53:19Z</text:p>
          </table:table-cell>
          <table:table-cell office:value-type="string" calcext:value-type="string">
            <text:p>SUCCEEDED</text:p>
          </table:table-cell>
          <table:table-cell office:value-type="float" office:value="955936" calcext:value-type="float">
            <text:p>955936</text:p>
          </table:table-cell>
          <table:table-cell office:value-type="float" office:value="154733" calcext:value-type="float">
            <text:p>154733</text:p>
          </table:table-cell>
          <table:table-cell office:value-type="float" office:value="159.328" calcext:value-type="float">
            <text:p>159.328</text:p>
          </table:table-cell>
          <table:table-cell office:value-type="float" office:value="35.926" calcext:value-type="float">
            <text:p>35.926</text:p>
          </table:table-cell>
          <table:table-cell office:value-type="float" office:value="35.224" calcext:value-type="float">
            <text:p>35.224</text:p>
          </table:table-cell>
        </table:table-row>
        <table:table-row table:style-name="ro1">
          <table:table-cell office:value-type="string" calcext:value-type="string">
            <text:p>u-ch427-n512-max18-ens0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163.35" calcext:value-type="float">
            <text:p>163.35</text:p>
          </table:table-cell>
          <table:table-cell table:formula="of:=[.B63]-[.C63]" office:value-type="float" office:value="5143.173" calcext:value-type="float">
            <text:p>5143.173</text:p>
          </table:table-cell>
          <table:table-cell table:formula="of:=[.B63]-[.C63]-[.O63]" office:value-type="float" office:value="4982.222" calcext:value-type="float">
            <text:p>4982.2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0T23:22:57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19:29Z</text:p>
          </table:table-cell>
          <table:table-cell office:value-type="string" calcext:value-type="string">
            <text:p>SUCCEEDED</text:p>
          </table:table-cell>
          <table:table-cell office:value-type="float" office:value="955937" calcext:value-type="float">
            <text:p>955937</text:p>
          </table:table-cell>
          <table:table-cell office:value-type="float" office:value="78001" calcext:value-type="float">
            <text:p>78001</text:p>
          </table:table-cell>
          <table:table-cell office:value-type="float" office:value="160.951" calcext:value-type="float">
            <text:p>160.951</text:p>
          </table:table-cell>
          <table:table-cell office:value-type="float" office:value="34.514" calcext:value-type="float">
            <text:p>34.514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string" calcext:value-type="string">
            <text:p>u-ch427-n512-max18-ens0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161.16" calcext:value-type="float">
            <text:p>161.16</text:p>
          </table:table-cell>
          <table:table-cell table:formula="of:=[.B64]-[.C64]" office:value-type="float" office:value="5148.011" calcext:value-type="float">
            <text:p>5148.011</text:p>
          </table:table-cell>
          <table:table-cell table:formula="of:=[.B64]-[.C64]-[.O64]" office:value-type="float" office:value="4987.928" calcext:value-type="float">
            <text:p>4987.9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0T23:28:09Z</text:p>
          </table:table-cell>
          <table:table-cell office:value-type="string" calcext:value-type="string">
            <text:p>2022-01-11T03:11:17Z</text:p>
          </table:table-cell>
          <table:table-cell office:value-type="string" calcext:value-type="string">
            <text:p>2022-01-11T04:40:58Z</text:p>
          </table:table-cell>
          <table:table-cell office:value-type="string" calcext:value-type="string">
            <text:p>SUCCEEDED</text:p>
          </table:table-cell>
          <table:table-cell office:value-type="float" office:value="955948" calcext:value-type="float">
            <text:p>955948</text:p>
          </table:table-cell>
          <table:table-cell office:value-type="float" office:value="230651" calcext:value-type="float">
            <text:p>230651</text:p>
          </table:table-cell>
          <table:table-cell office:value-type="float" office:value="160.083" calcext:value-type="float">
            <text:p>160.083</text:p>
          </table:table-cell>
          <table:table-cell office:value-type="float" office:value="37.208" calcext:value-type="float">
            <text:p>37.20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u-ch427-n512-max18-ens0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173.47" calcext:value-type="float">
            <text:p>173.47</text:p>
          </table:table-cell>
          <table:table-cell table:formula="of:=[.B65]-[.C65]" office:value-type="float" office:value="5332.724" calcext:value-type="float">
            <text:p>5332.724</text:p>
          </table:table-cell>
          <table:table-cell table:formula="of:=[.B65]-[.C65]-[.O65]" office:value-type="float" office:value="5164.36" calcext:value-type="float">
            <text:p>5164.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8:47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9:03Z</text:p>
          </table:table-cell>
          <table:table-cell office:value-type="string" calcext:value-type="string">
            <text:p>SUCCEEDED</text:p>
          </table:table-cell>
          <table:table-cell office:value-type="float" office:value="965862" calcext:value-type="float">
            <text:p>965862</text:p>
          </table:table-cell>
          <table:table-cell office:value-type="float" office:value="159844" calcext:value-type="float">
            <text:p>159844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44.812" calcext:value-type="float">
            <text:p>44.812</text:p>
          </table:table-cell>
          <table:table-cell office:value-type="float" office:value="36.785" calcext:value-type="float">
            <text:p>36.785</text:p>
          </table:table-cell>
        </table:table-row>
        <table:table-row table:style-name="ro1">
          <table:table-cell office:value-type="string" calcext:value-type="string">
            <text:p>u-ch427-n512-max18-ens0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196.7" calcext:value-type="float">
            <text:p>196.7</text:p>
          </table:table-cell>
          <table:table-cell table:formula="of:=[.B66]-[.C66]" office:value-type="float" office:value="5435.286" calcext:value-type="float">
            <text:p>5435.286</text:p>
          </table:table-cell>
          <table:table-cell table:formula="of:=[.B66]-[.C66]-[.O66]" office:value-type="float" office:value="5267.666" calcext:value-type="float">
            <text:p>5267.6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8:58Z</text:p>
          </table:table-cell>
          <table:table-cell office:value-type="string" calcext:value-type="string">
            <text:p>2022-01-13T03:29:20Z</text:p>
          </table:table-cell>
          <table:table-cell office:value-type="string" calcext:value-type="string">
            <text:p>2022-01-13T05:04:50Z</text:p>
          </table:table-cell>
          <table:table-cell office:value-type="string" calcext:value-type="string">
            <text:p>SUCCEEDED</text:p>
          </table:table-cell>
          <table:table-cell office:value-type="float" office:value="965863" calcext:value-type="float">
            <text:p>965863</text:p>
          </table:table-cell>
          <table:table-cell office:value-type="float" office:value="185638" calcext:value-type="float">
            <text:p>185638</text:p>
          </table:table-cell>
          <table:table-cell office:value-type="float" office:value="167.62" calcext:value-type="float">
            <text:p>167.62</text:p>
          </table:table-cell>
          <table:table-cell office:value-type="float" office:value="39.819" calcext:value-type="float">
            <text:p>39.819</text:p>
          </table:table-cell>
          <table:table-cell office:value-type="float" office:value="37.204" calcext:value-type="float">
            <text:p>37.204</text:p>
          </table:table-cell>
        </table:table-row>
        <table:table-row table:style-name="ro1">
          <table:table-cell office:value-type="string" calcext:value-type="string">
            <text:p>u-ch427-n512-max18-ens0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212.14" calcext:value-type="float">
            <text:p>212.14</text:p>
          </table:table-cell>
          <table:table-cell table:formula="of:=[.B67]-[.C67]" office:value-type="float" office:value="5336.151" calcext:value-type="float">
            <text:p>5336.151</text:p>
          </table:table-cell>
          <table:table-cell table:formula="of:=[.B67]-[.C67]-[.O67]" office:value-type="float" office:value="5165.398" calcext:value-type="float">
            <text:p>5165.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05Z</text:p>
          </table:table-cell>
          <table:table-cell office:value-type="string" calcext:value-type="string">
            <text:p>2022-01-13T02:34:57Z</text:p>
          </table:table-cell>
          <table:table-cell office:value-type="string" calcext:value-type="string">
            <text:p>2022-01-13T04:09:24Z</text:p>
          </table:table-cell>
          <table:table-cell office:value-type="string" calcext:value-type="string">
            <text:p>SUCCEEDED</text:p>
          </table:table-cell>
          <table:table-cell office:value-type="float" office:value="965865" calcext:value-type="float">
            <text:p>965865</text:p>
          </table:table-cell>
          <table:table-cell office:value-type="float" office:value="10197" calcext:value-type="float">
            <text:p>10197</text:p>
          </table:table-cell>
          <table:table-cell office:value-type="float" office:value="170.753" calcext:value-type="float">
            <text:p>170.753</text:p>
          </table:table-cell>
          <table:table-cell office:value-type="float" office:value="37.459" calcext:value-type="float">
            <text:p>37.459</text:p>
          </table:table-cell>
          <table:table-cell office:value-type="float" office:value="37.739" calcext:value-type="float">
            <text:p>37.739</text:p>
          </table:table-cell>
        </table:table-row>
        <table:table-row table:style-name="ro1">
          <table:table-cell office:value-type="string" calcext:value-type="string">
            <text:p>u-ch427-n512-max18-ens0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211.7" calcext:value-type="float">
            <text:p>211.7</text:p>
          </table:table-cell>
          <table:table-cell table:formula="of:=[.B68]-[.C68]" office:value-type="float" office:value="5415.193" calcext:value-type="float">
            <text:p>5415.193</text:p>
          </table:table-cell>
          <table:table-cell table:formula="of:=[.B68]-[.C68]-[.O68]" office:value-type="float" office:value="5245.906" calcext:value-type="float">
            <text:p>5245.9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1:19:13Z</text:p>
          </table:table-cell>
          <table:table-cell office:value-type="string" calcext:value-type="string">
            <text:p>2022-01-13T02:49:35Z</text:p>
          </table:table-cell>
          <table:table-cell office:value-type="string" calcext:value-type="string">
            <text:p>2022-01-13T04:25:20Z</text:p>
          </table:table-cell>
          <table:table-cell office:value-type="string" calcext:value-type="string">
            <text:p>SUCCEEDED</text:p>
          </table:table-cell>
          <table:table-cell office:value-type="float" office:value="965866" calcext:value-type="float">
            <text:p>965866</text:p>
          </table:table-cell>
          <table:table-cell office:value-type="float" office:value="88183" calcext:value-type="float">
            <text:p>8818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36.374" calcext:value-type="float">
            <text:p>36.374</text:p>
          </table:table-cell>
          <table:table-cell office:value-type="float" office:value="36.718" calcext:value-type="float">
            <text:p>36.718</text:p>
          </table:table-cell>
        </table:table-row>
        <table:table-row table:style-name="ro1">
          <table:table-cell office:value-type="string" calcext:value-type="string">
            <text:p>u-ch427-n512-max18-ens0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223.7" calcext:value-type="float">
            <text:p>223.7</text:p>
          </table:table-cell>
          <table:table-cell table:formula="of:=[.B69]-[.C69]" office:value-type="float" office:value="5337.477" calcext:value-type="float">
            <text:p>5337.477</text:p>
          </table:table-cell>
          <table:table-cell table:formula="of:=[.B69]-[.C69]-[.O69]" office:value-type="float" office:value="5177.537" calcext:value-type="float">
            <text:p>5177.5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0T23:33:58Z</text:p>
          </table:table-cell>
          <table:table-cell office:value-type="string" calcext:value-type="string">
            <text:p>2022-01-11T01:35:57Z</text:p>
          </table:table-cell>
          <table:table-cell office:value-type="string" calcext:value-type="string">
            <text:p>2022-01-11T03:11:02Z</text:p>
          </table:table-cell>
          <table:table-cell office:value-type="string" calcext:value-type="string">
            <text:p>SUCCEEDED</text:p>
          </table:table-cell>
          <table:table-cell office:value-type="float" office:value="955963" calcext:value-type="float">
            <text:p>955963</text:p>
          </table:table-cell>
          <table:table-cell office:value-type="float" office:value="224754" calcext:value-type="float">
            <text:p>224754</text:p>
          </table:table-cell>
          <table:table-cell office:value-type="float" office:value="159.94" calcext:value-type="float">
            <text:p>159.94</text:p>
          </table:table-cell>
          <table:table-cell office:value-type="float" office:value="42.872" calcext:value-type="float">
            <text:p>42.872</text:p>
          </table:table-cell>
          <table:table-cell office:value-type="float" office:value="36.388" calcext:value-type="float">
            <text:p>36.388</text:p>
          </table:table-cell>
        </table:table-row>
        <table:table-row table:style-name="ro1">
          <table:table-cell office:value-type="string" calcext:value-type="string">
            <text:p>u-ch427-n512-max18-ens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238.26" calcext:value-type="float">
            <text:p>238.26</text:p>
          </table:table-cell>
          <table:table-cell table:formula="of:=[.B70]-[.C70]" office:value-type="float" office:value="5340.3" calcext:value-type="float">
            <text:p>5340.3</text:p>
          </table:table-cell>
          <table:table-cell table:formula="of:=[.B70]-[.C70]-[.O70]" office:value-type="float" office:value="5177.117" calcext:value-type="float">
            <text:p>5177.1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0T23:29:03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25:20Z</text:p>
          </table:table-cell>
          <table:table-cell office:value-type="string" calcext:value-type="string">
            <text:p>SUCCEEDED</text:p>
          </table:table-cell>
          <table:table-cell office:value-type="float" office:value="955954" calcext:value-type="float">
            <text:p>955954</text:p>
          </table:table-cell>
          <table:table-cell office:value-type="float" office:value="228560" calcext:value-type="float">
            <text:p>228560</text:p>
          </table:table-cell>
          <table:table-cell office:value-type="float" office:value="163.183" calcext:value-type="float">
            <text:p>163.183</text:p>
          </table:table-cell>
          <table:table-cell office:value-type="float" office:value="36.217" calcext:value-type="float">
            <text:p>36.21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u-ch427-n512-max18-ens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259.46" calcext:value-type="float">
            <text:p>259.46</text:p>
          </table:table-cell>
          <table:table-cell table:formula="of:=[.B71]-[.C71]" office:value-type="float" office:value="5431.96" calcext:value-type="float">
            <text:p>5431.96</text:p>
          </table:table-cell>
          <table:table-cell table:formula="of:=[.B71]-[.C71]-[.O71]" office:value-type="float" office:value="5263.64" calcext:value-type="float">
            <text:p>5263.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37:04Z</text:p>
          </table:table-cell>
          <table:table-cell office:value-type="string" calcext:value-type="string">
            <text:p>2022-01-11T09:42:03Z</text:p>
          </table:table-cell>
          <table:table-cell office:value-type="string" calcext:value-type="string">
            <text:p>2022-01-11T11:19:26Z</text:p>
          </table:table-cell>
          <table:table-cell office:value-type="string" calcext:value-type="string">
            <text:p>SUCCEEDED</text:p>
          </table:table-cell>
          <table:table-cell office:value-type="float" office:value="956362" calcext:value-type="float">
            <text:p>956362</text:p>
          </table:table-cell>
          <table:table-cell office:value-type="float" office:value="110325" calcext:value-type="float">
            <text:p>110325</text:p>
          </table:table-cell>
          <table:table-cell office:value-type="float" office:value="168.32" calcext:value-type="float">
            <text:p>168.32</text:p>
          </table:table-cell>
          <table:table-cell office:value-type="float" office:value="38.964" calcext:value-type="float">
            <text:p>38.964</text:p>
          </table:table-cell>
          <table:table-cell office:value-type="float" office:value="37.542" calcext:value-type="float">
            <text:p>37.542</text:p>
          </table:table-cell>
        </table:table-row>
        <table:table-row table:style-name="ro1">
          <table:table-cell office:value-type="string" calcext:value-type="string">
            <text:p>u-ch427-n512-max18-ens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344.96" calcext:value-type="float">
            <text:p>344.96</text:p>
          </table:table-cell>
          <table:table-cell table:formula="of:=[.B72]-[.C72]" office:value-type="float" office:value="5379.308" calcext:value-type="float">
            <text:p>5379.308</text:p>
          </table:table-cell>
          <table:table-cell table:formula="of:=[.B72]-[.C72]-[.O72]" office:value-type="float" office:value="5202.268" calcext:value-type="float">
            <text:p>5202.2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14:30:53Z</text:p>
          </table:table-cell>
          <table:table-cell office:value-type="string" calcext:value-type="string">
            <text:p>2022-01-11T17:26:35Z</text:p>
          </table:table-cell>
          <table:table-cell office:value-type="string" calcext:value-type="string">
            <text:p>2022-01-11T19:04:12Z</text:p>
          </table:table-cell>
          <table:table-cell office:value-type="string" calcext:value-type="string">
            <text:p>SUCCEEDED</text:p>
          </table:table-cell>
          <table:table-cell office:value-type="float" office:value="958315" calcext:value-type="float">
            <text:p>958315</text:p>
          </table:table-cell>
          <table:table-cell office:value-type="float" office:value="180939" calcext:value-type="float">
            <text:p>180939</text:p>
          </table:table-cell>
          <table:table-cell office:value-type="float" office:value="177.04" calcext:value-type="float">
            <text:p>177.04</text:p>
          </table:table-cell>
          <table:table-cell office:value-type="float" office:value="38.497" calcext:value-type="float">
            <text:p>38.497</text:p>
          </table:table-cell>
          <table:table-cell office:value-type="float" office:value="36.927" calcext:value-type="float">
            <text:p>36.927</text:p>
          </table:table-cell>
        </table:table-row>
        <table:table-row table:style-name="ro1">
          <table:table-cell office:value-type="string" calcext:value-type="string">
            <text:p>u-ch427-n512-max18-ens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288.37" calcext:value-type="float">
            <text:p>288.37</text:p>
          </table:table-cell>
          <table:table-cell table:formula="of:=[.B73]-[.C73]" office:value-type="float" office:value="5403.002" calcext:value-type="float">
            <text:p>5403.002</text:p>
          </table:table-cell>
          <table:table-cell table:formula="of:=[.B73]-[.C73]-[.O73]" office:value-type="float" office:value="5238.158" calcext:value-type="float">
            <text:p>5238.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0T23:34:29Z</text:p>
          </table:table-cell>
          <table:table-cell office:value-type="string" calcext:value-type="string">
            <text:p>2022-01-11T01:11:21Z</text:p>
          </table:table-cell>
          <table:table-cell office:value-type="string" calcext:value-type="string">
            <text:p>2022-01-11T02:49:23Z</text:p>
          </table:table-cell>
          <table:table-cell office:value-type="string" calcext:value-type="string">
            <text:p>SUCCEEDED</text:p>
          </table:table-cell>
          <table:table-cell office:value-type="float" office:value="955965" calcext:value-type="float">
            <text:p>955965</text:p>
          </table:table-cell>
          <table:table-cell office:value-type="float" office:value="12286" calcext:value-type="float">
            <text:p>12286</text:p>
          </table:table-cell>
          <table:table-cell office:value-type="float" office:value="164.844" calcext:value-type="float">
            <text:p>164.844</text:p>
          </table:table-cell>
          <table:table-cell office:value-type="float" office:value="40.42" calcext:value-type="float">
            <text:p>40.42</text:p>
          </table:table-cell>
          <table:table-cell office:value-type="float" office:value="35.977" calcext:value-type="float">
            <text:p>35.977</text:p>
          </table:table-cell>
        </table:table-row>
        <table:table-row table:style-name="ro1">
          <table:table-cell office:value-type="string" calcext:value-type="string">
            <text:p>u-ch427-n512-max18-ens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294.27" calcext:value-type="float">
            <text:p>294.27</text:p>
          </table:table-cell>
          <table:table-cell table:formula="of:=[.B74]-[.C74]" office:value-type="float" office:value="5636.82" calcext:value-type="float">
            <text:p>5636.82</text:p>
          </table:table-cell>
          <table:table-cell table:formula="of:=[.B74]-[.C74]-[.O74]" office:value-type="float" office:value="5462.741" calcext:value-type="float">
            <text:p>5462.7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01:12:24Z</text:p>
          </table:table-cell>
          <table:table-cell office:value-type="string" calcext:value-type="string">
            <text:p>2022-01-11T11:19:41Z</text:p>
          </table:table-cell>
          <table:table-cell office:value-type="string" calcext:value-type="string">
            <text:p>2022-01-11T13:01:32Z</text:p>
          </table:table-cell>
          <table:table-cell office:value-type="string" calcext:value-type="string">
            <text:p>SUCCEEDED</text:p>
          </table:table-cell>
          <table:table-cell office:value-type="float" office:value="956442" calcext:value-type="float">
            <text:p>956442</text:p>
          </table:table-cell>
          <table:table-cell office:value-type="float" office:value="189990" calcext:value-type="float">
            <text:p>189990</text:p>
          </table:table-cell>
          <table:table-cell office:value-type="float" office:value="174.079" calcext:value-type="float">
            <text:p>174.079</text:p>
          </table:table-cell>
          <table:table-cell office:value-type="float" office:value="37.29" calcext:value-type="float">
            <text:p>37.29</text:p>
          </table:table-cell>
          <table:table-cell office:value-type="float" office:value="37.216" calcext:value-type="float">
            <text:p>37.216</text:p>
          </table:table-cell>
        </table:table-row>
        <table:table-row table:style-name="ro1">
          <table:table-cell office:value-type="string" calcext:value-type="string">
            <text:p>u-ch427-n512-max18-ens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315.95" calcext:value-type="float">
            <text:p>315.95</text:p>
          </table:table-cell>
          <table:table-cell table:formula="of:=[.B75]-[.C75]" office:value-type="float" office:value="5573.587" calcext:value-type="float">
            <text:p>5573.587</text:p>
          </table:table-cell>
          <table:table-cell table:formula="of:=[.B75]-[.C75]-[.O75]" office:value-type="float" office:value="5390.235" calcext:value-type="float">
            <text:p>5390.2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20:55:21Z</text:p>
          </table:table-cell>
          <table:table-cell office:value-type="string" calcext:value-type="string">
            <text:p>2022-01-12T00:38:10Z</text:p>
          </table:table-cell>
          <table:table-cell office:value-type="string" calcext:value-type="string">
            <text:p>2022-01-12T02:19:18Z</text:p>
          </table:table-cell>
          <table:table-cell office:value-type="string" calcext:value-type="string">
            <text:p>SUCCEEDED</text:p>
          </table:table-cell>
          <table:table-cell office:value-type="float" office:value="959581" calcext:value-type="float">
            <text:p>959581</text:p>
          </table:table-cell>
          <table:table-cell office:value-type="float" office:value="214436" calcext:value-type="float">
            <text:p>214436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46.698" calcext:value-type="float">
            <text:p>46.698</text:p>
          </table:table-cell>
          <table:table-cell office:value-type="float" office:value="38.668" calcext:value-type="float">
            <text:p>38.668</text:p>
          </table:table-cell>
        </table:table-row>
        <table:table-row table:style-name="ro1">
          <table:table-cell office:value-type="string" calcext:value-type="string">
            <text:p>u-ch427-n512-max18-ens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322.82" calcext:value-type="float">
            <text:p>322.82</text:p>
          </table:table-cell>
          <table:table-cell table:formula="of:=[.B76]-[.C76]" office:value-type="float" office:value="5480.183" calcext:value-type="float">
            <text:p>5480.183</text:p>
          </table:table-cell>
          <table:table-cell table:formula="of:=[.B76]-[.C76]-[.O76]" office:value-type="float" office:value="5308.112" calcext:value-type="float">
            <text:p>5308.1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20:54:42Z</text:p>
          </table:table-cell>
          <table:table-cell office:value-type="string" calcext:value-type="string">
            <text:p>2022-01-12T06:01:33Z</text:p>
          </table:table-cell>
          <table:table-cell office:value-type="string" calcext:value-type="string">
            <text:p>2022-01-12T07:42:04Z</text:p>
          </table:table-cell>
          <table:table-cell office:value-type="string" calcext:value-type="string">
            <text:p>SUCCEEDED</text:p>
          </table:table-cell>
          <table:table-cell office:value-type="float" office:value="959579" calcext:value-type="float">
            <text:p>959579</text:p>
          </table:table-cell>
          <table:table-cell office:value-type="float" office:value="115550" calcext:value-type="float">
            <text:p>115550</text:p>
          </table:table-cell>
          <table:table-cell office:value-type="float" office:value="172.071" calcext:value-type="float">
            <text:p>172.071</text:p>
          </table:table-cell>
          <table:table-cell office:value-type="float" office:value="39.18" calcext:value-type="float">
            <text:p>39.18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u-ch427-n512-max18-ens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339.81" calcext:value-type="float">
            <text:p>339.81</text:p>
          </table:table-cell>
          <table:table-cell table:formula="of:=[.B77]-[.C77]" office:value-type="float" office:value="5536.483" calcext:value-type="float">
            <text:p>5536.483</text:p>
          </table:table-cell>
          <table:table-cell table:formula="of:=[.B77]-[.C77]-[.O77]" office:value-type="float" office:value="5361.911" calcext:value-type="float">
            <text:p>5361.9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20:54:59Z</text:p>
          </table:table-cell>
          <table:table-cell office:value-type="string" calcext:value-type="string">
            <text:p>2022-01-12T04:19:33Z</text:p>
          </table:table-cell>
          <table:table-cell office:value-type="string" calcext:value-type="string">
            <text:p>2022-01-12T06:01:14Z</text:p>
          </table:table-cell>
          <table:table-cell office:value-type="string" calcext:value-type="string">
            <text:p>SUCCEEDED</text:p>
          </table:table-cell>
          <table:table-cell office:value-type="float" office:value="959580" calcext:value-type="float">
            <text:p>959580</text:p>
          </table:table-cell>
          <table:table-cell office:value-type="float" office:value="42238" calcext:value-type="float">
            <text:p>42238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39.895" calcext:value-type="float">
            <text:p>39.895</text:p>
          </table:table-cell>
          <table:table-cell office:value-type="float" office:value="38.191" calcext:value-type="float">
            <text:p>38.191</text:p>
          </table:table-cell>
        </table:table-row>
        <table:table-row table:style-name="ro1">
          <table:table-cell office:value-type="string" calcext:value-type="string">
            <text:p>u-ch427-n512-max18-ens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358.6" calcext:value-type="float">
            <text:p>358.6</text:p>
          </table:table-cell>
          <table:table-cell table:formula="of:=[.B78]-[.C78]" office:value-type="float" office:value="5513.52" calcext:value-type="float">
            <text:p>5513.52</text:p>
          </table:table-cell>
          <table:table-cell table:formula="of:=[.B78]-[.C78]-[.O78]" office:value-type="float" office:value="5347.245" calcext:value-type="float">
            <text:p>5347.2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1T01:12:55Z</text:p>
          </table:table-cell>
          <table:table-cell office:value-type="string" calcext:value-type="string">
            <text:p>2022-01-11T06:19:03Z</text:p>
          </table:table-cell>
          <table:table-cell office:value-type="string" calcext:value-type="string">
            <text:p>2022-01-11T08:01:07Z</text:p>
          </table:table-cell>
          <table:table-cell office:value-type="string" calcext:value-type="string">
            <text:p>SUCCEEDED</text:p>
          </table:table-cell>
          <table:table-cell office:value-type="float" office:value="956444" calcext:value-type="float">
            <text:p>956444</text:p>
          </table:table-cell>
          <table:table-cell office:value-type="float" office:value="26766" calcext:value-type="float">
            <text:p>26766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45.437" calcext:value-type="float">
            <text:p>45.437</text:p>
          </table:table-cell>
          <table:table-cell office:value-type="float" office:value="37.168" calcext:value-type="float">
            <text:p>37.168</text:p>
          </table:table-cell>
        </table:table-row>
        <table:table-row table:style-name="ro1">
          <table:table-cell office:value-type="string" calcext:value-type="string">
            <text:p>u-ch427-n512-max18-mf-ens0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89.12" calcext:value-type="float">
            <text:p>89.12</text:p>
          </table:table-cell>
          <table:table-cell table:formula="of:=[.B79]-[.C79]" office:value-type="float" office:value="4508.637" calcext:value-type="float">
            <text:p>4508.637</text:p>
          </table:table-cell>
          <table:table-cell table:formula="of:=[.B79]-[.C79]-[.O79]" office:value-type="float" office:value="4343.743" calcext:value-type="float">
            <text:p>4343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7:57Z</text:p>
          </table:table-cell>
          <table:table-cell office:value-type="string" calcext:value-type="string">
            <text:p>2022-01-13T03:52:51Z</text:p>
          </table:table-cell>
          <table:table-cell office:value-type="string" calcext:value-type="string">
            <text:p>2022-01-13T05:09:49Z</text:p>
          </table:table-cell>
          <table:table-cell office:value-type="string" calcext:value-type="string">
            <text:p>SUCCEEDED</text:p>
          </table:table-cell>
          <table:table-cell office:value-type="float" office:value="966023" calcext:value-type="float">
            <text:p>966023</text:p>
          </table:table-cell>
          <table:table-cell office:value-type="float" office:value="100970" calcext:value-type="float">
            <text:p>100970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32.549" calcext:value-type="float">
            <text:p>32.549</text:p>
          </table:table-cell>
          <table:table-cell office:value-type="float" office:value="31.033" calcext:value-type="float">
            <text:p>31.033</text:p>
          </table:table-cell>
        </table:table-row>
        <table:table-row table:style-name="ro1">
          <table:table-cell office:value-type="string" calcext:value-type="string">
            <text:p>u-ch427-n512-max18-mf-ens0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100.31" calcext:value-type="float">
            <text:p>100.31</text:p>
          </table:table-cell>
          <table:table-cell table:formula="of:=[.B80]-[.C80]" office:value-type="float" office:value="5154.679" calcext:value-type="float">
            <text:p>5154.679</text:p>
          </table:table-cell>
          <table:table-cell table:formula="of:=[.B80]-[.C80]-[.O80]" office:value-type="float" office:value="4990.539" calcext:value-type="float">
            <text:p>4990.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8:07Z</text:p>
          </table:table-cell>
          <table:table-cell office:value-type="string" calcext:value-type="string">
            <text:p>2022-01-13T03:58:11Z</text:p>
          </table:table-cell>
          <table:table-cell office:value-type="string" calcext:value-type="string">
            <text:p>2022-01-13T05:26:39Z</text:p>
          </table:table-cell>
          <table:table-cell office:value-type="string" calcext:value-type="string">
            <text:p>SUCCEEDED</text:p>
          </table:table-cell>
          <table:table-cell office:value-type="float" office:value="966024" calcext:value-type="float">
            <text:p>966024</text:p>
          </table:table-cell>
          <table:table-cell office:value-type="float" office:value="162644" calcext:value-type="float">
            <text:p>162644</text:p>
          </table:table-cell>
          <table:table-cell office:value-type="float" office:value="164.14" calcext:value-type="float">
            <text:p>164.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string" calcext:value-type="string">
            <text:p>u-ch427-n512-max18-mf-ens0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175.11" calcext:value-type="float">
            <text:p>175.11</text:p>
          </table:table-cell>
          <table:table-cell table:formula="of:=[.B81]-[.C81]" office:value-type="float" office:value="5312.747" calcext:value-type="float">
            <text:p>5312.747</text:p>
          </table:table-cell>
          <table:table-cell table:formula="of:=[.B81]-[.C81]-[.O81]" office:value-type="float" office:value="5144.523" calcext:value-type="float">
            <text:p>5144.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3T02:38:13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8:21Z</text:p>
          </table:table-cell>
          <table:table-cell office:value-type="string" calcext:value-type="string">
            <text:p>SUCCEEDED</text:p>
          </table:table-cell>
          <table:table-cell office:value-type="float" office:value="966025" calcext:value-type="float">
            <text:p>966025</text:p>
          </table:table-cell>
          <table:table-cell office:value-type="float" office:value="31006" calcext:value-type="float">
            <text:p>31006</text:p>
          </table:table-cell>
          <table:table-cell office:value-type="float" office:value="168.224" calcext:value-type="float">
            <text:p>168.22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string" calcext:value-type="string">
            <text:p>u-ch427-n512-max18-mf-ens0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209.34" calcext:value-type="float">
            <text:p>209.34</text:p>
          </table:table-cell>
          <table:table-cell table:formula="of:=[.B82]-[.C82]" office:value-type="float" office:value="5696.611" calcext:value-type="float">
            <text:p>5696.611</text:p>
          </table:table-cell>
          <table:table-cell table:formula="of:=[.B82]-[.C82]-[.O82]" office:value-type="float" office:value="5526.993" calcext:value-type="float">
            <text:p>5526.9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3T02:38:23Z</text:p>
          </table:table-cell>
          <table:table-cell office:value-type="string" calcext:value-type="string">
            <text:p>2022-01-13T04:04:53Z</text:p>
          </table:table-cell>
          <table:table-cell office:value-type="string" calcext:value-type="string">
            <text:p>2022-01-13T05:44:18Z</text:p>
          </table:table-cell>
          <table:table-cell office:value-type="string" calcext:value-type="string">
            <text:p>SUCCEEDED</text:p>
          </table:table-cell>
          <table:table-cell office:value-type="float" office:value="966026" calcext:value-type="float">
            <text:p>966026</text:p>
          </table:table-cell>
          <table:table-cell office:value-type="float" office:value="233590" calcext:value-type="float">
            <text:p>233590</text:p>
          </table:table-cell>
          <table:table-cell office:value-type="float" office:value="169.618" calcext:value-type="float">
            <text:p>169.618</text:p>
          </table:table-cell>
          <table:table-cell office:value-type="float" office:value="40.961" calcext:value-type="float">
            <text:p>40.961</text:p>
          </table:table-cell>
          <table:table-cell office:value-type="float" office:value="38.796" calcext:value-type="float">
            <text:p>38.796</text:p>
          </table:table-cell>
        </table:table-row>
        <table:table-row table:style-name="ro1">
          <table:table-cell office:value-type="string" calcext:value-type="string">
            <text:p>u-ch427-n512-max18-mf-ens0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256.97" calcext:value-type="float">
            <text:p>256.97</text:p>
          </table:table-cell>
          <table:table-cell table:formula="of:=[.B83]-[.C83]" office:value-type="float" office:value="5743.021" calcext:value-type="float">
            <text:p>5743.021</text:p>
          </table:table-cell>
          <table:table-cell table:formula="of:=[.B83]-[.C83]-[.O83]" office:value-type="float" office:value="5575.185" calcext:value-type="float">
            <text:p>5575.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3T02:43:39Z</text:p>
          </table:table-cell>
          <table:table-cell office:value-type="string" calcext:value-type="string">
            <text:p>2022-01-13T06:33:06Z</text:p>
          </table:table-cell>
          <table:table-cell office:value-type="string" calcext:value-type="string">
            <text:p>2022-01-13T08:14:21Z</text:p>
          </table:table-cell>
          <table:table-cell office:value-type="string" calcext:value-type="string">
            <text:p>SUCCEEDED</text:p>
          </table:table-cell>
          <table:table-cell office:value-type="float" office:value="966035" calcext:value-type="float">
            <text:p>966035</text:p>
          </table:table-cell>
          <table:table-cell office:value-type="float" office:value="136472" calcext:value-type="float">
            <text:p>136472</text:p>
          </table:table-cell>
          <table:table-cell office:value-type="float" office:value="167.836" calcext:value-type="float">
            <text:p>167.836</text:p>
          </table:table-cell>
          <table:table-cell office:value-type="float" office:value="39.005" calcext:value-type="float">
            <text:p>39.005</text:p>
          </table:table-cell>
          <table:table-cell office:value-type="float" office:value="39.128" calcext:value-type="float">
            <text:p>39.128</text:p>
          </table:table-cell>
        </table:table-row>
        <table:table-row table:style-name="ro1">
          <table:table-cell office:value-type="string" calcext:value-type="string">
            <text:p>u-ch427-n512-max18-mf-ens0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281.54" calcext:value-type="float">
            <text:p>281.54</text:p>
          </table:table-cell>
          <table:table-cell table:formula="of:=[.B84]-[.C84]" office:value-type="float" office:value="5940.412" calcext:value-type="float">
            <text:p>5940.412</text:p>
          </table:table-cell>
          <table:table-cell table:formula="of:=[.B84]-[.C84]-[.O84]" office:value-type="float" office:value="5766.589" calcext:value-type="float">
            <text:p>5766.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2:43:48Z</text:p>
          </table:table-cell>
          <table:table-cell office:value-type="string" calcext:value-type="string">
            <text:p>2022-01-13T07:33:46Z</text:p>
          </table:table-cell>
          <table:table-cell office:value-type="string" calcext:value-type="string">
            <text:p>2022-01-13T09:18:46Z</text:p>
          </table:table-cell>
          <table:table-cell office:value-type="string" calcext:value-type="string">
            <text:p>SUCCEEDED</text:p>
          </table:table-cell>
          <table:table-cell office:value-type="float" office:value="966036" calcext:value-type="float">
            <text:p>966036</text:p>
          </table:table-cell>
          <table:table-cell office:value-type="float" office:value="147203" calcext:value-type="float">
            <text:p>147203</text:p>
          </table:table-cell>
          <table:table-cell office:value-type="float" office:value="173.823" calcext:value-type="float">
            <text:p>173.823</text:p>
          </table:table-cell>
          <table:table-cell office:value-type="float" office:value="42.255" calcext:value-type="float">
            <text:p>42.255</text:p>
          </table:table-cell>
          <table:table-cell office:value-type="float" office:value="39.876" calcext:value-type="float">
            <text:p>39.876</text:p>
          </table:table-cell>
        </table:table-row>
        <table:table-row table:style-name="ro1">
          <table:table-cell office:value-type="string" calcext:value-type="string">
            <text:p>u-ch427-n512-max18-mf-ens0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311.09" calcext:value-type="float">
            <text:p>311.09</text:p>
          </table:table-cell>
          <table:table-cell table:formula="of:=[.B85]-[.C85]" office:value-type="float" office:value="5990.484" calcext:value-type="float">
            <text:p>5990.484</text:p>
          </table:table-cell>
          <table:table-cell table:formula="of:=[.B85]-[.C85]-[.O85]" office:value-type="float" office:value="5824.878" calcext:value-type="float">
            <text:p>5824.8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2:43:56Z</text:p>
          </table:table-cell>
          <table:table-cell office:value-type="string" calcext:value-type="string">
            <text:p>2022-01-13T07:53:50Z</text:p>
          </table:table-cell>
          <table:table-cell office:value-type="string" calcext:value-type="string">
            <text:p>2022-01-13T09:40:34Z</text:p>
          </table:table-cell>
          <table:table-cell office:value-type="string" calcext:value-type="string">
            <text:p>SUCCEEDED</text:p>
          </table:table-cell>
          <table:table-cell office:value-type="float" office:value="966037" calcext:value-type="float">
            <text:p>966037</text:p>
          </table:table-cell>
          <table:table-cell office:value-type="float" office:value="51557" calcext:value-type="float">
            <text:p>51557</text:p>
          </table:table-cell>
          <table:table-cell office:value-type="float" office:value="165.606" calcext:value-type="float">
            <text:p>165.606</text:p>
          </table:table-cell>
          <table:table-cell office:value-type="float" office:value="43.491" calcext:value-type="float">
            <text:p>43.491</text:p>
          </table:table-cell>
          <table:table-cell office:value-type="float" office:value="40.008" calcext:value-type="float">
            <text:p>40.008</text:p>
          </table:table-cell>
        </table:table-row>
        <table:table-row table:style-name="ro1">
          <table:table-cell office:value-type="string" calcext:value-type="string">
            <text:p>u-ch427-n512-max18-mf-ens0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345.21" calcext:value-type="float">
            <text:p>345.21</text:p>
          </table:table-cell>
          <table:table-cell table:formula="of:=[.B86]-[.C86]" office:value-type="float" office:value="6168.076" calcext:value-type="float">
            <text:p>6168.076</text:p>
          </table:table-cell>
          <table:table-cell table:formula="of:=[.B86]-[.C86]-[.O86]" office:value-type="float" office:value="5994.212" calcext:value-type="float">
            <text:p>5994.2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2:44:00Z</text:p>
          </table:table-cell>
          <table:table-cell office:value-type="string" calcext:value-type="string">
            <text:p>2022-01-13T05:59:21Z</text:p>
          </table:table-cell>
          <table:table-cell office:value-type="string" calcext:value-type="string">
            <text:p>2022-01-13T07:49:57Z</text:p>
          </table:table-cell>
          <table:table-cell office:value-type="string" calcext:value-type="string">
            <text:p>SUCCEEDED</text:p>
          </table:table-cell>
          <table:table-cell office:value-type="float" office:value="966038" calcext:value-type="float">
            <text:p>966038</text:p>
          </table:table-cell>
          <table:table-cell office:value-type="float" office:value="231393" calcext:value-type="float">
            <text:p>231393</text:p>
          </table:table-cell>
          <table:table-cell office:value-type="float" office:value="173.864" calcext:value-type="float">
            <text:p>173.864</text:p>
          </table:table-cell>
          <table:table-cell office:value-type="float" office:value="40.643" calcext:value-type="float">
            <text:p>40.643</text:p>
          </table:table-cell>
          <table:table-cell office:value-type="float" office:value="39.584" calcext:value-type="float">
            <text:p>39.584</text:p>
          </table:table-cell>
        </table:table-row>
        <table:table-row table:style-name="ro1">
          <table:table-cell office:value-type="string" calcext:value-type="string">
            <text:p>u-ch427-n512-max18-mf-ens0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374.1" calcext:value-type="float">
            <text:p>374.1</text:p>
          </table:table-cell>
          <table:table-cell table:formula="of:=[.B87]-[.C87]" office:value-type="float" office:value="6088.419" calcext:value-type="float">
            <text:p>6088.419</text:p>
          </table:table-cell>
          <table:table-cell table:formula="of:=[.B87]-[.C87]-[.O87]" office:value-type="float" office:value="5913.659" calcext:value-type="float">
            <text:p>5913.6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2:44:07Z</text:p>
          </table:table-cell>
          <table:table-cell office:value-type="string" calcext:value-type="string">
            <text:p>2022-01-13T05:05:21Z</text:p>
          </table:table-cell>
          <table:table-cell office:value-type="string" calcext:value-type="string">
            <text:p>2022-01-13T06:55:11Z</text:p>
          </table:table-cell>
          <table:table-cell office:value-type="string" calcext:value-type="string">
            <text:p>SUCCEEDED</text:p>
          </table:table-cell>
          <table:table-cell office:value-type="float" office:value="966039" calcext:value-type="float">
            <text:p>966039</text:p>
          </table:table-cell>
          <table:table-cell office:value-type="float" office:value="76636" calcext:value-type="float">
            <text:p>76636</text:p>
          </table:table-cell>
          <table:table-cell office:value-type="float" office:value="174.76" calcext:value-type="float">
            <text:p>174.76</text:p>
          </table:table-cell>
          <table:table-cell office:value-type="float" office:value="40.368" calcext:value-type="float">
            <text:p>40.368</text:p>
          </table:table-cell>
          <table:table-cell office:value-type="float" office:value="39.804" calcext:value-type="float">
            <text:p>39.804</text:p>
          </table:table-cell>
        </table:table-row>
        <table:table-row table:style-name="ro1">
          <table:table-cell office:value-type="string" calcext:value-type="string">
            <text:p>u-ch427-n512-max18-mf-ens0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411.43" calcext:value-type="float">
            <text:p>411.43</text:p>
          </table:table-cell>
          <table:table-cell table:formula="of:=[.B88]-[.C88]" office:value-type="float" office:value="6047.138" calcext:value-type="float">
            <text:p>6047.138</text:p>
          </table:table-cell>
          <table:table-cell table:formula="of:=[.B88]-[.C88]-[.O88]" office:value-type="float" office:value="5870.306" calcext:value-type="float">
            <text:p>5870.3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3T02:49:24Z</text:p>
          </table:table-cell>
          <table:table-cell office:value-type="string" calcext:value-type="string">
            <text:p>2022-01-13T05:43:09Z</text:p>
          </table:table-cell>
          <table:table-cell office:value-type="string" calcext:value-type="string">
            <text:p>2022-01-13T07:33:13Z</text:p>
          </table:table-cell>
          <table:table-cell office:value-type="string" calcext:value-type="string">
            <text:p>SUCCEEDED</text:p>
          </table:table-cell>
          <table:table-cell office:value-type="float" office:value="966047" calcext:value-type="float">
            <text:p>966047</text:p>
          </table:table-cell>
          <table:table-cell office:value-type="float" office:value="73336" calcext:value-type="float">
            <text:p>7333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6" calcext:value-type="float">
            <text:p>40.166</text:p>
          </table:table-cell>
        </table:table-row>
        <table:table-row table:style-name="ro1">
          <table:table-cell office:value-type="string" calcext:value-type="string">
            <text:p>u-ch427-n512-max18-mf-ens10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444.52" calcext:value-type="float">
            <text:p>444.52</text:p>
          </table:table-cell>
          <table:table-cell table:formula="of:=[.B89]-[.C89]" office:value-type="float" office:value="6270.166" calcext:value-type="float">
            <text:p>6270.166</text:p>
          </table:table-cell>
          <table:table-cell table:formula="of:=[.B89]-[.C89]-[.O89]" office:value-type="float" office:value="6095.919" calcext:value-type="float">
            <text:p>6095.9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3T19:23:19Z</text:p>
          </table:table-cell>
          <table:table-cell office:value-type="string" calcext:value-type="string">
            <text:p>2022-01-13T22:49:10Z</text:p>
          </table:table-cell>
          <table:table-cell office:value-type="string" calcext:value-type="string">
            <text:p>2022-01-14T00:43:32Z</text:p>
          </table:table-cell>
          <table:table-cell office:value-type="string" calcext:value-type="string">
            <text:p>SUCCEEDED</text:p>
          </table:table-cell>
          <table:table-cell office:value-type="float" office:value="968839" calcext:value-type="float">
            <text:p>968839</text:p>
          </table:table-cell>
          <table:table-cell office:value-type="float" office:value="199539" calcext:value-type="float">
            <text:p>199539</text:p>
          </table:table-cell>
          <table:table-cell office:value-type="float" office:value="174.247" calcext:value-type="float">
            <text:p>174.247</text:p>
          </table:table-cell>
          <table:table-cell office:value-type="float" office:value="41.769" calcext:value-type="float">
            <text:p>41.769</text:p>
          </table:table-cell>
          <table:table-cell office:value-type="float" office:value="40.428" calcext:value-type="float">
            <text:p>40.428</text:p>
          </table:table-cell>
        </table:table-row>
        <table:table-row table:style-name="ro1">
          <table:table-cell office:value-type="string" calcext:value-type="string">
            <text:p>u-ch427-n512-max18-mf-ens11</text:p>
          </table:table-cell>
          <table:table-cell office:value-type="float" office:value="6704.8" calcext:value-type="float">
            <text:p>6704.8</text:p>
          </table:table-cell>
          <table:table-cell office:value-type="float" office:value="481.19" calcext:value-type="float">
            <text:p>481.19</text:p>
          </table:table-cell>
          <table:table-cell table:formula="of:=[.B90]-[.C90]" office:value-type="float" office:value="6223.61" calcext:value-type="float">
            <text:p>6223.61</text:p>
          </table:table-cell>
          <table:table-cell table:formula="of:=[.B90]-[.C90]-[.O90]" office:value-type="float" office:value="6049.986" calcext:value-type="float">
            <text:p>6049.9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3T19:23:23Z</text:p>
          </table:table-cell>
          <table:table-cell office:value-type="string" calcext:value-type="string">
            <text:p>2022-01-13T22:20:38Z</text:p>
          </table:table-cell>
          <table:table-cell office:value-type="string" calcext:value-type="string">
            <text:p>2022-01-14T00:15:13Z</text:p>
          </table:table-cell>
          <table:table-cell office:value-type="string" calcext:value-type="string">
            <text:p>SUCCEEDED</text:p>
          </table:table-cell>
          <table:table-cell office:value-type="float" office:value="968840" calcext:value-type="float">
            <text:p>968840</text:p>
          </table:table-cell>
          <table:table-cell office:value-type="float" office:value="100470" calcext:value-type="float">
            <text:p>100470</text:p>
          </table:table-cell>
          <table:table-cell office:value-type="float" office:value="173.624" calcext:value-type="float">
            <text:p>173.624</text:p>
          </table:table-cell>
          <table:table-cell office:value-type="float" office:value="43.214" calcext:value-type="float">
            <text:p>43.214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 office:value-type="string" calcext:value-type="string">
            <text:p>u-ch427-n512-max18-mf-ens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05.17" calcext:value-type="float">
            <text:p>505.17</text:p>
          </table:table-cell>
          <table:table-cell table:formula="of:=[.B91]-[.C91]" office:value-type="float" office:value="6261.68" calcext:value-type="float">
            <text:p>6261.68</text:p>
          </table:table-cell>
          <table:table-cell table:formula="of:=[.B91]-[.C91]-[.O91]" office:value-type="float" office:value="6089.964" calcext:value-type="float">
            <text:p>6089.9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3T02:49:46Z</text:p>
          </table:table-cell>
          <table:table-cell office:value-type="string" calcext:value-type="string">
            <text:p>2022-01-13T15:58:28Z</text:p>
          </table:table-cell>
          <table:table-cell office:value-type="string" calcext:value-type="string">
            <text:p>2022-01-13T17:54:06Z</text:p>
          </table:table-cell>
          <table:table-cell office:value-type="string" calcext:value-type="string">
            <text:p>SUCCEEDED</text:p>
          </table:table-cell>
          <table:table-cell office:value-type="float" office:value="966048" calcext:value-type="float">
            <text:p>966048</text:p>
          </table:table-cell>
          <table:table-cell office:value-type="float" office:value="89921" calcext:value-type="float">
            <text:p>89921</text:p>
          </table:table-cell>
          <table:table-cell office:value-type="float" office:value="171.716" calcext:value-type="float">
            <text:p>171.716</text:p>
          </table:table-cell>
          <table:table-cell office:value-type="float" office:value="47.023" calcext:value-type="float">
            <text:p>47.023</text:p>
          </table:table-cell>
          <table:table-cell office:value-type="float" office:value="41.292" calcext:value-type="float">
            <text:p>41.292</text:p>
          </table:table-cell>
        </table:table-row>
        <table:table-row table:style-name="ro1">
          <table:table-cell office:value-type="string" calcext:value-type="string">
            <text:p>u-ch427-n512-max18-mf-ens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45.1" calcext:value-type="float">
            <text:p>545.1</text:p>
          </table:table-cell>
          <table:table-cell table:formula="of:=[.B92]-[.C92]" office:value-type="float" office:value="6322.881" calcext:value-type="float">
            <text:p>6322.881</text:p>
          </table:table-cell>
          <table:table-cell table:formula="of:=[.B92]-[.C92]-[.O92]" office:value-type="float" office:value="6143.907" calcext:value-type="float">
            <text:p>6143.9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3T02:49:59Z</text:p>
          </table:table-cell>
          <table:table-cell office:value-type="string" calcext:value-type="string">
            <text:p>2022-01-13T06:55:38Z</text:p>
          </table:table-cell>
          <table:table-cell office:value-type="string" calcext:value-type="string">
            <text:p>2022-01-13T08:53:22Z</text:p>
          </table:table-cell>
          <table:table-cell office:value-type="string" calcext:value-type="string">
            <text:p>SUCCEEDED</text:p>
          </table:table-cell>
          <table:table-cell office:value-type="float" office:value="966049" calcext:value-type="float">
            <text:p>966049</text:p>
          </table:table-cell>
          <table:table-cell office:value-type="float" office:value="194289" calcext:value-type="float">
            <text:p>194289</text:p>
          </table:table-cell>
          <table:table-cell office:value-type="float" office:value="178.974" calcext:value-type="float">
            <text:p>178.974</text:p>
          </table:table-cell>
          <table:table-cell office:value-type="float" office:value="39.744" calcext:value-type="float">
            <text:p>39.744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u-ch427-n512-max18-mf-ens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93.15" calcext:value-type="float">
            <text:p>593.15</text:p>
          </table:table-cell>
          <table:table-cell table:formula="of:=[.B93]-[.C93]" office:value-type="float" office:value="6304.446" calcext:value-type="float">
            <text:p>6304.446</text:p>
          </table:table-cell>
          <table:table-cell table:formula="of:=[.B93]-[.C93]-[.O93]" office:value-type="float" office:value="6133.181" calcext:value-type="float">
            <text:p>6133.18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3T02:50:09Z</text:p>
          </table:table-cell>
          <table:table-cell office:value-type="string" calcext:value-type="string">
            <text:p>2022-01-13T14:14:44Z</text:p>
          </table:table-cell>
          <table:table-cell office:value-type="string" calcext:value-type="string">
            <text:p>2022-01-13T16:12:55Z</text:p>
          </table:table-cell>
          <table:table-cell office:value-type="string" calcext:value-type="string">
            <text:p>SUCCEEDED</text:p>
          </table:table-cell>
          <table:table-cell office:value-type="float" office:value="966050" calcext:value-type="float">
            <text:p>966050</text:p>
          </table:table-cell>
          <table:table-cell office:value-type="float" office:value="225106" calcext:value-type="float">
            <text:p>225106</text:p>
          </table:table-cell>
          <table:table-cell office:value-type="float" office:value="171.265" calcext:value-type="float">
            <text:p>171.265</text:p>
          </table:table-cell>
          <table:table-cell office:value-type="float" office:value="41.017" calcext:value-type="float">
            <text:p>41.017</text:p>
          </table:table-cell>
          <table:table-cell office:value-type="float" office:value="39.627" calcext:value-type="float">
            <text:p>39.627</text:p>
          </table:table-cell>
        </table:table-row>
        <table:table-row table:style-name="ro1">
          <table:table-cell office:value-type="string" calcext:value-type="string">
            <text:p>u-ch427-n512-max18-mf-ens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12.78" calcext:value-type="float">
            <text:p>612.78</text:p>
          </table:table-cell>
          <table:table-cell table:formula="of:=[.B94]-[.C94]" office:value-type="float" office:value="6480.247" calcext:value-type="float">
            <text:p>6480.247</text:p>
          </table:table-cell>
          <table:table-cell table:formula="of:=[.B94]-[.C94]-[.O94]" office:value-type="float" office:value="6305.887" calcext:value-type="float">
            <text:p>6305.88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3T02:50:17Z</text:p>
          </table:table-cell>
          <table:table-cell office:value-type="string" calcext:value-type="string">
            <text:p>2022-01-13T12:12:13Z</text:p>
          </table:table-cell>
          <table:table-cell office:value-type="string" calcext:value-type="string">
            <text:p>2022-01-13T14:14:07Z</text:p>
          </table:table-cell>
          <table:table-cell office:value-type="string" calcext:value-type="string">
            <text:p>SUCCEEDED</text:p>
          </table:table-cell>
          <table:table-cell office:value-type="float" office:value="966051" calcext:value-type="float">
            <text:p>966051</text:p>
          </table:table-cell>
          <table:table-cell office:value-type="float" office:value="257298" calcext:value-type="float">
            <text:p>257298</text:p>
          </table:table-cell>
          <table:table-cell office:value-type="float" office:value="174.36" calcext:value-type="float">
            <text:p>174.36</text:p>
          </table:table-cell>
          <table:table-cell office:value-type="float" office:value="47.22" calcext:value-type="float">
            <text:p>47.22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string" calcext:value-type="string">
            <text:p>u-ch427-n512-max18-mf-ens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340.7" calcext:value-type="float">
            <text:p>340.7</text:p>
          </table:table-cell>
          <table:table-cell table:formula="of:=[.B95]-[.C95]" office:value-type="float" office:value="6738.275" calcext:value-type="float">
            <text:p>6738.275</text:p>
          </table:table-cell>
          <table:table-cell table:formula="of:=[.B95]-[.C95]-[.O95]" office:value-type="float" office:value="6251.391" calcext:value-type="float">
            <text:p>6251.3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3T02:53:44Z</text:p>
          </table:table-cell>
          <table:table-cell office:value-type="string" calcext:value-type="string">
            <text:p>2022-01-13T13:44:29Z</text:p>
          </table:table-cell>
          <table:table-cell office:value-type="string" calcext:value-type="string">
            <text:p>2022-01-13T15:46:11Z</text:p>
          </table:table-cell>
          <table:table-cell office:value-type="string" calcext:value-type="string">
            <text:p>SUCCEEDED</text:p>
          </table:table-cell>
          <table:table-cell office:value-type="float" office:value="966053" calcext:value-type="float">
            <text:p>966053</text:p>
          </table:table-cell>
          <table:table-cell office:value-type="float" office:value="115968" calcext:value-type="float">
            <text:p>115968</text:p>
          </table:table-cell>
          <table:table-cell office:value-type="float" office:value="486.884" calcext:value-type="float">
            <text:p>486.884</text:p>
          </table:table-cell>
          <table:table-cell office:value-type="float" office:value="47.078" calcext:value-type="float">
            <text:p>47.078</text:p>
          </table:table-cell>
          <table:table-cell office:value-type="float" office:value="40.888" calcext:value-type="float">
            <text:p>40.888</text:p>
          </table:table-cell>
        </table:table-row>
        <table:table-row table:style-name="ro1">
          <table:table-cell office:value-type="string" calcext:value-type="string">
            <text:p>u-ch427-n512-max18-mf-ens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339.7" calcext:value-type="float">
            <text:p>339.7</text:p>
          </table:table-cell>
          <table:table-cell table:formula="of:=[.B96]-[.C96]" office:value-type="float" office:value="6208.243" calcext:value-type="float">
            <text:p>6208.243</text:p>
          </table:table-cell>
          <table:table-cell table:formula="of:=[.B96]-[.C96]-[.O96]" office:value-type="float" office:value="6030.772" calcext:value-type="float">
            <text:p>6030.7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3T02:53:55Z</text:p>
          </table:table-cell>
          <table:table-cell office:value-type="string" calcext:value-type="string">
            <text:p>2022-01-13T11:41:57Z</text:p>
          </table:table-cell>
          <table:table-cell office:value-type="string" calcext:value-type="string">
            <text:p>2022-01-13T13:35:25Z</text:p>
          </table:table-cell>
          <table:table-cell office:value-type="string" calcext:value-type="string">
            <text:p>SUCCEEDED</text:p>
          </table:table-cell>
          <table:table-cell office:value-type="float" office:value="966055" calcext:value-type="float">
            <text:p>966055</text:p>
          </table:table-cell>
          <table:table-cell office:value-type="float" office:value="94865" calcext:value-type="float">
            <text:p>94865</text:p>
          </table:table-cell>
          <table:table-cell office:value-type="float" office:value="177.471" calcext:value-type="float">
            <text:p>177.471</text:p>
          </table:table-cell>
          <table:table-cell office:value-type="float" office:value="43.553" calcext:value-type="float">
            <text:p>43.553</text:p>
          </table:table-cell>
          <table:table-cell office:value-type="float" office:value="39.898" calcext:value-type="float">
            <text:p>39.898</text:p>
          </table:table-cell>
        </table:table-row>
        <table:table-row table:style-name="ro1">
          <table:table-cell office:value-type="string" calcext:value-type="string">
            <text:p>u-ch427-n512-max18-mf-ens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352.29" calcext:value-type="float">
            <text:p>352.29</text:p>
          </table:table-cell>
          <table:table-cell table:formula="of:=[.B97]-[.C97]" office:value-type="float" office:value="6797.276" calcext:value-type="float">
            <text:p>6797.276</text:p>
          </table:table-cell>
          <table:table-cell table:formula="of:=[.B97]-[.C97]-[.O97]" office:value-type="float" office:value="6278.226" calcext:value-type="float">
            <text:p>6278.2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3T02:53:48Z</text:p>
          </table:table-cell>
          <table:table-cell office:value-type="string" calcext:value-type="string">
            <text:p>2022-01-13T09:38:17Z</text:p>
          </table:table-cell>
          <table:table-cell office:value-type="string" calcext:value-type="string">
            <text:p>2022-01-13T11:41:39Z</text:p>
          </table:table-cell>
          <table:table-cell office:value-type="string" calcext:value-type="string">
            <text:p>SUCCEEDED</text:p>
          </table:table-cell>
          <table:table-cell office:value-type="float" office:value="966054" calcext:value-type="float">
            <text:p>966054</text:p>
          </table:table-cell>
          <table:table-cell office:value-type="float" office:value="18136" calcext:value-type="float">
            <text:p>18136</text:p>
          </table:table-cell>
          <table:table-cell office:value-type="float" office:value="519.05" calcext:value-type="float">
            <text:p>519.05</text:p>
          </table:table-cell>
          <table:table-cell office:value-type="float" office:value="41.924" calcext:value-type="float">
            <text:p>41.924</text:p>
          </table:table-cell>
          <table:table-cell office:value-type="float" office:value="40.291" calcext:value-type="float">
            <text:p>40.291</text:p>
          </table:table-cell>
        </table:table-row>
        <table:table-row table:style-name="ro1">
          <table:table-cell office:value-type="string" calcext:value-type="string">
            <text:p>u-ch427-n512-max18-single-ens0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87.52" calcext:value-type="float">
            <text:p>87.52</text:p>
          </table:table-cell>
          <table:table-cell table:formula="of:=[.B98]-[.C98]" office:value-type="float" office:value="4738.075" calcext:value-type="float">
            <text:p>4738.075</text:p>
          </table:table-cell>
          <table:table-cell table:formula="of:=[.B98]-[.C98]-[.O98]" office:value-type="float" office:value="4582.424" calcext:value-type="float">
            <text:p>4582.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0Z</text:p>
          </table:table-cell>
          <table:table-cell office:value-type="string" calcext:value-type="string">
            <text:p>2022-01-11T00:49:59Z</text:p>
          </table:table-cell>
          <table:table-cell office:value-type="string" calcext:value-type="string">
            <text:p>2022-01-11T02:10:49Z</text:p>
          </table:table-cell>
          <table:table-cell office:value-type="string" calcext:value-type="string">
            <text:p>SUCCEEDED</text:p>
          </table:table-cell>
          <table:table-cell office:value-type="float" office:value="956357" calcext:value-type="float">
            <text:p>956357</text:p>
          </table:table-cell>
          <table:table-cell office:value-type="float" office:value="100086" calcext:value-type="float">
            <text:p>100086</text:p>
          </table:table-cell>
          <table:table-cell office:value-type="float" office:value="155.651" calcext:value-type="float">
            <text:p>155.651</text:p>
          </table:table-cell>
          <table:table-cell office:value-type="float" office:value="34.063" calcext:value-type="float">
            <text:p>34.063</text:p>
          </table:table-cell>
          <table:table-cell office:value-type="float" office:value="32.244" calcext:value-type="float">
            <text:p>32.244</text:p>
          </table:table-cell>
        </table:table-row>
        <table:table-row table:style-name="ro1">
          <table:table-cell office:value-type="string" calcext:value-type="string">
            <text:p>u-ch427-n512-max18-single-ens0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93.19" calcext:value-type="float">
            <text:p>93.19</text:p>
          </table:table-cell>
          <table:table-cell table:formula="of:=[.B99]-[.C99]" office:value-type="float" office:value="4972.974" calcext:value-type="float">
            <text:p>4972.974</text:p>
          </table:table-cell>
          <table:table-cell table:formula="of:=[.B99]-[.C99]-[.O99]" office:value-type="float" office:value="4811.242" calcext:value-type="float">
            <text:p>4811.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9Z</text:p>
          </table:table-cell>
          <table:table-cell office:value-type="string" calcext:value-type="string">
            <text:p>2022-01-11T01:52:44Z</text:p>
          </table:table-cell>
          <table:table-cell office:value-type="string" calcext:value-type="string">
            <text:p>2022-01-11T03:17:53Z</text:p>
          </table:table-cell>
          <table:table-cell office:value-type="string" calcext:value-type="string">
            <text:p>SUCCEEDED</text:p>
          </table:table-cell>
          <table:table-cell office:value-type="float" office:value="956358" calcext:value-type="float">
            <text:p>956358</text:p>
          </table:table-cell>
          <table:table-cell office:value-type="float" office:value="89281" calcext:value-type="float">
            <text:p>89281</text:p>
          </table:table-cell>
          <table:table-cell office:value-type="float" office:value="161.732" calcext:value-type="float">
            <text:p>161.732</text:p>
          </table:table-cell>
          <table:table-cell office:value-type="float" office:value="34.149" calcext:value-type="float">
            <text:p>34.149</text:p>
          </table:table-cell>
          <table:table-cell office:value-type="float" office:value="33.016" calcext:value-type="float">
            <text:p>33.016</text:p>
          </table:table-cell>
        </table:table-row>
        <table:table-row table:style-name="ro1">
          <table:table-cell office:value-type="string" calcext:value-type="string">
            <text:p>u-ch427-n512-max18-single-ens0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103.2" calcext:value-type="float">
            <text:p>103.2</text:p>
          </table:table-cell>
          <table:table-cell table:formula="of:=[.B100]-[.C100]" office:value-type="float" office:value="5043.677" calcext:value-type="float">
            <text:p>5043.677</text:p>
          </table:table-cell>
          <table:table-cell table:formula="of:=[.B100]-[.C100]-[.O100]" office:value-type="float" office:value="4883.734" calcext:value-type="float">
            <text:p>4883.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1T00:36:07Z</text:p>
          </table:table-cell>
          <table:table-cell office:value-type="string" calcext:value-type="string">
            <text:p>2022-01-11T02:57:17Z</text:p>
          </table:table-cell>
          <table:table-cell office:value-type="string" calcext:value-type="string">
            <text:p>2022-01-11T04:23:54Z</text:p>
          </table:table-cell>
          <table:table-cell office:value-type="string" calcext:value-type="string">
            <text:p>SUCCEEDED</text:p>
          </table:table-cell>
          <table:table-cell office:value-type="float" office:value="956359" calcext:value-type="float">
            <text:p>956359</text:p>
          </table:table-cell>
          <table:table-cell office:value-type="float" office:value="224955" calcext:value-type="float">
            <text:p>224955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36.061" calcext:value-type="float">
            <text:p>36.061</text:p>
          </table:table-cell>
          <table:table-cell office:value-type="float" office:value="35.042" calcext:value-type="float">
            <text:p>35.042</text:p>
          </table:table-cell>
        </table:table-row>
        <table:table-row table:style-name="ro1">
          <table:table-cell office:value-type="string" calcext:value-type="string">
            <text:p>u-ch427-n512-max18-single-ens0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108.57" calcext:value-type="float">
            <text:p>108.57</text:p>
          </table:table-cell>
          <table:table-cell table:formula="of:=[.B101]-[.C101]" office:value-type="float" office:value="5144.38" calcext:value-type="float">
            <text:p>5144.38</text:p>
          </table:table-cell>
          <table:table-cell table:formula="of:=[.B101]-[.C101]-[.O101]" office:value-type="float" office:value="4980.072" calcext:value-type="float">
            <text:p>4980.0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1T00:36:14Z</text:p>
          </table:table-cell>
          <table:table-cell office:value-type="string" calcext:value-type="string">
            <text:p>2022-01-11T04:19:59Z</text:p>
          </table:table-cell>
          <table:table-cell office:value-type="string" calcext:value-type="string">
            <text:p>2022-01-11T05:48:47Z</text:p>
          </table:table-cell>
          <table:table-cell office:value-type="string" calcext:value-type="string">
            <text:p>SUCCEEDED</text:p>
          </table:table-cell>
          <table:table-cell office:value-type="float" office:value="956360" calcext:value-type="float">
            <text:p>956360</text:p>
          </table:table-cell>
          <table:table-cell office:value-type="float" office:value="148362" calcext:value-type="float">
            <text:p>148362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34.256" calcext:value-type="float">
            <text:p>34.256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string" calcext:value-type="string">
            <text:p>u-ch427-n512-max18-single-ens0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119.44" calcext:value-type="float">
            <text:p>119.44</text:p>
          </table:table-cell>
          <table:table-cell table:formula="of:=[.B102]-[.C102]" office:value-type="float" office:value="5126.44" calcext:value-type="float">
            <text:p>5126.44</text:p>
          </table:table-cell>
          <table:table-cell table:formula="of:=[.B102]-[.C102]-[.O102]" office:value-type="float" office:value="4956.704" calcext:value-type="float">
            <text:p>4956.7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1T14:29:27Z</text:p>
          </table:table-cell>
          <table:table-cell office:value-type="string" calcext:value-type="string">
            <text:p>2022-01-11T20:49:41Z</text:p>
          </table:table-cell>
          <table:table-cell office:value-type="string" calcext:value-type="string">
            <text:p>2022-01-11T22:18:29Z</text:p>
          </table:table-cell>
          <table:table-cell office:value-type="string" calcext:value-type="string">
            <text:p>SUCCEEDED</text:p>
          </table:table-cell>
          <table:table-cell office:value-type="float" office:value="958303" calcext:value-type="float">
            <text:p>958303</text:p>
          </table:table-cell>
          <table:table-cell office:value-type="float" office:value="75587" calcext:value-type="float">
            <text:p>75587</text:p>
          </table:table-cell>
          <table:table-cell office:value-type="float" office:value="169.736" calcext:value-type="float">
            <text:p>169.736</text:p>
          </table:table-cell>
          <table:table-cell office:value-type="float" office:value="37.648" calcext:value-type="float">
            <text:p>37.648</text:p>
          </table:table-cell>
          <table:table-cell office:value-type="float" office:value="36.419" calcext:value-type="float">
            <text:p>36.419</text:p>
          </table:table-cell>
        </table:table-row>
        <table:table-row table:style-name="ro1">
          <table:table-cell office:value-type="string" calcext:value-type="string">
            <text:p>u-ch427-n512-max18-single-ens0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135.14" calcext:value-type="float">
            <text:p>135.14</text:p>
          </table:table-cell>
          <table:table-cell table:formula="of:=[.B103]-[.C103]" office:value-type="float" office:value="5149.622" calcext:value-type="float">
            <text:p>5149.622</text:p>
          </table:table-cell>
          <table:table-cell table:formula="of:=[.B103]-[.C103]-[.O103]" office:value-type="float" office:value="4979.211" calcext:value-type="float">
            <text:p>4979.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9:22Z</text:p>
          </table:table-cell>
          <table:table-cell office:value-type="string" calcext:value-type="string">
            <text:p>2022-01-13T05:03:07Z</text:p>
          </table:table-cell>
          <table:table-cell office:value-type="string" calcext:value-type="string">
            <text:p>2022-01-13T06:32:35Z</text:p>
          </table:table-cell>
          <table:table-cell office:value-type="string" calcext:value-type="string">
            <text:p>SUCCEEDED</text:p>
          </table:table-cell>
          <table:table-cell office:value-type="float" office:value="965867" calcext:value-type="float">
            <text:p>965867</text:p>
          </table:table-cell>
          <table:table-cell office:value-type="float" office:value="19104" calcext:value-type="float">
            <text:p>19104</text:p>
          </table:table-cell>
          <table:table-cell office:value-type="float" office:value="170.411" calcext:value-type="float">
            <text:p>170.411</text:p>
          </table:table-cell>
          <table:table-cell office:value-type="float" office:value="36.048" calcext:value-type="float">
            <text:p>36.048</text:p>
          </table:table-cell>
          <table:table-cell office:value-type="float" office:value="35.211" calcext:value-type="float">
            <text:p>35.211</text:p>
          </table:table-cell>
        </table:table-row>
        <table:table-row table:style-name="ro1">
          <table:table-cell office:value-type="string" calcext:value-type="string">
            <text:p>u-ch427-n512-max18-single-ens0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132.69" calcext:value-type="float">
            <text:p>132.69</text:p>
          </table:table-cell>
          <table:table-cell table:formula="of:=[.B104]-[.C104]" office:value-type="float" office:value="5189.308" calcext:value-type="float">
            <text:p>5189.308</text:p>
          </table:table-cell>
          <table:table-cell table:formula="of:=[.B104]-[.C104]-[.O104]" office:value-type="float" office:value="5018.185" calcext:value-type="float">
            <text:p>5018.1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9:31Z</text:p>
          </table:table-cell>
          <table:table-cell office:value-type="string" calcext:value-type="string">
            <text:p>2022-01-13T03:32:11Z</text:p>
          </table:table-cell>
          <table:table-cell office:value-type="string" calcext:value-type="string">
            <text:p>2022-01-13T05:02:46Z</text:p>
          </table:table-cell>
          <table:table-cell office:value-type="string" calcext:value-type="string">
            <text:p>SUCCEEDED</text:p>
          </table:table-cell>
          <table:table-cell office:value-type="float" office:value="965869" calcext:value-type="float">
            <text:p>965869</text:p>
          </table:table-cell>
          <table:table-cell office:value-type="float" office:value="67929" calcext:value-type="float">
            <text:p>67929</text:p>
          </table:table-cell>
          <table:table-cell office:value-type="float" office:value="171.123" calcext:value-type="float">
            <text:p>171.123</text:p>
          </table:table-cell>
          <table:table-cell office:value-type="float" office:value="34.078" calcext:value-type="float">
            <text:p>34.078</text:p>
          </table:table-cell>
          <table:table-cell office:value-type="float" office:value="35.348" calcext:value-type="float">
            <text:p>35.348</text:p>
          </table:table-cell>
        </table:table-row>
        <table:table-row table:style-name="ro1">
          <table:table-cell office:value-type="string" calcext:value-type="string">
            <text:p>u-ch427-n512-max18-single-ens0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146.91" calcext:value-type="float">
            <text:p>146.91</text:p>
          </table:table-cell>
          <table:table-cell table:formula="of:=[.B105]-[.C105]" office:value-type="float" office:value="5288.543" calcext:value-type="float">
            <text:p>5288.543</text:p>
          </table:table-cell>
          <table:table-cell table:formula="of:=[.B105]-[.C105]-[.O105]" office:value-type="float" office:value="5120.205" calcext:value-type="float">
            <text:p>5120.2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40Z</text:p>
          </table:table-cell>
          <table:table-cell office:value-type="string" calcext:value-type="string">
            <text:p>2022-01-13T04:10:18Z</text:p>
          </table:table-cell>
          <table:table-cell office:value-type="string" calcext:value-type="string">
            <text:p>2022-01-13T05:42:46Z</text:p>
          </table:table-cell>
          <table:table-cell office:value-type="string" calcext:value-type="string">
            <text:p>SUCCEEDED</text:p>
          </table:table-cell>
          <table:table-cell office:value-type="float" office:value="965870" calcext:value-type="float">
            <text:p>965870</text:p>
          </table:table-cell>
          <table:table-cell office:value-type="float" office:value="202306" calcext:value-type="float">
            <text:p>202306</text:p>
          </table:table-cell>
          <table:table-cell office:value-type="float" office:value="168.338" calcext:value-type="float">
            <text:p>168.338</text:p>
          </table:table-cell>
          <table:table-cell office:value-type="float" office:value="35.845" calcext:value-type="float">
            <text:p>35.845</text:p>
          </table:table-cell>
          <table:table-cell office:value-type="float" office:value="35.848" calcext:value-type="float">
            <text:p>35.848</text:p>
          </table:table-cell>
        </table:table-row>
        <table:table-row table:style-name="ro1">
          <table:table-cell office:value-type="string" calcext:value-type="string">
            <text:p>u-ch427-n512-max18-single-ens08</text:p>
          </table:table-cell>
          <table:table-cell office:value-type="float" office:value="5451.86" calcext:value-type="float">
            <text:p>5451.86</text:p>
          </table:table-cell>
          <table:table-cell office:value-type="float" office:value="148.65" calcext:value-type="float">
            <text:p>148.65</text:p>
          </table:table-cell>
          <table:table-cell table:formula="of:=[.B106]-[.C106]" office:value-type="float" office:value="5303.21" calcext:value-type="float">
            <text:p>5303.21</text:p>
          </table:table-cell>
          <table:table-cell table:formula="of:=[.B106]-[.C106]-[.O106]" office:value-type="float" office:value="5133.914" calcext:value-type="float">
            <text:p>5133.9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5T03:18:29Z</text:p>
          </table:table-cell>
          <table:table-cell office:value-type="string" calcext:value-type="string">
            <text:p>2022-01-15T03:18:39Z</text:p>
          </table:table-cell>
          <table:table-cell office:value-type="string" calcext:value-type="string">
            <text:p>2022-01-15T04:51:30Z</text:p>
          </table:table-cell>
          <table:table-cell office:value-type="string" calcext:value-type="string">
            <text:p>SUCCEEDED</text:p>
          </table:table-cell>
          <table:table-cell office:value-type="float" office:value="972579" calcext:value-type="float">
            <text:p>972579</text:p>
          </table:table-cell>
          <table:table-cell office:value-type="float" office:value="228894" calcext:value-type="float">
            <text:p>228894</text:p>
          </table:table-cell>
          <table:table-cell office:value-type="float" office:value="169.296" calcext:value-type="float">
            <text:p>169.296</text:p>
          </table:table-cell>
          <table:table-cell office:value-type="float" office:value="37.148" calcext:value-type="float">
            <text:p>37.148</text:p>
          </table:table-cell>
          <table:table-cell office:value-type="float" office:value="37.648" calcext:value-type="float">
            <text:p>37.648</text:p>
          </table:table-cell>
        </table:table-row>
        <table:table-row table:style-name="ro1">
          <table:table-cell office:value-type="string" calcext:value-type="string">
            <text:p>u-ch427-n512-max18-single-ens0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153.12" calcext:value-type="float">
            <text:p>153.12</text:p>
          </table:table-cell>
          <table:table-cell table:formula="of:=[.B107]-[.C107]" office:value-type="float" office:value="5291.056" calcext:value-type="float">
            <text:p>5291.056</text:p>
          </table:table-cell>
          <table:table-cell table:formula="of:=[.B107]-[.C107]-[.O107]" office:value-type="float" office:value="5126.66" calcext:value-type="float">
            <text:p>5126.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1T00:42:07Z</text:p>
          </table:table-cell>
          <table:table-cell office:value-type="string" calcext:value-type="string">
            <text:p>2022-01-11T04:26:05Z</text:p>
          </table:table-cell>
          <table:table-cell office:value-type="string" calcext:value-type="string">
            <text:p>2022-01-11T05:59:08Z</text:p>
          </table:table-cell>
          <table:table-cell office:value-type="string" calcext:value-type="string">
            <text:p>SUCCEEDED</text:p>
          </table:table-cell>
          <table:table-cell office:value-type="float" office:value="956374" calcext:value-type="float">
            <text:p>956374</text:p>
          </table:table-cell>
          <table:table-cell office:value-type="float" office:value="40381" calcext:value-type="float">
            <text:p>40381</text:p>
          </table:table-cell>
          <table:table-cell office:value-type="float" office:value="164.396" calcext:value-type="float">
            <text:p>164.396</text:p>
          </table:table-cell>
          <table:table-cell office:value-type="float" office:value="38.228" calcext:value-type="float">
            <text:p>38.228</text:p>
          </table:table-cell>
          <table:table-cell office:value-type="float" office:value="34.871" calcext:value-type="float">
            <text:p>34.871</text:p>
          </table:table-cell>
        </table:table-row>
        <table:table-row table:style-name="ro1">
          <table:table-cell office:value-type="string" calcext:value-type="string">
            <text:p>u-ch427-n512-max18-single-ens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168.32" calcext:value-type="float">
            <text:p>168.32</text:p>
          </table:table-cell>
          <table:table-cell table:formula="of:=[.B108]-[.C108]" office:value-type="float" office:value="5376.038" calcext:value-type="float">
            <text:p>5376.038</text:p>
          </table:table-cell>
          <table:table-cell table:formula="of:=[.B108]-[.C108]-[.O108]" office:value-type="float" office:value="5203.35" calcext:value-type="float">
            <text:p>5203.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1T14:28:54Z</text:p>
          </table:table-cell>
          <table:table-cell office:value-type="string" calcext:value-type="string">
            <text:p>2022-01-11T19:09:16Z</text:p>
          </table:table-cell>
          <table:table-cell office:value-type="string" calcext:value-type="string">
            <text:p>2022-01-11T20:44:09Z</text:p>
          </table:table-cell>
          <table:table-cell office:value-type="string" calcext:value-type="string">
            <text:p>SUCCEEDED</text:p>
          </table:table-cell>
          <table:table-cell office:value-type="float" office:value="958299" calcext:value-type="float">
            <text:p>95829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72.688" calcext:value-type="float">
            <text:p>172.688</text:p>
          </table:table-cell>
          <table:table-cell office:value-type="float" office:value="38.48" calcext:value-type="float">
            <text:p>38.48</text:p>
          </table:table-cell>
          <table:table-cell office:value-type="float" office:value="37.097" calcext:value-type="float">
            <text:p>37.097</text:p>
          </table:table-cell>
        </table:table-row>
        <table:table-row table:style-name="ro1">
          <table:table-cell office:value-type="string" calcext:value-type="string">
            <text:p>u-ch427-n512-max18-single-ens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174.7" calcext:value-type="float">
            <text:p>174.7</text:p>
          </table:table-cell>
          <table:table-cell table:formula="of:=[.B109]-[.C109]" office:value-type="float" office:value="5382.409" calcext:value-type="float">
            <text:p>5382.409</text:p>
          </table:table-cell>
          <table:table-cell table:formula="of:=[.B109]-[.C109]-[.O109]" office:value-type="float" office:value="5214.773" calcext:value-type="float">
            <text:p>5214.7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42:25Z</text:p>
          </table:table-cell>
          <table:table-cell office:value-type="string" calcext:value-type="string">
            <text:p>2022-01-11T11:47:46Z</text:p>
          </table:table-cell>
          <table:table-cell office:value-type="string" calcext:value-type="string">
            <text:p>2022-01-11T13:23:09Z</text:p>
          </table:table-cell>
          <table:table-cell office:value-type="string" calcext:value-type="string">
            <text:p>SUCCEEDED</text:p>
          </table:table-cell>
          <table:table-cell office:value-type="float" office:value="956378" calcext:value-type="float">
            <text:p>956378</text:p>
          </table:table-cell>
          <table:table-cell office:value-type="float" office:value="142064" calcext:value-type="float">
            <text:p>142064</text:p>
          </table:table-cell>
          <table:table-cell office:value-type="float" office:value="167.636" calcext:value-type="float">
            <text:p>167.636</text:p>
          </table:table-cell>
          <table:table-cell office:value-type="float" office:value="37.145" calcext:value-type="float">
            <text:p>37.145</text:p>
          </table:table-cell>
          <table:table-cell office:value-type="float" office:value="36.224" calcext:value-type="float">
            <text:p>36.224</text:p>
          </table:table-cell>
        </table:table-row>
        <table:table-row table:style-name="ro1">
          <table:table-cell office:value-type="string" calcext:value-type="string">
            <text:p>u-ch427-n512-max18-single-ens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170.61" calcext:value-type="float">
            <text:p>170.61</text:p>
          </table:table-cell>
          <table:table-cell table:formula="of:=[.B110]-[.C110]" office:value-type="float" office:value="5474.324" calcext:value-type="float">
            <text:p>5474.324</text:p>
          </table:table-cell>
          <table:table-cell table:formula="of:=[.B110]-[.C110]-[.O110]" office:value-type="float" office:value="5306.284" calcext:value-type="float">
            <text:p>5306.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00:52:51Z</text:p>
          </table:table-cell>
          <table:table-cell office:value-type="string" calcext:value-type="string">
            <text:p>2022-01-11T13:01:53Z</text:p>
          </table:table-cell>
          <table:table-cell office:value-type="string" calcext:value-type="string">
            <text:p>2022-01-11T14:39:09Z</text:p>
          </table:table-cell>
          <table:table-cell office:value-type="string" calcext:value-type="string">
            <text:p>SUCCEEDED</text:p>
          </table:table-cell>
          <table:table-cell office:value-type="float" office:value="956417" calcext:value-type="float">
            <text:p>956417</text:p>
          </table:table-cell>
          <table:table-cell office:value-type="float" office:value="27171" calcext:value-type="float">
            <text:p>27171</text:p>
          </table:table-cell>
          <table:table-cell office:value-type="float" office:value="168.04" calcext:value-type="float">
            <text:p>168.04</text:p>
          </table:table-cell>
          <table:table-cell office:value-type="float" office:value="41.94" calcext:value-type="float">
            <text:p>41.94</text:p>
          </table:table-cell>
          <table:table-cell office:value-type="float" office:value="38.115" calcext:value-type="float">
            <text:p>38.115</text:p>
          </table:table-cell>
        </table:table-row>
        <table:table-row table:style-name="ro1">
          <table:table-cell office:value-type="string" calcext:value-type="string">
            <text:p>u-ch427-n512-max18-single-ens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186.47" calcext:value-type="float">
            <text:p>186.47</text:p>
          </table:table-cell>
          <table:table-cell table:formula="of:=[.B111]-[.C111]" office:value-type="float" office:value="5512.729" calcext:value-type="float">
            <text:p>5512.729</text:p>
          </table:table-cell>
          <table:table-cell table:formula="of:=[.B111]-[.C111]-[.O111]" office:value-type="float" office:value="5326.477" calcext:value-type="float">
            <text:p>5326.47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1T00:53:02Z</text:p>
          </table:table-cell>
          <table:table-cell office:value-type="string" calcext:value-type="string">
            <text:p>2022-01-11T09:19:32Z</text:p>
          </table:table-cell>
          <table:table-cell office:value-type="string" calcext:value-type="string">
            <text:p>2022-01-11T10:58:05Z</text:p>
          </table:table-cell>
          <table:table-cell office:value-type="string" calcext:value-type="string">
            <text:p>SUCCEEDED</text:p>
          </table:table-cell>
          <table:table-cell office:value-type="float" office:value="956419" calcext:value-type="float">
            <text:p>956419</text:p>
          </table:table-cell>
          <table:table-cell office:value-type="float" office:value="3935" calcext:value-type="float">
            <text:p>3935</text:p>
          </table:table-cell>
          <table:table-cell office:value-type="float" office:value="186.252" calcext:value-type="float">
            <text:p>186.252</text:p>
          </table:table-cell>
          <table:table-cell office:value-type="float" office:value="37.107" calcext:value-type="float">
            <text:p>37.107</text:p>
          </table:table-cell>
          <table:table-cell office:value-type="float" office:value="37.172" calcext:value-type="float">
            <text:p>37.172</text:p>
          </table:table-cell>
        </table:table-row>
        <table:table-row table:style-name="ro1">
          <table:table-cell office:value-type="string" calcext:value-type="string">
            <text:p>u-ch427-n512-max18-single-ens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212.54" calcext:value-type="float">
            <text:p>212.54</text:p>
          </table:table-cell>
          <table:table-cell table:formula="of:=[.B112]-[.C112]" office:value-type="float" office:value="5539.009" calcext:value-type="float">
            <text:p>5539.009</text:p>
          </table:table-cell>
          <table:table-cell table:formula="of:=[.B112]-[.C112]-[.O112]" office:value-type="float" office:value="5359.285" calcext:value-type="float">
            <text:p>5359.2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20:55:47Z</text:p>
          </table:table-cell>
          <table:table-cell office:value-type="string" calcext:value-type="string">
            <text:p>2022-01-11T22:58:06Z</text:p>
          </table:table-cell>
          <table:table-cell office:value-type="string" calcext:value-type="string">
            <text:p>2022-01-12T00:37:36Z</text:p>
          </table:table-cell>
          <table:table-cell office:value-type="string" calcext:value-type="string">
            <text:p>SUCCEEDED</text:p>
          </table:table-cell>
          <table:table-cell office:value-type="float" office:value="959584" calcext:value-type="float">
            <text:p>959584</text:p>
          </table:table-cell>
          <table:table-cell office:value-type="float" office:value="18937" calcext:value-type="float">
            <text:p>18937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37.88" calcext:value-type="float">
            <text:p>37.88</text:p>
          </table:table-cell>
          <table:table-cell office:value-type="float" office:value="38.064" calcext:value-type="float">
            <text:p>38.064</text:p>
          </table:table-cell>
        </table:table-row>
        <table:table-row table:style-name="ro1">
          <table:table-cell office:value-type="string" calcext:value-type="string">
            <text:p>u-ch427-n512-max18-single-ens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223.26" calcext:value-type="float">
            <text:p>223.26</text:p>
          </table:table-cell>
          <table:table-cell table:formula="of:=[.B113]-[.C113]" office:value-type="float" office:value="5555.626" calcext:value-type="float">
            <text:p>5555.626</text:p>
          </table:table-cell>
          <table:table-cell table:formula="of:=[.B113]-[.C113]-[.O113]" office:value-type="float" office:value="5384.359" calcext:value-type="float">
            <text:p>5384.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00:45:22Z</text:p>
          </table:table-cell>
          <table:table-cell office:value-type="string" calcext:value-type="string">
            <text:p>2022-01-11T08:01:25Z</text:p>
          </table:table-cell>
          <table:table-cell office:value-type="string" calcext:value-type="string">
            <text:p>2022-01-11T09:41:45Z</text:p>
          </table:table-cell>
          <table:table-cell office:value-type="string" calcext:value-type="string">
            <text:p>SUCCEEDED</text:p>
          </table:table-cell>
          <table:table-cell office:value-type="float" office:value="956392" calcext:value-type="float">
            <text:p>956392</text:p>
          </table:table-cell>
          <table:table-cell office:value-type="float" office:value="37893" calcext:value-type="float">
            <text:p>37893</text:p>
          </table:table-cell>
          <table:table-cell office:value-type="float" office:value="171.267" calcext:value-type="float">
            <text:p>171.267</text:p>
          </table:table-cell>
          <table:table-cell office:value-type="float" office:value="54.169" calcext:value-type="float">
            <text:p>54.169</text:p>
          </table:table-cell>
          <table:table-cell office:value-type="float" office:value="37.704" calcext:value-type="float">
            <text:p>37.704</text:p>
          </table:table-cell>
        </table:table-row>
        <table:table-row table:style-name="ro1">
          <table:table-cell office:value-type="string" calcext:value-type="string">
            <text:p>u-ch427-n512-max18-single-ens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229.86" calcext:value-type="float">
            <text:p>229.86</text:p>
          </table:table-cell>
          <table:table-cell table:formula="of:=[.B114]-[.C114]" office:value-type="float" office:value="5539.141" calcext:value-type="float">
            <text:p>5539.141</text:p>
          </table:table-cell>
          <table:table-cell table:formula="of:=[.B114]-[.C114]-[.O114]" office:value-type="float" office:value="5367.385" calcext:value-type="float">
            <text:p>5367.38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14:29:39Z</text:p>
          </table:table-cell>
          <table:table-cell office:value-type="string" calcext:value-type="string">
            <text:p>2022-01-11T15:21:33Z</text:p>
          </table:table-cell>
          <table:table-cell office:value-type="string" calcext:value-type="string">
            <text:p>2022-01-11T17:01:35Z</text:p>
          </table:table-cell>
          <table:table-cell office:value-type="string" calcext:value-type="string">
            <text:p>SUCCEEDED</text:p>
          </table:table-cell>
          <table:table-cell office:value-type="float" office:value="958305" calcext:value-type="float">
            <text:p>958305</text:p>
          </table:table-cell>
          <table:table-cell office:value-type="float" office:value="194810" calcext:value-type="float">
            <text:p>194810</text:p>
          </table:table-cell>
          <table:table-cell office:value-type="float" office:value="171.756" calcext:value-type="float">
            <text:p>171.756</text:p>
          </table:table-cell>
          <table:table-cell office:value-type="float" office:value="41.462" calcext:value-type="float">
            <text:p>41.462</text:p>
          </table:table-cell>
          <table:table-cell office:value-type="float" office:value="38.823" calcext:value-type="float">
            <text:p>38.823</text:p>
          </table:table-cell>
        </table:table-row>
        <table:table-row table:style-name="ro1">
          <table:table-cell office:value-type="string" calcext:value-type="string">
            <text:p>u-ch427-n512-max18-single-ens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231.87" calcext:value-type="float">
            <text:p>231.87</text:p>
          </table:table-cell>
          <table:table-cell table:formula="of:=[.B115]-[.C115]" office:value-type="float" office:value="5530.343" calcext:value-type="float">
            <text:p>5530.343</text:p>
          </table:table-cell>
          <table:table-cell table:formula="of:=[.B115]-[.C115]-[.O115]" office:value-type="float" office:value="5350.427" calcext:value-type="float">
            <text:p>5350.4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14:29:33Z</text:p>
          </table:table-cell>
          <table:table-cell office:value-type="string" calcext:value-type="string">
            <text:p>2022-01-11T14:57:14Z</text:p>
          </table:table-cell>
          <table:table-cell office:value-type="string" calcext:value-type="string">
            <text:p>2022-01-11T16:37:33Z</text:p>
          </table:table-cell>
          <table:table-cell office:value-type="string" calcext:value-type="string">
            <text:p>SUCCEEDED</text:p>
          </table:table-cell>
          <table:table-cell office:value-type="float" office:value="958304" calcext:value-type="float">
            <text:p>958304</text:p>
          </table:table-cell>
          <table:table-cell office:value-type="float" office:value="115952" calcext:value-type="float">
            <text:p>115952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39.019" calcext:value-type="float">
            <text:p>39.019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-ch427-n512-max18-single-ens18</text:p>
          </table:table-cell>
          <table:table-cell office:value-type="float" office:value="5783.86" calcext:value-type="float">
            <text:p>5783.86</text:p>
          </table:table-cell>
          <table:table-cell office:value-type="float" office:value="236.2" calcext:value-type="float">
            <text:p>236.2</text:p>
          </table:table-cell>
          <table:table-cell table:formula="of:=[.B116]-[.C116]" office:value-type="float" office:value="5547.66" calcext:value-type="float">
            <text:p>5547.66</text:p>
          </table:table-cell>
          <table:table-cell table:formula="of:=[.B116]-[.C116]-[.O116]" office:value-type="float" office:value="5372.625" calcext:value-type="float">
            <text:p>5372.6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5T17:17:05Z</text:p>
          </table:table-cell>
          <table:table-cell office:value-type="string" calcext:value-type="string">
            <text:p>2022-01-15T19:01:56Z</text:p>
          </table:table-cell>
          <table:table-cell office:value-type="string" calcext:value-type="string">
            <text:p>2022-01-15T20:43:01Z</text:p>
          </table:table-cell>
          <table:table-cell office:value-type="string" calcext:value-type="string">
            <text:p>SUCCEEDED</text:p>
          </table:table-cell>
          <table:table-cell office:value-type="float" office:value="973686" calcext:value-type="float">
            <text:p>973686</text:p>
          </table:table-cell>
          <table:table-cell office:value-type="float" office:value="41513" calcext:value-type="float">
            <text:p>41513</text:p>
          </table:table-cell>
          <table:table-cell office:value-type="float" office:value="175.035" calcext:value-type="float">
            <text:p>175.035</text:p>
          </table:table-cell>
          <table:table-cell office:value-type="float" office:value="35.445" calcext:value-type="float">
            <text:p>35.445</text:p>
          </table:table-cell>
          <table:table-cell office:value-type="float" office:value="37.748" calcext:value-type="float">
            <text:p>37.748</text:p>
          </table:table-cell>
        </table:table-row>
        <table:table-row table:style-name="ro1">
          <table:table-cell office:value-type="string" calcext:value-type="string">
            <text:p>u-ch427-n96-max18-ens00</text:p>
          </table:table-cell>
          <table:table-cell office:value-type="float" office:value="58.534" calcext:value-type="float">
            <text:p>58.534</text:p>
          </table:table-cell>
          <table:table-cell office:value-type="float" office:value="10.38" calcext:value-type="float">
            <text:p>10.38</text:p>
          </table:table-cell>
          <table:table-cell table:formula="of:=[.B117]-[.C117]" office:value-type="float" office:value="48.154" calcext:value-type="float">
            <text:p>48.154</text:p>
          </table:table-cell>
          <table:table-cell table:formula="of:=[.B117]-[.C117]-[.O117]" office:value-type="float" office:value="40.276" calcext:value-type="float">
            <text:p>40.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15Z</text:p>
          </table:table-cell>
          <table:table-cell office:value-type="string" calcext:value-type="string">
            <text:p>2022-01-10T22:20:23Z</text:p>
          </table:table-cell>
          <table:table-cell office:value-type="string" calcext:value-type="string">
            <text:p>2022-01-10T22:21:35Z</text:p>
          </table:table-cell>
          <table:table-cell office:value-type="string" calcext:value-type="string">
            <text:p>SUCCEEDED</text:p>
          </table:table-cell>
          <table:table-cell office:value-type="float" office:value="955614" calcext:value-type="float">
            <text:p>955614</text:p>
          </table:table-cell>
          <table:table-cell office:value-type="float" office:value="94134" calcext:value-type="float">
            <text:p>94134</text:p>
          </table:table-cell>
          <table:table-cell office:value-type="float" office:value="7.878" calcext:value-type="float">
            <text:p>7.878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ens01</text:p>
          </table:table-cell>
          <table:table-cell office:value-type="float" office:value="57.965" calcext:value-type="float">
            <text:p>57.965</text:p>
          </table:table-cell>
          <table:table-cell office:value-type="float" office:value="11.78" calcext:value-type="float">
            <text:p>11.78</text:p>
          </table:table-cell>
          <table:table-cell table:formula="of:=[.B118]-[.C118]" office:value-type="float" office:value="46.185" calcext:value-type="float">
            <text:p>46.185</text:p>
          </table:table-cell>
          <table:table-cell table:formula="of:=[.B118]-[.C118]-[.O118]" office:value-type="float" office:value="41.596" calcext:value-type="float">
            <text:p>41.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21Z</text:p>
          </table:table-cell>
          <table:table-cell office:value-type="string" calcext:value-type="string">
            <text:p>2022-01-10T22:20:31Z</text:p>
          </table:table-cell>
          <table:table-cell office:value-type="string" calcext:value-type="string">
            <text:p>2022-01-10T22:21:42Z</text:p>
          </table:table-cell>
          <table:table-cell office:value-type="string" calcext:value-type="string">
            <text:p>SUCCEEDED</text:p>
          </table:table-cell>
          <table:table-cell office:value-type="float" office:value="955616" calcext:value-type="float">
            <text:p>955616</text:p>
          </table:table-cell>
          <table:table-cell office:value-type="float" office:value="33212" calcext:value-type="float">
            <text:p>33212</text:p>
          </table:table-cell>
          <table:table-cell office:value-type="float" office:value="4.589" calcext:value-type="float">
            <text:p>4.5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max18-ens02</text:p>
          </table:table-cell>
          <table:table-cell office:value-type="float" office:value="58.851" calcext:value-type="float">
            <text:p>58.851</text:p>
          </table:table-cell>
          <table:table-cell office:value-type="float" office:value="12.13" calcext:value-type="float">
            <text:p>12.13</text:p>
          </table:table-cell>
          <table:table-cell table:formula="of:=[.B119]-[.C119]" office:value-type="float" office:value="46.721" calcext:value-type="float">
            <text:p>46.721</text:p>
          </table:table-cell>
          <table:table-cell table:formula="of:=[.B119]-[.C119]-[.O119]" office:value-type="float" office:value="42.027" calcext:value-type="float">
            <text:p>42.0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0T22:20:29Z</text:p>
          </table:table-cell>
          <table:table-cell office:value-type="string" calcext:value-type="string">
            <text:p>2022-01-10T22:20:40Z</text:p>
          </table:table-cell>
          <table:table-cell office:value-type="string" calcext:value-type="string">
            <text:p>2022-01-10T22:21:54Z</text:p>
          </table:table-cell>
          <table:table-cell office:value-type="string" calcext:value-type="string">
            <text:p>SUCCEEDED</text:p>
          </table:table-cell>
          <table:table-cell office:value-type="float" office:value="955618" calcext:value-type="float">
            <text:p>955618</text:p>
          </table:table-cell>
          <table:table-cell office:value-type="float" office:value="232706" calcext:value-type="float">
            <text:p>232706</text:p>
          </table:table-cell>
          <table:table-cell office:value-type="float" office:value="4.694" calcext:value-type="float">
            <text:p>4.6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max18-ens03</text:p>
          </table:table-cell>
          <table:table-cell office:value-type="float" office:value="59.738" calcext:value-type="float">
            <text:p>59.738</text:p>
          </table:table-cell>
          <table:table-cell office:value-type="float" office:value="13.74" calcext:value-type="float">
            <text:p>13.74</text:p>
          </table:table-cell>
          <table:table-cell table:formula="of:=[.B120]-[.C120]" office:value-type="float" office:value="45.998" calcext:value-type="float">
            <text:p>45.998</text:p>
          </table:table-cell>
          <table:table-cell table:formula="of:=[.B120]-[.C120]-[.O120]" office:value-type="float" office:value="41.727" calcext:value-type="float">
            <text:p>41.7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0T22:20:37Z</text:p>
          </table:table-cell>
          <table:table-cell office:value-type="string" calcext:value-type="string">
            <text:p>2022-01-10T22:20:47Z</text:p>
          </table:table-cell>
          <table:table-cell office:value-type="string" calcext:value-type="string">
            <text:p>2022-01-10T22:22:03Z</text:p>
          </table:table-cell>
          <table:table-cell office:value-type="string" calcext:value-type="string">
            <text:p>SUCCEEDED</text:p>
          </table:table-cell>
          <table:table-cell office:value-type="float" office:value="955620" calcext:value-type="float">
            <text:p>955620</text:p>
          </table:table-cell>
          <table:table-cell office:value-type="float" office:value="228573" calcext:value-type="float">
            <text:p>228573</text:p>
          </table:table-cell>
          <table:table-cell office:value-type="float" office:value="4.271" calcext:value-type="float">
            <text:p>4.271</text:p>
          </table:table-cell>
          <table:table-cell office:value-type="float" office:value="0.37" calcext:value-type="float">
            <text:p>0.37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ens04</text:p>
          </table:table-cell>
          <table:table-cell office:value-type="float" office:value="61.444" calcext:value-type="float">
            <text:p>61.444</text:p>
          </table:table-cell>
          <table:table-cell office:value-type="float" office:value="14.63" calcext:value-type="float">
            <text:p>14.63</text:p>
          </table:table-cell>
          <table:table-cell table:formula="of:=[.B121]-[.C121]" office:value-type="float" office:value="46.814" calcext:value-type="float">
            <text:p>46.814</text:p>
          </table:table-cell>
          <table:table-cell table:formula="of:=[.B121]-[.C121]-[.O121]" office:value-type="float" office:value="42.4" calcext:value-type="float">
            <text:p>42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0T22:20:46Z</text:p>
          </table:table-cell>
          <table:table-cell office:value-type="string" calcext:value-type="string">
            <text:p>2022-01-10T22:20:55Z</text:p>
          </table:table-cell>
          <table:table-cell office:value-type="string" calcext:value-type="string">
            <text:p>2022-01-10T22:22:13Z</text:p>
          </table:table-cell>
          <table:table-cell office:value-type="string" calcext:value-type="string">
            <text:p>SUCCEEDED</text:p>
          </table:table-cell>
          <table:table-cell office:value-type="float" office:value="955622" calcext:value-type="float">
            <text:p>955622</text:p>
          </table:table-cell>
          <table:table-cell office:value-type="float" office:value="191090" calcext:value-type="float">
            <text:p>191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4" calcext:value-type="float">
            <text:p>0.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5</text:p>
          </table:table-cell>
          <table:table-cell office:value-type="float" office:value="80.567" calcext:value-type="float">
            <text:p>80.567</text:p>
          </table:table-cell>
          <table:table-cell office:value-type="float" office:value="30.42" calcext:value-type="float">
            <text:p>30.42</text:p>
          </table:table-cell>
          <table:table-cell table:formula="of:=[.B122]-[.C122]" office:value-type="float" office:value="50.147" calcext:value-type="float">
            <text:p>50.147</text:p>
          </table:table-cell>
          <table:table-cell table:formula="of:=[.B122]-[.C122]-[.O122]" office:value-type="float" office:value="42.591" calcext:value-type="float">
            <text:p>42.5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0T22:20:54Z</text:p>
          </table:table-cell>
          <table:table-cell office:value-type="string" calcext:value-type="string">
            <text:p>2022-01-10T22:22:09Z</text:p>
          </table:table-cell>
          <table:table-cell office:value-type="string" calcext:value-type="string">
            <text:p>2022-01-10T22:24:06Z</text:p>
          </table:table-cell>
          <table:table-cell office:value-type="string" calcext:value-type="string">
            <text:p>SUCCEEDED</text:p>
          </table:table-cell>
          <table:table-cell office:value-type="float" office:value="955624" calcext:value-type="float">
            <text:p>955624</text:p>
          </table:table-cell>
          <table:table-cell office:value-type="float" office:value="248649" calcext:value-type="float">
            <text:p>248649</text:p>
          </table:table-cell>
          <table:table-cell office:value-type="float" office:value="7.556" calcext:value-type="float">
            <text:p>7.55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6</text:p>
          </table:table-cell>
          <table:table-cell office:value-type="float" office:value="83.135" calcext:value-type="float">
            <text:p>83.135</text:p>
          </table:table-cell>
          <table:table-cell office:value-type="float" office:value="32.14" calcext:value-type="float">
            <text:p>32.14</text:p>
          </table:table-cell>
          <table:table-cell table:formula="of:=[.B123]-[.C123]" office:value-type="float" office:value="50.995" calcext:value-type="float">
            <text:p>50.995</text:p>
          </table:table-cell>
          <table:table-cell table:formula="of:=[.B123]-[.C123]-[.O123]" office:value-type="float" office:value="42.995" calcext:value-type="float">
            <text:p>42.9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0T22:21:06Z</text:p>
          </table:table-cell>
          <table:table-cell office:value-type="string" calcext:value-type="string">
            <text:p>2022-01-10T22:22:38Z</text:p>
          </table:table-cell>
          <table:table-cell office:value-type="string" calcext:value-type="string">
            <text:p>2022-01-10T22:24:37Z</text:p>
          </table:table-cell>
          <table:table-cell office:value-type="string" calcext:value-type="string">
            <text:p>SUCCEEDED</text:p>
          </table:table-cell>
          <table:table-cell office:value-type="float" office:value="955626" calcext:value-type="float">
            <text:p>955626</text:p>
          </table:table-cell>
          <table:table-cell office:value-type="float" office:value="207287" calcext:value-type="float">
            <text:p>207287</text:p>
          </table:table-cell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ens07</text:p>
          </table:table-cell>
          <table:table-cell office:value-type="float" office:value="87.82" calcext:value-type="float">
            <text:p>87.82</text:p>
          </table:table-cell>
          <table:table-cell office:value-type="float" office:value="33.79" calcext:value-type="float">
            <text:p>33.79</text:p>
          </table:table-cell>
          <table:table-cell table:formula="of:=[.B124]-[.C124]" office:value-type="float" office:value="54.03" calcext:value-type="float">
            <text:p>54.03</text:p>
          </table:table-cell>
          <table:table-cell table:formula="of:=[.B124]-[.C124]-[.O124]" office:value-type="float" office:value="43.445" calcext:value-type="float">
            <text:p>43.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0T22:21:12Z</text:p>
          </table:table-cell>
          <table:table-cell office:value-type="string" calcext:value-type="string">
            <text:p>2022-01-10T22:24:51Z</text:p>
          </table:table-cell>
          <table:table-cell office:value-type="string" calcext:value-type="string">
            <text:p>2022-01-10T22:26:56Z</text:p>
          </table:table-cell>
          <table:table-cell office:value-type="string" calcext:value-type="string">
            <text:p>SUCCEEDED</text:p>
          </table:table-cell>
          <table:table-cell office:value-type="float" office:value="955627" calcext:value-type="float">
            <text:p>955627</text:p>
          </table:table-cell>
          <table:table-cell office:value-type="float" office:value="4563" calcext:value-type="float">
            <text:p>456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ens08</text:p>
          </table:table-cell>
          <table:table-cell office:value-type="float" office:value="86.346" calcext:value-type="float">
            <text:p>86.346</text:p>
          </table:table-cell>
          <table:table-cell office:value-type="float" office:value="34.02" calcext:value-type="float">
            <text:p>34.02</text:p>
          </table:table-cell>
          <table:table-cell table:formula="of:=[.B125]-[.C125]" office:value-type="float" office:value="52.326" calcext:value-type="float">
            <text:p>52.326</text:p>
          </table:table-cell>
          <table:table-cell table:formula="of:=[.B125]-[.C125]-[.O125]" office:value-type="float" office:value="44.036" calcext:value-type="float">
            <text:p>44.0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0T22:21:20Z</text:p>
          </table:table-cell>
          <table:table-cell office:value-type="string" calcext:value-type="string">
            <text:p>2022-01-10T22:27:23Z</text:p>
          </table:table-cell>
          <table:table-cell office:value-type="string" calcext:value-type="string">
            <text:p>2022-01-10T22:29:26Z</text:p>
          </table:table-cell>
          <table:table-cell office:value-type="string" calcext:value-type="string">
            <text:p>SUCCEEDED</text:p>
          </table:table-cell>
          <table:table-cell office:value-type="float" office:value="955628" calcext:value-type="float">
            <text:p>955628</text:p>
          </table:table-cell>
          <table:table-cell office:value-type="float" office:value="21716" calcext:value-type="float">
            <text:p>21716</text:p>
          </table:table-cell>
          <table:table-cell office:value-type="float" office:value="8.29" calcext:value-type="float">
            <text:p>8.2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09</text:p>
          </table:table-cell>
          <table:table-cell office:value-type="float" office:value="91.085" calcext:value-type="float">
            <text:p>91.085</text:p>
          </table:table-cell>
          <table:table-cell office:value-type="float" office:value="36.93" calcext:value-type="float">
            <text:p>36.93</text:p>
          </table:table-cell>
          <table:table-cell table:formula="of:=[.B126]-[.C126]" office:value-type="float" office:value="54.155" calcext:value-type="float">
            <text:p>54.155</text:p>
          </table:table-cell>
          <table:table-cell table:formula="of:=[.B126]-[.C126]-[.O126]" office:value-type="float" office:value="46.31" calcext:value-type="float">
            <text:p>46.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0T22:21:32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29" calcext:value-type="float">
            <text:p>955629</text:p>
          </table:table-cell>
          <table:table-cell office:value-type="float" office:value="122136" calcext:value-type="float">
            <text:p>122136</text:p>
          </table:table-cell>
          <table:table-cell office:value-type="float" office:value="7.845" calcext:value-type="float">
            <text:p>7.8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ens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36.95" calcext:value-type="float">
            <text:p>36.95</text:p>
          </table:table-cell>
          <table:table-cell table:formula="of:=[.B127]-[.C127]" office:value-type="float" office:value="53.212" calcext:value-type="float">
            <text:p>53.212</text:p>
          </table:table-cell>
          <table:table-cell table:formula="of:=[.B127]-[.C127]-[.O127]" office:value-type="float" office:value="46.314" calcext:value-type="float">
            <text:p>46.3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0T22:27:01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67" calcext:value-type="float">
            <text:p>955667</text:p>
          </table:table-cell>
          <table:table-cell office:value-type="float" office:value="173944" calcext:value-type="float">
            <text:p>173944</text:p>
          </table:table-cell>
          <table:table-cell office:value-type="float" office:value="6.898" calcext:value-type="float">
            <text:p>6.8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37.67" calcext:value-type="float">
            <text:p>37.67</text:p>
          </table:table-cell>
          <table:table-cell table:formula="of:=[.B128]-[.C128]" office:value-type="float" office:value="62.171" calcext:value-type="float">
            <text:p>62.171</text:p>
          </table:table-cell>
          <table:table-cell table:formula="of:=[.B128]-[.C128]-[.O128]" office:value-type="float" office:value="54.263" calcext:value-type="float">
            <text:p>54.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0T22:21:44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3:55Z</text:p>
          </table:table-cell>
          <table:table-cell office:value-type="string" calcext:value-type="string">
            <text:p>SUCCEEDED</text:p>
          </table:table-cell>
          <table:table-cell office:value-type="float" office:value="955630" calcext:value-type="float">
            <text:p>955630</text:p>
          </table:table-cell>
          <table:table-cell office:value-type="float" office:value="245261" calcext:value-type="float">
            <text:p>245261</text:p>
          </table:table-cell>
          <table:table-cell office:value-type="float" office:value="7.908" calcext:value-type="float">
            <text:p>7.9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ens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38.85" calcext:value-type="float">
            <text:p>38.85</text:p>
          </table:table-cell>
          <table:table-cell table:formula="of:=[.B129]-[.C129]" office:value-type="float" office:value="66.188" calcext:value-type="float">
            <text:p>66.188</text:p>
          </table:table-cell>
          <table:table-cell table:formula="of:=[.B129]-[.C129]-[.O129]" office:value-type="float" office:value="45.992" calcext:value-type="float">
            <text:p>45.9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0T22:21:53Z</text:p>
          </table:table-cell>
          <table:table-cell office:value-type="string" calcext:value-type="string">
            <text:p>2022-01-10T22:33:14Z</text:p>
          </table:table-cell>
          <table:table-cell office:value-type="string" calcext:value-type="string">
            <text:p>2022-01-10T22:35:40Z</text:p>
          </table:table-cell>
          <table:table-cell office:value-type="string" calcext:value-type="string">
            <text:p>SUCCEEDED</text:p>
          </table:table-cell>
          <table:table-cell office:value-type="float" office:value="955631" calcext:value-type="float">
            <text:p>955631</text:p>
          </table:table-cell>
          <table:table-cell office:value-type="float" office:value="56388" calcext:value-type="float">
            <text:p>56388</text:p>
          </table:table-cell>
          <table:table-cell office:value-type="float" office:value="20.196" calcext:value-type="float">
            <text:p>20.196</text:p>
          </table:table-cell>
          <table:table-cell office:value-type="float" office:value="0.41" calcext:value-type="float">
            <text:p>0.41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ax18-ens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40.24" calcext:value-type="float">
            <text:p>40.24</text:p>
          </table:table-cell>
          <table:table-cell table:formula="of:=[.B130]-[.C130]" office:value-type="float" office:value="68.338" calcext:value-type="float">
            <text:p>68.338</text:p>
          </table:table-cell>
          <table:table-cell table:formula="of:=[.B130]-[.C130]-[.O130]" office:value-type="float" office:value="48.346" calcext:value-type="float">
            <text:p>48.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0T22:22:01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4:04Z</text:p>
          </table:table-cell>
          <table:table-cell office:value-type="string" calcext:value-type="string">
            <text:p>SUCCEEDED</text:p>
          </table:table-cell>
          <table:table-cell office:value-type="float" office:value="955633" calcext:value-type="float">
            <text:p>955633</text:p>
          </table:table-cell>
          <table:table-cell office:value-type="float" office:value="221028" calcext:value-type="float">
            <text:p>221028</text:p>
          </table:table-cell>
          <table:table-cell office:value-type="float" office:value="19.992" calcext:value-type="float">
            <text:p>19.9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42.78" calcext:value-type="float">
            <text:p>42.78</text:p>
          </table:table-cell>
          <table:table-cell table:formula="of:=[.B131]-[.C131]" office:value-type="float" office:value="52.368" calcext:value-type="float">
            <text:p>52.368</text:p>
          </table:table-cell>
          <table:table-cell table:formula="of:=[.B131]-[.C131]-[.O131]" office:value-type="float" office:value="47.465" calcext:value-type="float">
            <text:p>47.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0T22:29:04Z</text:p>
          </table:table-cell>
          <table:table-cell office:value-type="string" calcext:value-type="string">
            <text:p>2022-01-10T22:41:33Z</text:p>
          </table:table-cell>
          <table:table-cell office:value-type="string" calcext:value-type="string">
            <text:p>2022-01-10T22:44:09Z</text:p>
          </table:table-cell>
          <table:table-cell office:value-type="string" calcext:value-type="string">
            <text:p>SUCCEEDED</text:p>
          </table:table-cell>
          <table:table-cell office:value-type="float" office:value="955675" calcext:value-type="float">
            <text:p>955675</text:p>
          </table:table-cell>
          <table:table-cell office:value-type="float" office:value="138351" calcext:value-type="float">
            <text:p>138351</text:p>
          </table:table-cell>
          <table:table-cell office:value-type="float" office:value="4.903" calcext:value-type="float">
            <text:p>4.903</text:p>
          </table:table-cell>
          <table:table-cell office:value-type="float" office:value="0.401" calcext:value-type="float">
            <text:p>0.40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ens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41.58" calcext:value-type="float">
            <text:p>41.58</text:p>
          </table:table-cell>
          <table:table-cell table:formula="of:=[.B132]-[.C132]" office:value-type="float" office:value="90.673" calcext:value-type="float">
            <text:p>90.673</text:p>
          </table:table-cell>
          <table:table-cell table:formula="of:=[.B132]-[.C132]-[.O132]" office:value-type="float" office:value="70.675" calcext:value-type="float">
            <text:p>70.6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0T22:31:30Z</text:p>
          </table:table-cell>
          <table:table-cell office:value-type="string" calcext:value-type="string">
            <text:p>2022-01-10T22:56:55Z</text:p>
          </table:table-cell>
          <table:table-cell office:value-type="string" calcext:value-type="string">
            <text:p>2022-01-10T22:59:50Z</text:p>
          </table:table-cell>
          <table:table-cell office:value-type="string" calcext:value-type="string">
            <text:p>SUCCEEDED</text:p>
          </table:table-cell>
          <table:table-cell office:value-type="float" office:value="955700" calcext:value-type="float">
            <text:p>955700</text:p>
          </table:table-cell>
          <table:table-cell office:value-type="float" office:value="107686" calcext:value-type="float">
            <text:p>107686</text:p>
          </table:table-cell>
          <table:table-cell office:value-type="float" office:value="19.998" calcext:value-type="float">
            <text:p>19.998</text:p>
          </table:table-cell>
          <table:table-cell office:value-type="float" office:value="0.38" calcext:value-type="float">
            <text:p>0.38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41.21" calcext:value-type="float">
            <text:p>41.21</text:p>
          </table:table-cell>
          <table:table-cell table:formula="of:=[.B133]-[.C133]" office:value-type="float" office:value="68.913" calcext:value-type="float">
            <text:p>68.913</text:p>
          </table:table-cell>
          <table:table-cell table:formula="of:=[.B133]-[.C133]-[.O133]" office:value-type="float" office:value="47.961" calcext:value-type="float">
            <text:p>47.9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0T22:22:30Z</text:p>
          </table:table-cell>
          <table:table-cell office:value-type="string" calcext:value-type="string">
            <text:p>2022-01-10T22:29:51Z</text:p>
          </table:table-cell>
          <table:table-cell office:value-type="string" calcext:value-type="string">
            <text:p>2022-01-10T22:32:42Z</text:p>
          </table:table-cell>
          <table:table-cell office:value-type="string" calcext:value-type="string">
            <text:p>SUCCEEDED</text:p>
          </table:table-cell>
          <table:table-cell office:value-type="float" office:value="955635" calcext:value-type="float">
            <text:p>955635</text:p>
          </table:table-cell>
          <table:table-cell office:value-type="float" office:value="38771" calcext:value-type="float">
            <text:p>38771</text:p>
          </table:table-cell>
          <table:table-cell office:value-type="float" office:value="20.952" calcext:value-type="float">
            <text:p>20.9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ens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7.25" calcext:value-type="float">
            <text:p>57.25</text:p>
          </table:table-cell>
          <table:table-cell table:formula="of:=[.B134]-[.C134]" office:value-type="float" office:value="54.685" calcext:value-type="float">
            <text:p>54.685</text:p>
          </table:table-cell>
          <table:table-cell table:formula="of:=[.B134]-[.C134]-[.O134]" office:value-type="float" office:value="48.843" calcext:value-type="float">
            <text:p>48.8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0T22:22:36Z</text:p>
          </table:table-cell>
          <table:table-cell office:value-type="string" calcext:value-type="string">
            <text:p>2022-01-10T22:44:22Z</text:p>
          </table:table-cell>
          <table:table-cell office:value-type="string" calcext:value-type="string">
            <text:p>2022-01-10T22:47:17Z</text:p>
          </table:table-cell>
          <table:table-cell office:value-type="string" calcext:value-type="string">
            <text:p>SUCCEEDED</text:p>
          </table:table-cell>
          <table:table-cell office:value-type="float" office:value="955636" calcext:value-type="float">
            <text:p>955636</text:p>
          </table:table-cell>
          <table:table-cell office:value-type="float" office:value="1694" calcext:value-type="float">
            <text:p>1694</text:p>
          </table:table-cell>
          <table:table-cell office:value-type="float" office:value="5.842" calcext:value-type="float">
            <text:p>5.8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max18-ens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57.46" calcext:value-type="float">
            <text:p>57.46</text:p>
          </table:table-cell>
          <table:table-cell table:formula="of:=[.B135]-[.C135]" office:value-type="float" office:value="78.958" calcext:value-type="float">
            <text:p>78.958</text:p>
          </table:table-cell>
          <table:table-cell table:formula="of:=[.B135]-[.C135]-[.O135]" office:value-type="float" office:value="58.175" calcext:value-type="float">
            <text:p>58.1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0T23:05:52Z</text:p>
          </table:table-cell>
          <table:table-cell office:value-type="string" calcext:value-type="string">
            <text:p>2022-01-10T23:06:15Z</text:p>
          </table:table-cell>
          <table:table-cell office:value-type="string" calcext:value-type="string">
            <text:p>2022-01-10T23:09:35Z</text:p>
          </table:table-cell>
          <table:table-cell office:value-type="string" calcext:value-type="string">
            <text:p>SUCCEEDED</text:p>
          </table:table-cell>
          <table:table-cell office:value-type="float" office:value="955842" calcext:value-type="float">
            <text:p>955842</text:p>
          </table:table-cell>
          <table:table-cell office:value-type="float" office:value="202229" calcext:value-type="float">
            <text:p>202229</text:p>
          </table:table-cell>
          <table:table-cell office:value-type="float" office:value="20.783" calcext:value-type="float">
            <text:p>20.78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mf-ens00</text:p>
          </table:table-cell>
          <table:table-cell office:value-type="float" office:value="62.34" calcext:value-type="float">
            <text:p>62.34</text:p>
          </table:table-cell>
          <table:table-cell office:value-type="float" office:value="12.03" calcext:value-type="float">
            <text:p>12.03</text:p>
          </table:table-cell>
          <table:table-cell table:formula="of:=[.B136]-[.C136]" office:value-type="float" office:value="50.31" calcext:value-type="float">
            <text:p>50.31</text:p>
          </table:table-cell>
          <table:table-cell table:formula="of:=[.B136]-[.C136]-[.O136]" office:value-type="float" office:value="40.479" calcext:value-type="float">
            <text:p>40.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599" calcext:value-type="float">
            <text:p>960599</text:p>
          </table:table-cell>
          <table:table-cell office:value-type="float" office:value="191270" calcext:value-type="float">
            <text:p>191270</text:p>
          </table:table-cell>
          <table:table-cell office:value-type="float" office:value="9.831" calcext:value-type="float">
            <text:p>9.8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max18-mf-ens01</text:p>
          </table:table-cell>
          <table:table-cell office:value-type="float" office:value="63.432" calcext:value-type="float">
            <text:p>63.432</text:p>
          </table:table-cell>
          <table:table-cell office:value-type="float" office:value="11.85" calcext:value-type="float">
            <text:p>11.85</text:p>
          </table:table-cell>
          <table:table-cell table:formula="of:=[.B137]-[.C137]" office:value-type="float" office:value="51.582" calcext:value-type="float">
            <text:p>51.582</text:p>
          </table:table-cell>
          <table:table-cell table:formula="of:=[.B137]-[.C137]-[.O137]" office:value-type="float" office:value="42.581" calcext:value-type="float">
            <text:p>42.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7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50Z</text:p>
          </table:table-cell>
          <table:table-cell office:value-type="string" calcext:value-type="string">
            <text:p>SUCCEEDED</text:p>
          </table:table-cell>
          <table:table-cell office:value-type="float" office:value="960602" calcext:value-type="float">
            <text:p>960602</text:p>
          </table:table-cell>
          <table:table-cell office:value-type="float" office:value="85818" calcext:value-type="float">
            <text:p>85818</text:p>
          </table:table-cell>
          <table:table-cell office:value-type="float" office:value="9.001" calcext:value-type="float">
            <text:p>9.0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mf-ens0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19.04" calcext:value-type="float">
            <text:p>19.04</text:p>
          </table:table-cell>
          <table:table-cell table:formula="of:=[.B138]-[.C138]" office:value-type="float" office:value="95.961" calcext:value-type="float">
            <text:p>95.961</text:p>
          </table:table-cell>
          <table:table-cell table:formula="of:=[.B138]-[.C138]-[.O138]" office:value-type="float" office:value="86.365" calcext:value-type="float">
            <text:p>86.3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23:31:47Z</text:p>
          </table:table-cell>
          <table:table-cell office:value-type="string" calcext:value-type="string">
            <text:p>2022-01-11T23:47:12Z</text:p>
          </table:table-cell>
          <table:table-cell office:value-type="string" calcext:value-type="string">
            <text:p>2022-01-11T23:49:27Z</text:p>
          </table:table-cell>
          <table:table-cell office:value-type="string" calcext:value-type="string">
            <text:p>SUCCEEDED</text:p>
          </table:table-cell>
          <table:table-cell office:value-type="float" office:value="960604" calcext:value-type="float">
            <text:p>960604</text:p>
          </table:table-cell>
          <table:table-cell office:value-type="float" office:value="101039" calcext:value-type="float">
            <text:p>101039</text:p>
          </table:table-cell>
          <table:table-cell office:value-type="float" office:value="9.596" calcext:value-type="float">
            <text:p>9.5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mf-ens03</text:p>
          </table:table-cell>
          <table:table-cell office:value-type="float" office:value="84.023" calcext:value-type="float">
            <text:p>84.023</text:p>
          </table:table-cell>
          <table:table-cell office:value-type="float" office:value="23.91" calcext:value-type="float">
            <text:p>23.91</text:p>
          </table:table-cell>
          <table:table-cell table:formula="of:=[.B139]-[.C139]" office:value-type="float" office:value="60.113" calcext:value-type="float">
            <text:p>60.113</text:p>
          </table:table-cell>
          <table:table-cell table:formula="of:=[.B139]-[.C139]-[.O139]" office:value-type="float" office:value="49.573" calcext:value-type="float">
            <text:p>49.5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23:31:55Z</text:p>
          </table:table-cell>
          <table:table-cell office:value-type="string" calcext:value-type="string">
            <text:p>2022-01-11T23:47:58Z</text:p>
          </table:table-cell>
          <table:table-cell office:value-type="string" calcext:value-type="string">
            <text:p>2022-01-11T23:49:59Z</text:p>
          </table:table-cell>
          <table:table-cell office:value-type="string" calcext:value-type="string">
            <text:p>SUCCEEDED</text:p>
          </table:table-cell>
          <table:table-cell office:value-type="float" office:value="960616" calcext:value-type="float">
            <text:p>960616</text:p>
          </table:table-cell>
          <table:table-cell office:value-type="float" office:value="253084" calcext:value-type="float">
            <text:p>253084</text:p>
          </table:table-cell>
          <table:table-cell office:value-type="float" office:value="10.54" calcext:value-type="float">
            <text:p>10.5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mf-ens04</text:p>
          </table:table-cell>
          <table:table-cell office:value-type="float" office:value="88.094" calcext:value-type="float">
            <text:p>88.094</text:p>
          </table:table-cell>
          <table:table-cell office:value-type="float" office:value="23.45" calcext:value-type="float">
            <text:p>23.45</text:p>
          </table:table-cell>
          <table:table-cell table:formula="of:=[.B140]-[.C140]" office:value-type="float" office:value="64.644" calcext:value-type="float">
            <text:p>64.644</text:p>
          </table:table-cell>
          <table:table-cell table:formula="of:=[.B140]-[.C140]-[.O140]" office:value-type="float" office:value="52.775" calcext:value-type="float">
            <text:p>52.7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23:32:01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7:18Z</text:p>
          </table:table-cell>
          <table:table-cell office:value-type="string" calcext:value-type="string">
            <text:p>SUCCEEDED</text:p>
          </table:table-cell>
          <table:table-cell office:value-type="float" office:value="960618" calcext:value-type="float">
            <text:p>960618</text:p>
          </table:table-cell>
          <table:table-cell office:value-type="float" office:value="236619" calcext:value-type="float">
            <text:p>236619</text:p>
          </table:table-cell>
          <table:table-cell office:value-type="float" office:value="11.869" calcext:value-type="float">
            <text:p>11.86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max18-mf-ens0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34.01" calcext:value-type="float">
            <text:p>34.01</text:p>
          </table:table-cell>
          <table:table-cell table:formula="of:=[.B141]-[.C141]" office:value-type="float" office:value="68.305" calcext:value-type="float">
            <text:p>68.305</text:p>
          </table:table-cell>
          <table:table-cell table:formula="of:=[.B141]-[.C141]-[.O141]" office:value-type="float" office:value="56.645" calcext:value-type="float">
            <text:p>56.6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23:32:10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9Z</text:p>
          </table:table-cell>
          <table:table-cell office:value-type="string" calcext:value-type="string">
            <text:p>SUCCEEDED</text:p>
          </table:table-cell>
          <table:table-cell office:value-type="float" office:value="960620" calcext:value-type="float">
            <text:p>960620</text:p>
          </table:table-cell>
          <table:table-cell office:value-type="float" office:value="216749" calcext:value-type="float">
            <text:p>216749</text:p>
          </table:table-cell>
          <table:table-cell office:value-type="float" office:value="11.66" calcext:value-type="float">
            <text:p>11.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max18-mf-ens0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33.12" calcext:value-type="float">
            <text:p>33.12</text:p>
          </table:table-cell>
          <table:table-cell table:formula="of:=[.B142]-[.C142]" office:value-type="float" office:value="90.315" calcext:value-type="float">
            <text:p>90.315</text:p>
          </table:table-cell>
          <table:table-cell table:formula="of:=[.B142]-[.C142]-[.O142]" office:value-type="float" office:value="60.209" calcext:value-type="float">
            <text:p>60.2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23:32:18Z</text:p>
          </table:table-cell>
          <table:table-cell office:value-type="string" calcext:value-type="string">
            <text:p>2022-01-11T23:49:13Z</text:p>
          </table:table-cell>
          <table:table-cell office:value-type="string" calcext:value-type="string">
            <text:p>2022-01-11T23:51:58Z</text:p>
          </table:table-cell>
          <table:table-cell office:value-type="string" calcext:value-type="string">
            <text:p>SUCCEEDED</text:p>
          </table:table-cell>
          <table:table-cell office:value-type="float" office:value="960621" calcext:value-type="float">
            <text:p>960621</text:p>
          </table:table-cell>
          <table:table-cell office:value-type="float" office:value="49972" calcext:value-type="float">
            <text:p>49972</text:p>
          </table:table-cell>
          <table:table-cell office:value-type="float" office:value="30.106" calcext:value-type="float">
            <text:p>30.1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07</text:p>
          </table:table-cell>
          <table:table-cell office:value-type="float" office:value="98.014" calcext:value-type="float">
            <text:p>98.014</text:p>
          </table:table-cell>
          <table:table-cell office:value-type="float" office:value="32.53" calcext:value-type="float">
            <text:p>32.53</text:p>
          </table:table-cell>
          <table:table-cell table:formula="of:=[.B143]-[.C143]" office:value-type="float" office:value="65.484" calcext:value-type="float">
            <text:p>65.484</text:p>
          </table:table-cell>
          <table:table-cell table:formula="of:=[.B143]-[.C143]-[.O143]" office:value-type="float" office:value="52.206" calcext:value-type="float">
            <text:p>52.2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23:32:25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5Z</text:p>
          </table:table-cell>
          <table:table-cell office:value-type="string" calcext:value-type="string">
            <text:p>SUCCEEDED</text:p>
          </table:table-cell>
          <table:table-cell office:value-type="float" office:value="960623" calcext:value-type="float">
            <text:p>960623</text:p>
          </table:table-cell>
          <table:table-cell office:value-type="float" office:value="152223" calcext:value-type="float">
            <text:p>152223</text:p>
          </table:table-cell>
          <table:table-cell office:value-type="float" office:value="13.278" calcext:value-type="float">
            <text:p>13.2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96-max18-mf-ens0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34.04" calcext:value-type="float">
            <text:p>34.04</text:p>
          </table:table-cell>
          <table:table-cell table:formula="of:=[.B144]-[.C144]" office:value-type="float" office:value="99.428" calcext:value-type="float">
            <text:p>99.428</text:p>
          </table:table-cell>
          <table:table-cell table:formula="of:=[.B144]-[.C144]-[.O144]" office:value-type="float" office:value="63.575" calcext:value-type="float">
            <text:p>63.5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2T00:09:52Z</text:p>
          </table:table-cell>
          <table:table-cell office:value-type="string" calcext:value-type="string">
            <text:p>2022-01-12T00:22:55Z</text:p>
          </table:table-cell>
          <table:table-cell office:value-type="string" calcext:value-type="string">
            <text:p>2022-01-12T00:25:53Z</text:p>
          </table:table-cell>
          <table:table-cell office:value-type="string" calcext:value-type="string">
            <text:p>SUCCEEDED</text:p>
          </table:table-cell>
          <table:table-cell office:value-type="float" office:value="960812" calcext:value-type="float">
            <text:p>960812</text:p>
          </table:table-cell>
          <table:table-cell office:value-type="float" office:value="134235" calcext:value-type="float">
            <text:p>134235</text:p>
          </table:table-cell>
          <table:table-cell office:value-type="float" office:value="35.853" calcext:value-type="float">
            <text:p>35.8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09</text:p>
          </table:table-cell>
          <table:table-cell office:value-type="float" office:value="143.72" calcext:value-type="float">
            <text:p>143.72</text:p>
          </table:table-cell>
          <table:table-cell office:value-type="float" office:value="37.56" calcext:value-type="float">
            <text:p>37.56</text:p>
          </table:table-cell>
          <table:table-cell table:formula="of:=[.B145]-[.C145]" office:value-type="float" office:value="106.16" calcext:value-type="float">
            <text:p>106.16</text:p>
          </table:table-cell>
          <table:table-cell table:formula="of:=[.B145]-[.C145]-[.O145]" office:value-type="float" office:value="68.708" calcext:value-type="float">
            <text:p>68.7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23:32:43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23Z</text:p>
          </table:table-cell>
          <table:table-cell office:value-type="string" calcext:value-type="string">
            <text:p>SUCCEEDED</text:p>
          </table:table-cell>
          <table:table-cell office:value-type="float" office:value="960627" calcext:value-type="float">
            <text:p>960627</text:p>
          </table:table-cell>
          <table:table-cell office:value-type="float" office:value="101023" calcext:value-type="float">
            <text:p>101023</text:p>
          </table:table-cell>
          <table:table-cell office:value-type="float" office:value="37.452" calcext:value-type="float">
            <text:p>37.4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mf-ens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37.4" calcext:value-type="float">
            <text:p>37.4</text:p>
          </table:table-cell>
          <table:table-cell table:formula="of:=[.B146]-[.C146]" office:value-type="float" office:value="101.472" calcext:value-type="float">
            <text:p>101.472</text:p>
          </table:table-cell>
          <table:table-cell table:formula="of:=[.B146]-[.C146]-[.O146]" office:value-type="float" office:value="71.377" calcext:value-type="float">
            <text:p>71.3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23:32:49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19Z</text:p>
          </table:table-cell>
          <table:table-cell office:value-type="string" calcext:value-type="string">
            <text:p>SUCCEEDED</text:p>
          </table:table-cell>
          <table:table-cell office:value-type="float" office:value="960628" calcext:value-type="float">
            <text:p>960628</text:p>
          </table:table-cell>
          <table:table-cell office:value-type="float" office:value="47703" calcext:value-type="float">
            <text:p>47703</text:p>
          </table:table-cell>
          <table:table-cell office:value-type="float" office:value="30.095" calcext:value-type="float">
            <text:p>30.0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mf-ens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36.48" calcext:value-type="float">
            <text:p>36.48</text:p>
          </table:table-cell>
          <table:table-cell table:formula="of:=[.B147]-[.C147]" office:value-type="float" office:value="112.927" calcext:value-type="float">
            <text:p>112.927</text:p>
          </table:table-cell>
          <table:table-cell table:formula="of:=[.B147]-[.C147]-[.O147]" office:value-type="float" office:value="70.138" calcext:value-type="float">
            <text:p>70.1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3T01:19:47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0Z</text:p>
          </table:table-cell>
          <table:table-cell office:value-type="string" calcext:value-type="string">
            <text:p>SUCCEEDED</text:p>
          </table:table-cell>
          <table:table-cell office:value-type="float" office:value="965871" calcext:value-type="float">
            <text:p>965871</text:p>
          </table:table-cell>
          <table:table-cell office:value-type="float" office:value="26338" calcext:value-type="float">
            <text:p>26338</text:p>
          </table:table-cell>
          <table:table-cell office:value-type="float" office:value="42.789" calcext:value-type="float">
            <text:p>42.78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51.19" calcext:value-type="float">
            <text:p>51.19</text:p>
          </table:table-cell>
          <table:table-cell table:formula="of:=[.B148]-[.C148]" office:value-type="float" office:value="101.19" calcext:value-type="float">
            <text:p>101.19</text:p>
          </table:table-cell>
          <table:table-cell table:formula="of:=[.B148]-[.C148]-[.O148]" office:value-type="float" office:value="72.377" calcext:value-type="float">
            <text:p>72.3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3T01:19:55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3Z</text:p>
          </table:table-cell>
          <table:table-cell office:value-type="string" calcext:value-type="string">
            <text:p>SUCCEEDED</text:p>
          </table:table-cell>
          <table:table-cell office:value-type="float" office:value="965872" calcext:value-type="float">
            <text:p>965872</text:p>
          </table:table-cell>
          <table:table-cell office:value-type="float" office:value="212303" calcext:value-type="float">
            <text:p>212303</text:p>
          </table:table-cell>
          <table:table-cell office:value-type="float" office:value="28.813" calcext:value-type="float">
            <text:p>28.813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max18-mf-ens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54.22" calcext:value-type="float">
            <text:p>54.22</text:p>
          </table:table-cell>
          <table:table-cell table:formula="of:=[.B149]-[.C149]" office:value-type="float" office:value="70.36" calcext:value-type="float">
            <text:p>70.36</text:p>
          </table:table-cell>
          <table:table-cell table:formula="of:=[.B149]-[.C149]-[.O149]" office:value-type="float" office:value="59.986" calcext:value-type="float">
            <text:p>59.9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23:33:15Z</text:p>
          </table:table-cell>
          <table:table-cell office:value-type="string" calcext:value-type="string">
            <text:p>2022-01-11T23:55:59Z</text:p>
          </table:table-cell>
          <table:table-cell office:value-type="string" calcext:value-type="string">
            <text:p>2022-01-11T23:58:51Z</text:p>
          </table:table-cell>
          <table:table-cell office:value-type="string" calcext:value-type="string">
            <text:p>SUCCEEDED</text:p>
          </table:table-cell>
          <table:table-cell office:value-type="float" office:value="960631" calcext:value-type="float">
            <text:p>960631</text:p>
          </table:table-cell>
          <table:table-cell office:value-type="float" office:value="65934" calcext:value-type="float">
            <text:p>65934</text:p>
          </table:table-cell>
          <table:table-cell office:value-type="float" office:value="10.374" calcext:value-type="float">
            <text:p>10.3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54.55" calcext:value-type="float">
            <text:p>54.55</text:p>
          </table:table-cell>
          <table:table-cell table:formula="of:=[.B150]-[.C150]" office:value-type="float" office:value="114.971" calcext:value-type="float">
            <text:p>114.971</text:p>
          </table:table-cell>
          <table:table-cell table:formula="of:=[.B150]-[.C150]-[.O150]" office:value-type="float" office:value="76.713" calcext:value-type="float">
            <text:p>76.7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3T02:18:58Z</text:p>
          </table:table-cell>
          <table:table-cell office:value-type="string" calcext:value-type="string">
            <text:p>2022-01-13T03:33:41Z</text:p>
          </table:table-cell>
          <table:table-cell office:value-type="string" calcext:value-type="string">
            <text:p>2022-01-13T03:37:18Z</text:p>
          </table:table-cell>
          <table:table-cell office:value-type="string" calcext:value-type="string">
            <text:p>SUCCEEDED</text:p>
          </table:table-cell>
          <table:table-cell office:value-type="float" office:value="965940" calcext:value-type="float">
            <text:p>965940</text:p>
          </table:table-cell>
          <table:table-cell office:value-type="float" office:value="98063" calcext:value-type="float">
            <text:p>98063</text:p>
          </table:table-cell>
          <table:table-cell office:value-type="float" office:value="38.258" calcext:value-type="float">
            <text:p>38.258</text:p>
          </table:table-cell>
          <table:table-cell office:value-type="float" office:value="0.409" calcext:value-type="float">
            <text:p>0.409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max18-mf-ens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57.7" calcext:value-type="float">
            <text:p>57.7</text:p>
          </table:table-cell>
          <table:table-cell table:formula="of:=[.B151]-[.C151]" office:value-type="float" office:value="120.124" calcext:value-type="float">
            <text:p>120.124</text:p>
          </table:table-cell>
          <table:table-cell table:formula="of:=[.B151]-[.C151]-[.O151]" office:value-type="float" office:value="78.388" calcext:value-type="float">
            <text:p>78.3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3T01:20:12Z</text:p>
          </table:table-cell>
          <table:table-cell office:value-type="string" calcext:value-type="string">
            <text:p>2022-01-13T01:49:09Z</text:p>
          </table:table-cell>
          <table:table-cell office:value-type="string" calcext:value-type="string">
            <text:p>2022-01-13T01:53:10Z</text:p>
          </table:table-cell>
          <table:table-cell office:value-type="string" calcext:value-type="string">
            <text:p>SUCCEEDED</text:p>
          </table:table-cell>
          <table:table-cell office:value-type="float" office:value="965874" calcext:value-type="float">
            <text:p>965874</text:p>
          </table:table-cell>
          <table:table-cell office:value-type="float" office:value="181953" calcext:value-type="float">
            <text:p>181953</text:p>
          </table:table-cell>
          <table:table-cell office:value-type="float" office:value="41.736" calcext:value-type="float">
            <text:p>41.73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56.77" calcext:value-type="float">
            <text:p>56.77</text:p>
          </table:table-cell>
          <table:table-cell table:formula="of:=[.B152]-[.C152]" office:value-type="float" office:value="124.94" calcext:value-type="float">
            <text:p>124.94</text:p>
          </table:table-cell>
          <table:table-cell table:formula="of:=[.B152]-[.C152]-[.O152]" office:value-type="float" office:value="83.909" calcext:value-type="float">
            <text:p>83.9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3T01:20:22Z</text:p>
          </table:table-cell>
          <table:table-cell office:value-type="string" calcext:value-type="string">
            <text:p>2022-01-13T01:57:17Z</text:p>
          </table:table-cell>
          <table:table-cell office:value-type="string" calcext:value-type="string">
            <text:p>2022-01-13T02:01:25Z</text:p>
          </table:table-cell>
          <table:table-cell office:value-type="string" calcext:value-type="string">
            <text:p>SUCCEEDED</text:p>
          </table:table-cell>
          <table:table-cell office:value-type="float" office:value="965875" calcext:value-type="float">
            <text:p>965875</text:p>
          </table:table-cell>
          <table:table-cell office:value-type="float" office:value="200256" calcext:value-type="float">
            <text:p>200256</text:p>
          </table:table-cell>
          <table:table-cell office:value-type="float" office:value="41.031" calcext:value-type="float">
            <text:p>41.0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max18-mf-ens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54.88" calcext:value-type="float">
            <text:p>54.88</text:p>
          </table:table-cell>
          <table:table-cell table:formula="of:=[.B153]-[.C153]" office:value-type="float" office:value="135.566" calcext:value-type="float">
            <text:p>135.566</text:p>
          </table:table-cell>
          <table:table-cell table:formula="of:=[.B153]-[.C153]-[.O153]" office:value-type="float" office:value="84.085" calcext:value-type="float">
            <text:p>84.08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3T01:20:31Z</text:p>
          </table:table-cell>
          <table:table-cell office:value-type="string" calcext:value-type="string">
            <text:p>2022-01-13T02:18:53Z</text:p>
          </table:table-cell>
          <table:table-cell office:value-type="string" calcext:value-type="string">
            <text:p>2022-01-13T02:23:15Z</text:p>
          </table:table-cell>
          <table:table-cell office:value-type="string" calcext:value-type="string">
            <text:p>SUCCEEDED</text:p>
          </table:table-cell>
          <table:table-cell office:value-type="float" office:value="965876" calcext:value-type="float">
            <text:p>965876</text:p>
          </table:table-cell>
          <table:table-cell office:value-type="float" office:value="212183" calcext:value-type="float">
            <text:p>212183</text:p>
          </table:table-cell>
          <table:table-cell office:value-type="float" office:value="51.481" calcext:value-type="float">
            <text:p>51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mf-ens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57.04" calcext:value-type="float">
            <text:p>57.04</text:p>
          </table:table-cell>
          <table:table-cell table:formula="of:=[.B154]-[.C154]" office:value-type="float" office:value="138.331" calcext:value-type="float">
            <text:p>138.331</text:p>
          </table:table-cell>
          <table:table-cell table:formula="of:=[.B154]-[.C154]-[.O154]" office:value-type="float" office:value="85.992" calcext:value-type="float">
            <text:p>85.9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3T01:20:41Z</text:p>
          </table:table-cell>
          <table:table-cell office:value-type="string" calcext:value-type="string">
            <text:p>2022-01-13T02:37:15Z</text:p>
          </table:table-cell>
          <table:table-cell office:value-type="string" calcext:value-type="string">
            <text:p>2022-01-13T02:41:40Z</text:p>
          </table:table-cell>
          <table:table-cell office:value-type="string" calcext:value-type="string">
            <text:p>SUCCEEDED</text:p>
          </table:table-cell>
          <table:table-cell office:value-type="float" office:value="965877" calcext:value-type="float">
            <text:p>965877</text:p>
          </table:table-cell>
          <table:table-cell office:value-type="float" office:value="81841" calcext:value-type="float">
            <text:p>81841</text:p>
          </table:table-cell>
          <table:table-cell office:value-type="float" office:value="52.339" calcext:value-type="float">
            <text:p>52.3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of-ens00</text:p>
          </table:table-cell>
          <table:table-cell office:value-type="float" office:value="62.209" calcext:value-type="float">
            <text:p>62.209</text:p>
          </table:table-cell>
          <table:table-cell office:value-type="float" office:value="11.96" calcext:value-type="float">
            <text:p>11.96</text:p>
          </table:table-cell>
          <table:table-cell table:formula="of:=[.B155]-[.C155]" office:value-type="float" office:value="50.249" calcext:value-type="float">
            <text:p>50.249</text:p>
          </table:table-cell>
          <table:table-cell table:formula="of:=[.B155]-[.C155]-[.O155]" office:value-type="float" office:value="40.42" calcext:value-type="float">
            <text:p>40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4:5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642" calcext:value-type="float">
            <text:p>960642</text:p>
          </table:table-cell>
          <table:table-cell office:value-type="float" office:value="50045" calcext:value-type="float">
            <text:p>50045</text:p>
          </table:table-cell>
          <table:table-cell office:value-type="float" office:value="9.829" calcext:value-type="float">
            <text:p>9.829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of-ens04</text:p>
          </table:table-cell>
          <table:table-cell office:value-type="float" office:value="370.332" calcext:value-type="float">
            <text:p>370.332</text:p>
          </table:table-cell>
          <table:table-cell office:value-type="float" office:value="36.5" calcext:value-type="float">
            <text:p>36.5</text:p>
          </table:table-cell>
          <table:table-cell table:formula="of:=[.B156]-[.C156]" office:value-type="float" office:value="333.832" calcext:value-type="float">
            <text:p>333.832</text:p>
          </table:table-cell>
          <table:table-cell table:formula="of:=[.B156]-[.C156]-[.O156]" office:value-type="float" office:value="323.263" calcext:value-type="float">
            <text:p>323.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3T01:21:17Z</text:p>
          </table:table-cell>
          <table:table-cell office:value-type="string" calcext:value-type="string">
            <text:p>2022-01-13T01:45:33Z</text:p>
          </table:table-cell>
          <table:table-cell office:value-type="string" calcext:value-type="string">
            <text:p>2022-01-13T01:52:08Z</text:p>
          </table:table-cell>
          <table:table-cell office:value-type="string" calcext:value-type="string">
            <text:p>SUCCEEDED</text:p>
          </table:table-cell>
          <table:table-cell office:value-type="float" office:value="965881" calcext:value-type="float">
            <text:p>965881</text:p>
          </table:table-cell>
          <table:table-cell office:value-type="float" office:value="186566" calcext:value-type="float">
            <text:p>186566</text:p>
          </table:table-cell>
          <table:table-cell office:value-type="float" office:value="10.569" calcext:value-type="float">
            <text:p>10.569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max18-of-ens06</text:p>
          </table:table-cell>
          <table:table-cell office:value-type="float" office:value="505.14" calcext:value-type="float">
            <text:p>505.14</text:p>
          </table:table-cell>
          <table:table-cell office:value-type="float" office:value="40.05" calcext:value-type="float">
            <text:p>40.05</text:p>
          </table:table-cell>
          <table:table-cell table:formula="of:=[.B157]-[.C157]" office:value-type="float" office:value="465.09" calcext:value-type="float">
            <text:p>465.09</text:p>
          </table:table-cell>
          <table:table-cell table:formula="of:=[.B157]-[.C157]-[.O157]" office:value-type="float" office:value="432.311" calcext:value-type="float">
            <text:p>432.3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3T01:21:25Z</text:p>
          </table:table-cell>
          <table:table-cell office:value-type="string" calcext:value-type="string">
            <text:p>2022-01-13T02:03:41Z</text:p>
          </table:table-cell>
          <table:table-cell office:value-type="string" calcext:value-type="string">
            <text:p>2022-01-13T02:12:50Z</text:p>
          </table:table-cell>
          <table:table-cell office:value-type="string" calcext:value-type="string">
            <text:p>SUCCEEDED</text:p>
          </table:table-cell>
          <table:table-cell office:value-type="float" office:value="965882" calcext:value-type="float">
            <text:p>965882</text:p>
          </table:table-cell>
          <table:table-cell office:value-type="float" office:value="205101" calcext:value-type="float">
            <text:p>205101</text:p>
          </table:table-cell>
          <table:table-cell office:value-type="float" office:value="32.779" calcext:value-type="float">
            <text:p>32.779</text:p>
          </table:table-cell>
          <table:table-cell office:value-type="float" office:value="1.601" calcext:value-type="float">
            <text:p>1.60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u-ch427-n96-max18-single-ens00</text:p>
          </table:table-cell>
          <table:table-cell office:value-type="float" office:value="57.294" calcext:value-type="float">
            <text:p>57.294</text:p>
          </table:table-cell>
          <table:table-cell office:value-type="float" office:value="10.16" calcext:value-type="float">
            <text:p>10.16</text:p>
          </table:table-cell>
          <table:table-cell table:formula="of:=[.B158]-[.C158]" office:value-type="float" office:value="47.134" calcext:value-type="float">
            <text:p>47.134</text:p>
          </table:table-cell>
          <table:table-cell table:formula="of:=[.B158]-[.C158]-[.O158]" office:value-type="float" office:value="40.391" calcext:value-type="float">
            <text:p>40.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6:59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8:28Z</text:p>
          </table:table-cell>
          <table:table-cell office:value-type="string" calcext:value-type="string">
            <text:p>SUCCEEDED</text:p>
          </table:table-cell>
          <table:table-cell office:value-type="float" office:value="956396" calcext:value-type="float">
            <text:p>956396</text:p>
          </table:table-cell>
          <table:table-cell office:value-type="float" office:value="96407" calcext:value-type="float">
            <text:p>96407</text:p>
          </table:table-cell>
          <table:table-cell office:value-type="float" office:value="6.743" calcext:value-type="float">
            <text:p>6.7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single-ens01</text:p>
          </table:table-cell>
          <table:table-cell office:value-type="float" office:value="107.44" calcext:value-type="float">
            <text:p>107.44</text:p>
          </table:table-cell>
          <table:table-cell office:value-type="float" office:value="13.98" calcext:value-type="float">
            <text:p>13.98</text:p>
          </table:table-cell>
          <table:table-cell table:formula="of:=[.B159]-[.C159]" office:value-type="float" office:value="93.46" calcext:value-type="float">
            <text:p>93.46</text:p>
          </table:table-cell>
          <table:table-cell table:formula="of:=[.B159]-[.C159]-[.O159]" office:value-type="float" office:value="88.881" calcext:value-type="float">
            <text:p>88.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7:08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9:19Z</text:p>
          </table:table-cell>
          <table:table-cell office:value-type="string" calcext:value-type="string">
            <text:p>SUCCEEDED</text:p>
          </table:table-cell>
          <table:table-cell office:value-type="float" office:value="956397" calcext:value-type="float">
            <text:p>956397</text:p>
          </table:table-cell>
          <table:table-cell office:value-type="float" office:value="84632" calcext:value-type="float">
            <text:p>84632</text:p>
          </table:table-cell>
          <table:table-cell office:value-type="float" office:value="4.579" calcext:value-type="float">
            <text:p>4.579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2</text:p>
          </table:table-cell>
          <table:table-cell office:value-type="float" office:value="60.102" calcext:value-type="float">
            <text:p>60.102</text:p>
          </table:table-cell>
          <table:table-cell office:value-type="float" office:value="10.76" calcext:value-type="float">
            <text:p>10.76</text:p>
          </table:table-cell>
          <table:table-cell table:formula="of:=[.B160]-[.C160]" office:value-type="float" office:value="49.342" calcext:value-type="float">
            <text:p>49.342</text:p>
          </table:table-cell>
          <table:table-cell table:formula="of:=[.B160]-[.C160]-[.O160]" office:value-type="float" office:value="41.847" calcext:value-type="float">
            <text:p>41.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00:47:16Z</text:p>
          </table:table-cell>
          <table:table-cell office:value-type="string" calcext:value-type="string">
            <text:p>2022-01-11T00:51:39Z</text:p>
          </table:table-cell>
          <table:table-cell office:value-type="string" calcext:value-type="string">
            <text:p>2022-01-11T00:52:57Z</text:p>
          </table:table-cell>
          <table:table-cell office:value-type="string" calcext:value-type="string">
            <text:p>SUCCEEDED</text:p>
          </table:table-cell>
          <table:table-cell office:value-type="float" office:value="956399" calcext:value-type="float">
            <text:p>956399</text:p>
          </table:table-cell>
          <table:table-cell office:value-type="float" office:value="46181" calcext:value-type="float">
            <text:p>46181</text:p>
          </table:table-cell>
          <table:table-cell office:value-type="float" office:value="7.495" calcext:value-type="float">
            <text:p>7.49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3</text:p>
          </table:table-cell>
          <table:table-cell office:value-type="float" office:value="129.408" calcext:value-type="float">
            <text:p>129.408</text:p>
          </table:table-cell>
          <table:table-cell office:value-type="float" office:value="11.92" calcext:value-type="float">
            <text:p>11.92</text:p>
          </table:table-cell>
          <table:table-cell table:formula="of:=[.B161]-[.C161]" office:value-type="float" office:value="117.488" calcext:value-type="float">
            <text:p>117.488</text:p>
          </table:table-cell>
          <table:table-cell table:formula="of:=[.B161]-[.C161]-[.O161]" office:value-type="float" office:value="109.938" calcext:value-type="float">
            <text:p>109.9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00:47:24Z</text:p>
          </table:table-cell>
          <table:table-cell office:value-type="string" calcext:value-type="string">
            <text:p>2022-01-11T00:53:17Z</text:p>
          </table:table-cell>
          <table:table-cell office:value-type="string" calcext:value-type="string">
            <text:p>2022-01-11T00:55:48Z</text:p>
          </table:table-cell>
          <table:table-cell office:value-type="string" calcext:value-type="string">
            <text:p>SUCCEEDED</text:p>
          </table:table-cell>
          <table:table-cell office:value-type="float" office:value="956400" calcext:value-type="float">
            <text:p>956400</text:p>
          </table:table-cell>
          <table:table-cell office:value-type="float" office:value="61951" calcext:value-type="float">
            <text:p>61951</text:p>
          </table:table-cell>
          <table:table-cell office:value-type="float" office:value="7.55" calcext:value-type="float">
            <text:p>7.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ingle-ens04</text:p>
          </table:table-cell>
          <table:table-cell office:value-type="float" office:value="61.886" calcext:value-type="float">
            <text:p>61.886</text:p>
          </table:table-cell>
          <table:table-cell office:value-type="float" office:value="11.95" calcext:value-type="float">
            <text:p>11.95</text:p>
          </table:table-cell>
          <table:table-cell table:formula="of:=[.B162]-[.C162]" office:value-type="float" office:value="49.936" calcext:value-type="float">
            <text:p>49.936</text:p>
          </table:table-cell>
          <table:table-cell table:formula="of:=[.B162]-[.C162]-[.O162]" office:value-type="float" office:value="42.196" calcext:value-type="float">
            <text:p>42.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01:20:0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22Z</text:p>
          </table:table-cell>
          <table:table-cell office:value-type="string" calcext:value-type="string">
            <text:p>SUCCEEDED</text:p>
          </table:table-cell>
          <table:table-cell office:value-type="float" office:value="956470" calcext:value-type="float">
            <text:p>956470</text:p>
          </table:table-cell>
          <table:table-cell office:value-type="float" office:value="175742" calcext:value-type="float">
            <text:p>175742</text:p>
          </table:table-cell>
          <table:table-cell office:value-type="float" office:value="7.74" calcext:value-type="float">
            <text:p>7.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ingle-ens05</text:p>
          </table:table-cell>
          <table:table-cell office:value-type="float" office:value="60.849" calcext:value-type="float">
            <text:p>60.849</text:p>
          </table:table-cell>
          <table:table-cell office:value-type="float" office:value="11.12" calcext:value-type="float">
            <text:p>11.12</text:p>
          </table:table-cell>
          <table:table-cell table:formula="of:=[.B163]-[.C163]" office:value-type="float" office:value="49.729" calcext:value-type="float">
            <text:p>49.729</text:p>
          </table:table-cell>
          <table:table-cell table:formula="of:=[.B163]-[.C163]-[.O163]" office:value-type="float" office:value="45.315" calcext:value-type="float">
            <text:p>45.3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01:20:14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2Z</text:p>
          </table:table-cell>
          <table:table-cell office:value-type="string" calcext:value-type="string">
            <text:p>SUCCEEDED</text:p>
          </table:table-cell>
          <table:table-cell office:value-type="float" office:value="956471" calcext:value-type="float">
            <text:p>956471</text:p>
          </table:table-cell>
          <table:table-cell office:value-type="float" office:value="173090" calcext:value-type="float">
            <text:p>173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ingle-ens06</text:p>
          </table:table-cell>
          <table:table-cell office:value-type="float" office:value="62.442" calcext:value-type="float">
            <text:p>62.442</text:p>
          </table:table-cell>
          <table:table-cell office:value-type="float" office:value="12.94" calcext:value-type="float">
            <text:p>12.94</text:p>
          </table:table-cell>
          <table:table-cell table:formula="of:=[.B164]-[.C164]" office:value-type="float" office:value="49.502" calcext:value-type="float">
            <text:p>49.502</text:p>
          </table:table-cell>
          <table:table-cell table:formula="of:=[.B164]-[.C164]-[.O164]" office:value-type="float" office:value="45.416" calcext:value-type="float">
            <text:p>45.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01:20:2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4Z</text:p>
          </table:table-cell>
          <table:table-cell office:value-type="string" calcext:value-type="string">
            <text:p>SUCCEEDED</text:p>
          </table:table-cell>
          <table:table-cell office:value-type="float" office:value="956472" calcext:value-type="float">
            <text:p>956472</text:p>
          </table:table-cell>
          <table:table-cell office:value-type="float" office:value="186297" calcext:value-type="float">
            <text:p>186297</text:p>
          </table:table-cell>
          <table:table-cell office:value-type="float" office:value="4.086" calcext:value-type="float">
            <text:p>4.08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7</text:p>
          </table:table-cell>
          <table:table-cell office:value-type="float" office:value="63.483" calcext:value-type="float">
            <text:p>63.483</text:p>
          </table:table-cell>
          <table:table-cell office:value-type="float" office:value="13.23" calcext:value-type="float">
            <text:p>13.23</text:p>
          </table:table-cell>
          <table:table-cell table:formula="of:=[.B165]-[.C165]" office:value-type="float" office:value="50.253" calcext:value-type="float">
            <text:p>50.253</text:p>
          </table:table-cell>
          <table:table-cell table:formula="of:=[.B165]-[.C165]-[.O165]" office:value-type="float" office:value="46.098" calcext:value-type="float">
            <text:p>46.0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01:20:2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5Z</text:p>
          </table:table-cell>
          <table:table-cell office:value-type="string" calcext:value-type="string">
            <text:p>SUCCEEDED</text:p>
          </table:table-cell>
          <table:table-cell office:value-type="float" office:value="956473" calcext:value-type="float">
            <text:p>956473</text:p>
          </table:table-cell>
          <table:table-cell office:value-type="float" office:value="191432" calcext:value-type="float">
            <text:p>191432</text:p>
          </table:table-cell>
          <table:table-cell office:value-type="float" office:value="4.155" calcext:value-type="float">
            <text:p>4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max18-single-ens08</text:p>
          </table:table-cell>
          <table:table-cell office:value-type="float" office:value="63.024" calcext:value-type="float">
            <text:p>63.024</text:p>
          </table:table-cell>
          <table:table-cell office:value-type="float" office:value="12.83" calcext:value-type="float">
            <text:p>12.83</text:p>
          </table:table-cell>
          <table:table-cell table:formula="of:=[.B166]-[.C166]" office:value-type="float" office:value="50.194" calcext:value-type="float">
            <text:p>50.194</text:p>
          </table:table-cell>
          <table:table-cell table:formula="of:=[.B166]-[.C166]-[.O166]" office:value-type="float" office:value="45.826" calcext:value-type="float">
            <text:p>45.8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1T01:20:3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6Z</text:p>
          </table:table-cell>
          <table:table-cell office:value-type="string" calcext:value-type="string">
            <text:p>SUCCEEDED</text:p>
          </table:table-cell>
          <table:table-cell office:value-type="float" office:value="956474" calcext:value-type="float">
            <text:p>956474</text:p>
          </table:table-cell>
          <table:table-cell office:value-type="float" office:value="189508" calcext:value-type="float">
            <text:p>189508</text:p>
          </table:table-cell>
          <table:table-cell office:value-type="float" office:value="4.368" calcext:value-type="float">
            <text:p>4.3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ax18-single-ens09</text:p>
          </table:table-cell>
          <table:table-cell office:value-type="float" office:value="65.446" calcext:value-type="float">
            <text:p>65.446</text:p>
          </table:table-cell>
          <table:table-cell office:value-type="float" office:value="13.47" calcext:value-type="float">
            <text:p>13.47</text:p>
          </table:table-cell>
          <table:table-cell table:formula="of:=[.B167]-[.C167]" office:value-type="float" office:value="51.976" calcext:value-type="float">
            <text:p>51.976</text:p>
          </table:table-cell>
          <table:table-cell table:formula="of:=[.B167]-[.C167]-[.O167]" office:value-type="float" office:value="47.17" calcext:value-type="float">
            <text:p>47.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01:20:40Z</text:p>
          </table:table-cell>
          <table:table-cell office:value-type="string" calcext:value-type="string">
            <text:p>2022-01-11T01:23:02Z</text:p>
          </table:table-cell>
          <table:table-cell office:value-type="string" calcext:value-type="string">
            <text:p>2022-01-11T01:24:54Z</text:p>
          </table:table-cell>
          <table:table-cell office:value-type="string" calcext:value-type="string">
            <text:p>SUCCEEDED</text:p>
          </table:table-cell>
          <table:table-cell office:value-type="float" office:value="956475" calcext:value-type="float">
            <text:p>956475</text:p>
          </table:table-cell>
          <table:table-cell office:value-type="float" office:value="160146" calcext:value-type="float">
            <text:p>160146</text:p>
          </table:table-cell>
          <table:table-cell office:value-type="float" office:value="4.806" calcext:value-type="float">
            <text:p>4.8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single-ens10</text:p>
          </table:table-cell>
          <table:table-cell office:value-type="float" office:value="65.592" calcext:value-type="float">
            <text:p>65.592</text:p>
          </table:table-cell>
          <table:table-cell office:value-type="float" office:value="13.71" calcext:value-type="float">
            <text:p>13.71</text:p>
          </table:table-cell>
          <table:table-cell table:formula="of:=[.B168]-[.C168]" office:value-type="float" office:value="51.882" calcext:value-type="float">
            <text:p>51.882</text:p>
          </table:table-cell>
          <table:table-cell table:formula="of:=[.B168]-[.C168]-[.O168]" office:value-type="float" office:value="47.242" calcext:value-type="float">
            <text:p>47.2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01:20:5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56Z</text:p>
          </table:table-cell>
          <table:table-cell office:value-type="string" calcext:value-type="string">
            <text:p>SUCCEEDED</text:p>
          </table:table-cell>
          <table:table-cell office:value-type="float" office:value="956477" calcext:value-type="float">
            <text:p>956477</text:p>
          </table:table-cell>
          <table:table-cell office:value-type="float" office:value="99336" calcext:value-type="float">
            <text:p>99336</text:p>
          </table:table-cell>
          <table:table-cell office:value-type="float" office:value="4.64" calcext:value-type="float">
            <text:p>4.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max18-single-ens11</text:p>
          </table:table-cell>
          <table:table-cell office:value-type="float" office:value="69.373" calcext:value-type="float">
            <text:p>69.373</text:p>
          </table:table-cell>
          <table:table-cell office:value-type="float" office:value="14.47" calcext:value-type="float">
            <text:p>14.47</text:p>
          </table:table-cell>
          <table:table-cell table:formula="of:=[.B169]-[.C169]" office:value-type="float" office:value="54.903" calcext:value-type="float">
            <text:p>54.903</text:p>
          </table:table-cell>
          <table:table-cell table:formula="of:=[.B169]-[.C169]-[.O169]" office:value-type="float" office:value="46.82" calcext:value-type="float">
            <text:p>46.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1T01:20:57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0Z</text:p>
          </table:table-cell>
          <table:table-cell office:value-type="string" calcext:value-type="string">
            <text:p>SUCCEEDED</text:p>
          </table:table-cell>
          <table:table-cell office:value-type="float" office:value="956478" calcext:value-type="float">
            <text:p>956478</text:p>
          </table:table-cell>
          <table:table-cell office:value-type="float" office:value="255100" calcext:value-type="float">
            <text:p>255100</text:p>
          </table:table-cell>
          <table:table-cell office:value-type="float" office:value="8.083" calcext:value-type="float">
            <text:p>8.0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max18-single-ens12</text:p>
          </table:table-cell>
          <table:table-cell office:value-type="float" office:value="71.182" calcext:value-type="float">
            <text:p>71.182</text:p>
          </table:table-cell>
          <table:table-cell office:value-type="float" office:value="17.29" calcext:value-type="float">
            <text:p>17.29</text:p>
          </table:table-cell>
          <table:table-cell table:formula="of:=[.B170]-[.C170]" office:value-type="float" office:value="53.892" calcext:value-type="float">
            <text:p>53.892</text:p>
          </table:table-cell>
          <table:table-cell table:formula="of:=[.B170]-[.C170]-[.O170]" office:value-type="float" office:value="49.093" calcext:value-type="float">
            <text:p>49.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1T01:20:5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5:02Z</text:p>
          </table:table-cell>
          <table:table-cell office:value-type="string" calcext:value-type="string">
            <text:p>SUCCEEDED</text:p>
          </table:table-cell>
          <table:table-cell office:value-type="float" office:value="956476" calcext:value-type="float">
            <text:p>956476</text:p>
          </table:table-cell>
          <table:table-cell office:value-type="float" office:value="33488" calcext:value-type="float">
            <text:p>33488</text:p>
          </table:table-cell>
          <table:table-cell office:value-type="float" office:value="4.799" calcext:value-type="float">
            <text:p>4.799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3</text:p>
          </table:table-cell>
          <table:table-cell office:value-type="float" office:value="70.769" calcext:value-type="float">
            <text:p>70.769</text:p>
          </table:table-cell>
          <table:table-cell office:value-type="float" office:value="15.42" calcext:value-type="float">
            <text:p>15.42</text:p>
          </table:table-cell>
          <table:table-cell table:formula="of:=[.B171]-[.C171]" office:value-type="float" office:value="55.349" calcext:value-type="float">
            <text:p>55.349</text:p>
          </table:table-cell>
          <table:table-cell table:formula="of:=[.B171]-[.C171]-[.O171]" office:value-type="float" office:value="50.807" calcext:value-type="float">
            <text:p>50.8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01:21:04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5Z</text:p>
          </table:table-cell>
          <table:table-cell office:value-type="string" calcext:value-type="string">
            <text:p>SUCCEEDED</text:p>
          </table:table-cell>
          <table:table-cell office:value-type="float" office:value="956479" calcext:value-type="float">
            <text:p>956479</text:p>
          </table:table-cell>
          <table:table-cell office:value-type="float" office:value="206050" calcext:value-type="float">
            <text:p>206050</text:p>
          </table:table-cell>
          <table:table-cell office:value-type="float" office:value="4.542" calcext:value-type="float">
            <text:p>4.54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4</text:p>
          </table:table-cell>
          <table:table-cell office:value-type="float" office:value="74.016" calcext:value-type="float">
            <text:p>74.016</text:p>
          </table:table-cell>
          <table:table-cell office:value-type="float" office:value="18.62" calcext:value-type="float">
            <text:p>18.62</text:p>
          </table:table-cell>
          <table:table-cell table:formula="of:=[.B172]-[.C172]" office:value-type="float" office:value="55.396" calcext:value-type="float">
            <text:p>55.396</text:p>
          </table:table-cell>
          <table:table-cell table:formula="of:=[.B172]-[.C172]-[.O172]" office:value-type="float" office:value="50.726" calcext:value-type="float">
            <text:p>50.7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1T01:21:10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51Z</text:p>
          </table:table-cell>
          <table:table-cell office:value-type="string" calcext:value-type="string">
            <text:p>SUCCEEDED</text:p>
          </table:table-cell>
          <table:table-cell office:value-type="float" office:value="956480" calcext:value-type="float">
            <text:p>956480</text:p>
          </table:table-cell>
          <table:table-cell office:value-type="float" office:value="59117" calcext:value-type="float">
            <text:p>59117</text:p>
          </table:table-cell>
          <table:table-cell office:value-type="float" office:value="4.67" calcext:value-type="float">
            <text:p>4.6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max18-single-ens15</text:p>
          </table:table-cell>
          <table:table-cell office:value-type="float" office:value="74.557" calcext:value-type="float">
            <text:p>74.557</text:p>
          </table:table-cell>
          <table:table-cell office:value-type="float" office:value="19.03" calcext:value-type="float">
            <text:p>19.03</text:p>
          </table:table-cell>
          <table:table-cell table:formula="of:=[.B173]-[.C173]" office:value-type="float" office:value="55.527" calcext:value-type="float">
            <text:p>55.527</text:p>
          </table:table-cell>
          <table:table-cell table:formula="of:=[.B173]-[.C173]-[.O173]" office:value-type="float" office:value="46.7" calcext:value-type="float">
            <text:p>46.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1T01:20:00Z</text:p>
          </table:table-cell>
          <table:table-cell office:value-type="string" calcext:value-type="string">
            <text:p>2022-01-11T01:20:15Z</text:p>
          </table:table-cell>
          <table:table-cell office:value-type="string" calcext:value-type="string">
            <text:p>2022-01-11T01:22:24Z</text:p>
          </table:table-cell>
          <table:table-cell office:value-type="string" calcext:value-type="string">
            <text:p>SUCCEEDED</text:p>
          </table:table-cell>
          <table:table-cell office:value-type="float" office:value="956469" calcext:value-type="float">
            <text:p>956469</text:p>
          </table:table-cell>
          <table:table-cell office:value-type="float" office:value="142613" calcext:value-type="float">
            <text:p>142613</text:p>
          </table:table-cell>
          <table:table-cell office:value-type="float" office:value="8.827" calcext:value-type="float">
            <text:p>8.8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max18-single-ens16</text:p>
          </table:table-cell>
          <table:table-cell office:value-type="float" office:value="75.752" calcext:value-type="float">
            <text:p>75.752</text:p>
          </table:table-cell>
          <table:table-cell office:value-type="float" office:value="15.51" calcext:value-type="float">
            <text:p>15.51</text:p>
          </table:table-cell>
          <table:table-cell table:formula="of:=[.B174]-[.C174]" office:value-type="float" office:value="60.242" calcext:value-type="float">
            <text:p>60.242</text:p>
          </table:table-cell>
          <table:table-cell table:formula="of:=[.B174]-[.C174]-[.O174]" office:value-type="float" office:value="51.943" calcext:value-type="float">
            <text:p>51.9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1T00:49:30Z</text:p>
          </table:table-cell>
          <table:table-cell office:value-type="string" calcext:value-type="string">
            <text:p>2022-01-11T00:58:47Z</text:p>
          </table:table-cell>
          <table:table-cell office:value-type="string" calcext:value-type="string">
            <text:p>2022-01-11T01:01:18Z</text:p>
          </table:table-cell>
          <table:table-cell office:value-type="string" calcext:value-type="string">
            <text:p>SUCCEEDED</text:p>
          </table:table-cell>
          <table:table-cell office:value-type="float" office:value="956412" calcext:value-type="float">
            <text:p>956412</text:p>
          </table:table-cell>
          <table:table-cell office:value-type="float" office:value="117918" calcext:value-type="float">
            <text:p>117918</text:p>
          </table:table-cell>
          <table:table-cell office:value-type="float" office:value="8.299" calcext:value-type="float">
            <text:p>8.29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single-ens17</text:p>
          </table:table-cell>
          <table:table-cell office:value-type="float" office:value="78.149" calcext:value-type="float">
            <text:p>78.149</text:p>
          </table:table-cell>
          <table:table-cell office:value-type="float" office:value="16.97" calcext:value-type="float">
            <text:p>16.97</text:p>
          </table:table-cell>
          <table:table-cell table:formula="of:=[.B175]-[.C175]" office:value-type="float" office:value="61.179" calcext:value-type="float">
            <text:p>61.179</text:p>
          </table:table-cell>
          <table:table-cell table:formula="of:=[.B175]-[.C175]-[.O175]" office:value-type="float" office:value="55.446" calcext:value-type="float">
            <text:p>55.4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1T00:49:38Z</text:p>
          </table:table-cell>
          <table:table-cell office:value-type="string" calcext:value-type="string">
            <text:p>2022-01-11T00:58:46Z</text:p>
          </table:table-cell>
          <table:table-cell office:value-type="string" calcext:value-type="string">
            <text:p>2022-01-11T01:01:19Z</text:p>
          </table:table-cell>
          <table:table-cell office:value-type="string" calcext:value-type="string">
            <text:p>SUCCEEDED</text:p>
          </table:table-cell>
          <table:table-cell office:value-type="float" office:value="956414" calcext:value-type="float">
            <text:p>956414</text:p>
          </table:table-cell>
          <table:table-cell office:value-type="float" office:value="259076" calcext:value-type="float">
            <text:p>259076</text:p>
          </table:table-cell>
          <table:table-cell office:value-type="float" office:value="5.733" calcext:value-type="float">
            <text:p>5.7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max18-single-ens18</text:p>
          </table:table-cell>
          <table:table-cell office:value-type="float" office:value="73.511" calcext:value-type="float">
            <text:p>73.511</text:p>
          </table:table-cell>
          <table:table-cell office:value-type="float" office:value="17.13" calcext:value-type="float">
            <text:p>17.13</text:p>
          </table:table-cell>
          <table:table-cell table:formula="of:=[.B176]-[.C176]" office:value-type="float" office:value="56.381" calcext:value-type="float">
            <text:p>56.381</text:p>
          </table:table-cell>
          <table:table-cell table:formula="of:=[.B176]-[.C176]-[.O176]" office:value-type="float" office:value="48.128" calcext:value-type="float">
            <text:p>48.1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1T00:49:55Z</text:p>
          </table:table-cell>
          <table:table-cell office:value-type="string" calcext:value-type="string">
            <text:p>2022-01-11T01:01:58Z</text:p>
          </table:table-cell>
          <table:table-cell office:value-type="string" calcext:value-type="string">
            <text:p>2022-01-11T01:04:28Z</text:p>
          </table:table-cell>
          <table:table-cell office:value-type="string" calcext:value-type="string">
            <text:p>SUCCEEDED</text:p>
          </table:table-cell>
          <table:table-cell office:value-type="float" office:value="956415" calcext:value-type="float">
            <text:p>956415</text:p>
          </table:table-cell>
          <table:table-cell office:value-type="float" office:value="135542" calcext:value-type="float">
            <text:p>135542</text:p>
          </table:table-cell>
          <table:table-cell office:value-type="float" office:value="8.253" calcext:value-type="float">
            <text:p>8.253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u-ch427-n216-max18-stdev-ens00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39.73" calcext:value-type="float">
            <text:p>39.73</text:p>
          </table:table-cell>
          <table:table-cell table:formula="of:=[.B180]-[.C180]" office:value-type="float" office:value="86.382" calcext:value-type="float">
            <text:p>86.382</text:p>
          </table:table-cell>
          <table:table-cell table:formula="of:=[.B180]-[.C180]-[.O180]" office:value-type="float" office:value="74.797" calcext:value-type="float">
            <text:p>74.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2T23:07:07Z</text:p>
          </table:table-cell>
          <table:table-cell office:value-type="string" calcext:value-type="string">
            <text:p>2022-01-22T23:07:15Z</text:p>
          </table:table-cell>
          <table:table-cell office:value-type="string" calcext:value-type="string">
            <text:p>2022-01-22T23:09:37Z</text:p>
          </table:table-cell>
          <table:table-cell office:value-type="string" calcext:value-type="string">
            <text:p>SUCCEEDED</text:p>
          </table:table-cell>
          <table:table-cell office:value-type="float" office:value="1006276" calcext:value-type="float">
            <text:p>1006276</text:p>
          </table:table-cell>
          <table:table-cell office:value-type="float" office:value="122078" calcext:value-type="float">
            <text:p>122078</text:p>
          </table:table-cell>
          <table:table-cell office:value-type="float" office:value="11.585" calcext:value-type="float">
            <text:p>11.58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216-max18-stdev-ens01</text:p>
          </table:table-cell>
          <table:table-cell office:value-type="float" office:value="200.669" calcext:value-type="float">
            <text:p>200.669</text:p>
          </table:table-cell>
          <table:table-cell office:value-type="float" office:value="39.85" calcext:value-type="float">
            <text:p>39.85</text:p>
          </table:table-cell>
          <table:table-cell table:formula="of:=[.B181]-[.C181]" office:value-type="float" office:value="160.819" calcext:value-type="float">
            <text:p>160.819</text:p>
          </table:table-cell>
          <table:table-cell table:formula="of:=[.B181]-[.C181]-[.O181]" office:value-type="float" office:value="149.083" calcext:value-type="float">
            <text:p>149.0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2T23:22:23Z</text:p>
          </table:table-cell>
          <table:table-cell office:value-type="string" calcext:value-type="string">
            <text:p>2022-01-22T23:22:36Z</text:p>
          </table:table-cell>
          <table:table-cell office:value-type="string" calcext:value-type="string">
            <text:p>2022-01-22T23:26:15Z</text:p>
          </table:table-cell>
          <table:table-cell office:value-type="string" calcext:value-type="string">
            <text:p>SUCCEEDED</text:p>
          </table:table-cell>
          <table:table-cell office:value-type="float" office:value="1006373" calcext:value-type="float">
            <text:p>1006373</text:p>
          </table:table-cell>
          <table:table-cell office:value-type="float" office:value="75865" calcext:value-type="float">
            <text:p>75865</text:p>
          </table:table-cell>
          <table:table-cell office:value-type="float" office:value="11.736" calcext:value-type="float">
            <text:p>11.736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u-ch427-n216-max18-stdev-ens02</text:p>
          </table:table-cell>
          <table:table-cell office:value-type="float" office:value="210.003" calcext:value-type="float">
            <text:p>210.003</text:p>
          </table:table-cell>
          <table:table-cell office:value-type="float" office:value="41.2" calcext:value-type="float">
            <text:p>41.2</text:p>
          </table:table-cell>
          <table:table-cell table:formula="of:=[.B182]-[.C182]" office:value-type="float" office:value="168.803" calcext:value-type="float">
            <text:p>168.803</text:p>
          </table:table-cell>
          <table:table-cell table:formula="of:=[.B182]-[.C182]-[.O182]" office:value-type="float" office:value="157.718" calcext:value-type="float">
            <text:p>157.7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22T23:22:24Z</text:p>
          </table:table-cell>
          <table:table-cell office:value-type="string" calcext:value-type="string">
            <text:p>2022-01-22T23:24:08Z</text:p>
          </table:table-cell>
          <table:table-cell office:value-type="string" calcext:value-type="string">
            <text:p>2022-01-22T23:28:54Z</text:p>
          </table:table-cell>
          <table:table-cell office:value-type="string" calcext:value-type="string">
            <text:p>SUCCEEDED</text:p>
          </table:table-cell>
          <table:table-cell office:value-type="float" office:value="1006375" calcext:value-type="float">
            <text:p>1006375</text:p>
          </table:table-cell>
          <table:table-cell office:value-type="float" office:value="240053" calcext:value-type="float">
            <text:p>240053</text:p>
          </table:table-cell>
          <table:table-cell office:value-type="float" office:value="11.085" calcext:value-type="float">
            <text:p>11.08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tdev-ens03</text:p>
          </table:table-cell>
          <table:table-cell office:value-type="float" office:value="138.049" calcext:value-type="float">
            <text:p>138.049</text:p>
          </table:table-cell>
          <table:table-cell office:value-type="float" office:value="45.87" calcext:value-type="float">
            <text:p>45.87</text:p>
          </table:table-cell>
          <table:table-cell table:formula="of:=[.B183]-[.C183]" office:value-type="float" office:value="92.179" calcext:value-type="float">
            <text:p>92.179</text:p>
          </table:table-cell>
          <table:table-cell table:formula="of:=[.B183]-[.C183]-[.O183]" office:value-type="float" office:value="79.858" calcext:value-type="float">
            <text:p>79.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22T23:22:24Z</text:p>
          </table:table-cell>
          <table:table-cell office:value-type="string" calcext:value-type="string">
            <text:p>2022-01-22T23:48:55Z</text:p>
          </table:table-cell>
          <table:table-cell office:value-type="string" calcext:value-type="string">
            <text:p>2022-01-22T23:51:57Z</text:p>
          </table:table-cell>
          <table:table-cell office:value-type="string" calcext:value-type="string">
            <text:p>SUCCEEDED</text:p>
          </table:table-cell>
          <table:table-cell office:value-type="float" office:value="1006374" calcext:value-type="float">
            <text:p>1006374</text:p>
          </table:table-cell>
          <table:table-cell office:value-type="float" office:value="214697" calcext:value-type="float">
            <text:p>214697</text:p>
          </table:table-cell>
          <table:table-cell office:value-type="float" office:value="12.321" calcext:value-type="float">
            <text:p>12.32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u-ch427-n216-max18-stdev-ens04</text:p>
          </table:table-cell>
          <table:table-cell office:value-type="float" office:value="143.318" calcext:value-type="float">
            <text:p>143.318</text:p>
          </table:table-cell>
          <table:table-cell office:value-type="float" office:value="46.6" calcext:value-type="float">
            <text:p>46.6</text:p>
          </table:table-cell>
          <table:table-cell table:formula="of:=[.B184]-[.C184]" office:value-type="float" office:value="96.718" calcext:value-type="float">
            <text:p>96.718</text:p>
          </table:table-cell>
          <table:table-cell table:formula="of:=[.B184]-[.C184]-[.O184]" office:value-type="float" office:value="81.56" calcext:value-type="float">
            <text:p>81.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22T23:22:24Z</text:p>
          </table:table-cell>
          <table:table-cell office:value-type="string" calcext:value-type="string">
            <text:p>2022-01-22T23:56:31Z</text:p>
          </table:table-cell>
          <table:table-cell office:value-type="string" calcext:value-type="string">
            <text:p>2022-01-22T23:59:42Z</text:p>
          </table:table-cell>
          <table:table-cell office:value-type="string" calcext:value-type="string">
            <text:p>SUCCEEDED</text:p>
          </table:table-cell>
          <table:table-cell office:value-type="float" office:value="1006376" calcext:value-type="float">
            <text:p>1006376</text:p>
          </table:table-cell>
          <table:table-cell office:value-type="float" office:value="170189" calcext:value-type="float">
            <text:p>170189</text:p>
          </table:table-cell>
          <table:table-cell office:value-type="float" office:value="15.158" calcext:value-type="float">
            <text:p>15.158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tdev-ens05</text:p>
          </table:table-cell>
          <table:table-cell office:value-type="float" office:value="447.787" calcext:value-type="float">
            <text:p>447.787</text:p>
          </table:table-cell>
          <table:table-cell office:value-type="float" office:value="50.97" calcext:value-type="float">
            <text:p>50.97</text:p>
          </table:table-cell>
          <table:table-cell table:formula="of:=[.B185]-[.C185]" office:value-type="float" office:value="396.817" calcext:value-type="float">
            <text:p>396.817</text:p>
          </table:table-cell>
          <table:table-cell table:formula="of:=[.B185]-[.C185]-[.O185]" office:value-type="float" office:value="384.323" calcext:value-type="float">
            <text:p>384.3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22T23:22:25Z</text:p>
          </table:table-cell>
          <table:table-cell office:value-type="string" calcext:value-type="string">
            <text:p>2022-01-22T23:59:51Z</text:p>
          </table:table-cell>
          <table:table-cell office:value-type="string" calcext:value-type="string">
            <text:p>2022-01-23T00:08:29Z</text:p>
          </table:table-cell>
          <table:table-cell office:value-type="string" calcext:value-type="string">
            <text:p>SUCCEEDED</text:p>
          </table:table-cell>
          <table:table-cell office:value-type="float" office:value="1006378" calcext:value-type="float">
            <text:p>1006378</text:p>
          </table:table-cell>
          <table:table-cell office:value-type="float" office:value="70580" calcext:value-type="float">
            <text:p>70580</text:p>
          </table:table-cell>
          <table:table-cell office:value-type="float" office:value="12.494" calcext:value-type="float">
            <text:p>12.494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stdev-ens06</text:p>
          </table:table-cell>
          <table:table-cell office:value-type="float" office:value="149.806" calcext:value-type="float">
            <text:p>149.806</text:p>
          </table:table-cell>
          <table:table-cell office:value-type="float" office:value="51.75" calcext:value-type="float">
            <text:p>51.75</text:p>
          </table:table-cell>
          <table:table-cell table:formula="of:=[.B186]-[.C186]" office:value-type="float" office:value="98.056" calcext:value-type="float">
            <text:p>98.056</text:p>
          </table:table-cell>
          <table:table-cell table:formula="of:=[.B186]-[.C186]-[.O186]" office:value-type="float" office:value="85.491" calcext:value-type="float">
            <text:p>85.4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22T23:22:25Z</text:p>
          </table:table-cell>
          <table:table-cell office:value-type="string" calcext:value-type="string">
            <text:p>2022-01-22T23:52:32Z</text:p>
          </table:table-cell>
          <table:table-cell office:value-type="string" calcext:value-type="string">
            <text:p>2022-01-22T23:56:16Z</text:p>
          </table:table-cell>
          <table:table-cell office:value-type="string" calcext:value-type="string">
            <text:p>SUCCEEDED</text:p>
          </table:table-cell>
          <table:table-cell office:value-type="float" office:value="1006377" calcext:value-type="float">
            <text:p>1006377</text:p>
          </table:table-cell>
          <table:table-cell office:value-type="float" office:value="12085" calcext:value-type="float">
            <text:p>12085</text:p>
          </table:table-cell>
          <table:table-cell office:value-type="float" office:value="12.565" calcext:value-type="float">
            <text:p>12.5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stdev-ens07</text:p>
          </table:table-cell>
          <table:table-cell office:value-type="float" office:value="226.674" calcext:value-type="float">
            <text:p>226.674</text:p>
          </table:table-cell>
          <table:table-cell office:value-type="float" office:value="55.11" calcext:value-type="float">
            <text:p>55.11</text:p>
          </table:table-cell>
          <table:table-cell table:formula="of:=[.B187]-[.C187]" office:value-type="float" office:value="171.564" calcext:value-type="float">
            <text:p>171.564</text:p>
          </table:table-cell>
          <table:table-cell table:formula="of:=[.B187]-[.C187]-[.O187]" office:value-type="float" office:value="157.965" calcext:value-type="float">
            <text:p>157.9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22T23:22:25Z</text:p>
          </table:table-cell>
          <table:table-cell office:value-type="string" calcext:value-type="string">
            <text:p>2022-01-23T02:43:25Z</text:p>
          </table:table-cell>
          <table:table-cell office:value-type="string" calcext:value-type="string">
            <text:p>2022-01-23T02:48:50Z</text:p>
          </table:table-cell>
          <table:table-cell office:value-type="string" calcext:value-type="string">
            <text:p>SUCCEEDED</text:p>
          </table:table-cell>
          <table:table-cell office:value-type="float" office:value="1006379" calcext:value-type="float">
            <text:p>1006379</text:p>
          </table:table-cell>
          <table:table-cell office:value-type="float" office:value="26302" calcext:value-type="float">
            <text:p>26302</text:p>
          </table:table-cell>
          <table:table-cell office:value-type="float" office:value="13.599" calcext:value-type="float">
            <text:p>13.599</text:p>
          </table:table-cell>
          <table:table-cell office:value-type="float" office:value="0.649" calcext:value-type="float">
            <text:p>0.649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tdev-ens08</text:p>
          </table:table-cell>
          <table:table-cell office:value-type="float" office:value="166.156" calcext:value-type="float">
            <text:p>166.156</text:p>
          </table:table-cell>
          <table:table-cell office:value-type="float" office:value="56.63" calcext:value-type="float">
            <text:p>56.63</text:p>
          </table:table-cell>
          <table:table-cell table:formula="of:=[.B188]-[.C188]" office:value-type="float" office:value="109.526" calcext:value-type="float">
            <text:p>109.526</text:p>
          </table:table-cell>
          <table:table-cell table:formula="of:=[.B188]-[.C188]-[.O188]" office:value-type="float" office:value="96.016" calcext:value-type="float">
            <text:p>96.0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22T23:22:26Z</text:p>
          </table:table-cell>
          <table:table-cell office:value-type="string" calcext:value-type="string">
            <text:p>2022-01-23T07:16:26Z</text:p>
          </table:table-cell>
          <table:table-cell office:value-type="string" calcext:value-type="string">
            <text:p>2022-01-23T07:20:49Z</text:p>
          </table:table-cell>
          <table:table-cell office:value-type="string" calcext:value-type="string">
            <text:p>SUCCEEDED</text:p>
          </table:table-cell>
          <table:table-cell office:value-type="float" office:value="1006380" calcext:value-type="float">
            <text:p>1006380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.51" calcext:value-type="float">
            <text:p>13.51</text:p>
          </table:table-cell>
          <table:table-cell office:value-type="float" office:value="0.703" calcext:value-type="float">
            <text:p>0.703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stdev-ens09</text:p>
          </table:table-cell>
          <table:table-cell office:value-type="float" office:value="173.317" calcext:value-type="float">
            <text:p>173.317</text:p>
          </table:table-cell>
          <table:table-cell office:value-type="float" office:value="62.07" calcext:value-type="float">
            <text:p>62.07</text:p>
          </table:table-cell>
          <table:table-cell table:formula="of:=[.B189]-[.C189]" office:value-type="float" office:value="111.247" calcext:value-type="float">
            <text:p>111.247</text:p>
          </table:table-cell>
          <table:table-cell table:formula="of:=[.B189]-[.C189]-[.O189]" office:value-type="float" office:value="97.667" calcext:value-type="float">
            <text:p>97.6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22T23:22:26Z</text:p>
          </table:table-cell>
          <table:table-cell office:value-type="string" calcext:value-type="string">
            <text:p>2022-01-23T07:16:26Z</text:p>
          </table:table-cell>
          <table:table-cell office:value-type="string" calcext:value-type="string">
            <text:p>2022-01-23T07:20:59Z</text:p>
          </table:table-cell>
          <table:table-cell office:value-type="string" calcext:value-type="string">
            <text:p>SUCCEEDED</text:p>
          </table:table-cell>
          <table:table-cell office:value-type="float" office:value="1006381" calcext:value-type="float">
            <text:p>1006381</text:p>
          </table:table-cell>
          <table:table-cell office:value-type="float" office:value="95434" calcext:value-type="float">
            <text:p>95434</text:p>
          </table:table-cell>
          <table:table-cell office:value-type="float" office:value="13.58" calcext:value-type="float">
            <text:p>13.58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stdev-ens10</text:p>
          </table:table-cell>
          <table:table-cell office:value-type="float" office:value="169.948" calcext:value-type="float">
            <text:p>169.948</text:p>
          </table:table-cell>
          <table:table-cell office:value-type="float" office:value="62.25" calcext:value-type="float">
            <text:p>62.25</text:p>
          </table:table-cell>
          <table:table-cell table:formula="of:=[.B190]-[.C190]" office:value-type="float" office:value="107.698" calcext:value-type="float">
            <text:p>107.698</text:p>
          </table:table-cell>
          <table:table-cell table:formula="of:=[.B190]-[.C190]-[.O190]" office:value-type="float" office:value="93.753" calcext:value-type="float">
            <text:p>93.7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22T23:22:26Z</text:p>
          </table:table-cell>
          <table:table-cell office:value-type="string" calcext:value-type="string">
            <text:p>2022-01-23T07:21:44Z</text:p>
          </table:table-cell>
          <table:table-cell office:value-type="string" calcext:value-type="string">
            <text:p>2022-01-23T07:26:17Z</text:p>
          </table:table-cell>
          <table:table-cell office:value-type="string" calcext:value-type="string">
            <text:p>SUCCEEDED</text:p>
          </table:table-cell>
          <table:table-cell office:value-type="float" office:value="1006382" calcext:value-type="float">
            <text:p>1006382</text:p>
          </table:table-cell>
          <table:table-cell office:value-type="float" office:value="131080" calcext:value-type="float">
            <text:p>131080</text:p>
          </table:table-cell>
          <table:table-cell office:value-type="float" office:value="13.945" calcext:value-type="float">
            <text:p>13.94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max18-stdev-ens11</text:p>
          </table:table-cell>
          <table:table-cell office:value-type="float" office:value="175.695" calcext:value-type="float">
            <text:p>175.695</text:p>
          </table:table-cell>
          <table:table-cell office:value-type="float" office:value="64" calcext:value-type="float">
            <text:p>64</text:p>
          </table:table-cell>
          <table:table-cell table:formula="of:=[.B191]-[.C191]" office:value-type="float" office:value="111.695" calcext:value-type="float">
            <text:p>111.695</text:p>
          </table:table-cell>
          <table:table-cell table:formula="of:=[.B191]-[.C191]-[.O191]" office:value-type="float" office:value="96.247" calcext:value-type="float">
            <text:p>96.2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22T23:22:28Z</text:p>
          </table:table-cell>
          <table:table-cell office:value-type="string" calcext:value-type="string">
            <text:p>2022-01-23T02:23:44Z</text:p>
          </table:table-cell>
          <table:table-cell office:value-type="string" calcext:value-type="string">
            <text:p>2022-01-23T02:28:46Z</text:p>
          </table:table-cell>
          <table:table-cell office:value-type="string" calcext:value-type="string">
            <text:p>SUCCEEDED</text:p>
          </table:table-cell>
          <table:table-cell office:value-type="float" office:value="1006384" calcext:value-type="float">
            <text:p>1006384</text:p>
          </table:table-cell>
          <table:table-cell office:value-type="float" office:value="97521" calcext:value-type="float">
            <text:p>97521</text:p>
          </table:table-cell>
          <table:table-cell office:value-type="float" office:value="15.448" calcext:value-type="float">
            <text:p>15.448</text:p>
          </table:table-cell>
          <table:table-cell office:value-type="float" office:value="0.642" calcext:value-type="float">
            <text:p>0.642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216-max18-stdev-ens12</text:p>
          </table:table-cell>
          <table:table-cell office:value-type="float" office:value="182.602" calcext:value-type="float">
            <text:p>182.602</text:p>
          </table:table-cell>
          <table:table-cell office:value-type="float" office:value="69.86" calcext:value-type="float">
            <text:p>69.86</text:p>
          </table:table-cell>
          <table:table-cell table:formula="of:=[.B192]-[.C192]" office:value-type="float" office:value="112.742" calcext:value-type="float">
            <text:p>112.742</text:p>
          </table:table-cell>
          <table:table-cell table:formula="of:=[.B192]-[.C192]-[.O192]" office:value-type="float" office:value="98.336" calcext:value-type="float">
            <text:p>98.3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22T23:22:28Z</text:p>
          </table:table-cell>
          <table:table-cell office:value-type="string" calcext:value-type="string">
            <text:p>2022-01-23T06:58:48Z</text:p>
          </table:table-cell>
          <table:table-cell office:value-type="string" calcext:value-type="string">
            <text:p>2022-01-23T07:03:59Z</text:p>
          </table:table-cell>
          <table:table-cell office:value-type="string" calcext:value-type="string">
            <text:p>SUCCEEDED</text:p>
          </table:table-cell>
          <table:table-cell office:value-type="float" office:value="1006383" calcext:value-type="float">
            <text:p>1006383</text:p>
          </table:table-cell>
          <table:table-cell office:value-type="float" office:value="231476" calcext:value-type="float">
            <text:p>231476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tdev-ens13</text:p>
          </table:table-cell>
          <table:table-cell office:value-type="float" office:value="186.094" calcext:value-type="float">
            <text:p>186.094</text:p>
          </table:table-cell>
          <table:table-cell office:value-type="float" office:value="69.83" calcext:value-type="float">
            <text:p>69.83</text:p>
          </table:table-cell>
          <table:table-cell table:formula="of:=[.B193]-[.C193]" office:value-type="float" office:value="116.264" calcext:value-type="float">
            <text:p>116.264</text:p>
          </table:table-cell>
          <table:table-cell table:formula="of:=[.B193]-[.C193]-[.O193]" office:value-type="float" office:value="100.52" calcext:value-type="float">
            <text:p>100.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22T23:22:28Z</text:p>
          </table:table-cell>
          <table:table-cell office:value-type="string" calcext:value-type="string">
            <text:p>2022-01-23T06:53:10Z</text:p>
          </table:table-cell>
          <table:table-cell office:value-type="string" calcext:value-type="string">
            <text:p>2022-01-23T06:58:26Z</text:p>
          </table:table-cell>
          <table:table-cell office:value-type="string" calcext:value-type="string">
            <text:p>SUCCEEDED</text:p>
          </table:table-cell>
          <table:table-cell office:value-type="float" office:value="1006385" calcext:value-type="float">
            <text:p>1006385</text:p>
          </table:table-cell>
          <table:table-cell office:value-type="float" office:value="172515" calcext:value-type="float">
            <text:p>172515</text:p>
          </table:table-cell>
          <table:table-cell office:value-type="float" office:value="15.744" calcext:value-type="float">
            <text:p>15.74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stdev-ens14</text:p>
          </table:table-cell>
          <table:table-cell office:value-type="float" office:value="186.225" calcext:value-type="float">
            <text:p>186.225</text:p>
          </table:table-cell>
          <table:table-cell office:value-type="float" office:value="69.61" calcext:value-type="float">
            <text:p>69.61</text:p>
          </table:table-cell>
          <table:table-cell table:formula="of:=[.B194]-[.C194]" office:value-type="float" office:value="116.615" calcext:value-type="float">
            <text:p>116.615</text:p>
          </table:table-cell>
          <table:table-cell table:formula="of:=[.B194]-[.C194]-[.O194]" office:value-type="float" office:value="102.19" calcext:value-type="float">
            <text:p>102.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22T23:22:29Z</text:p>
          </table:table-cell>
          <table:table-cell office:value-type="string" calcext:value-type="string">
            <text:p>2022-01-23T07:04:18Z</text:p>
          </table:table-cell>
          <table:table-cell office:value-type="string" calcext:value-type="string">
            <text:p>2022-01-23T07:09:40Z</text:p>
          </table:table-cell>
          <table:table-cell office:value-type="string" calcext:value-type="string">
            <text:p>SUCCEEDED</text:p>
          </table:table-cell>
          <table:table-cell office:value-type="float" office:value="1006386" calcext:value-type="float">
            <text:p>1006386</text:p>
          </table:table-cell>
          <table:table-cell office:value-type="float" office:value="69010" calcext:value-type="float">
            <text:p>69010</text:p>
          </table:table-cell>
          <table:table-cell office:value-type="float" office:value="14.425" calcext:value-type="float">
            <text:p>14.425</text:p>
          </table:table-cell>
          <table:table-cell office:value-type="float" office:value="0.706" calcext:value-type="float">
            <text:p>0.70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stdev-ens15</text:p>
          </table:table-cell>
          <table:table-cell office:value-type="float" office:value="192.102" calcext:value-type="float">
            <text:p>192.102</text:p>
          </table:table-cell>
          <table:table-cell office:value-type="float" office:value="72.92" calcext:value-type="float">
            <text:p>72.92</text:p>
          </table:table-cell>
          <table:table-cell table:formula="of:=[.B195]-[.C195]" office:value-type="float" office:value="119.182" calcext:value-type="float">
            <text:p>119.182</text:p>
          </table:table-cell>
          <table:table-cell table:formula="of:=[.B195]-[.C195]-[.O195]" office:value-type="float" office:value="104.241" calcext:value-type="float">
            <text:p>104.2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2T23:22:29Z</text:p>
          </table:table-cell>
          <table:table-cell office:value-type="string" calcext:value-type="string">
            <text:p>2022-01-23T07:10:05Z</text:p>
          </table:table-cell>
          <table:table-cell office:value-type="string" calcext:value-type="string">
            <text:p>2022-01-23T07:15:56Z</text:p>
          </table:table-cell>
          <table:table-cell office:value-type="string" calcext:value-type="string">
            <text:p>SUCCEEDED</text:p>
          </table:table-cell>
          <table:table-cell office:value-type="float" office:value="1006387" calcext:value-type="float">
            <text:p>1006387</text:p>
          </table:table-cell>
          <table:table-cell office:value-type="float" office:value="71173" calcext:value-type="float">
            <text:p>71173</text:p>
          </table:table-cell>
          <table:table-cell office:value-type="float" office:value="14.941" calcext:value-type="float">
            <text:p>14.941</text:p>
          </table:table-cell>
          <table:table-cell office:value-type="float" office:value="0.74" calcext:value-type="float">
            <text:p>0.74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u-ch427-n216-max18-stdev-ens16</text:p>
          </table:table-cell>
          <table:table-cell office:value-type="float" office:value="199.592" calcext:value-type="float">
            <text:p>199.592</text:p>
          </table:table-cell>
          <table:table-cell office:value-type="float" office:value="74.91" calcext:value-type="float">
            <text:p>74.91</text:p>
          </table:table-cell>
          <table:table-cell table:formula="of:=[.B196]-[.C196]" office:value-type="float" office:value="124.682" calcext:value-type="float">
            <text:p>124.682</text:p>
          </table:table-cell>
          <table:table-cell table:formula="of:=[.B196]-[.C196]-[.O196]" office:value-type="float" office:value="108.025" calcext:value-type="float">
            <text:p>108.0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22T23:22:30Z</text:p>
          </table:table-cell>
          <table:table-cell office:value-type="string" calcext:value-type="string">
            <text:p>2022-01-23T05:02:38Z</text:p>
          </table:table-cell>
          <table:table-cell office:value-type="string" calcext:value-type="string">
            <text:p>2022-01-23T05:08:35Z</text:p>
          </table:table-cell>
          <table:table-cell office:value-type="string" calcext:value-type="string">
            <text:p>SUCCEEDED</text:p>
          </table:table-cell>
          <table:table-cell office:value-type="float" office:value="1006389" calcext:value-type="float">
            <text:p>1006389</text:p>
          </table:table-cell>
          <table:table-cell office:value-type="float" office:value="12973" calcext:value-type="float">
            <text:p>12973</text:p>
          </table:table-cell>
          <table:table-cell office:value-type="float" office:value="16.657" calcext:value-type="float">
            <text:p>16.657</text:p>
          </table:table-cell>
          <table:table-cell office:value-type="float" office:value="0.681" calcext:value-type="float">
            <text:p>0.681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tdev-ens17</text:p>
          </table:table-cell>
          <table:table-cell office:value-type="float" office:value="217.63" calcext:value-type="float">
            <text:p>217.63</text:p>
          </table:table-cell>
          <table:table-cell office:value-type="float" office:value="92.22" calcext:value-type="float">
            <text:p>92.22</text:p>
          </table:table-cell>
          <table:table-cell table:formula="of:=[.B197]-[.C197]" office:value-type="float" office:value="125.41" calcext:value-type="float">
            <text:p>125.41</text:p>
          </table:table-cell>
          <table:table-cell table:formula="of:=[.B197]-[.C197]-[.O197]" office:value-type="float" office:value="109.808" calcext:value-type="float">
            <text:p>109.80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22T23:22:30Z</text:p>
          </table:table-cell>
          <table:table-cell office:value-type="string" calcext:value-type="string">
            <text:p>2022-01-23T05:33:30Z</text:p>
          </table:table-cell>
          <table:table-cell office:value-type="string" calcext:value-type="string">
            <text:p>2022-01-23T05:39:49Z</text:p>
          </table:table-cell>
          <table:table-cell office:value-type="string" calcext:value-type="string">
            <text:p>SUCCEEDED</text:p>
          </table:table-cell>
          <table:table-cell office:value-type="float" office:value="1006388" calcext:value-type="float">
            <text:p>1006388</text:p>
          </table:table-cell>
          <table:table-cell office:value-type="float" office:value="6895" calcext:value-type="float">
            <text:p>6895</text:p>
          </table:table-cell>
          <table:table-cell office:value-type="float" office:value="15.602" calcext:value-type="float">
            <text:p>15.602</text:p>
          </table:table-cell>
          <table:table-cell office:value-type="float" office:value="0.779" calcext:value-type="float">
            <text:p>0.779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tdev-ens18</text:p>
          </table:table-cell>
          <table:table-cell office:value-type="float" office:value="221.449" calcext:value-type="float">
            <text:p>221.449</text:p>
          </table:table-cell>
          <table:table-cell office:value-type="float" office:value="94.81" calcext:value-type="float">
            <text:p>94.81</text:p>
          </table:table-cell>
          <table:table-cell table:formula="of:=[.B198]-[.C198]" office:value-type="float" office:value="126.639" calcext:value-type="float">
            <text:p>126.639</text:p>
          </table:table-cell>
          <table:table-cell table:formula="of:=[.B198]-[.C198]-[.O198]" office:value-type="float" office:value="111.977" calcext:value-type="float">
            <text:p>111.97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22T23:22:30Z</text:p>
          </table:table-cell>
          <table:table-cell office:value-type="string" calcext:value-type="string">
            <text:p>2022-01-23T06:46:18Z</text:p>
          </table:table-cell>
          <table:table-cell office:value-type="string" calcext:value-type="string">
            <text:p>2022-01-23T06:52:48Z</text:p>
          </table:table-cell>
          <table:table-cell office:value-type="string" calcext:value-type="string">
            <text:p>SUCCEEDED</text:p>
          </table:table-cell>
          <table:table-cell office:value-type="float" office:value="1006390" calcext:value-type="float">
            <text:p>1006390</text:p>
          </table:table-cell>
          <table:table-cell office:value-type="float" office:value="7244" calcext:value-type="float">
            <text:p>7244</text:p>
          </table:table-cell>
          <table:table-cell office:value-type="float" office:value="14.662" calcext:value-type="float">
            <text:p>14.662</text:p>
          </table:table-cell>
          <table:table-cell office:value-type="float" office:value="0.781" calcext:value-type="float">
            <text:p>0.78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tdev-one-ens00</text:p>
          </table:table-cell>
          <table:table-cell office:value-type="float" office:value="126.524" calcext:value-type="float">
            <text:p>126.524</text:p>
          </table:table-cell>
          <table:table-cell office:value-type="float" office:value="39.37" calcext:value-type="float">
            <text:p>39.37</text:p>
          </table:table-cell>
          <table:table-cell table:formula="of:=[.B199]-[.C199]" office:value-type="float" office:value="87.154" calcext:value-type="float">
            <text:p>87.154</text:p>
          </table:table-cell>
          <table:table-cell table:formula="of:=[.B199]-[.C199]-[.O199]" office:value-type="float" office:value="73.555" calcext:value-type="float">
            <text:p>73.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3T18:57:51Z</text:p>
          </table:table-cell>
          <table:table-cell office:value-type="string" calcext:value-type="string">
            <text:p>2022-01-23T18:58:01Z</text:p>
          </table:table-cell>
          <table:table-cell office:value-type="string" calcext:value-type="string">
            <text:p>2022-01-23T19:00:24Z</text:p>
          </table:table-cell>
          <table:table-cell office:value-type="string" calcext:value-type="string">
            <text:p>SUCCEEDED</text:p>
          </table:table-cell>
          <table:table-cell office:value-type="float" office:value="1008903" calcext:value-type="float">
            <text:p>1008903</text:p>
          </table:table-cell>
          <table:table-cell office:value-type="float" office:value="111430" calcext:value-type="float">
            <text:p>111430</text:p>
          </table:table-cell>
          <table:table-cell office:value-type="float" office:value="13.599" calcext:value-type="float">
            <text:p>13.5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216-max18-stdev-one-ens01</text:p>
          </table:table-cell>
          <table:table-cell office:value-type="float" office:value="156.89" calcext:value-type="float">
            <text:p>156.89</text:p>
          </table:table-cell>
          <table:table-cell office:value-type="float" office:value="41.13" calcext:value-type="float">
            <text:p>41.13</text:p>
          </table:table-cell>
          <table:table-cell table:formula="of:=[.B200]-[.C200]" office:value-type="float" office:value="115.76" calcext:value-type="float">
            <text:p>115.76</text:p>
          </table:table-cell>
          <table:table-cell table:formula="of:=[.B200]-[.C200]-[.O200]" office:value-type="float" office:value="101.983" calcext:value-type="float">
            <text:p>101.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3T18:57:59Z</text:p>
          </table:table-cell>
          <table:table-cell office:value-type="string" calcext:value-type="string">
            <text:p>2022-01-23T18:58:16Z</text:p>
          </table:table-cell>
          <table:table-cell office:value-type="string" calcext:value-type="string">
            <text:p>2022-01-23T19:01:15Z</text:p>
          </table:table-cell>
          <table:table-cell office:value-type="string" calcext:value-type="string">
            <text:p>SUCCEEDED</text:p>
          </table:table-cell>
          <table:table-cell office:value-type="float" office:value="1008905" calcext:value-type="float">
            <text:p>1008905</text:p>
          </table:table-cell>
          <table:table-cell office:value-type="float" office:value="151655" calcext:value-type="float">
            <text:p>151655</text:p>
          </table:table-cell>
          <table:table-cell office:value-type="float" office:value="13.777" calcext:value-type="float">
            <text:p>13.77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stdev-one-ens02</text:p>
          </table:table-cell>
          <table:table-cell office:value-type="float" office:value="157.446" calcext:value-type="float">
            <text:p>157.446</text:p>
          </table:table-cell>
          <table:table-cell office:value-type="float" office:value="44.52" calcext:value-type="float">
            <text:p>44.52</text:p>
          </table:table-cell>
          <table:table-cell table:formula="of:=[.B201]-[.C201]" office:value-type="float" office:value="112.926" calcext:value-type="float">
            <text:p>112.926</text:p>
          </table:table-cell>
          <table:table-cell table:formula="of:=[.B201]-[.C201]-[.O201]" office:value-type="float" office:value="100.591" calcext:value-type="float">
            <text:p>100.5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23T18:58:07Z</text:p>
          </table:table-cell>
          <table:table-cell office:value-type="string" calcext:value-type="string">
            <text:p>2022-01-23T18:58:21Z</text:p>
          </table:table-cell>
          <table:table-cell office:value-type="string" calcext:value-type="string">
            <text:p>2022-01-23T19:01:41Z</text:p>
          </table:table-cell>
          <table:table-cell office:value-type="string" calcext:value-type="string">
            <text:p>SUCCEEDED</text:p>
          </table:table-cell>
          <table:table-cell office:value-type="float" office:value="1008907" calcext:value-type="float">
            <text:p>1008907</text:p>
          </table:table-cell>
          <table:table-cell office:value-type="float" office:value="176046" calcext:value-type="float">
            <text:p>176046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u-ch427-n216-max18-stdev-one-ens03</text:p>
          </table:table-cell>
          <table:table-cell office:value-type="float" office:value="158.906" calcext:value-type="float">
            <text:p>158.906</text:p>
          </table:table-cell>
          <table:table-cell office:value-type="float" office:value="49.06" calcext:value-type="float">
            <text:p>49.06</text:p>
          </table:table-cell>
          <table:table-cell table:formula="of:=[.B202]-[.C202]" office:value-type="float" office:value="109.846" calcext:value-type="float">
            <text:p>109.846</text:p>
          </table:table-cell>
          <table:table-cell table:formula="of:=[.B202]-[.C202]-[.O202]" office:value-type="float" office:value="96.959" calcext:value-type="float">
            <text:p>96.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23T18:58:23Z</text:p>
          </table:table-cell>
          <table:table-cell office:value-type="string" calcext:value-type="string">
            <text:p>2022-01-23T18:58:35Z</text:p>
          </table:table-cell>
          <table:table-cell office:value-type="string" calcext:value-type="string">
            <text:p>2022-01-23T19:01:58Z</text:p>
          </table:table-cell>
          <table:table-cell office:value-type="string" calcext:value-type="string">
            <text:p>SUCCEEDED</text:p>
          </table:table-cell>
          <table:table-cell office:value-type="float" office:value="1008910" calcext:value-type="float">
            <text:p>1008910</text:p>
          </table:table-cell>
          <table:table-cell office:value-type="float" office:value="214169" calcext:value-type="float">
            <text:p>214169</text:p>
          </table:table-cell>
          <table:table-cell office:value-type="float" office:value="12.887" calcext:value-type="float">
            <text:p>12.887</text:p>
          </table:table-cell>
          <table:table-cell office:value-type="float" office:value="0.778" calcext:value-type="float">
            <text:p>0.778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stdev-one-ens04</text:p>
          </table:table-cell>
          <table:table-cell office:value-type="float" office:value="169.563" calcext:value-type="float">
            <text:p>169.563</text:p>
          </table:table-cell>
          <table:table-cell office:value-type="float" office:value="51.14" calcext:value-type="float">
            <text:p>51.14</text:p>
          </table:table-cell>
          <table:table-cell table:formula="of:=[.B203]-[.C203]" office:value-type="float" office:value="118.423" calcext:value-type="float">
            <text:p>118.423</text:p>
          </table:table-cell>
          <table:table-cell table:formula="of:=[.B203]-[.C203]-[.O203]" office:value-type="float" office:value="98.167" calcext:value-type="float">
            <text:p>98.1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23T18:58:28Z</text:p>
          </table:table-cell>
          <table:table-cell office:value-type="string" calcext:value-type="string">
            <text:p>2022-01-23T18:58:39Z</text:p>
          </table:table-cell>
          <table:table-cell office:value-type="string" calcext:value-type="string">
            <text:p>2022-01-23T19:02:19Z</text:p>
          </table:table-cell>
          <table:table-cell office:value-type="string" calcext:value-type="string">
            <text:p>SUCCEEDED</text:p>
          </table:table-cell>
          <table:table-cell office:value-type="float" office:value="1008911" calcext:value-type="float">
            <text:p>1008911</text:p>
          </table:table-cell>
          <table:table-cell office:value-type="float" office:value="18079" calcext:value-type="float">
            <text:p>18079</text:p>
          </table:table-cell>
          <table:table-cell office:value-type="float" office:value="20.256" calcext:value-type="float">
            <text:p>20.256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216-max18-stdev-one-ens05</text:p>
          </table:table-cell>
          <table:table-cell office:value-type="float" office:value="162.824" calcext:value-type="float">
            <text:p>162.824</text:p>
          </table:table-cell>
          <table:table-cell office:value-type="float" office:value="58.71" calcext:value-type="float">
            <text:p>58.71</text:p>
          </table:table-cell>
          <table:table-cell table:formula="of:=[.B204]-[.C204]" office:value-type="float" office:value="104.114" calcext:value-type="float">
            <text:p>104.114</text:p>
          </table:table-cell>
          <table:table-cell table:formula="of:=[.B204]-[.C204]-[.O204]" office:value-type="float" office:value="90.186" calcext:value-type="float">
            <text:p>90.1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23T18:58:37Z</text:p>
          </table:table-cell>
          <table:table-cell office:value-type="string" calcext:value-type="string">
            <text:p>2022-01-23T18:58:49Z</text:p>
          </table:table-cell>
          <table:table-cell office:value-type="string" calcext:value-type="string">
            <text:p>2022-01-23T19:02:43Z</text:p>
          </table:table-cell>
          <table:table-cell office:value-type="string" calcext:value-type="string">
            <text:p>SUCCEEDED</text:p>
          </table:table-cell>
          <table:table-cell office:value-type="float" office:value="1008913" calcext:value-type="float">
            <text:p>1008913</text:p>
          </table:table-cell>
          <table:table-cell office:value-type="float" office:value="176287" calcext:value-type="float">
            <text:p>176287</text:p>
          </table:table-cell>
          <table:table-cell office:value-type="float" office:value="13.928" calcext:value-type="float">
            <text:p>13.92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max18-stdev-one-ens06</text:p>
          </table:table-cell>
          <table:table-cell office:value-type="float" office:value="155.872" calcext:value-type="float">
            <text:p>155.872</text:p>
          </table:table-cell>
          <table:table-cell office:value-type="float" office:value="53.01" calcext:value-type="float">
            <text:p>53.01</text:p>
          </table:table-cell>
          <table:table-cell table:formula="of:=[.B205]-[.C205]" office:value-type="float" office:value="102.862" calcext:value-type="float">
            <text:p>102.862</text:p>
          </table:table-cell>
          <table:table-cell table:formula="of:=[.B205]-[.C205]-[.O205]" office:value-type="float" office:value="89.117" calcext:value-type="float">
            <text:p>89.1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23T18:58:43Z</text:p>
          </table:table-cell>
          <table:table-cell office:value-type="string" calcext:value-type="string">
            <text:p>2022-01-23T18:59:05Z</text:p>
          </table:table-cell>
          <table:table-cell office:value-type="string" calcext:value-type="string">
            <text:p>2022-01-23T19:02:56Z</text:p>
          </table:table-cell>
          <table:table-cell office:value-type="string" calcext:value-type="string">
            <text:p>SUCCEEDED</text:p>
          </table:table-cell>
          <table:table-cell office:value-type="float" office:value="1008915" calcext:value-type="float">
            <text:p>1008915</text:p>
          </table:table-cell>
          <table:table-cell office:value-type="float" office:value="35937" calcext:value-type="float">
            <text:p>35937</text:p>
          </table:table-cell>
          <table:table-cell office:value-type="float" office:value="13.745" calcext:value-type="float">
            <text:p>13.74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u-ch427-n216-max18-stdev-one-ens07</text:p>
          </table:table-cell>
          <table:table-cell office:value-type="float" office:value="166.377" calcext:value-type="float">
            <text:p>166.377</text:p>
          </table:table-cell>
          <table:table-cell office:value-type="float" office:value="59.25" calcext:value-type="float">
            <text:p>59.25</text:p>
          </table:table-cell>
          <table:table-cell table:formula="of:=[.B206]-[.C206]" office:value-type="float" office:value="107.127" calcext:value-type="float">
            <text:p>107.127</text:p>
          </table:table-cell>
          <table:table-cell table:formula="of:=[.B206]-[.C206]-[.O206]" office:value-type="float" office:value="94.017" calcext:value-type="float">
            <text:p>94.0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23T18:58:54Z</text:p>
          </table:table-cell>
          <table:table-cell office:value-type="string" calcext:value-type="string">
            <text:p>2022-01-23T18:59:09Z</text:p>
          </table:table-cell>
          <table:table-cell office:value-type="string" calcext:value-type="string">
            <text:p>2022-01-23T19:03:35Z</text:p>
          </table:table-cell>
          <table:table-cell office:value-type="string" calcext:value-type="string">
            <text:p>SUCCEEDED</text:p>
          </table:table-cell>
          <table:table-cell office:value-type="float" office:value="1008917" calcext:value-type="float">
            <text:p>1008917</text:p>
          </table:table-cell>
          <table:table-cell office:value-type="float" office:value="257624" calcext:value-type="float">
            <text:p>257624</text:p>
          </table:table-cell>
          <table:table-cell office:value-type="float" office:value="13.11" calcext:value-type="float">
            <text:p>13.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stdev-one-ens08</text:p>
          </table:table-cell>
          <table:table-cell office:value-type="float" office:value="171.804" calcext:value-type="float">
            <text:p>171.804</text:p>
          </table:table-cell>
          <table:table-cell office:value-type="float" office:value="61.54" calcext:value-type="float">
            <text:p>61.54</text:p>
          </table:table-cell>
          <table:table-cell table:formula="of:=[.B207]-[.C207]" office:value-type="float" office:value="110.264" calcext:value-type="float">
            <text:p>110.264</text:p>
          </table:table-cell>
          <table:table-cell table:formula="of:=[.B207]-[.C207]-[.O207]" office:value-type="float" office:value="96.653" calcext:value-type="float">
            <text:p>96.6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23T18:59:08Z</text:p>
          </table:table-cell>
          <table:table-cell office:value-type="string" calcext:value-type="string">
            <text:p>2022-01-23T19:09:41Z</text:p>
          </table:table-cell>
          <table:table-cell office:value-type="string" calcext:value-type="string">
            <text:p>2022-01-23T19:14:11Z</text:p>
          </table:table-cell>
          <table:table-cell office:value-type="string" calcext:value-type="string">
            <text:p>SUCCEEDED</text:p>
          </table:table-cell>
          <table:table-cell office:value-type="float" office:value="1008919" calcext:value-type="float">
            <text:p>1008919</text:p>
          </table:table-cell>
          <table:table-cell office:value-type="float" office:value="200877" calcext:value-type="float">
            <text:p>200877</text:p>
          </table:table-cell>
          <table:table-cell office:value-type="float" office:value="13.611" calcext:value-type="float">
            <text:p>13.61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u-ch427-n216-max18-stdev-one-ens09</text:p>
          </table:table-cell>
          <table:table-cell office:value-type="float" office:value="193.62" calcext:value-type="float">
            <text:p>193.62</text:p>
          </table:table-cell>
          <table:table-cell office:value-type="float" office:value="64.57" calcext:value-type="float">
            <text:p>64.57</text:p>
          </table:table-cell>
          <table:table-cell table:formula="of:=[.B208]-[.C208]" office:value-type="float" office:value="129.05" calcext:value-type="float">
            <text:p>129.05</text:p>
          </table:table-cell>
          <table:table-cell table:formula="of:=[.B208]-[.C208]-[.O208]" office:value-type="float" office:value="115.488" calcext:value-type="float">
            <text:p>115.4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23T18:59:14Z</text:p>
          </table:table-cell>
          <table:table-cell office:value-type="string" calcext:value-type="string">
            <text:p>2022-01-23T19:04:19Z</text:p>
          </table:table-cell>
          <table:table-cell office:value-type="string" calcext:value-type="string">
            <text:p>2022-01-23T19:09:16Z</text:p>
          </table:table-cell>
          <table:table-cell office:value-type="string" calcext:value-type="string">
            <text:p>SUCCEEDED</text:p>
          </table:table-cell>
          <table:table-cell office:value-type="float" office:value="1008921" calcext:value-type="float">
            <text:p>1008921</text:p>
          </table:table-cell>
          <table:table-cell office:value-type="float" office:value="211417" calcext:value-type="float">
            <text:p>211417</text:p>
          </table:table-cell>
          <table:table-cell office:value-type="float" office:value="13.562" calcext:value-type="float">
            <text:p>13.562</text:p>
          </table:table-cell>
          <table:table-cell office:value-type="float" office:value="0.713" calcext:value-type="float">
            <text:p>0.713</text:p>
          </table:table-cell>
          <table:table-cell office:value-type="float" office:value="8.386" calcext:value-type="float">
            <text:p>8.386</text:p>
          </table:table-cell>
        </table:table-row>
        <table:table-row table:style-name="ro1">
          <table:table-cell office:value-type="string" calcext:value-type="string">
            <text:p>u-ch427-n216-max18-stdev-one-ens10</text:p>
          </table:table-cell>
          <table:table-cell office:value-type="float" office:value="183.368" calcext:value-type="float">
            <text:p>183.368</text:p>
          </table:table-cell>
          <table:table-cell office:value-type="float" office:value="67.02" calcext:value-type="float">
            <text:p>67.02</text:p>
          </table:table-cell>
          <table:table-cell table:formula="of:=[.B209]-[.C209]" office:value-type="float" office:value="116.348" calcext:value-type="float">
            <text:p>116.348</text:p>
          </table:table-cell>
          <table:table-cell table:formula="of:=[.B209]-[.C209]-[.O209]" office:value-type="float" office:value="102.263" calcext:value-type="float">
            <text:p>102.2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23T18:59:19Z</text:p>
          </table:table-cell>
          <table:table-cell office:value-type="string" calcext:value-type="string">
            <text:p>2022-01-23T19:48:12Z</text:p>
          </table:table-cell>
          <table:table-cell office:value-type="string" calcext:value-type="string">
            <text:p>2022-01-23T19:53:20Z</text:p>
          </table:table-cell>
          <table:table-cell office:value-type="string" calcext:value-type="string">
            <text:p>SUCCEEDED</text:p>
          </table:table-cell>
          <table:table-cell office:value-type="float" office:value="1008923" calcext:value-type="float">
            <text:p>1008923</text:p>
          </table:table-cell>
          <table:table-cell office:value-type="float" office:value="246755" calcext:value-type="float">
            <text:p>246755</text:p>
          </table:table-cell>
          <table:table-cell office:value-type="float" office:value="14.085" calcext:value-type="float">
            <text:p>14.085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u-ch427-n216-max18-stdev-one-ens11</text:p>
          </table:table-cell>
          <table:table-cell office:value-type="float" office:value="190.561" calcext:value-type="float">
            <text:p>190.561</text:p>
          </table:table-cell>
          <table:table-cell office:value-type="float" office:value="70.71" calcext:value-type="float">
            <text:p>70.71</text:p>
          </table:table-cell>
          <table:table-cell table:formula="of:=[.B210]-[.C210]" office:value-type="float" office:value="119.851" calcext:value-type="float">
            <text:p>119.851</text:p>
          </table:table-cell>
          <table:table-cell table:formula="of:=[.B210]-[.C210]-[.O210]" office:value-type="float" office:value="106.458" calcext:value-type="float">
            <text:p>106.4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23T18:59:27Z</text:p>
          </table:table-cell>
          <table:table-cell office:value-type="string" calcext:value-type="string">
            <text:p>2022-01-23T19:29:12Z</text:p>
          </table:table-cell>
          <table:table-cell office:value-type="string" calcext:value-type="string">
            <text:p>2022-01-23T19:34:32Z</text:p>
          </table:table-cell>
          <table:table-cell office:value-type="string" calcext:value-type="string">
            <text:p>SUCCEEDED</text:p>
          </table:table-cell>
          <table:table-cell office:value-type="float" office:value="1008924" calcext:value-type="float">
            <text:p>1008924</text:p>
          </table:table-cell>
          <table:table-cell office:value-type="float" office:value="187013" calcext:value-type="float">
            <text:p>187013</text:p>
          </table:table-cell>
          <table:table-cell office:value-type="float" office:value="13.393" calcext:value-type="float">
            <text:p>13.393</text:p>
          </table:table-cell>
          <table:table-cell office:value-type="float" office:value="0.703" calcext:value-type="float">
            <text:p>0.70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u-ch427-n216-max18-stdev-one-ens12</text:p>
          </table:table-cell>
          <table:table-cell office:value-type="float" office:value="193.837" calcext:value-type="float">
            <text:p>193.837</text:p>
          </table:table-cell>
          <table:table-cell office:value-type="float" office:value="72.1" calcext:value-type="float">
            <text:p>72.1</text:p>
          </table:table-cell>
          <table:table-cell table:formula="of:=[.B211]-[.C211]" office:value-type="float" office:value="121.737" calcext:value-type="float">
            <text:p>121.737</text:p>
          </table:table-cell>
          <table:table-cell table:formula="of:=[.B211]-[.C211]-[.O211]" office:value-type="float" office:value="107.979" calcext:value-type="float">
            <text:p>107.9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23T18:59:38Z</text:p>
          </table:table-cell>
          <table:table-cell office:value-type="string" calcext:value-type="string">
            <text:p>2022-01-23T19:53:58Z</text:p>
          </table:table-cell>
          <table:table-cell office:value-type="string" calcext:value-type="string">
            <text:p>2022-01-23T19:59:42Z</text:p>
          </table:table-cell>
          <table:table-cell office:value-type="string" calcext:value-type="string">
            <text:p>SUCCEEDED</text:p>
          </table:table-cell>
          <table:table-cell office:value-type="float" office:value="1008926" calcext:value-type="float">
            <text:p>1008926</text:p>
          </table:table-cell>
          <table:table-cell office:value-type="float" office:value="151167" calcext:value-type="float">
            <text:p>151167</text:p>
          </table:table-cell>
          <table:table-cell office:value-type="float" office:value="13.758" calcext:value-type="float">
            <text:p>13.75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216-max18-stdev-one-ens13</text:p>
          </table:table-cell>
          <table:table-cell office:value-type="float" office:value="196.662" calcext:value-type="float">
            <text:p>196.662</text:p>
          </table:table-cell>
          <table:table-cell office:value-type="float" office:value="78.26" calcext:value-type="float">
            <text:p>78.26</text:p>
          </table:table-cell>
          <table:table-cell table:formula="of:=[.B212]-[.C212]" office:value-type="float" office:value="118.402" calcext:value-type="float">
            <text:p>118.402</text:p>
          </table:table-cell>
          <table:table-cell table:formula="of:=[.B212]-[.C212]-[.O212]" office:value-type="float" office:value="104.515" calcext:value-type="float">
            <text:p>104.5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23T18:59:56Z</text:p>
          </table:table-cell>
          <table:table-cell office:value-type="string" calcext:value-type="string">
            <text:p>2022-01-23T19:41:52Z</text:p>
          </table:table-cell>
          <table:table-cell office:value-type="string" calcext:value-type="string">
            <text:p>2022-01-23T19:47:41Z</text:p>
          </table:table-cell>
          <table:table-cell office:value-type="string" calcext:value-type="string">
            <text:p>SUCCEEDED</text:p>
          </table:table-cell>
          <table:table-cell office:value-type="float" office:value="1008928" calcext:value-type="float">
            <text:p>1008928</text:p>
          </table:table-cell>
          <table:table-cell office:value-type="float" office:value="187958" calcext:value-type="float">
            <text:p>187958</text:p>
          </table:table-cell>
          <table:table-cell office:value-type="float" office:value="13.887" calcext:value-type="float">
            <text:p>13.887</text:p>
          </table:table-cell>
          <table:table-cell office:value-type="float" office:value="0.819" calcext:value-type="float">
            <text:p>0.81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216-max18-stdev-one-ens14</text:p>
          </table:table-cell>
          <table:table-cell office:value-type="float" office:value="214.801" calcext:value-type="float">
            <text:p>214.801</text:p>
          </table:table-cell>
          <table:table-cell office:value-type="float" office:value="77.22" calcext:value-type="float">
            <text:p>77.22</text:p>
          </table:table-cell>
          <table:table-cell table:formula="of:=[.B213]-[.C213]" office:value-type="float" office:value="137.581" calcext:value-type="float">
            <text:p>137.581</text:p>
          </table:table-cell>
          <table:table-cell table:formula="of:=[.B213]-[.C213]-[.O213]" office:value-type="float" office:value="123.503" calcext:value-type="float">
            <text:p>123.5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23T19:00:04Z</text:p>
          </table:table-cell>
          <table:table-cell office:value-type="string" calcext:value-type="string">
            <text:p>2022-01-23T19:35:02Z</text:p>
          </table:table-cell>
          <table:table-cell office:value-type="string" calcext:value-type="string">
            <text:p>2022-01-23T19:41:15Z</text:p>
          </table:table-cell>
          <table:table-cell office:value-type="string" calcext:value-type="string">
            <text:p>SUCCEEDED</text:p>
          </table:table-cell>
          <table:table-cell office:value-type="float" office:value="1008929" calcext:value-type="float">
            <text:p>1008929</text:p>
          </table:table-cell>
          <table:table-cell office:value-type="float" office:value="129162" calcext:value-type="float">
            <text:p>129162</text:p>
          </table:table-cell>
          <table:table-cell office:value-type="float" office:value="14.078" calcext:value-type="float">
            <text:p>14.078</text:p>
          </table:table-cell>
          <table:table-cell office:value-type="float" office:value="0.734" calcext:value-type="float">
            <text:p>0.734</text:p>
          </table:table-cell>
          <table:table-cell office:value-type="float" office:value="4.973" calcext:value-type="float">
            <text:p>4.973</text:p>
          </table:table-cell>
        </table:table-row>
        <table:table-row table:style-name="ro1">
          <table:table-cell office:value-type="string" calcext:value-type="string">
            <text:p>u-ch427-n216-max18-stdev-one-ens15</text:p>
          </table:table-cell>
          <table:table-cell office:value-type="float" office:value="213.322" calcext:value-type="float">
            <text:p>213.322</text:p>
          </table:table-cell>
          <table:table-cell office:value-type="float" office:value="79.15" calcext:value-type="float">
            <text:p>79.15</text:p>
          </table:table-cell>
          <table:table-cell table:formula="of:=[.B214]-[.C214]" office:value-type="float" office:value="134.172" calcext:value-type="float">
            <text:p>134.172</text:p>
          </table:table-cell>
          <table:table-cell table:formula="of:=[.B214]-[.C214]-[.O214]" office:value-type="float" office:value="119.422" calcext:value-type="float">
            <text:p>119.4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3T19:00:17Z</text:p>
          </table:table-cell>
          <table:table-cell office:value-type="string" calcext:value-type="string">
            <text:p>2022-01-23T19:22:15Z</text:p>
          </table:table-cell>
          <table:table-cell office:value-type="string" calcext:value-type="string">
            <text:p>2022-01-23T19:28:46Z</text:p>
          </table:table-cell>
          <table:table-cell office:value-type="string" calcext:value-type="string">
            <text:p>SUCCEEDED</text:p>
          </table:table-cell>
          <table:table-cell office:value-type="float" office:value="1008930" calcext:value-type="float">
            <text:p>1008930</text:p>
          </table:table-cell>
          <table:table-cell office:value-type="float" office:value="70086" calcext:value-type="float">
            <text:p>70086</text:p>
          </table:table-cell>
          <table:table-cell office:value-type="float" office:value="14.75" calcext:value-type="float">
            <text:p>14.75</text:p>
          </table:table-cell>
          <table:table-cell office:value-type="float" office:value="0.757" calcext:value-type="float">
            <text:p>0.757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u-ch427-n216-max18-stdev-one-ens16</text:p>
          </table:table-cell>
          <table:table-cell office:value-type="float" office:value="252.549" calcext:value-type="float">
            <text:p>252.549</text:p>
          </table:table-cell>
          <table:table-cell office:value-type="float" office:value="92.46" calcext:value-type="float">
            <text:p>92.46</text:p>
          </table:table-cell>
          <table:table-cell table:formula="of:=[.B215]-[.C215]" office:value-type="float" office:value="160.089" calcext:value-type="float">
            <text:p>160.089</text:p>
          </table:table-cell>
          <table:table-cell table:formula="of:=[.B215]-[.C215]-[.O215]" office:value-type="float" office:value="133.509" calcext:value-type="float">
            <text:p>133.5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23T19:00:35Z</text:p>
          </table:table-cell>
          <table:table-cell office:value-type="string" calcext:value-type="string">
            <text:p>2022-01-23T19:14:39Z</text:p>
          </table:table-cell>
          <table:table-cell office:value-type="string" calcext:value-type="string">
            <text:p>2022-01-23T19:21:33Z</text:p>
          </table:table-cell>
          <table:table-cell office:value-type="string" calcext:value-type="string">
            <text:p>SUCCEEDED</text:p>
          </table:table-cell>
          <table:table-cell office:value-type="float" office:value="1008931" calcext:value-type="float">
            <text:p>1008931</text:p>
          </table:table-cell>
          <table:table-cell office:value-type="float" office:value="70372" calcext:value-type="float">
            <text:p>70372</text:p>
          </table:table-cell>
          <table:table-cell office:value-type="float" office:value="26.58" calcext:value-type="float">
            <text:p>26.58</text:p>
          </table:table-cell>
          <table:table-cell office:value-type="float" office:value="0.846" calcext:value-type="float">
            <text:p>0.846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u-ch427-n216-max18-stdev-one-ens17</text:p>
          </table:table-cell>
          <table:table-cell office:value-type="float" office:value="263.256" calcext:value-type="float">
            <text:p>263.256</text:p>
          </table:table-cell>
          <table:table-cell office:value-type="float" office:value="104" calcext:value-type="float">
            <text:p>104</text:p>
          </table:table-cell>
          <table:table-cell table:formula="of:=[.B216]-[.C216]" office:value-type="float" office:value="159.256" calcext:value-type="float">
            <text:p>159.256</text:p>
          </table:table-cell>
          <table:table-cell table:formula="of:=[.B216]-[.C216]-[.O216]" office:value-type="float" office:value="139.123" calcext:value-type="float">
            <text:p>139.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23T19:00:40Z</text:p>
          </table:table-cell>
          <table:table-cell office:value-type="string" calcext:value-type="string">
            <text:p>2022-01-23T19:02:31Z</text:p>
          </table:table-cell>
          <table:table-cell office:value-type="string" calcext:value-type="string">
            <text:p>2022-01-23T19:09:54Z</text:p>
          </table:table-cell>
          <table:table-cell office:value-type="string" calcext:value-type="string">
            <text:p>SUCCEEDED</text:p>
          </table:table-cell>
          <table:table-cell office:value-type="float" office:value="1008932" calcext:value-type="float">
            <text:p>1008932</text:p>
          </table:table-cell>
          <table:table-cell office:value-type="float" office:value="164842" calcext:value-type="float">
            <text:p>164842</text:p>
          </table:table-cell>
          <table:table-cell office:value-type="float" office:value="20.133" calcext:value-type="float">
            <text:p>20.133</text:p>
          </table:table-cell>
          <table:table-cell office:value-type="float" office:value="0.909" calcext:value-type="float">
            <text:p>0.909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u-ch427-n216-max18-stdev-one-ens18</text:p>
          </table:table-cell>
          <table:table-cell office:value-type="float" office:value="242.957" calcext:value-type="float">
            <text:p>242.957</text:p>
          </table:table-cell>
          <table:table-cell office:value-type="float" office:value="98.86" calcext:value-type="float">
            <text:p>98.86</text:p>
          </table:table-cell>
          <table:table-cell table:formula="of:=[.B217]-[.C217]" office:value-type="float" office:value="144.097" calcext:value-type="float">
            <text:p>144.097</text:p>
          </table:table-cell>
          <table:table-cell table:formula="of:=[.B217]-[.C217]-[.O217]" office:value-type="float" office:value="129.239" calcext:value-type="float">
            <text:p>129.23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23T19:00:51Z</text:p>
          </table:table-cell>
          <table:table-cell office:value-type="string" calcext:value-type="string">
            <text:p>2022-01-23T19:03:44Z</text:p>
          </table:table-cell>
          <table:table-cell office:value-type="string" calcext:value-type="string">
            <text:p>2022-01-23T19:11:13Z</text:p>
          </table:table-cell>
          <table:table-cell office:value-type="string" calcext:value-type="string">
            <text:p>SUCCEEDED</text:p>
          </table:table-cell>
          <table:table-cell office:value-type="float" office:value="1008933" calcext:value-type="float">
            <text:p>1008933</text:p>
          </table:table-cell>
          <table:table-cell office:value-type="float" office:value="252920" calcext:value-type="float">
            <text:p>252920</text:p>
          </table:table-cell>
          <table:table-cell office:value-type="float" office:value="14.858" calcext:value-type="float">
            <text:p>14.858</text:p>
          </table:table-cell>
          <table:table-cell office:value-type="float" office:value="0.867" calcext:value-type="float">
            <text:p>0.86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u-ch427-n512-max18-stdev-ens00</text:p>
          </table:table-cell>
          <table:table-cell office:value-type="float" office:value="4626.7" calcext:value-type="float">
            <text:p>4626.7</text:p>
          </table:table-cell>
          <table:table-cell office:value-type="float" office:value="90.08" calcext:value-type="float">
            <text:p>90.08</text:p>
          </table:table-cell>
          <table:table-cell table:formula="of:=[.B218]-[.C218]" office:value-type="float" office:value="4536.62" calcext:value-type="float">
            <text:p>4536.62</text:p>
          </table:table-cell>
          <table:table-cell table:formula="of:=[.B218]-[.C218]-[.O218]" office:value-type="float" office:value="4377.519" calcext:value-type="float">
            <text:p>4377.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2T23:11:30Z</text:p>
          </table:table-cell>
          <table:table-cell office:value-type="string" calcext:value-type="string">
            <text:p>2022-01-22T23:11:51Z</text:p>
          </table:table-cell>
          <table:table-cell office:value-type="string" calcext:value-type="string">
            <text:p>2022-01-23T00:29:19Z</text:p>
          </table:table-cell>
          <table:table-cell office:value-type="string" calcext:value-type="string">
            <text:p>SUCCEEDED</text:p>
          </table:table-cell>
          <table:table-cell office:value-type="float" office:value="1006315" calcext:value-type="float">
            <text:p>1006315</text:p>
          </table:table-cell>
          <table:table-cell office:value-type="float" office:value="145518" calcext:value-type="float">
            <text:p>145518</text:p>
          </table:table-cell>
          <table:table-cell office:value-type="float" office:value="159.101" calcext:value-type="float">
            <text:p>159.101</text:p>
          </table:table-cell>
          <table:table-cell office:value-type="float" office:value="30.737" calcext:value-type="float">
            <text:p>30.737</text:p>
          </table:table-cell>
          <table:table-cell office:value-type="float" office:value="31.968" calcext:value-type="float">
            <text:p>31.968</text:p>
          </table:table-cell>
        </table:table-row>
        <table:table-row table:style-name="ro1">
          <table:table-cell office:value-type="string" calcext:value-type="string">
            <text:p>u-ch427-n512-max18-stdev-ens01</text:p>
          </table:table-cell>
          <table:table-cell office:value-type="float" office:value="4994.248" calcext:value-type="float">
            <text:p>4994.248</text:p>
          </table:table-cell>
          <table:table-cell office:value-type="float" office:value="94.02" calcext:value-type="float">
            <text:p>94.02</text:p>
          </table:table-cell>
          <table:table-cell table:formula="of:=[.B219]-[.C219]" office:value-type="float" office:value="4900.228" calcext:value-type="float">
            <text:p>4900.228</text:p>
          </table:table-cell>
          <table:table-cell table:formula="of:=[.B219]-[.C219]-[.O219]" office:value-type="float" office:value="4743.679" calcext:value-type="float">
            <text:p>4743.6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2T23:22:58Z</text:p>
          </table:table-cell>
          <table:table-cell office:value-type="string" calcext:value-type="string">
            <text:p>2022-01-22T23:29:07Z</text:p>
          </table:table-cell>
          <table:table-cell office:value-type="string" calcext:value-type="string">
            <text:p>2022-01-23T00:53:04Z</text:p>
          </table:table-cell>
          <table:table-cell office:value-type="string" calcext:value-type="string">
            <text:p>SUCCEEDED</text:p>
          </table:table-cell>
          <table:table-cell office:value-type="float" office:value="1006395" calcext:value-type="float">
            <text:p>1006395</text:p>
          </table:table-cell>
          <table:table-cell office:value-type="float" office:value="210149" calcext:value-type="float">
            <text:p>210149</text:p>
          </table:table-cell>
          <table:table-cell office:value-type="float" office:value="156.549" calcext:value-type="float">
            <text:p>156.549</text:p>
          </table:table-cell>
          <table:table-cell office:value-type="float" office:value="34.113" calcext:value-type="float">
            <text:p>34.113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string" calcext:value-type="string">
            <text:p>u-ch427-n512-max18-stdev-ens02</text:p>
          </table:table-cell>
          <table:table-cell office:value-type="float" office:value="5116.74" calcext:value-type="float">
            <text:p>5116.74</text:p>
          </table:table-cell>
          <table:table-cell office:value-type="float" office:value="102.51" calcext:value-type="float">
            <text:p>102.51</text:p>
          </table:table-cell>
          <table:table-cell table:formula="of:=[.B220]-[.C220]" office:value-type="float" office:value="5014.23" calcext:value-type="float">
            <text:p>5014.23</text:p>
          </table:table-cell>
          <table:table-cell table:formula="of:=[.B220]-[.C220]-[.O220]" office:value-type="float" office:value="4856.41" calcext:value-type="float">
            <text:p>4856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22T23:22:58Z</text:p>
          </table:table-cell>
          <table:table-cell office:value-type="string" calcext:value-type="string">
            <text:p>2022-01-23T00:08:49Z</text:p>
          </table:table-cell>
          <table:table-cell office:value-type="string" calcext:value-type="string">
            <text:p>2022-01-23T01:34:57Z</text:p>
          </table:table-cell>
          <table:table-cell office:value-type="string" calcext:value-type="string">
            <text:p>SUCCEEDED</text:p>
          </table:table-cell>
          <table:table-cell office:value-type="float" office:value="1006396" calcext:value-type="float">
            <text:p>1006396</text:p>
          </table:table-cell>
          <table:table-cell office:value-type="float" office:value="129005" calcext:value-type="float">
            <text:p>129005</text:p>
          </table:table-cell>
          <table:table-cell office:value-type="float" office:value="157.82" calcext:value-type="float">
            <text:p>157.82</text:p>
          </table:table-cell>
          <table:table-cell office:value-type="float" office:value="33.669" calcext:value-type="float">
            <text:p>33.669</text:p>
          </table:table-cell>
          <table:table-cell office:value-type="float" office:value="35.008" calcext:value-type="float">
            <text:p>35.008</text:p>
          </table:table-cell>
        </table:table-row>
        <table:table-row table:style-name="ro1">
          <table:table-cell office:value-type="string" calcext:value-type="string">
            <text:p>u-ch427-n512-max18-stdev-ens03</text:p>
          </table:table-cell>
          <table:table-cell office:value-type="float" office:value="5228.372" calcext:value-type="float">
            <text:p>5228.372</text:p>
          </table:table-cell>
          <table:table-cell office:value-type="float" office:value="110.9" calcext:value-type="float">
            <text:p>110.9</text:p>
          </table:table-cell>
          <table:table-cell table:formula="of:=[.B221]-[.C221]" office:value-type="float" office:value="5117.472" calcext:value-type="float">
            <text:p>5117.472</text:p>
          </table:table-cell>
          <table:table-cell table:formula="of:=[.B221]-[.C221]-[.O221]" office:value-type="float" office:value="4958.676" calcext:value-type="float">
            <text:p>4958.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22T23:22:59Z</text:p>
          </table:table-cell>
          <table:table-cell office:value-type="string" calcext:value-type="string">
            <text:p>2022-01-23T00:54:38Z</text:p>
          </table:table-cell>
          <table:table-cell office:value-type="string" calcext:value-type="string">
            <text:p>2022-01-23T02:23:02Z</text:p>
          </table:table-cell>
          <table:table-cell office:value-type="string" calcext:value-type="string">
            <text:p>SUCCEEDED</text:p>
          </table:table-cell>
          <table:table-cell office:value-type="float" office:value="1006397" calcext:value-type="float">
            <text:p>1006397</text:p>
          </table:table-cell>
          <table:table-cell office:value-type="float" office:value="258325" calcext:value-type="float">
            <text:p>258325</text:p>
          </table:table-cell>
          <table:table-cell office:value-type="float" office:value="158.796" calcext:value-type="float">
            <text:p>158.796</text:p>
          </table:table-cell>
          <table:table-cell office:value-type="float" office:value="37.528" calcext:value-type="float">
            <text:p>37.528</text:p>
          </table:table-cell>
          <table:table-cell office:value-type="float" office:value="34.925" calcext:value-type="float">
            <text:p>34.925</text:p>
          </table:table-cell>
        </table:table-row>
        <table:table-row table:style-name="ro1">
          <table:table-cell office:value-type="string" calcext:value-type="string">
            <text:p>u-ch427-n512-max18-stdev-ens04</text:p>
          </table:table-cell>
          <table:table-cell office:value-type="float" office:value="5388.495" calcext:value-type="float">
            <text:p>5388.495</text:p>
          </table:table-cell>
          <table:table-cell office:value-type="float" office:value="122.37" calcext:value-type="float">
            <text:p>122.37</text:p>
          </table:table-cell>
          <table:table-cell table:formula="of:=[.B222]-[.C222]" office:value-type="float" office:value="5266.125" calcext:value-type="float">
            <text:p>5266.125</text:p>
          </table:table-cell>
          <table:table-cell table:formula="of:=[.B222]-[.C222]-[.O222]" office:value-type="float" office:value="5108.587" calcext:value-type="float">
            <text:p>5108.5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22T23:22:59Z</text:p>
          </table:table-cell>
          <table:table-cell office:value-type="string" calcext:value-type="string">
            <text:p>2022-01-23T02:49:17Z</text:p>
          </table:table-cell>
          <table:table-cell office:value-type="string" calcext:value-type="string">
            <text:p>2022-01-23T04:20:25Z</text:p>
          </table:table-cell>
          <table:table-cell office:value-type="string" calcext:value-type="string">
            <text:p>SUCCEEDED</text:p>
          </table:table-cell>
          <table:table-cell office:value-type="float" office:value="1006398" calcext:value-type="float">
            <text:p>10063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57.538" calcext:value-type="float">
            <text:p>157.538</text:p>
          </table:table-cell>
          <table:table-cell office:value-type="float" office:value="36.056" calcext:value-type="float">
            <text:p>36.056</text:p>
          </table:table-cell>
          <table:table-cell office:value-type="float" office:value="35.603" calcext:value-type="float">
            <text:p>35.603</text:p>
          </table:table-cell>
        </table:table-row>
        <table:table-row table:style-name="ro1">
          <table:table-cell office:value-type="string" calcext:value-type="string">
            <text:p>u-ch427-n512-max18-stdev-ens05</text:p>
          </table:table-cell>
          <table:table-cell office:value-type="float" office:value="5263.248" calcext:value-type="float">
            <text:p>5263.248</text:p>
          </table:table-cell>
          <table:table-cell office:value-type="float" office:value="126.75" calcext:value-type="float">
            <text:p>126.75</text:p>
          </table:table-cell>
          <table:table-cell table:formula="of:=[.B223]-[.C223]" office:value-type="float" office:value="5136.498" calcext:value-type="float">
            <text:p>5136.498</text:p>
          </table:table-cell>
          <table:table-cell table:formula="of:=[.B223]-[.C223]-[.O223]" office:value-type="float" office:value="4975.15" calcext:value-type="float">
            <text:p>4975.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22T23:23:00Z</text:p>
          </table:table-cell>
          <table:table-cell office:value-type="string" calcext:value-type="string">
            <text:p>2022-01-23T02:29:05Z</text:p>
          </table:table-cell>
          <table:table-cell office:value-type="string" calcext:value-type="string">
            <text:p>2022-01-23T03:58:13Z</text:p>
          </table:table-cell>
          <table:table-cell office:value-type="string" calcext:value-type="string">
            <text:p>SUCCEEDED</text:p>
          </table:table-cell>
          <table:table-cell office:value-type="float" office:value="1006399" calcext:value-type="float">
            <text:p>1006399</text:p>
          </table:table-cell>
          <table:table-cell office:value-type="float" office:value="156193" calcext:value-type="float">
            <text:p>156193</text:p>
          </table:table-cell>
          <table:table-cell office:value-type="float" office:value="161.348" calcext:value-type="float">
            <text:p>161.348</text:p>
          </table:table-cell>
          <table:table-cell office:value-type="float" office:value="34.808" calcext:value-type="float">
            <text:p>34.808</text:p>
          </table:table-cell>
          <table:table-cell office:value-type="float" office:value="35.135" calcext:value-type="float">
            <text:p>35.135</text:p>
          </table:table-cell>
        </table:table-row>
        <table:table-row table:style-name="ro1">
          <table:table-cell office:value-type="string" calcext:value-type="string">
            <text:p>u-ch427-n512-max18-stdev-ens06</text:p>
          </table:table-cell>
          <table:table-cell office:value-type="float" office:value="5378.508" calcext:value-type="float">
            <text:p>5378.508</text:p>
          </table:table-cell>
          <table:table-cell office:value-type="float" office:value="140.31" calcext:value-type="float">
            <text:p>140.31</text:p>
          </table:table-cell>
          <table:table-cell table:formula="of:=[.B224]-[.C224]" office:value-type="float" office:value="5238.198" calcext:value-type="float">
            <text:p>5238.198</text:p>
          </table:table-cell>
          <table:table-cell table:formula="of:=[.B224]-[.C224]-[.O224]" office:value-type="float" office:value="5077.03" calcext:value-type="float">
            <text:p>5077.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22T23:23:00Z</text:p>
          </table:table-cell>
          <table:table-cell office:value-type="string" calcext:value-type="string">
            <text:p>2022-01-23T07:15:48Z</text:p>
          </table:table-cell>
          <table:table-cell office:value-type="string" calcext:value-type="string">
            <text:p>2022-01-23T08:47:14Z</text:p>
          </table:table-cell>
          <table:table-cell office:value-type="string" calcext:value-type="string">
            <text:p>SUCCEEDED</text:p>
          </table:table-cell>
          <table:table-cell office:value-type="float" office:value="1006400" calcext:value-type="float">
            <text:p>1006400</text:p>
          </table:table-cell>
          <table:table-cell office:value-type="float" office:value="247220" calcext:value-type="float">
            <text:p>247220</text:p>
          </table:table-cell>
          <table:table-cell office:value-type="float" office:value="161.168" calcext:value-type="float">
            <text:p>161.168</text:p>
          </table:table-cell>
          <table:table-cell office:value-type="float" office:value="35.531" calcext:value-type="float">
            <text:p>35.531</text:p>
          </table:table-cell>
          <table:table-cell office:value-type="float" office:value="37.705" calcext:value-type="float">
            <text:p>37.705</text:p>
          </table:table-cell>
        </table:table-row>
        <table:table-row table:style-name="ro1">
          <table:table-cell office:value-type="string" calcext:value-type="string">
            <text:p>u-ch427-n512-max18-stdev-ens07</text:p>
          </table:table-cell>
          <table:table-cell office:value-type="float" office:value="5566.837" calcext:value-type="float">
            <text:p>5566.837</text:p>
          </table:table-cell>
          <table:table-cell office:value-type="float" office:value="143.5" calcext:value-type="float">
            <text:p>143.5</text:p>
          </table:table-cell>
          <table:table-cell table:formula="of:=[.B225]-[.C225]" office:value-type="float" office:value="5423.337" calcext:value-type="float">
            <text:p>5423.337</text:p>
          </table:table-cell>
          <table:table-cell table:formula="of:=[.B225]-[.C225]-[.O225]" office:value-type="float" office:value="5262.268" calcext:value-type="float">
            <text:p>5262.2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2T23:12:37Z</text:p>
          </table:table-cell>
          <table:table-cell office:value-type="string" calcext:value-type="string">
            <text:p>2022-01-23T05:40:25Z</text:p>
          </table:table-cell>
          <table:table-cell office:value-type="string" calcext:value-type="string">
            <text:p>2022-01-23T07:15:23Z</text:p>
          </table:table-cell>
          <table:table-cell office:value-type="string" calcext:value-type="string">
            <text:p>SUCCEEDED</text:p>
          </table:table-cell>
          <table:table-cell office:value-type="float" office:value="1006327" calcext:value-type="float">
            <text:p>1006327</text:p>
          </table:table-cell>
          <table:table-cell office:value-type="float" office:value="66783" calcext:value-type="float">
            <text:p>66783</text:p>
          </table:table-cell>
          <table:table-cell office:value-type="float" office:value="161.069" calcext:value-type="float">
            <text:p>161.069</text:p>
          </table:table-cell>
          <table:table-cell office:value-type="float" office:value="35.068" calcext:value-type="float">
            <text:p>35.068</text:p>
          </table:table-cell>
          <table:table-cell office:value-type="float" office:value="37.361" calcext:value-type="float">
            <text:p>37.361</text:p>
          </table:table-cell>
        </table:table-row>
        <table:table-row table:style-name="ro1">
          <table:table-cell office:value-type="string" calcext:value-type="string">
            <text:p>u-ch427-n512-max18-stdev-ens08</text:p>
          </table:table-cell>
          <table:table-cell office:value-type="float" office:value="5506.958" calcext:value-type="float">
            <text:p>5506.958</text:p>
          </table:table-cell>
          <table:table-cell office:value-type="float" office:value="150.14" calcext:value-type="float">
            <text:p>150.14</text:p>
          </table:table-cell>
          <table:table-cell table:formula="of:=[.B226]-[.C226]" office:value-type="float" office:value="5356.818" calcext:value-type="float">
            <text:p>5356.818</text:p>
          </table:table-cell>
          <table:table-cell table:formula="of:=[.B226]-[.C226]-[.O226]" office:value-type="float" office:value="5194.799" calcext:value-type="float">
            <text:p>5194.7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22T23:12:46Z</text:p>
          </table:table-cell>
          <table:table-cell office:value-type="string" calcext:value-type="string">
            <text:p>2022-01-23T03:58:52Z</text:p>
          </table:table-cell>
          <table:table-cell office:value-type="string" calcext:value-type="string">
            <text:p>2022-01-23T05:32:56Z</text:p>
          </table:table-cell>
          <table:table-cell office:value-type="string" calcext:value-type="string">
            <text:p>SUCCEEDED</text:p>
          </table:table-cell>
          <table:table-cell office:value-type="float" office:value="1006328" calcext:value-type="float">
            <text:p>1006328</text:p>
          </table:table-cell>
          <table:table-cell office:value-type="float" office:value="102059" calcext:value-type="float">
            <text:p>102059</text:p>
          </table:table-cell>
          <table:table-cell office:value-type="float" office:value="162.019" calcext:value-type="float">
            <text:p>162.019</text:p>
          </table:table-cell>
          <table:table-cell office:value-type="float" office:value="41.328" calcext:value-type="float">
            <text:p>41.328</text:p>
          </table:table-cell>
          <table:table-cell office:value-type="float" office:value="37.592" calcext:value-type="float">
            <text:p>37.592</text:p>
          </table:table-cell>
        </table:table-row>
        <table:table-row table:style-name="ro1">
          <table:table-cell office:value-type="string" calcext:value-type="string">
            <text:p>u-ch427-n512-max18-stdev-ens09</text:p>
          </table:table-cell>
          <table:table-cell office:value-type="float" office:value="5666.321" calcext:value-type="float">
            <text:p>5666.321</text:p>
          </table:table-cell>
          <table:table-cell office:value-type="float" office:value="159.48" calcext:value-type="float">
            <text:p>159.48</text:p>
          </table:table-cell>
          <table:table-cell table:formula="of:=[.B227]-[.C227]" office:value-type="float" office:value="5506.841" calcext:value-type="float">
            <text:p>5506.841</text:p>
          </table:table-cell>
          <table:table-cell table:formula="of:=[.B227]-[.C227]-[.O227]" office:value-type="float" office:value="5344.549" calcext:value-type="float">
            <text:p>5344.5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22T23:23:01Z</text:p>
          </table:table-cell>
          <table:table-cell office:value-type="string" calcext:value-type="string">
            <text:p>2022-01-23T05:09:03Z</text:p>
          </table:table-cell>
          <table:table-cell office:value-type="string" calcext:value-type="string">
            <text:p>2022-01-23T06:45:48Z</text:p>
          </table:table-cell>
          <table:table-cell office:value-type="string" calcext:value-type="string">
            <text:p>SUCCEEDED</text:p>
          </table:table-cell>
          <table:table-cell office:value-type="float" office:value="1006401" calcext:value-type="float">
            <text:p>1006401</text:p>
          </table:table-cell>
          <table:table-cell office:value-type="float" office:value="261042" calcext:value-type="float">
            <text:p>261042</text:p>
          </table:table-cell>
          <table:table-cell office:value-type="float" office:value="162.292" calcext:value-type="float">
            <text:p>162.292</text:p>
          </table:table-cell>
          <table:table-cell office:value-type="float" office:value="38.499" calcext:value-type="float">
            <text:p>38.499</text:p>
          </table:table-cell>
          <table:table-cell office:value-type="float" office:value="36.736" calcext:value-type="float">
            <text:p>36.736</text:p>
          </table:table-cell>
        </table:table-row>
        <table:table-row table:style-name="ro1">
          <table:table-cell office:value-type="string" calcext:value-type="string">
            <text:p>u-ch427-n512-max18-stdev-ens10</text:p>
          </table:table-cell>
          <table:table-cell office:value-type="float" office:value="5562.812" calcext:value-type="float">
            <text:p>5562.812</text:p>
          </table:table-cell>
          <table:table-cell office:value-type="float" office:value="158.94" calcext:value-type="float">
            <text:p>158.94</text:p>
          </table:table-cell>
          <table:table-cell table:formula="of:=[.B228]-[.C228]" office:value-type="float" office:value="5403.872" calcext:value-type="float">
            <text:p>5403.872</text:p>
          </table:table-cell>
          <table:table-cell table:formula="of:=[.B228]-[.C228]-[.O228]" office:value-type="float" office:value="5241.197" calcext:value-type="float">
            <text:p>5241.1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22T23:13:06Z</text:p>
          </table:table-cell>
          <table:table-cell office:value-type="string" calcext:value-type="string">
            <text:p>2022-01-23T03:26:55Z</text:p>
          </table:table-cell>
          <table:table-cell office:value-type="string" calcext:value-type="string">
            <text:p>2022-01-23T05:02:25Z</text:p>
          </table:table-cell>
          <table:table-cell office:value-type="string" calcext:value-type="string">
            <text:p>SUCCEEDED</text:p>
          </table:table-cell>
          <table:table-cell office:value-type="float" office:value="1006330" calcext:value-type="float">
            <text:p>1006330</text:p>
          </table:table-cell>
          <table:table-cell office:value-type="float" office:value="82414" calcext:value-type="float">
            <text:p>82414</text:p>
          </table:table-cell>
          <table:table-cell office:value-type="float" office:value="162.675" calcext:value-type="float">
            <text:p>162.675</text:p>
          </table:table-cell>
          <table:table-cell office:value-type="float" office:value="36.456" calcext:value-type="float">
            <text:p>36.456</text:p>
          </table:table-cell>
          <table:table-cell office:value-type="float" office:value="37.608" calcext:value-type="float">
            <text:p>37.608</text:p>
          </table:table-cell>
        </table:table-row>
        <table:table-row table:style-name="ro1">
          <table:table-cell office:value-type="string" calcext:value-type="string">
            <text:p>u-ch427-n512-max18-stdev-ens11</text:p>
          </table:table-cell>
          <table:table-cell office:value-type="float" office:value="5653.174" calcext:value-type="float">
            <text:p>5653.174</text:p>
          </table:table-cell>
          <table:table-cell office:value-type="float" office:value="174.08" calcext:value-type="float">
            <text:p>174.08</text:p>
          </table:table-cell>
          <table:table-cell table:formula="of:=[.B229]-[.C229]" office:value-type="float" office:value="5479.094" calcext:value-type="float">
            <text:p>5479.094</text:p>
          </table:table-cell>
          <table:table-cell table:formula="of:=[.B229]-[.C229]-[.O229]" office:value-type="float" office:value="5314.069" calcext:value-type="float">
            <text:p>5314.0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22T23:13:15Z</text:p>
          </table:table-cell>
          <table:table-cell office:value-type="string" calcext:value-type="string">
            <text:p>2022-01-23T02:43:25Z</text:p>
          </table:table-cell>
          <table:table-cell office:value-type="string" calcext:value-type="string">
            <text:p>2022-01-23T04:20:46Z</text:p>
          </table:table-cell>
          <table:table-cell office:value-type="string" calcext:value-type="string">
            <text:p>SUCCEEDED</text:p>
          </table:table-cell>
          <table:table-cell office:value-type="float" office:value="1006331" calcext:value-type="float">
            <text:p>1006331</text:p>
          </table:table-cell>
          <table:table-cell office:value-type="float" office:value="194338" calcext:value-type="float">
            <text:p>194338</text:p>
          </table:table-cell>
          <table:table-cell office:value-type="float" office:value="165.025" calcext:value-type="float">
            <text:p>165.025</text:p>
          </table:table-cell>
          <table:table-cell office:value-type="float" office:value="44.05" calcext:value-type="float">
            <text:p>44.05</text:p>
          </table:table-cell>
          <table:table-cell office:value-type="float" office:value="37.276" calcext:value-type="float">
            <text:p>37.276</text:p>
          </table:table-cell>
        </table:table-row>
        <table:table-row table:style-name="ro1">
          <table:table-cell office:value-type="string" calcext:value-type="string">
            <text:p>u-ch427-n512-max18-stdev-ens12</text:p>
          </table:table-cell>
          <table:table-cell office:value-type="float" office:value="8719.35" calcext:value-type="float">
            <text:p>8719.35</text:p>
          </table:table-cell>
          <table:table-cell office:value-type="float" office:value="729.54" calcext:value-type="float">
            <text:p>729.54</text:p>
          </table:table-cell>
          <table:table-cell table:formula="of:=[.B230]-[.C230]" office:value-type="float" office:value="7989.81" calcext:value-type="float">
            <text:p>7989.81</text:p>
          </table:table-cell>
          <table:table-cell table:formula="of:=[.B230]-[.C230]-[.O230]" office:value-type="float" office:value="7812.043" calcext:value-type="float">
            <text:p>7812.04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2T23:13:22Z</text:p>
          </table:table-cell>
          <table:table-cell office:value-type="string" calcext:value-type="string">
            <text:p>2022-01-22T23:20:27Z</text:p>
          </table:table-cell>
          <table:table-cell office:value-type="string" calcext:value-type="string">
            <text:p>2022-01-23T01:49:10Z</text:p>
          </table:table-cell>
          <table:table-cell office:value-type="string" calcext:value-type="string">
            <text:p>SUCCEEDED</text:p>
          </table:table-cell>
          <table:table-cell office:value-type="float" office:value="1006332" calcext:value-type="float">
            <text:p>1006332</text:p>
          </table:table-cell>
          <table:table-cell office:value-type="float" office:value="26790" calcext:value-type="float">
            <text:p>26790</text:p>
          </table:table-cell>
          <table:table-cell office:value-type="float" office:value="177.767" calcext:value-type="float">
            <text:p>177.767</text:p>
          </table:table-cell>
          <table:table-cell office:value-type="float" office:value="55.16" calcext:value-type="float">
            <text:p>55.16</text:p>
          </table:table-cell>
          <table:table-cell office:value-type="float" office:value="47.452" calcext:value-type="float">
            <text:p>47.452</text:p>
          </table:table-cell>
        </table:table-row>
        <table:table-row table:style-name="ro1">
          <table:table-cell office:value-type="string" calcext:value-type="string">
            <text:p>u-ch427-n512-max18-stdev-ens13</text:p>
          </table:table-cell>
          <table:table-cell office:value-type="float" office:value="5580.927" calcext:value-type="float">
            <text:p>5580.927</text:p>
          </table:table-cell>
          <table:table-cell office:value-type="float" office:value="185.91" calcext:value-type="float">
            <text:p>185.91</text:p>
          </table:table-cell>
          <table:table-cell table:formula="of:=[.B231]-[.C231]" office:value-type="float" office:value="5395.017" calcext:value-type="float">
            <text:p>5395.017</text:p>
          </table:table-cell>
          <table:table-cell table:formula="of:=[.B231]-[.C231]-[.O231]" office:value-type="float" office:value="5232.207" calcext:value-type="float">
            <text:p>5232.2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22T23:13:31Z</text:p>
          </table:table-cell>
          <table:table-cell office:value-type="string" calcext:value-type="string">
            <text:p>2022-01-23T01:49:47Z</text:p>
          </table:table-cell>
          <table:table-cell office:value-type="string" calcext:value-type="string">
            <text:p>2022-01-23T03:26:22Z</text:p>
          </table:table-cell>
          <table:table-cell office:value-type="string" calcext:value-type="string">
            <text:p>SUCCEEDED</text:p>
          </table:table-cell>
          <table:table-cell office:value-type="float" office:value="1006333" calcext:value-type="float">
            <text:p>1006333</text:p>
          </table:table-cell>
          <table:table-cell office:value-type="float" office:value="134844" calcext:value-type="float">
            <text:p>134844</text:p>
          </table:table-cell>
          <table:table-cell office:value-type="float" office:value="162.81" calcext:value-type="float">
            <text:p>162.81</text:p>
          </table:table-cell>
          <table:table-cell office:value-type="float" office:value="39.691" calcext:value-type="float">
            <text:p>39.691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u-ch427-n512-max18-stdev-ens14</text:p>
          </table:table-cell>
          <table:table-cell office:value-type="float" office:value="5670.056" calcext:value-type="float">
            <text:p>5670.056</text:p>
          </table:table-cell>
          <table:table-cell office:value-type="float" office:value="210.59" calcext:value-type="float">
            <text:p>210.59</text:p>
          </table:table-cell>
          <table:table-cell table:formula="of:=[.B232]-[.C232]" office:value-type="float" office:value="5459.466" calcext:value-type="float">
            <text:p>5459.466</text:p>
          </table:table-cell>
          <table:table-cell table:formula="of:=[.B232]-[.C232]-[.O232]" office:value-type="float" office:value="5296.587" calcext:value-type="float">
            <text:p>5296.5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22T23:29:11Z</text:p>
          </table:table-cell>
          <table:table-cell office:value-type="string" calcext:value-type="string">
            <text:p>2022-01-23T04:21:07Z</text:p>
          </table:table-cell>
          <table:table-cell office:value-type="string" calcext:value-type="string">
            <text:p>2022-01-23T05:59:00Z</text:p>
          </table:table-cell>
          <table:table-cell office:value-type="string" calcext:value-type="string">
            <text:p>SUCCEEDED</text:p>
          </table:table-cell>
          <table:table-cell office:value-type="float" office:value="1006423" calcext:value-type="float">
            <text:p>1006423</text:p>
          </table:table-cell>
          <table:table-cell office:value-type="float" office:value="189251" calcext:value-type="float">
            <text:p>189251</text:p>
          </table:table-cell>
          <table:table-cell office:value-type="float" office:value="162.879" calcext:value-type="float">
            <text:p>162.879</text:p>
          </table:table-cell>
          <table:table-cell office:value-type="float" office:value="39.494" calcext:value-type="float">
            <text:p>39.494</text:p>
          </table:table-cell>
          <table:table-cell office:value-type="float" office:value="36.87" calcext:value-type="float">
            <text:p>36.87</text:p>
          </table:table-cell>
        </table:table-row>
        <table:table-row table:style-name="ro1">
          <table:table-cell office:value-type="string" calcext:value-type="string">
            <text:p>u-ch427-n512-max18-stdev-ens15</text:p>
          </table:table-cell>
          <table:table-cell office:value-type="float" office:value="5666.557" calcext:value-type="float">
            <text:p>5666.557</text:p>
          </table:table-cell>
          <table:table-cell office:value-type="float" office:value="223.5" calcext:value-type="float">
            <text:p>223.5</text:p>
          </table:table-cell>
          <table:table-cell table:formula="of:=[.B233]-[.C233]" office:value-type="float" office:value="5443.057" calcext:value-type="float">
            <text:p>5443.057</text:p>
          </table:table-cell>
          <table:table-cell table:formula="of:=[.B233]-[.C233]-[.O233]" office:value-type="float" office:value="5275.622" calcext:value-type="float">
            <text:p>5275.6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22T23:13:49Z</text:p>
          </table:table-cell>
          <table:table-cell office:value-type="string" calcext:value-type="string">
            <text:p>2022-01-23T01:04:41Z</text:p>
          </table:table-cell>
          <table:table-cell office:value-type="string" calcext:value-type="string">
            <text:p>2022-01-23T02:43:10Z</text:p>
          </table:table-cell>
          <table:table-cell office:value-type="string" calcext:value-type="string">
            <text:p>SUCCEEDED</text:p>
          </table:table-cell>
          <table:table-cell office:value-type="float" office:value="1006336" calcext:value-type="float">
            <text:p>1006336</text:p>
          </table:table-cell>
          <table:table-cell office:value-type="float" office:value="100573" calcext:value-type="float">
            <text:p>100573</text:p>
          </table:table-cell>
          <table:table-cell office:value-type="float" office:value="167.435" calcext:value-type="float">
            <text:p>167.435</text:p>
          </table:table-cell>
          <table:table-cell office:value-type="float" office:value="43.406" calcext:value-type="float">
            <text:p>43.406</text:p>
          </table:table-cell>
          <table:table-cell office:value-type="float" office:value="37.623" calcext:value-type="float">
            <text:p>37.623</text:p>
          </table:table-cell>
        </table:table-row>
        <table:table-row table:style-name="ro1">
          <table:table-cell office:value-type="string" calcext:value-type="string">
            <text:p>u-ch427-n512-max18-stdev-ens16</text:p>
          </table:table-cell>
          <table:table-cell office:value-type="float" office:value="5870.206" calcext:value-type="float">
            <text:p>5870.206</text:p>
          </table:table-cell>
          <table:table-cell office:value-type="float" office:value="223.69" calcext:value-type="float">
            <text:p>223.69</text:p>
          </table:table-cell>
          <table:table-cell table:formula="of:=[.B234]-[.C234]" office:value-type="float" office:value="5646.516" calcext:value-type="float">
            <text:p>5646.516</text:p>
          </table:table-cell>
          <table:table-cell table:formula="of:=[.B234]-[.C234]-[.O234]" office:value-type="float" office:value="5479.194" calcext:value-type="float">
            <text:p>5479.1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22T23:13:56Z</text:p>
          </table:table-cell>
          <table:table-cell office:value-type="string" calcext:value-type="string">
            <text:p>2022-01-22T23:22:07Z</text:p>
          </table:table-cell>
          <table:table-cell office:value-type="string" calcext:value-type="string">
            <text:p>2022-01-23T01:04:25Z</text:p>
          </table:table-cell>
          <table:table-cell office:value-type="string" calcext:value-type="string">
            <text:p>SUCCEEDED</text:p>
          </table:table-cell>
          <table:table-cell office:value-type="float" office:value="1006337" calcext:value-type="float">
            <text:p>1006337</text:p>
          </table:table-cell>
          <table:table-cell office:value-type="float" office:value="104314" calcext:value-type="float">
            <text:p>104314</text:p>
          </table:table-cell>
          <table:table-cell office:value-type="float" office:value="167.322" calcext:value-type="float">
            <text:p>167.322</text:p>
          </table:table-cell>
          <table:table-cell office:value-type="float" office:value="39.786" calcext:value-type="float">
            <text:p>39.786</text:p>
          </table:table-cell>
          <table:table-cell office:value-type="float" office:value="36.168" calcext:value-type="float">
            <text:p>36.168</text:p>
          </table:table-cell>
        </table:table-row>
        <table:table-row table:style-name="ro1">
          <table:table-cell office:value-type="string" calcext:value-type="string">
            <text:p>u-ch427-n512-max18-stdev-ens17</text:p>
          </table:table-cell>
          <table:table-cell office:value-type="float" office:value="5751.738" calcext:value-type="float">
            <text:p>5751.738</text:p>
          </table:table-cell>
          <table:table-cell office:value-type="float" office:value="233.46" calcext:value-type="float">
            <text:p>233.46</text:p>
          </table:table-cell>
          <table:table-cell table:formula="of:=[.B235]-[.C235]" office:value-type="float" office:value="5518.278" calcext:value-type="float">
            <text:p>5518.278</text:p>
          </table:table-cell>
          <table:table-cell table:formula="of:=[.B235]-[.C235]-[.O235]" office:value-type="float" office:value="5351.597" calcext:value-type="float">
            <text:p>5351.59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22T23:14:08Z</text:p>
          </table:table-cell>
          <table:table-cell office:value-type="string" calcext:value-type="string">
            <text:p>2022-01-23T05:59:19Z</text:p>
          </table:table-cell>
          <table:table-cell office:value-type="string" calcext:value-type="string">
            <text:p>2022-01-23T07:39:43Z</text:p>
          </table:table-cell>
          <table:table-cell office:value-type="string" calcext:value-type="string">
            <text:p>SUCCEEDED</text:p>
          </table:table-cell>
          <table:table-cell office:value-type="float" office:value="1006338" calcext:value-type="float">
            <text:p>1006338</text:p>
          </table:table-cell>
          <table:table-cell office:value-type="float" office:value="80672" calcext:value-type="float">
            <text:p>80672</text:p>
          </table:table-cell>
          <table:table-cell office:value-type="float" office:value="166.681" calcext:value-type="float">
            <text:p>166.681</text:p>
          </table:table-cell>
          <table:table-cell office:value-type="float" office:value="37.059" calcext:value-type="float">
            <text:p>37.059</text:p>
          </table:table-cell>
          <table:table-cell office:value-type="float" office:value="37.612" calcext:value-type="float">
            <text:p>37.612</text:p>
          </table:table-cell>
        </table:table-row>
        <table:table-row table:style-name="ro1">
          <table:table-cell office:value-type="string" calcext:value-type="string">
            <text:p>u-ch427-n512-max18-stdev-ens18</text:p>
          </table:table-cell>
          <table:table-cell office:value-type="float" office:value="5840.787" calcext:value-type="float">
            <text:p>5840.787</text:p>
          </table:table-cell>
          <table:table-cell office:value-type="float" office:value="240.52" calcext:value-type="float">
            <text:p>240.52</text:p>
          </table:table-cell>
          <table:table-cell table:formula="of:=[.B236]-[.C236]" office:value-type="float" office:value="5600.267" calcext:value-type="float">
            <text:p>5600.267</text:p>
          </table:table-cell>
          <table:table-cell table:formula="of:=[.B236]-[.C236]-[.O236]" office:value-type="float" office:value="5428.53" calcext:value-type="float">
            <text:p>5428.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22T23:29:17Z</text:p>
          </table:table-cell>
          <table:table-cell office:value-type="string" calcext:value-type="string">
            <text:p>2022-01-23T07:39:55Z</text:p>
          </table:table-cell>
          <table:table-cell office:value-type="string" calcext:value-type="string">
            <text:p>2022-01-23T09:21:55Z</text:p>
          </table:table-cell>
          <table:table-cell office:value-type="string" calcext:value-type="string">
            <text:p>SUCCEEDED</text:p>
          </table:table-cell>
          <table:table-cell office:value-type="float" office:value="1006424" calcext:value-type="float">
            <text:p>1006424</text:p>
          </table:table-cell>
          <table:table-cell office:value-type="float" office:value="212120" calcext:value-type="float">
            <text:p>212120</text:p>
          </table:table-cell>
          <table:table-cell office:value-type="float" office:value="171.737" calcext:value-type="float">
            <text:p>171.737</text:p>
          </table:table-cell>
          <table:table-cell office:value-type="float" office:value="46.929" calcext:value-type="float">
            <text:p>46.929</text:p>
          </table:table-cell>
          <table:table-cell office:value-type="float" office:value="38.159" calcext:value-type="float">
            <text:p>38.159</text:p>
          </table:table-cell>
        </table:table-row>
        <table:table-row table:style-name="ro1">
          <table:table-cell office:value-type="string" calcext:value-type="string">
            <text:p>u-ch427-n512-max18-stdev-one-ens00</text:p>
          </table:table-cell>
          <table:table-cell office:value-type="float" office:value="4610.906" calcext:value-type="float">
            <text:p>4610.906</text:p>
          </table:table-cell>
          <table:table-cell office:value-type="float" office:value="89.2" calcext:value-type="float">
            <text:p>89.2</text:p>
          </table:table-cell>
          <table:table-cell table:formula="of:=[.B237]-[.C237]" office:value-type="float" office:value="4521.706" calcext:value-type="float">
            <text:p>4521.706</text:p>
          </table:table-cell>
          <table:table-cell table:formula="of:=[.B237]-[.C237]-[.O237]" office:value-type="float" office:value="4338.354" calcext:value-type="float">
            <text:p>4338.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3T19:01:46Z</text:p>
          </table:table-cell>
          <table:table-cell office:value-type="string" calcext:value-type="string">
            <text:p>2022-01-23T20:00:13Z</text:p>
          </table:table-cell>
          <table:table-cell office:value-type="string" calcext:value-type="string">
            <text:p>2022-01-23T21:17:26Z</text:p>
          </table:table-cell>
          <table:table-cell office:value-type="string" calcext:value-type="string">
            <text:p>SUCCEEDED</text:p>
          </table:table-cell>
          <table:table-cell office:value-type="float" office:value="1008934" calcext:value-type="float">
            <text:p>1008934</text:p>
          </table:table-cell>
          <table:table-cell office:value-type="float" office:value="210299" calcext:value-type="float">
            <text:p>210299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30.565" calcext:value-type="float">
            <text:p>30.565</text:p>
          </table:table-cell>
          <table:table-cell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u-ch427-n512-max18-stdev-one-ens01</text:p>
          </table:table-cell>
          <table:table-cell office:value-type="float" office:value="4942.936" calcext:value-type="float">
            <text:p>4942.936</text:p>
          </table:table-cell>
          <table:table-cell office:value-type="float" office:value="108.4" calcext:value-type="float">
            <text:p>108.4</text:p>
          </table:table-cell>
          <table:table-cell table:formula="of:=[.B238]-[.C238]" office:value-type="float" office:value="4834.536" calcext:value-type="float">
            <text:p>4834.536</text:p>
          </table:table-cell>
          <table:table-cell table:formula="of:=[.B238]-[.C238]-[.O238]" office:value-type="float" office:value="4676.073" calcext:value-type="float">
            <text:p>4676.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3T19:01:54Z</text:p>
          </table:table-cell>
          <table:table-cell office:value-type="string" calcext:value-type="string">
            <text:p>2022-01-23T20:55:49Z</text:p>
          </table:table-cell>
          <table:table-cell office:value-type="string" calcext:value-type="string">
            <text:p>2022-01-23T22:19:00Z</text:p>
          </table:table-cell>
          <table:table-cell office:value-type="string" calcext:value-type="string">
            <text:p>SUCCEEDED</text:p>
          </table:table-cell>
          <table:table-cell office:value-type="float" office:value="1008936" calcext:value-type="float">
            <text:p>1008936</text:p>
          </table:table-cell>
          <table:table-cell office:value-type="float" office:value="95890" calcext:value-type="float">
            <text:p>95890</text:p>
          </table:table-cell>
          <table:table-cell office:value-type="float" office:value="158.463" calcext:value-type="float">
            <text:p>158.463</text:p>
          </table:table-cell>
          <table:table-cell office:value-type="float" office:value="33.698" calcext:value-type="float">
            <text:p>33.698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u-ch427-n512-max18-stdev-one-ens02</text:p>
          </table:table-cell>
          <table:table-cell office:value-type="float" office:value="5348.301" calcext:value-type="float">
            <text:p>5348.301</text:p>
          </table:table-cell>
          <table:table-cell office:value-type="float" office:value="124.65" calcext:value-type="float">
            <text:p>124.65</text:p>
          </table:table-cell>
          <table:table-cell table:formula="of:=[.B239]-[.C239]" office:value-type="float" office:value="5223.651" calcext:value-type="float">
            <text:p>5223.651</text:p>
          </table:table-cell>
          <table:table-cell table:formula="of:=[.B239]-[.C239]-[.O239]" office:value-type="float" office:value="5062.583" calcext:value-type="float">
            <text:p>5062.5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23T19:02:06Z</text:p>
          </table:table-cell>
          <table:table-cell office:value-type="string" calcext:value-type="string">
            <text:p>2022-01-23T22:39:51Z</text:p>
          </table:table-cell>
          <table:table-cell office:value-type="string" calcext:value-type="string">
            <text:p>2022-01-24T00:09:53Z</text:p>
          </table:table-cell>
          <table:table-cell office:value-type="string" calcext:value-type="string">
            <text:p>SUCCEEDED</text:p>
          </table:table-cell>
          <table:table-cell office:value-type="float" office:value="1008937" calcext:value-type="float">
            <text:p>1008937</text:p>
          </table:table-cell>
          <table:table-cell office:value-type="float" office:value="244571" calcext:value-type="float">
            <text:p>244571</text:p>
          </table:table-cell>
          <table:table-cell office:value-type="float" office:value="161.068" calcext:value-type="float">
            <text:p>161.068</text:p>
          </table:table-cell>
          <table:table-cell office:value-type="float" office:value="35.772" calcext:value-type="float">
            <text:p>35.772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string" calcext:value-type="string">
            <text:p>u-ch427-n512-max18-stdev-one-ens03</text:p>
          </table:table-cell>
          <table:table-cell office:value-type="float" office:value="5374.984" calcext:value-type="float">
            <text:p>5374.984</text:p>
          </table:table-cell>
          <table:table-cell office:value-type="float" office:value="140.47" calcext:value-type="float">
            <text:p>140.47</text:p>
          </table:table-cell>
          <table:table-cell table:formula="of:=[.B240]-[.C240]" office:value-type="float" office:value="5234.514" calcext:value-type="float">
            <text:p>5234.514</text:p>
          </table:table-cell>
          <table:table-cell table:formula="of:=[.B240]-[.C240]-[.O240]" office:value-type="float" office:value="5075.178" calcext:value-type="float">
            <text:p>5075.1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23T19:02:13Z</text:p>
          </table:table-cell>
          <table:table-cell office:value-type="string" calcext:value-type="string">
            <text:p>2022-01-23T23:15:01Z</text:p>
          </table:table-cell>
          <table:table-cell office:value-type="string" calcext:value-type="string">
            <text:p>2022-01-24T00:45:34Z</text:p>
          </table:table-cell>
          <table:table-cell office:value-type="string" calcext:value-type="string">
            <text:p>SUCCEEDED</text:p>
          </table:table-cell>
          <table:table-cell office:value-type="float" office:value="1008938" calcext:value-type="float">
            <text:p>1008938</text:p>
          </table:table-cell>
          <table:table-cell office:value-type="float" office:value="233944" calcext:value-type="float">
            <text:p>233944</text:p>
          </table:table-cell>
          <table:table-cell office:value-type="float" office:value="159.336" calcext:value-type="float">
            <text:p>159.336</text:p>
          </table:table-cell>
          <table:table-cell office:value-type="float" office:value="35.42" calcext:value-type="float">
            <text:p>35.42</text:p>
          </table:table-cell>
          <table:table-cell office:value-type="float" office:value="35.344" calcext:value-type="float">
            <text:p>35.344</text:p>
          </table:table-cell>
        </table:table-row>
        <table:table-row table:style-name="ro1">
          <table:table-cell office:value-type="string" calcext:value-type="string">
            <text:p>u-ch427-n512-max18-stdev-one-ens04</text:p>
          </table:table-cell>
          <table:table-cell office:value-type="float" office:value="5568.201" calcext:value-type="float">
            <text:p>5568.201</text:p>
          </table:table-cell>
          <table:table-cell office:value-type="float" office:value="149.86" calcext:value-type="float">
            <text:p>149.86</text:p>
          </table:table-cell>
          <table:table-cell table:formula="of:=[.B241]-[.C241]" office:value-type="float" office:value="5418.341" calcext:value-type="float">
            <text:p>5418.341</text:p>
          </table:table-cell>
          <table:table-cell table:formula="of:=[.B241]-[.C241]-[.O241]" office:value-type="float" office:value="5257.417" calcext:value-type="float">
            <text:p>5257.4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23T19:02:24Z</text:p>
          </table:table-cell>
          <table:table-cell office:value-type="string" calcext:value-type="string">
            <text:p>2022-01-23T23:15:00Z</text:p>
          </table:table-cell>
          <table:table-cell office:value-type="string" calcext:value-type="string">
            <text:p>2022-01-24T00:49:09Z</text:p>
          </table:table-cell>
          <table:table-cell office:value-type="string" calcext:value-type="string">
            <text:p>SUCCEEDED</text:p>
          </table:table-cell>
          <table:table-cell office:value-type="float" office:value="1008939" calcext:value-type="float">
            <text:p>1008939</text:p>
          </table:table-cell>
          <table:table-cell office:value-type="float" office:value="58079" calcext:value-type="float">
            <text:p>58079</text:p>
          </table:table-cell>
          <table:table-cell office:value-type="float" office:value="160.924" calcext:value-type="float">
            <text:p>160.924</text:p>
          </table:table-cell>
          <table:table-cell office:value-type="float" office:value="38.812" calcext:value-type="float">
            <text:p>38.812</text:p>
          </table:table-cell>
          <table:table-cell office:value-type="float" office:value="36.746" calcext:value-type="float">
            <text:p>36.746</text:p>
          </table:table-cell>
        </table:table-row>
        <table:table-row table:style-name="ro1">
          <table:table-cell office:value-type="string" calcext:value-type="string">
            <text:p>u-ch427-n512-max18-stdev-one-ens05</text:p>
          </table:table-cell>
          <table:table-cell office:value-type="float" office:value="5582.174" calcext:value-type="float">
            <text:p>5582.174</text:p>
          </table:table-cell>
          <table:table-cell office:value-type="float" office:value="156.9" calcext:value-type="float">
            <text:p>156.9</text:p>
          </table:table-cell>
          <table:table-cell table:formula="of:=[.B242]-[.C242]" office:value-type="float" office:value="5425.274" calcext:value-type="float">
            <text:p>5425.274</text:p>
          </table:table-cell>
          <table:table-cell table:formula="of:=[.B242]-[.C242]-[.O242]" office:value-type="float" office:value="5259.106" calcext:value-type="float">
            <text:p>5259.1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23T19:02:38Z</text:p>
          </table:table-cell>
          <table:table-cell office:value-type="string" calcext:value-type="string">
            <text:p>2022-01-23T20:14:14Z</text:p>
          </table:table-cell>
          <table:table-cell office:value-type="string" calcext:value-type="string">
            <text:p>2022-01-23T21:48:43Z</text:p>
          </table:table-cell>
          <table:table-cell office:value-type="string" calcext:value-type="string">
            <text:p>SUCCEEDED</text:p>
          </table:table-cell>
          <table:table-cell office:value-type="float" office:value="1008940" calcext:value-type="float">
            <text:p>1008940</text:p>
          </table:table-cell>
          <table:table-cell office:value-type="float" office:value="6223" calcext:value-type="float">
            <text:p>6223</text:p>
          </table:table-cell>
          <table:table-cell office:value-type="float" office:value="166.168" calcext:value-type="float">
            <text:p>166.168</text:p>
          </table:table-cell>
          <table:table-cell office:value-type="float" office:value="39.471" calcext:value-type="float">
            <text:p>39.471</text:p>
          </table:table-cell>
          <table:table-cell office:value-type="float" office:value="37.228" calcext:value-type="float">
            <text:p>37.228</text:p>
          </table:table-cell>
        </table:table-row>
        <table:table-row table:style-name="ro1">
          <table:table-cell office:value-type="string" calcext:value-type="string">
            <text:p>u-ch427-n512-max18-stdev-one-ens06</text:p>
          </table:table-cell>
          <table:table-cell office:value-type="float" office:value="5588.997" calcext:value-type="float">
            <text:p>5588.997</text:p>
          </table:table-cell>
          <table:table-cell office:value-type="float" office:value="166.48" calcext:value-type="float">
            <text:p>166.48</text:p>
          </table:table-cell>
          <table:table-cell table:formula="of:=[.B243]-[.C243]" office:value-type="float" office:value="5422.517" calcext:value-type="float">
            <text:p>5422.517</text:p>
          </table:table-cell>
          <table:table-cell table:formula="of:=[.B243]-[.C243]-[.O243]" office:value-type="float" office:value="5258.993" calcext:value-type="float">
            <text:p>5258.9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23T19:02:40Z</text:p>
          </table:table-cell>
          <table:table-cell office:value-type="string" calcext:value-type="string">
            <text:p>2022-01-23T21:49:09Z</text:p>
          </table:table-cell>
          <table:table-cell office:value-type="string" calcext:value-type="string">
            <text:p>2022-01-23T23:24:18Z</text:p>
          </table:table-cell>
          <table:table-cell office:value-type="string" calcext:value-type="string">
            <text:p>SUCCEEDED</text:p>
          </table:table-cell>
          <table:table-cell office:value-type="float" office:value="1008941" calcext:value-type="float">
            <text:p>1008941</text:p>
          </table:table-cell>
          <table:table-cell office:value-type="float" office:value="78484" calcext:value-type="float">
            <text:p>78484</text:p>
          </table:table-cell>
          <table:table-cell office:value-type="float" office:value="163.524" calcext:value-type="float">
            <text:p>163.524</text:p>
          </table:table-cell>
          <table:table-cell office:value-type="float" office:value="38.236" calcext:value-type="float">
            <text:p>38.236</text:p>
          </table:table-cell>
          <table:table-cell office:value-type="float" office:value="37.423" calcext:value-type="float">
            <text:p>37.423</text:p>
          </table:table-cell>
        </table:table-row>
        <table:table-row table:style-name="ro1">
          <table:table-cell office:value-type="string" calcext:value-type="string">
            <text:p>u-ch427-n512-max18-stdev-one-ens07</text:p>
          </table:table-cell>
          <table:table-cell office:value-type="float" office:value="5641.308" calcext:value-type="float">
            <text:p>5641.308</text:p>
          </table:table-cell>
          <table:table-cell office:value-type="float" office:value="176.6" calcext:value-type="float">
            <text:p>176.6</text:p>
          </table:table-cell>
          <table:table-cell table:formula="of:=[.B244]-[.C244]" office:value-type="float" office:value="5464.708" calcext:value-type="float">
            <text:p>5464.708</text:p>
          </table:table-cell>
          <table:table-cell table:formula="of:=[.B244]-[.C244]-[.O244]" office:value-type="float" office:value="5291.1" calcext:value-type="float">
            <text:p>529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3T23:27:46Z</text:p>
          </table:table-cell>
          <table:table-cell office:value-type="string" calcext:value-type="string">
            <text:p>2022-01-23T23:28:04Z</text:p>
          </table:table-cell>
          <table:table-cell office:value-type="string" calcext:value-type="string">
            <text:p>2022-01-24T01:04:18Z</text:p>
          </table:table-cell>
          <table:table-cell office:value-type="string" calcext:value-type="string">
            <text:p>SUCCEEDED</text:p>
          </table:table-cell>
          <table:table-cell office:value-type="float" office:value="1009341" calcext:value-type="float">
            <text:p>1009341</text:p>
          </table:table-cell>
          <table:table-cell office:value-type="float" office:value="111672" calcext:value-type="float">
            <text:p>111672</text:p>
          </table:table-cell>
          <table:table-cell office:value-type="float" office:value="173.608" calcext:value-type="float">
            <text:p>173.608</text:p>
          </table:table-cell>
          <table:table-cell office:value-type="float" office:value="35.834" calcext:value-type="float">
            <text:p>35.834</text:p>
          </table:table-cell>
          <table:table-cell office:value-type="float" office:value="37.079" calcext:value-type="float">
            <text:p>37.079</text:p>
          </table:table-cell>
        </table:table-row>
        <table:table-row table:style-name="ro1">
          <table:table-cell office:value-type="string" calcext:value-type="string">
            <text:p>u-ch427-n512-max18-stdev-one-ens08</text:p>
          </table:table-cell>
          <table:table-cell office:value-type="float" office:value="5678.41" calcext:value-type="float">
            <text:p>5678.41</text:p>
          </table:table-cell>
          <table:table-cell office:value-type="float" office:value="191.8" calcext:value-type="float">
            <text:p>191.8</text:p>
          </table:table-cell>
          <table:table-cell table:formula="of:=[.B245]-[.C245]" office:value-type="float" office:value="5486.61" calcext:value-type="float">
            <text:p>5486.61</text:p>
          </table:table-cell>
          <table:table-cell table:formula="of:=[.B245]-[.C245]-[.O245]" office:value-type="float" office:value="5317.445" calcext:value-type="float">
            <text:p>5317.4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23T19:03:01Z</text:p>
          </table:table-cell>
          <table:table-cell office:value-type="string" calcext:value-type="string">
            <text:p>2022-01-23T20:00:13Z</text:p>
          </table:table-cell>
          <table:table-cell office:value-type="string" calcext:value-type="string">
            <text:p>2022-01-23T21:37:11Z</text:p>
          </table:table-cell>
          <table:table-cell office:value-type="string" calcext:value-type="string">
            <text:p>SUCCEEDED</text:p>
          </table:table-cell>
          <table:table-cell office:value-type="float" office:value="1008943" calcext:value-type="float">
            <text:p>1008943</text:p>
          </table:table-cell>
          <table:table-cell office:value-type="float" office:value="102280" calcext:value-type="float">
            <text:p>102280</text:p>
          </table:table-cell>
          <table:table-cell office:value-type="float" office:value="169.165" calcext:value-type="float">
            <text:p>169.165</text:p>
          </table:table-cell>
          <table:table-cell office:value-type="float" office:value="35.661" calcext:value-type="float">
            <text:p>35.661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string" calcext:value-type="string">
            <text:p>u-ch427-n512-max18-stdev-one-ens09</text:p>
          </table:table-cell>
          <table:table-cell office:value-type="float" office:value="5594.228" calcext:value-type="float">
            <text:p>5594.228</text:p>
          </table:table-cell>
          <table:table-cell office:value-type="float" office:value="206.77" calcext:value-type="float">
            <text:p>206.77</text:p>
          </table:table-cell>
          <table:table-cell table:formula="of:=[.B246]-[.C246]" office:value-type="float" office:value="5387.458" calcext:value-type="float">
            <text:p>5387.458</text:p>
          </table:table-cell>
          <table:table-cell table:formula="of:=[.B246]-[.C246]-[.O246]" office:value-type="float" office:value="5217.375" calcext:value-type="float">
            <text:p>5217.3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23T19:03:10Z</text:p>
          </table:table-cell>
          <table:table-cell office:value-type="string" calcext:value-type="string">
            <text:p>2022-01-23T21:38:15Z</text:p>
          </table:table-cell>
          <table:table-cell office:value-type="string" calcext:value-type="string">
            <text:p>2022-01-23T23:14:07Z</text:p>
          </table:table-cell>
          <table:table-cell office:value-type="string" calcext:value-type="string">
            <text:p>SUCCEEDED</text:p>
          </table:table-cell>
          <table:table-cell office:value-type="float" office:value="1008944" calcext:value-type="float">
            <text:p>1008944</text:p>
          </table:table-cell>
          <table:table-cell office:value-type="float" office:value="4575" calcext:value-type="float">
            <text:p>4575</text:p>
          </table:table-cell>
          <table:table-cell office:value-type="float" office:value="170.083" calcext:value-type="float">
            <text:p>170.083</text:p>
          </table:table-cell>
          <table:table-cell office:value-type="float" office:value="34.622" calcext:value-type="float">
            <text:p>34.622</text:p>
          </table:table-cell>
          <table:table-cell office:value-type="float" office:value="36.268" calcext:value-type="float">
            <text:p>36.268</text:p>
          </table:table-cell>
        </table:table-row>
        <table:table-row table:style-name="ro1">
          <table:table-cell office:value-type="string" calcext:value-type="string">
            <text:p>u-ch427-n512-max18-stdev-one-ens10</text:p>
          </table:table-cell>
          <table:table-cell office:value-type="float" office:value="5541.543" calcext:value-type="float">
            <text:p>5541.543</text:p>
          </table:table-cell>
          <table:table-cell office:value-type="float" office:value="213.48" calcext:value-type="float">
            <text:p>213.48</text:p>
          </table:table-cell>
          <table:table-cell table:formula="of:=[.B247]-[.C247]" office:value-type="float" office:value="5328.063" calcext:value-type="float">
            <text:p>5328.063</text:p>
          </table:table-cell>
          <table:table-cell table:formula="of:=[.B247]-[.C247]-[.O247]" office:value-type="float" office:value="5165.127" calcext:value-type="float">
            <text:p>5165.1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24T01:00:31Z</text:p>
          </table:table-cell>
          <table:table-cell office:value-type="string" calcext:value-type="string">
            <text:p>2022-01-24T05:49:19Z</text:p>
          </table:table-cell>
          <table:table-cell office:value-type="string" calcext:value-type="string">
            <text:p>2022-01-24T07:24:30Z</text:p>
          </table:table-cell>
          <table:table-cell office:value-type="string" calcext:value-type="string">
            <text:p>SUCCEEDED</text:p>
          </table:table-cell>
          <table:table-cell office:value-type="float" office:value="1009499" calcext:value-type="float">
            <text:p>1009499</text:p>
          </table:table-cell>
          <table:table-cell office:value-type="float" office:value="34748" calcext:value-type="float">
            <text:p>34748</text:p>
          </table:table-cell>
          <table:table-cell office:value-type="float" office:value="162.936" calcext:value-type="float">
            <text:p>162.936</text:p>
          </table:table-cell>
          <table:table-cell office:value-type="float" office:value="35.52" calcext:value-type="float">
            <text:p>35.52</text:p>
          </table:table-cell>
          <table:table-cell office:value-type="float" office:value="36.384" calcext:value-type="float">
            <text:p>36.384</text:p>
          </table:table-cell>
        </table:table-row>
        <table:table-row table:style-name="ro1">
          <table:table-cell office:value-type="string" calcext:value-type="string">
            <text:p>u-ch427-n512-max18-stdev-one-ens11</text:p>
          </table:table-cell>
          <table:table-cell office:value-type="float" office:value="5731.499" calcext:value-type="float">
            <text:p>5731.499</text:p>
          </table:table-cell>
          <table:table-cell office:value-type="float" office:value="222.59" calcext:value-type="float">
            <text:p>222.59</text:p>
          </table:table-cell>
          <table:table-cell table:formula="of:=[.B248]-[.C248]" office:value-type="float" office:value="5508.909" calcext:value-type="float">
            <text:p>5508.909</text:p>
          </table:table-cell>
          <table:table-cell table:formula="of:=[.B248]-[.C248]-[.O248]" office:value-type="float" office:value="5345.949" calcext:value-type="float">
            <text:p>5345.9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23T19:03:38Z</text:p>
          </table:table-cell>
          <table:table-cell office:value-type="string" calcext:value-type="string">
            <text:p>2022-01-24T00:24:46Z</text:p>
          </table:table-cell>
          <table:table-cell office:value-type="string" calcext:value-type="string">
            <text:p>2022-01-24T02:03:08Z</text:p>
          </table:table-cell>
          <table:table-cell office:value-type="string" calcext:value-type="string">
            <text:p>SUCCEEDED</text:p>
          </table:table-cell>
          <table:table-cell office:value-type="float" office:value="1008946" calcext:value-type="float">
            <text:p>1008946</text:p>
          </table:table-cell>
          <table:table-cell office:value-type="float" office:value="1768" calcext:value-type="float">
            <text:p>1768</text:p>
          </table:table-cell>
          <table:table-cell office:value-type="float" office:value="162.96" calcext:value-type="float">
            <text:p>162.96</text:p>
          </table:table-cell>
          <table:table-cell office:value-type="float" office:value="41.786" calcext:value-type="float">
            <text:p>41.786</text:p>
          </table:table-cell>
          <table:table-cell office:value-type="float" office:value="37.428" calcext:value-type="float">
            <text:p>37.428</text:p>
          </table:table-cell>
        </table:table-row>
        <table:table-row table:style-name="ro1">
          <table:table-cell office:value-type="string" calcext:value-type="string">
            <text:p>u-ch427-n512-max18-stdev-one-ens12</text:p>
          </table:table-cell>
          <table:table-cell office:value-type="float" office:value="5659.52" calcext:value-type="float">
            <text:p>5659.52</text:p>
          </table:table-cell>
          <table:table-cell office:value-type="float" office:value="239.2" calcext:value-type="float">
            <text:p>239.2</text:p>
          </table:table-cell>
          <table:table-cell table:formula="of:=[.B249]-[.C249]" office:value-type="float" office:value="5420.32" calcext:value-type="float">
            <text:p>5420.32</text:p>
          </table:table-cell>
          <table:table-cell table:formula="of:=[.B249]-[.C249]-[.O249]" office:value-type="float" office:value="5254.952" calcext:value-type="float">
            <text:p>5254.9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3T19:03:46Z</text:p>
          </table:table-cell>
          <table:table-cell office:value-type="string" calcext:value-type="string">
            <text:p>2022-01-24T02:30:05Z</text:p>
          </table:table-cell>
          <table:table-cell office:value-type="string" calcext:value-type="string">
            <text:p>2022-01-24T04:07:38Z</text:p>
          </table:table-cell>
          <table:table-cell office:value-type="string" calcext:value-type="string">
            <text:p>SUCCEEDED</text:p>
          </table:table-cell>
          <table:table-cell office:value-type="float" office:value="1008947" calcext:value-type="float">
            <text:p>1008947</text:p>
          </table:table-cell>
          <table:table-cell office:value-type="float" office:value="238716" calcext:value-type="float">
            <text:p>238716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44.728" calcext:value-type="float">
            <text:p>44.728</text:p>
          </table:table-cell>
          <table:table-cell office:value-type="float" office:value="37.32" calcext:value-type="float">
            <text:p>37.32</text:p>
          </table:table-cell>
        </table:table-row>
        <table:table-row table:style-name="ro1">
          <table:table-cell office:value-type="string" calcext:value-type="string">
            <text:p>u-ch427-n512-max18-stdev-one-ens12-test</text:p>
          </table:table-cell>
          <table:table-cell office:value-type="float" office:value="5700.445" calcext:value-type="float">
            <text:p>5700.445</text:p>
          </table:table-cell>
          <table:table-cell office:value-type="float" office:value="232.03" calcext:value-type="float">
            <text:p>232.03</text:p>
          </table:table-cell>
          <table:table-cell table:formula="of:=[.B250]-[.C250]" office:value-type="float" office:value="5468.415" calcext:value-type="float">
            <text:p>5468.415</text:p>
          </table:table-cell>
          <table:table-cell table:formula="of:=[.B250]-[.C250]-[.O250]" office:value-type="float" office:value="5304.723" calcext:value-type="float">
            <text:p>5304.723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4T00:38:45Z</text:p>
          </table:table-cell>
          <table:table-cell office:value-type="string" calcext:value-type="string">
            <text:p>2022-01-24T03:44:32Z</text:p>
          </table:table-cell>
          <table:table-cell office:value-type="string" calcext:value-type="string">
            <text:p>2022-01-24T05:22:46Z</text:p>
          </table:table-cell>
          <table:table-cell office:value-type="string" calcext:value-type="string">
            <text:p>SUCCEEDED</text:p>
          </table:table-cell>
          <table:table-cell office:value-type="float" office:value="1009476" calcext:value-type="float">
            <text:p>1009476</text:p>
          </table:table-cell>
          <table:table-cell office:value-type="float" office:value="54373" calcext:value-type="float">
            <text:p>54373</text:p>
          </table:table-cell>
          <table:table-cell office:value-type="float" office:value="163.692" calcext:value-type="float">
            <text:p>163.692</text:p>
          </table:table-cell>
          <table:table-cell office:value-type="float" office:value="39.157" calcext:value-type="float">
            <text:p>39.157</text:p>
          </table:table-cell>
          <table:table-cell office:value-type="float" office:value="37.268" calcext:value-type="float">
            <text:p>37.268</text:p>
          </table:table-cell>
        </table:table-row>
        <table:table-row table:style-name="ro1">
          <table:table-cell office:value-type="string" calcext:value-type="string">
            <text:p>u-ch427-n512-max18-stdev-one-ens13</text:p>
          </table:table-cell>
          <table:table-cell office:value-type="float" office:value="5813.986" calcext:value-type="float">
            <text:p>5813.986</text:p>
          </table:table-cell>
          <table:table-cell office:value-type="float" office:value="247.81" calcext:value-type="float">
            <text:p>247.81</text:p>
          </table:table-cell>
          <table:table-cell table:formula="of:=[.B251]-[.C251]" office:value-type="float" office:value="5566.176" calcext:value-type="float">
            <text:p>5566.176</text:p>
          </table:table-cell>
          <table:table-cell table:formula="of:=[.B251]-[.C251]-[.O251]" office:value-type="float" office:value="5403.245" calcext:value-type="float">
            <text:p>5403.24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24T01:00:37Z</text:p>
          </table:table-cell>
          <table:table-cell office:value-type="string" calcext:value-type="string">
            <text:p>2022-01-24T04:08:14Z</text:p>
          </table:table-cell>
          <table:table-cell office:value-type="string" calcext:value-type="string">
            <text:p>2022-01-24T05:48:44Z</text:p>
          </table:table-cell>
          <table:table-cell office:value-type="string" calcext:value-type="string">
            <text:p>SUCCEEDED</text:p>
          </table:table-cell>
          <table:table-cell office:value-type="float" office:value="1009500" calcext:value-type="float">
            <text:p>1009500</text:p>
          </table:table-cell>
          <table:table-cell office:value-type="float" office:value="200704" calcext:value-type="float">
            <text:p>200704</text:p>
          </table:table-cell>
          <table:table-cell office:value-type="float" office:value="162.931" calcext:value-type="float">
            <text:p>162.931</text:p>
          </table:table-cell>
          <table:table-cell office:value-type="float" office:value="38.855" calcext:value-type="float">
            <text:p>38.855</text:p>
          </table:table-cell>
          <table:table-cell office:value-type="float" office:value="37.673" calcext:value-type="float">
            <text:p>37.673</text:p>
          </table:table-cell>
        </table:table-row>
        <table:table-row table:style-name="ro1">
          <table:table-cell office:value-type="string" calcext:value-type="string">
            <text:p>u-ch427-n512-max18-stdev-one-ens14</text:p>
          </table:table-cell>
          <table:table-cell office:value-type="float" office:value="5778.618" calcext:value-type="float">
            <text:p>5778.618</text:p>
          </table:table-cell>
          <table:table-cell office:value-type="float" office:value="266.64" calcext:value-type="float">
            <text:p>266.64</text:p>
          </table:table-cell>
          <table:table-cell table:formula="of:=[.B252]-[.C252]" office:value-type="float" office:value="5511.978" calcext:value-type="float">
            <text:p>5511.978</text:p>
          </table:table-cell>
          <table:table-cell table:formula="of:=[.B252]-[.C252]-[.O252]" office:value-type="float" office:value="5345.219" calcext:value-type="float">
            <text:p>5345.2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23T19:04:09Z</text:p>
          </table:table-cell>
          <table:table-cell office:value-type="string" calcext:value-type="string">
            <text:p>2022-01-24T02:03:27Z</text:p>
          </table:table-cell>
          <table:table-cell office:value-type="string" calcext:value-type="string">
            <text:p>2022-01-24T03:43:47Z</text:p>
          </table:table-cell>
          <table:table-cell office:value-type="string" calcext:value-type="string">
            <text:p>SUCCEEDED</text:p>
          </table:table-cell>
          <table:table-cell office:value-type="float" office:value="1008950" calcext:value-type="float">
            <text:p>1008950</text:p>
          </table:table-cell>
          <table:table-cell office:value-type="float" office:value="66762" calcext:value-type="float">
            <text:p>66762</text:p>
          </table:table-cell>
          <table:table-cell office:value-type="float" office:value="166.759" calcext:value-type="float">
            <text:p>166.759</text:p>
          </table:table-cell>
          <table:table-cell office:value-type="float" office:value="43.002" calcext:value-type="float">
            <text:p>43.002</text:p>
          </table:table-cell>
          <table:table-cell office:value-type="float" office:value="36.376" calcext:value-type="float">
            <text:p>36.376</text:p>
          </table:table-cell>
        </table:table-row>
        <table:table-row table:style-name="ro1">
          <table:table-cell office:value-type="string" calcext:value-type="string">
            <text:p>u-ch427-n512-max18-stdev-one-ens15</text:p>
          </table:table-cell>
          <table:table-cell office:value-type="float" office:value="5752.062" calcext:value-type="float">
            <text:p>5752.062</text:p>
          </table:table-cell>
          <table:table-cell office:value-type="float" office:value="279.09" calcext:value-type="float">
            <text:p>279.09</text:p>
          </table:table-cell>
          <table:table-cell table:formula="of:=[.B253]-[.C253]" office:value-type="float" office:value="5472.972" calcext:value-type="float">
            <text:p>5472.972</text:p>
          </table:table-cell>
          <table:table-cell table:formula="of:=[.B253]-[.C253]-[.O253]" office:value-type="float" office:value="5304.028" calcext:value-type="float">
            <text:p>5304.0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24T00:30:55Z</text:p>
          </table:table-cell>
          <table:table-cell office:value-type="string" calcext:value-type="string">
            <text:p>2022-01-24T00:49:51Z</text:p>
          </table:table-cell>
          <table:table-cell office:value-type="string" calcext:value-type="string">
            <text:p>2022-01-24T02:29:51Z</text:p>
          </table:table-cell>
          <table:table-cell office:value-type="string" calcext:value-type="string">
            <text:p>SUCCEEDED</text:p>
          </table:table-cell>
          <table:table-cell office:value-type="float" office:value="1009467" calcext:value-type="float">
            <text:p>1009467</text:p>
          </table:table-cell>
          <table:table-cell office:value-type="float" office:value="147754" calcext:value-type="float">
            <text:p>147754</text:p>
          </table:table-cell>
          <table:table-cell office:value-type="float" office:value="168.944" calcext:value-type="float">
            <text:p>168.944</text:p>
          </table:table-cell>
          <table:table-cell office:value-type="float" office:value="36.879" calcext:value-type="float">
            <text:p>36.879</text:p>
          </table:table-cell>
          <table:table-cell office:value-type="float" office:value="37.676" calcext:value-type="float">
            <text:p>37.676</text:p>
          </table:table-cell>
        </table:table-row>
        <table:table-row table:style-name="ro1">
          <table:table-cell office:value-type="string" calcext:value-type="string">
            <text:p>u-ch427-n512-max18-stdev-one-ens16</text:p>
          </table:table-cell>
          <table:table-cell office:value-type="float" office:value="5966.222" calcext:value-type="float">
            <text:p>5966.222</text:p>
          </table:table-cell>
          <table:table-cell office:value-type="float" office:value="281.68" calcext:value-type="float">
            <text:p>281.68</text:p>
          </table:table-cell>
          <table:table-cell table:formula="of:=[.B254]-[.C254]" office:value-type="float" office:value="5684.542" calcext:value-type="float">
            <text:p>5684.542</text:p>
          </table:table-cell>
          <table:table-cell table:formula="of:=[.B254]-[.C254]-[.O254]" office:value-type="float" office:value="5514.446" calcext:value-type="float">
            <text:p>5514.44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23T19:09:29Z</text:p>
          </table:table-cell>
          <table:table-cell office:value-type="string" calcext:value-type="string">
            <text:p>2022-01-23T22:39:51Z</text:p>
          </table:table-cell>
          <table:table-cell office:value-type="string" calcext:value-type="string">
            <text:p>2022-01-24T00:23:49Z</text:p>
          </table:table-cell>
          <table:table-cell office:value-type="string" calcext:value-type="string">
            <text:p>SUCCEEDED</text:p>
          </table:table-cell>
          <table:table-cell office:value-type="float" office:value="1008958" calcext:value-type="float">
            <text:p>1008958</text:p>
          </table:table-cell>
          <table:table-cell office:value-type="float" office:value="41722" calcext:value-type="float">
            <text:p>41722</text:p>
          </table:table-cell>
          <table:table-cell office:value-type="float" office:value="170.096" calcext:value-type="float">
            <text:p>170.096</text:p>
          </table:table-cell>
          <table:table-cell office:value-type="float" office:value="38.928" calcext:value-type="float">
            <text:p>38.928</text:p>
          </table:table-cell>
          <table:table-cell office:value-type="float" office:value="37.788" calcext:value-type="float">
            <text:p>37.788</text:p>
          </table:table-cell>
        </table:table-row>
        <table:table-row table:style-name="ro1">
          <table:table-cell office:value-type="string" calcext:value-type="string">
            <text:p>u-ch427-n512-max18-stdev-one-ens17</text:p>
          </table:table-cell>
          <table:table-cell office:value-type="float" office:value="5938.364" calcext:value-type="float">
            <text:p>5938.364</text:p>
          </table:table-cell>
          <table:table-cell office:value-type="float" office:value="294.78" calcext:value-type="float">
            <text:p>294.78</text:p>
          </table:table-cell>
          <table:table-cell table:formula="of:=[.B255]-[.C255]" office:value-type="float" office:value="5643.584" calcext:value-type="float">
            <text:p>5643.584</text:p>
          </table:table-cell>
          <table:table-cell table:formula="of:=[.B255]-[.C255]-[.O255]" office:value-type="float" office:value="5473.28" calcext:value-type="float">
            <text:p>5473.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23T19:09:37Z</text:p>
          </table:table-cell>
          <table:table-cell office:value-type="string" calcext:value-type="string">
            <text:p>2022-01-23T20:55:49Z</text:p>
          </table:table-cell>
          <table:table-cell office:value-type="string" calcext:value-type="string">
            <text:p>2022-01-23T22:39:19Z</text:p>
          </table:table-cell>
          <table:table-cell office:value-type="string" calcext:value-type="string">
            <text:p>SUCCEEDED</text:p>
          </table:table-cell>
          <table:table-cell office:value-type="float" office:value="1008959" calcext:value-type="float">
            <text:p>1008959</text:p>
          </table:table-cell>
          <table:table-cell office:value-type="float" office:value="227833" calcext:value-type="float">
            <text:p>227833</text:p>
          </table:table-cell>
          <table:table-cell office:value-type="float" office:value="170.304" calcext:value-type="float">
            <text:p>170.304</text:p>
          </table:table-cell>
          <table:table-cell office:value-type="float" office:value="38.736" calcext:value-type="float">
            <text:p>38.736</text:p>
          </table:table-cell>
          <table:table-cell office:value-type="float" office:value="37.824" calcext:value-type="float">
            <text:p>37.824</text:p>
          </table:table-cell>
        </table:table-row>
        <table:table-row table:style-name="ro1">
          <table:table-cell office:value-type="string" calcext:value-type="string">
            <text:p>u-ch427-n512-max18-stdev-one-ens18</text:p>
          </table:table-cell>
          <table:table-cell office:value-type="float" office:value="5897.317" calcext:value-type="float">
            <text:p>5897.317</text:p>
          </table:table-cell>
          <table:table-cell office:value-type="float" office:value="308.22" calcext:value-type="float">
            <text:p>308.22</text:p>
          </table:table-cell>
          <table:table-cell table:formula="of:=[.B256]-[.C256]" office:value-type="float" office:value="5589.097" calcext:value-type="float">
            <text:p>5589.097</text:p>
          </table:table-cell>
          <table:table-cell table:formula="of:=[.B256]-[.C256]-[.O256]" office:value-type="float" office:value="5419.085" calcext:value-type="float">
            <text:p>5419.08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23T19:09:47Z</text:p>
          </table:table-cell>
          <table:table-cell office:value-type="string" calcext:value-type="string">
            <text:p>2022-01-23T19:11:59Z</text:p>
          </table:table-cell>
          <table:table-cell office:value-type="string" calcext:value-type="string">
            <text:p>2022-01-23T20:55:17Z</text:p>
          </table:table-cell>
          <table:table-cell office:value-type="string" calcext:value-type="string">
            <text:p>SUCCEEDED</text:p>
          </table:table-cell>
          <table:table-cell office:value-type="float" office:value="1008960" calcext:value-type="float">
            <text:p>1008960</text:p>
          </table:table-cell>
          <table:table-cell office:value-type="float" office:value="172983" calcext:value-type="float">
            <text:p>172983</text:p>
          </table:table-cell>
          <table:table-cell office:value-type="float" office:value="170.012" calcext:value-type="float">
            <text:p>170.012</text:p>
          </table:table-cell>
          <table:table-cell office:value-type="float" office:value="37.656" calcext:value-type="float">
            <text:p>37.656</text:p>
          </table:table-cell>
          <table:table-cell office:value-type="float" office:value="38.864" calcext:value-type="float">
            <text:p>38.864</text:p>
          </table:table-cell>
        </table:table-row>
        <table:table-row table:style-name="ro1">
          <table:table-cell office:value-type="string" calcext:value-type="string">
            <text:p>u-ch427-n96-max18-stdev-ens00</text:p>
          </table:table-cell>
          <table:table-cell office:value-type="float" office:value="58.617" calcext:value-type="float">
            <text:p>58.617</text:p>
          </table:table-cell>
          <table:table-cell office:value-type="float" office:value="10.65" calcext:value-type="float">
            <text:p>10.65</text:p>
          </table:table-cell>
          <table:table-cell table:formula="of:=[.B257]-[.C257]" office:value-type="float" office:value="47.967" calcext:value-type="float">
            <text:p>47.967</text:p>
          </table:table-cell>
          <table:table-cell table:formula="of:=[.B257]-[.C257]-[.O257]"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2T22:56:51Z</text:p>
          </table:table-cell>
          <table:table-cell office:value-type="string" calcext:value-type="string">
            <text:p>2022-01-22T22:56:59Z</text:p>
          </table:table-cell>
          <table:table-cell office:value-type="string" calcext:value-type="string">
            <text:p>2022-01-22T22:58:08Z</text:p>
          </table:table-cell>
          <table:table-cell office:value-type="string" calcext:value-type="string">
            <text:p>SUCCEEDED</text:p>
          </table:table-cell>
          <table:table-cell office:value-type="float" office:value="1006147" calcext:value-type="float">
            <text:p>1006147</text:p>
          </table:table-cell>
          <table:table-cell office:value-type="float" office:value="122179" calcext:value-type="float">
            <text:p>122179</text:p>
          </table:table-cell>
          <table:table-cell office:value-type="float" office:value="7.567" calcext:value-type="float">
            <text:p>7.567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ax18-stdev-ens01</text:p>
          </table:table-cell>
          <table:table-cell office:value-type="float" office:value="58.662" calcext:value-type="float">
            <text:p>58.662</text:p>
          </table:table-cell>
          <table:table-cell office:value-type="float" office:value="10.5" calcext:value-type="float">
            <text:p>10.5</text:p>
          </table:table-cell>
          <table:table-cell table:formula="of:=[.B258]-[.C258]" office:value-type="float" office:value="48.162" calcext:value-type="float">
            <text:p>48.162</text:p>
          </table:table-cell>
          <table:table-cell table:formula="of:=[.B258]-[.C258]-[.O258]" office:value-type="float" office:value="41.536" calcext:value-type="float">
            <text:p>41.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2T23:20:46Z</text:p>
          </table:table-cell>
          <table:table-cell office:value-type="string" calcext:value-type="string">
            <text:p>2022-01-22T23:20:56Z</text:p>
          </table:table-cell>
          <table:table-cell office:value-type="string" calcext:value-type="string">
            <text:p>2022-01-22T23:22:08Z</text:p>
          </table:table-cell>
          <table:table-cell office:value-type="string" calcext:value-type="string">
            <text:p>SUCCEEDED</text:p>
          </table:table-cell>
          <table:table-cell office:value-type="float" office:value="1006351" calcext:value-type="float">
            <text:p>1006351</text:p>
          </table:table-cell>
          <table:table-cell office:value-type="float" office:value="144880" calcext:value-type="float">
            <text:p>144880</text:p>
          </table:table-cell>
          <table:table-cell office:value-type="float" office:value="6.626" calcext:value-type="float">
            <text:p>6.626</text:p>
          </table:table-cell>
          <table:table-cell office:value-type="float" office:value="0.386" calcext:value-type="float">
            <text:p>0.386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u-ch427-n96-max18-stdev-ens02</text:p>
          </table:table-cell>
          <table:table-cell office:value-type="float" office:value="56.82" calcext:value-type="float">
            <text:p>56.82</text:p>
          </table:table-cell>
          <table:table-cell office:value-type="float" office:value="10.81" calcext:value-type="float">
            <text:p>10.81</text:p>
          </table:table-cell>
          <table:table-cell table:formula="of:=[.B259]-[.C259]" office:value-type="float" office:value="46.01" calcext:value-type="float">
            <text:p>46.01</text:p>
          </table:table-cell>
          <table:table-cell table:formula="of:=[.B259]-[.C259]-[.O259]" office:value-type="float" office:value="41.585" calcext:value-type="float">
            <text:p>41.5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22T23:20:47Z</text:p>
          </table:table-cell>
          <table:table-cell office:value-type="string" calcext:value-type="string">
            <text:p>2022-01-22T23:20:58Z</text:p>
          </table:table-cell>
          <table:table-cell office:value-type="string" calcext:value-type="string">
            <text:p>2022-01-22T23:22:12Z</text:p>
          </table:table-cell>
          <table:table-cell office:value-type="string" calcext:value-type="string">
            <text:p>SUCCEEDED</text:p>
          </table:table-cell>
          <table:table-cell office:value-type="float" office:value="1006352" calcext:value-type="float">
            <text:p>1006352</text:p>
          </table:table-cell>
          <table:table-cell office:value-type="float" office:value="75191" calcext:value-type="float">
            <text:p>75191</text:p>
          </table:table-cell>
          <table:table-cell office:value-type="float" office:value="4.425" calcext:value-type="float">
            <text:p>4.425</text:p>
          </table:table-cell>
          <table:table-cell office:value-type="float" office:value="0.4" calcext:value-type="float">
            <text:p>0.4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ens03</text:p>
          </table:table-cell>
          <table:table-cell office:value-type="float" office:value="62.348" calcext:value-type="float">
            <text:p>62.348</text:p>
          </table:table-cell>
          <table:table-cell office:value-type="float" office:value="11.95" calcext:value-type="float">
            <text:p>11.95</text:p>
          </table:table-cell>
          <table:table-cell table:formula="of:=[.B260]-[.C260]" office:value-type="float" office:value="50.398" calcext:value-type="float">
            <text:p>50.398</text:p>
          </table:table-cell>
          <table:table-cell table:formula="of:=[.B260]-[.C260]-[.O260]" office:value-type="float" office:value="42.686" calcext:value-type="float">
            <text:p>42.6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22T23:20:47Z</text:p>
          </table:table-cell>
          <table:table-cell office:value-type="string" calcext:value-type="string">
            <text:p>2022-01-22T23:22:05Z</text:p>
          </table:table-cell>
          <table:table-cell office:value-type="string" calcext:value-type="string">
            <text:p>2022-01-22T23:23:28Z</text:p>
          </table:table-cell>
          <table:table-cell office:value-type="string" calcext:value-type="string">
            <text:p>SUCCEEDED</text:p>
          </table:table-cell>
          <table:table-cell office:value-type="float" office:value="1006353" calcext:value-type="float">
            <text:p>1006353</text:p>
          </table:table-cell>
          <table:table-cell office:value-type="float" office:value="129665" calcext:value-type="float">
            <text:p>129665</text:p>
          </table:table-cell>
          <table:table-cell office:value-type="float" office:value="7.712" calcext:value-type="float">
            <text:p>7.7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ens04</text:p>
          </table:table-cell>
          <table:table-cell office:value-type="float" office:value="62.108" calcext:value-type="float">
            <text:p>62.108</text:p>
          </table:table-cell>
          <table:table-cell office:value-type="float" office:value="11.81" calcext:value-type="float">
            <text:p>11.81</text:p>
          </table:table-cell>
          <table:table-cell table:formula="of:=[.B261]-[.C261]" office:value-type="float" office:value="50.298" calcext:value-type="float">
            <text:p>50.298</text:p>
          </table:table-cell>
          <table:table-cell table:formula="of:=[.B261]-[.C261]-[.O261]" office:value-type="float" office:value="42.625" calcext:value-type="float">
            <text:p>42.6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22T23:20:48Z</text:p>
          </table:table-cell>
          <table:table-cell office:value-type="string" calcext:value-type="string">
            <text:p>2022-01-22T23:22:05Z</text:p>
          </table:table-cell>
          <table:table-cell office:value-type="string" calcext:value-type="string">
            <text:p>2022-01-22T23:23:28Z</text:p>
          </table:table-cell>
          <table:table-cell office:value-type="string" calcext:value-type="string">
            <text:p>SUCCEEDED</text:p>
          </table:table-cell>
          <table:table-cell office:value-type="float" office:value="1006355" calcext:value-type="float">
            <text:p>1006355</text:p>
          </table:table-cell>
          <table:table-cell office:value-type="float" office:value="144235" calcext:value-type="float">
            <text:p>144235</text:p>
          </table:table-cell>
          <table:table-cell office:value-type="float" office:value="7.673" calcext:value-type="float">
            <text:p>7.673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tdev-ens05</text:p>
          </table:table-cell>
          <table:table-cell office:value-type="float" office:value="63.077" calcext:value-type="float">
            <text:p>63.077</text:p>
          </table:table-cell>
          <table:table-cell office:value-type="float" office:value="12.21" calcext:value-type="float">
            <text:p>12.21</text:p>
          </table:table-cell>
          <table:table-cell table:formula="of:=[.B262]-[.C262]" office:value-type="float" office:value="50.867" calcext:value-type="float">
            <text:p>50.867</text:p>
          </table:table-cell>
          <table:table-cell table:formula="of:=[.B262]-[.C262]-[.O262]" office:value-type="float" office:value="42.61" calcext:value-type="float">
            <text:p>42.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22T23:20:47Z</text:p>
          </table:table-cell>
          <table:table-cell office:value-type="string" calcext:value-type="string">
            <text:p>2022-01-22T23:22:05Z</text:p>
          </table:table-cell>
          <table:table-cell office:value-type="string" calcext:value-type="string">
            <text:p>2022-01-22T23:23:48Z</text:p>
          </table:table-cell>
          <table:table-cell office:value-type="string" calcext:value-type="string">
            <text:p>SUCCEEDED</text:p>
          </table:table-cell>
          <table:table-cell office:value-type="float" office:value="1006354" calcext:value-type="float">
            <text:p>1006354</text:p>
          </table:table-cell>
          <table:table-cell office:value-type="float" office:value="98872" calcext:value-type="float">
            <text:p>98872</text:p>
          </table:table-cell>
          <table:table-cell office:value-type="float" office:value="8.257" calcext:value-type="float">
            <text:p>8.257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stdev-ens06</text:p>
          </table:table-cell>
          <table:table-cell office:value-type="float" office:value="65.948" calcext:value-type="float">
            <text:p>65.948</text:p>
          </table:table-cell>
          <table:table-cell office:value-type="float" office:value="12.77" calcext:value-type="float">
            <text:p>12.77</text:p>
          </table:table-cell>
          <table:table-cell table:formula="of:=[.B263]-[.C263]" office:value-type="float" office:value="53.178" calcext:value-type="float">
            <text:p>53.178</text:p>
          </table:table-cell>
          <table:table-cell table:formula="of:=[.B263]-[.C263]-[.O263]" office:value-type="float" office:value="44.354" calcext:value-type="float">
            <text:p>44.3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22T23:20:48Z</text:p>
          </table:table-cell>
          <table:table-cell office:value-type="string" calcext:value-type="string">
            <text:p>2022-01-22T23:20:58Z</text:p>
          </table:table-cell>
          <table:table-cell office:value-type="string" calcext:value-type="string">
            <text:p>2022-01-22T23:22:46Z</text:p>
          </table:table-cell>
          <table:table-cell office:value-type="string" calcext:value-type="string">
            <text:p>SUCCEEDED</text:p>
          </table:table-cell>
          <table:table-cell office:value-type="float" office:value="1006356" calcext:value-type="float">
            <text:p>1006356</text:p>
          </table:table-cell>
          <table:table-cell office:value-type="float" office:value="64377" calcext:value-type="float">
            <text:p>64377</text:p>
          </table:table-cell>
          <table:table-cell office:value-type="float" office:value="8.824" calcext:value-type="float">
            <text:p>8.824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tdev-ens07</text:p>
          </table:table-cell>
          <table:table-cell office:value-type="float" office:value="66.837" calcext:value-type="float">
            <text:p>66.837</text:p>
          </table:table-cell>
          <table:table-cell office:value-type="float" office:value="13.53" calcext:value-type="float">
            <text:p>13.53</text:p>
          </table:table-cell>
          <table:table-cell table:formula="of:=[.B264]-[.C264]" office:value-type="float" office:value="53.307" calcext:value-type="float">
            <text:p>53.307</text:p>
          </table:table-cell>
          <table:table-cell table:formula="of:=[.B264]-[.C264]-[.O264]" office:value-type="float" office:value="44.824" calcext:value-type="float">
            <text:p>44.8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22T23:20:49Z</text:p>
          </table:table-cell>
          <table:table-cell office:value-type="string" calcext:value-type="string">
            <text:p>2022-01-22T23:20:58Z</text:p>
          </table:table-cell>
          <table:table-cell office:value-type="string" calcext:value-type="string">
            <text:p>2022-01-22T23:22:47Z</text:p>
          </table:table-cell>
          <table:table-cell office:value-type="string" calcext:value-type="string">
            <text:p>SUCCEEDED</text:p>
          </table:table-cell>
          <table:table-cell office:value-type="float" office:value="1006357" calcext:value-type="float">
            <text:p>1006357</text:p>
          </table:table-cell>
          <table:table-cell office:value-type="float" office:value="227934" calcext:value-type="float">
            <text:p>227934</text:p>
          </table:table-cell>
          <table:table-cell office:value-type="float" office:value="8.483" calcext:value-type="float">
            <text:p>8.483</text:p>
          </table:table-cell>
          <table:table-cell office:value-type="float" office:value="0.421" calcext:value-type="float">
            <text:p>0.42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ens08</text:p>
          </table:table-cell>
          <table:table-cell office:value-type="float" office:value="136.227" calcext:value-type="float">
            <text:p>136.227</text:p>
          </table:table-cell>
          <table:table-cell office:value-type="float" office:value="13.56" calcext:value-type="float">
            <text:p>13.56</text:p>
          </table:table-cell>
          <table:table-cell table:formula="of:=[.B265]-[.C265]" office:value-type="float" office:value="122.667" calcext:value-type="float">
            <text:p>122.667</text:p>
          </table:table-cell>
          <table:table-cell table:formula="of:=[.B265]-[.C265]-[.O265]" office:value-type="float" office:value="115.055" calcext:value-type="float">
            <text:p>115.0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22T23:20:49Z</text:p>
          </table:table-cell>
          <table:table-cell office:value-type="string" calcext:value-type="string">
            <text:p>2022-01-22T23:23:06Z</text:p>
          </table:table-cell>
          <table:table-cell office:value-type="string" calcext:value-type="string">
            <text:p>2022-01-22T23:26:08Z</text:p>
          </table:table-cell>
          <table:table-cell office:value-type="string" calcext:value-type="string">
            <text:p>SUCCEEDED</text:p>
          </table:table-cell>
          <table:table-cell office:value-type="float" office:value="1006358" calcext:value-type="float">
            <text:p>1006358</text:p>
          </table:table-cell>
          <table:table-cell office:value-type="float" office:value="245034" calcext:value-type="float">
            <text:p>245034</text:p>
          </table:table-cell>
          <table:table-cell office:value-type="float" office:value="7.612" calcext:value-type="float">
            <text:p>7.612</text:p>
          </table:table-cell>
          <table:table-cell office:value-type="float" office:value="0.371" calcext:value-type="float">
            <text:p>0.371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96-max18-stdev-ens09</text:p>
          </table:table-cell>
          <table:table-cell office:value-type="float" office:value="104.161" calcext:value-type="float">
            <text:p>104.161</text:p>
          </table:table-cell>
          <table:table-cell office:value-type="float" office:value="35.57" calcext:value-type="float">
            <text:p>35.57</text:p>
          </table:table-cell>
          <table:table-cell table:formula="of:=[.B266]-[.C266]" office:value-type="float" office:value="68.591" calcext:value-type="float">
            <text:p>68.591</text:p>
          </table:table-cell>
          <table:table-cell table:formula="of:=[.B266]-[.C266]-[.O266]" office:value-type="float" office:value="61.839" calcext:value-type="float">
            <text:p>61.8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22T23:20:49Z</text:p>
          </table:table-cell>
          <table:table-cell office:value-type="string" calcext:value-type="string">
            <text:p>2022-01-22T23:23:44Z</text:p>
          </table:table-cell>
          <table:table-cell office:value-type="string" calcext:value-type="string">
            <text:p>2022-01-22T23:26:20Z</text:p>
          </table:table-cell>
          <table:table-cell office:value-type="string" calcext:value-type="string">
            <text:p>SUCCEEDED</text:p>
          </table:table-cell>
          <table:table-cell office:value-type="float" office:value="1006359" calcext:value-type="float">
            <text:p>1006359</text:p>
          </table:table-cell>
          <table:table-cell office:value-type="float" office:value="192997" calcext:value-type="float">
            <text:p>192997</text:p>
          </table:table-cell>
          <table:table-cell office:value-type="float" office:value="6.752" calcext:value-type="float">
            <text:p>6.752</text:p>
          </table:table-cell>
          <table:table-cell office:value-type="float" office:value="5.563" calcext:value-type="float">
            <text:p>5.563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max18-stdev-ens10</text:p>
          </table:table-cell>
          <table:table-cell office:value-type="float" office:value="128.145" calcext:value-type="float">
            <text:p>128.145</text:p>
          </table:table-cell>
          <table:table-cell office:value-type="float" office:value="47.61" calcext:value-type="float">
            <text:p>47.61</text:p>
          </table:table-cell>
          <table:table-cell table:formula="of:=[.B267]-[.C267]" office:value-type="float" office:value="80.535" calcext:value-type="float">
            <text:p>80.535</text:p>
          </table:table-cell>
          <table:table-cell table:formula="of:=[.B267]-[.C267]-[.O267]" office:value-type="float" office:value="72.823" calcext:value-type="float">
            <text:p>72.8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22T23:20:50Z</text:p>
          </table:table-cell>
          <table:table-cell office:value-type="string" calcext:value-type="string">
            <text:p>2022-01-22T23:26:28Z</text:p>
          </table:table-cell>
          <table:table-cell office:value-type="string" calcext:value-type="string">
            <text:p>2022-01-22T23:29:23Z</text:p>
          </table:table-cell>
          <table:table-cell office:value-type="string" calcext:value-type="string">
            <text:p>SUCCEEDED</text:p>
          </table:table-cell>
          <table:table-cell office:value-type="float" office:value="1006360" calcext:value-type="float">
            <text:p>1006360</text:p>
          </table:table-cell>
          <table:table-cell office:value-type="float" office:value="81427" calcext:value-type="float">
            <text:p>81427</text:p>
          </table:table-cell>
          <table:table-cell office:value-type="float" office:value="7.712" calcext:value-type="float">
            <text:p>7.712</text:p>
          </table:table-cell>
          <table:table-cell office:value-type="float" office:value="15.434" calcext:value-type="float">
            <text:p>15.434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max18-stdev-ens11</text:p>
          </table:table-cell>
          <table:table-cell office:value-type="float" office:value="68.04" calcext:value-type="float">
            <text:p>68.04</text:p>
          </table:table-cell>
          <table:table-cell office:value-type="float" office:value="14.38" calcext:value-type="float">
            <text:p>14.38</text:p>
          </table:table-cell>
          <table:table-cell table:formula="of:=[.B268]-[.C268]" office:value-type="float" office:value="53.66" calcext:value-type="float">
            <text:p>53.66</text:p>
          </table:table-cell>
          <table:table-cell table:formula="of:=[.B268]-[.C268]-[.O268]" office:value-type="float" office:value="45.756" calcext:value-type="float">
            <text:p>45.75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22T23:20:50Z</text:p>
          </table:table-cell>
          <table:table-cell office:value-type="string" calcext:value-type="string">
            <text:p>2022-01-22T23:26:53Z</text:p>
          </table:table-cell>
          <table:table-cell office:value-type="string" calcext:value-type="string">
            <text:p>2022-01-22T23:30:06Z</text:p>
          </table:table-cell>
          <table:table-cell office:value-type="string" calcext:value-type="string">
            <text:p>SUCCEEDED</text:p>
          </table:table-cell>
          <table:table-cell office:value-type="float" office:value="1006361" calcext:value-type="float">
            <text:p>1006361</text:p>
          </table:table-cell>
          <table:table-cell office:value-type="float" office:value="262070" calcext:value-type="float">
            <text:p>262070</text:p>
          </table:table-cell>
          <table:table-cell office:value-type="float" office:value="7.904" calcext:value-type="float">
            <text:p>7.904</text:p>
          </table:table-cell>
          <table:table-cell office:value-type="float" office:value="0.374" calcext:value-type="float">
            <text:p>0.3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stdev-ens12</text:p>
          </table:table-cell>
          <table:table-cell office:value-type="float" office:value="70.778" calcext:value-type="float">
            <text:p>70.778</text:p>
          </table:table-cell>
          <table:table-cell office:value-type="float" office:value="15" calcext:value-type="float">
            <text:p>15</text:p>
          </table:table-cell>
          <table:table-cell table:formula="of:=[.B269]-[.C269]" office:value-type="float" office:value="55.778" calcext:value-type="float">
            <text:p>55.778</text:p>
          </table:table-cell>
          <table:table-cell table:formula="of:=[.B269]-[.C269]-[.O269]" office:value-type="float" office:value="45.705" calcext:value-type="float">
            <text:p>45.7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22T23:20:51Z</text:p>
          </table:table-cell>
          <table:table-cell office:value-type="string" calcext:value-type="string">
            <text:p>2022-01-22T23:38:54Z</text:p>
          </table:table-cell>
          <table:table-cell office:value-type="string" calcext:value-type="string">
            <text:p>2022-01-22T23:40:55Z</text:p>
          </table:table-cell>
          <table:table-cell office:value-type="string" calcext:value-type="string">
            <text:p>SUCCEEDED</text:p>
          </table:table-cell>
          <table:table-cell office:value-type="float" office:value="1006362" calcext:value-type="float">
            <text:p>1006362</text:p>
          </table:table-cell>
          <table:table-cell office:value-type="float" office:value="116571" calcext:value-type="float">
            <text:p>116571</text:p>
          </table:table-cell>
          <table:table-cell office:value-type="float" office:value="10.073" calcext:value-type="float">
            <text:p>10.073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max18-stdev-ens13</text:p>
          </table:table-cell>
          <table:table-cell office:value-type="float" office:value="73.61" calcext:value-type="float">
            <text:p>73.61</text:p>
          </table:table-cell>
          <table:table-cell office:value-type="float" office:value="16.22" calcext:value-type="float">
            <text:p>16.22</text:p>
          </table:table-cell>
          <table:table-cell table:formula="of:=[.B270]-[.C270]" office:value-type="float" office:value="57.39" calcext:value-type="float">
            <text:p>57.39</text:p>
          </table:table-cell>
          <table:table-cell table:formula="of:=[.B270]-[.C270]-[.O270]" office:value-type="float" office:value="49.349" calcext:value-type="float">
            <text:p>49.3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22T23:20:51Z</text:p>
          </table:table-cell>
          <table:table-cell office:value-type="string" calcext:value-type="string">
            <text:p>2022-01-22T23:41:03Z</text:p>
          </table:table-cell>
          <table:table-cell office:value-type="string" calcext:value-type="string">
            <text:p>2022-01-22T23:43:08Z</text:p>
          </table:table-cell>
          <table:table-cell office:value-type="string" calcext:value-type="string">
            <text:p>SUCCEEDED</text:p>
          </table:table-cell>
          <table:table-cell office:value-type="float" office:value="1006363" calcext:value-type="float">
            <text:p>1006363</text:p>
          </table:table-cell>
          <table:table-cell office:value-type="float" office:value="45929" calcext:value-type="float">
            <text:p>45929</text:p>
          </table:table-cell>
          <table:table-cell office:value-type="float" office:value="8.041" calcext:value-type="float">
            <text:p>8.041</text:p>
          </table:table-cell>
          <table:table-cell office:value-type="float" office:value="0.436" calcext:value-type="float">
            <text:p>0.43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u-ch427-n96-max18-stdev-ens14</text:p>
          </table:table-cell>
          <table:table-cell office:value-type="float" office:value="73.677" calcext:value-type="float">
            <text:p>73.677</text:p>
          </table:table-cell>
          <table:table-cell office:value-type="float" office:value="16.76" calcext:value-type="float">
            <text:p>16.76</text:p>
          </table:table-cell>
          <table:table-cell table:formula="of:=[.B271]-[.C271]" office:value-type="float" office:value="56.917" calcext:value-type="float">
            <text:p>56.917</text:p>
          </table:table-cell>
          <table:table-cell table:formula="of:=[.B271]-[.C271]-[.O271]" office:value-type="float" office:value="47.532" calcext:value-type="float">
            <text:p>47.5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22T23:20:52Z</text:p>
          </table:table-cell>
          <table:table-cell office:value-type="string" calcext:value-type="string">
            <text:p>2022-01-22T23:33:28Z</text:p>
          </table:table-cell>
          <table:table-cell office:value-type="string" calcext:value-type="string">
            <text:p>2022-01-22T23:35:36Z</text:p>
          </table:table-cell>
          <table:table-cell office:value-type="string" calcext:value-type="string">
            <text:p>SUCCEEDED</text:p>
          </table:table-cell>
          <table:table-cell office:value-type="float" office:value="1006364" calcext:value-type="float">
            <text:p>1006364</text:p>
          </table:table-cell>
          <table:table-cell office:value-type="float" office:value="81794" calcext:value-type="float">
            <text:p>81794</text:p>
          </table:table-cell>
          <table:table-cell office:value-type="float" office:value="9.385" calcext:value-type="float">
            <text:p>9.385</text:p>
          </table:table-cell>
          <table:table-cell office:value-type="float" office:value="0.764" calcext:value-type="float">
            <text:p>0.764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96-max18-stdev-ens15</text:p>
          </table:table-cell>
          <table:table-cell office:value-type="float" office:value="76.368" calcext:value-type="float">
            <text:p>76.368</text:p>
          </table:table-cell>
          <table:table-cell office:value-type="float" office:value="18.85" calcext:value-type="float">
            <text:p>18.85</text:p>
          </table:table-cell>
          <table:table-cell table:formula="of:=[.B272]-[.C272]" office:value-type="float" office:value="57.518" calcext:value-type="float">
            <text:p>57.518</text:p>
          </table:table-cell>
          <table:table-cell table:formula="of:=[.B272]-[.C272]-[.O272]" office:value-type="float" office:value="47.377" calcext:value-type="float">
            <text:p>47.37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22T23:20:52Z</text:p>
          </table:table-cell>
          <table:table-cell office:value-type="string" calcext:value-type="string">
            <text:p>2022-01-22T23:35:54Z</text:p>
          </table:table-cell>
          <table:table-cell office:value-type="string" calcext:value-type="string">
            <text:p>2022-01-22T23:38:23Z</text:p>
          </table:table-cell>
          <table:table-cell office:value-type="string" calcext:value-type="string">
            <text:p>SUCCEEDED</text:p>
          </table:table-cell>
          <table:table-cell office:value-type="float" office:value="1006365" calcext:value-type="float">
            <text:p>1006365</text:p>
          </table:table-cell>
          <table:table-cell office:value-type="float" office:value="99076" calcext:value-type="float">
            <text:p>99076</text:p>
          </table:table-cell>
          <table:table-cell office:value-type="float" office:value="10.141" calcext:value-type="float">
            <text:p>10.141</text:p>
          </table:table-cell>
          <table:table-cell office:value-type="float" office:value="0.427" calcext:value-type="float">
            <text:p>0.427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max18-stdev-ens16</text:p>
          </table:table-cell>
          <table:table-cell office:value-type="float" office:value="73.255" calcext:value-type="float">
            <text:p>73.255</text:p>
          </table:table-cell>
          <table:table-cell office:value-type="float" office:value="16.18" calcext:value-type="float">
            <text:p>16.18</text:p>
          </table:table-cell>
          <table:table-cell table:formula="of:=[.B273]-[.C273]" office:value-type="float" office:value="57.075" calcext:value-type="float">
            <text:p>57.075</text:p>
          </table:table-cell>
          <table:table-cell table:formula="of:=[.B273]-[.C273]-[.O273]" office:value-type="float" office:value="47.397" calcext:value-type="float">
            <text:p>47.39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22T23:20:53Z</text:p>
          </table:table-cell>
          <table:table-cell office:value-type="string" calcext:value-type="string">
            <text:p>2022-01-22T23:46:16Z</text:p>
          </table:table-cell>
          <table:table-cell office:value-type="string" calcext:value-type="string">
            <text:p>2022-01-22T23:48:43Z</text:p>
          </table:table-cell>
          <table:table-cell office:value-type="string" calcext:value-type="string">
            <text:p>SUCCEEDED</text:p>
          </table:table-cell>
          <table:table-cell office:value-type="float" office:value="1006368" calcext:value-type="float">
            <text:p>1006368</text:p>
          </table:table-cell>
          <table:table-cell office:value-type="float" office:value="151557" calcext:value-type="float">
            <text:p>151557</text:p>
          </table:table-cell>
          <table:table-cell office:value-type="float" office:value="9.678" calcext:value-type="float">
            <text:p>9.6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max18-stdev-ens17</text:p>
          </table:table-cell>
          <table:table-cell office:value-type="float" office:value="75.347" calcext:value-type="float">
            <text:p>75.347</text:p>
          </table:table-cell>
          <table:table-cell office:value-type="float" office:value="18.03" calcext:value-type="float">
            <text:p>18.03</text:p>
          </table:table-cell>
          <table:table-cell table:formula="of:=[.B274]-[.C274]" office:value-type="float" office:value="57.317" calcext:value-type="float">
            <text:p>57.317</text:p>
          </table:table-cell>
          <table:table-cell table:formula="of:=[.B274]-[.C274]-[.O274]" office:value-type="float" office:value="48.487" calcext:value-type="float">
            <text:p>48.48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22T23:20:53Z</text:p>
          </table:table-cell>
          <table:table-cell office:value-type="string" calcext:value-type="string">
            <text:p>2022-01-22T23:30:28Z</text:p>
          </table:table-cell>
          <table:table-cell office:value-type="string" calcext:value-type="string">
            <text:p>2022-01-22T23:32:58Z</text:p>
          </table:table-cell>
          <table:table-cell office:value-type="string" calcext:value-type="string">
            <text:p>SUCCEEDED</text:p>
          </table:table-cell>
          <table:table-cell office:value-type="float" office:value="1006366" calcext:value-type="float">
            <text:p>1006366</text:p>
          </table:table-cell>
          <table:table-cell office:value-type="float" office:value="19019" calcext:value-type="float">
            <text:p>19019</text:p>
          </table:table-cell>
          <table:table-cell office:value-type="float" office:value="8.83" calcext:value-type="float">
            <text:p>8.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96-max18-stdev-ens18</text:p>
          </table:table-cell>
          <table:table-cell office:value-type="float" office:value="75.011" calcext:value-type="float">
            <text:p>75.011</text:p>
          </table:table-cell>
          <table:table-cell office:value-type="float" office:value="16.7" calcext:value-type="float">
            <text:p>16.7</text:p>
          </table:table-cell>
          <table:table-cell table:formula="of:=[.B275]-[.C275]" office:value-type="float" office:value="58.311" calcext:value-type="float">
            <text:p>58.311</text:p>
          </table:table-cell>
          <table:table-cell table:formula="of:=[.B275]-[.C275]-[.O275]" office:value-type="float" office:value="49.819" calcext:value-type="float">
            <text:p>49.8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22T23:20:53Z</text:p>
          </table:table-cell>
          <table:table-cell office:value-type="string" calcext:value-type="string">
            <text:p>2022-01-22T23:43:27Z</text:p>
          </table:table-cell>
          <table:table-cell office:value-type="string" calcext:value-type="string">
            <text:p>2022-01-22T23:45:58Z</text:p>
          </table:table-cell>
          <table:table-cell office:value-type="string" calcext:value-type="string">
            <text:p>SUCCEEDED</text:p>
          </table:table-cell>
          <table:table-cell office:value-type="float" office:value="1006367" calcext:value-type="float">
            <text:p>1006367</text:p>
          </table:table-cell>
          <table:table-cell office:value-type="float" office:value="133923" calcext:value-type="float">
            <text:p>133923</text:p>
          </table:table-cell>
          <table:table-cell office:value-type="float" office:value="8.492" calcext:value-type="float">
            <text:p>8.492</text:p>
          </table:table-cell>
          <table:table-cell office:value-type="float" office:value="0.395" calcext:value-type="float">
            <text:p>0.395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max18-stdev-one-ens00</text:p>
          </table:table-cell>
          <table:table-cell office:value-type="float" office:value="58.902" calcext:value-type="float">
            <text:p>58.902</text:p>
          </table:table-cell>
          <table:table-cell office:value-type="float" office:value="10.33" calcext:value-type="float">
            <text:p>10.33</text:p>
          </table:table-cell>
          <table:table-cell table:formula="of:=[.B276]-[.C276]" office:value-type="float" office:value="48.572" calcext:value-type="float">
            <text:p>48.572</text:p>
          </table:table-cell>
          <table:table-cell table:formula="of:=[.B276]-[.C276]-[.O276]" office:value-type="float" office:value="40.508" calcext:value-type="float">
            <text:p>40.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3T18:52:43Z</text:p>
          </table:table-cell>
          <table:table-cell office:value-type="string" calcext:value-type="string">
            <text:p>2022-01-23T18:52:51Z</text:p>
          </table:table-cell>
          <table:table-cell office:value-type="string" calcext:value-type="string">
            <text:p>2022-01-23T18:54:03Z</text:p>
          </table:table-cell>
          <table:table-cell office:value-type="string" calcext:value-type="string">
            <text:p>SUCCEEDED</text:p>
          </table:table-cell>
          <table:table-cell office:value-type="float" office:value="1008844" calcext:value-type="float">
            <text:p>1008844</text:p>
          </table:table-cell>
          <table:table-cell office:value-type="float" office:value="119552" calcext:value-type="float">
            <text:p>119552</text:p>
          </table:table-cell>
          <table:table-cell office:value-type="float" office:value="8.064" calcext:value-type="float">
            <text:p>8.064</text:p>
          </table:table-cell>
          <table:table-cell office:value-type="float" office:value="0.354" calcext:value-type="float">
            <text:p>0.354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stdev-one-ens01</text:p>
          </table:table-cell>
          <table:table-cell office:value-type="float" office:value="62.844" calcext:value-type="float">
            <text:p>62.844</text:p>
          </table:table-cell>
          <table:table-cell office:value-type="float" office:value="11.05" calcext:value-type="float">
            <text:p>11.05</text:p>
          </table:table-cell>
          <table:table-cell table:formula="of:=[.B277]-[.C277]" office:value-type="float" office:value="51.794" calcext:value-type="float">
            <text:p>51.794</text:p>
          </table:table-cell>
          <table:table-cell table:formula="of:=[.B277]-[.C277]-[.O277]" office:value-type="float" office:value="43.185" calcext:value-type="float">
            <text:p>43.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3T18:52:54Z</text:p>
          </table:table-cell>
          <table:table-cell office:value-type="string" calcext:value-type="string">
            <text:p>2022-01-23T18:53:03Z</text:p>
          </table:table-cell>
          <table:table-cell office:value-type="string" calcext:value-type="string">
            <text:p>2022-01-23T18:54:21Z</text:p>
          </table:table-cell>
          <table:table-cell office:value-type="string" calcext:value-type="string">
            <text:p>SUCCEEDED</text:p>
          </table:table-cell>
          <table:table-cell office:value-type="float" office:value="1008848" calcext:value-type="float">
            <text:p>1008848</text:p>
          </table:table-cell>
          <table:table-cell office:value-type="float" office:value="76340" calcext:value-type="float">
            <text:p>76340</text:p>
          </table:table-cell>
          <table:table-cell office:value-type="float" office:value="8.609" calcext:value-type="float">
            <text:p>8.609</text:p>
          </table:table-cell>
          <table:table-cell office:value-type="float" office:value="0.374" calcext:value-type="float">
            <text:p>0.374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max18-stdev-one-ens02</text:p>
          </table:table-cell>
          <table:table-cell office:value-type="float" office:value="64.314" calcext:value-type="float">
            <text:p>64.314</text:p>
          </table:table-cell>
          <table:table-cell office:value-type="float" office:value="12.91" calcext:value-type="float">
            <text:p>12.91</text:p>
          </table:table-cell>
          <table:table-cell table:formula="of:=[.B278]-[.C278]" office:value-type="float" office:value="51.404" calcext:value-type="float">
            <text:p>51.404</text:p>
          </table:table-cell>
          <table:table-cell table:formula="of:=[.B278]-[.C278]-[.O278]" office:value-type="float" office:value="43.716" calcext:value-type="float">
            <text:p>43.7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23T18:53:07Z</text:p>
          </table:table-cell>
          <table:table-cell office:value-type="string" calcext:value-type="string">
            <text:p>2022-01-23T18:53:20Z</text:p>
          </table:table-cell>
          <table:table-cell office:value-type="string" calcext:value-type="string">
            <text:p>2022-01-23T18:54:42Z</text:p>
          </table:table-cell>
          <table:table-cell office:value-type="string" calcext:value-type="string">
            <text:p>SUCCEEDED</text:p>
          </table:table-cell>
          <table:table-cell office:value-type="float" office:value="1008851" calcext:value-type="float">
            <text:p>1008851</text:p>
          </table:table-cell>
          <table:table-cell office:value-type="float" office:value="52092" calcext:value-type="float">
            <text:p>52092</text:p>
          </table:table-cell>
          <table:table-cell office:value-type="float" office:value="7.688" calcext:value-type="float">
            <text:p>7.688</text:p>
          </table:table-cell>
          <table:table-cell office:value-type="float" office:value="0.401" calcext:value-type="float">
            <text:p>0.401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max18-stdev-one-ens03</text:p>
          </table:table-cell>
          <table:table-cell office:value-type="float" office:value="65.216" calcext:value-type="float">
            <text:p>65.216</text:p>
          </table:table-cell>
          <table:table-cell office:value-type="float" office:value="13.28" calcext:value-type="float">
            <text:p>13.28</text:p>
          </table:table-cell>
          <table:table-cell table:formula="of:=[.B279]-[.C279]" office:value-type="float" office:value="51.936" calcext:value-type="float">
            <text:p>51.936</text:p>
          </table:table-cell>
          <table:table-cell table:formula="of:=[.B279]-[.C279]-[.O279]" office:value-type="float" office:value="44.658" calcext:value-type="float">
            <text:p>44.6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23T18:53:19Z</text:p>
          </table:table-cell>
          <table:table-cell office:value-type="string" calcext:value-type="string">
            <text:p>2022-01-23T18:53:27Z</text:p>
          </table:table-cell>
          <table:table-cell office:value-type="string" calcext:value-type="string">
            <text:p>2022-01-23T18:54:52Z</text:p>
          </table:table-cell>
          <table:table-cell office:value-type="string" calcext:value-type="string">
            <text:p>SUCCEEDED</text:p>
          </table:table-cell>
          <table:table-cell office:value-type="float" office:value="1008854" calcext:value-type="float">
            <text:p>1008854</text:p>
          </table:table-cell>
          <table:table-cell office:value-type="float" office:value="147931" calcext:value-type="float">
            <text:p>147931</text:p>
          </table:table-cell>
          <table:table-cell office:value-type="float" office:value="7.278" calcext:value-type="float">
            <text:p>7.278</text:p>
          </table:table-cell>
          <table:table-cell office:value-type="float" office:value="0.382" calcext:value-type="float">
            <text:p>0.38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max18-stdev-one-ens04</text:p>
          </table:table-cell>
          <table:table-cell office:value-type="float" office:value="65.39" calcext:value-type="float">
            <text:p>65.39</text:p>
          </table:table-cell>
          <table:table-cell office:value-type="float" office:value="13.07" calcext:value-type="float">
            <text:p>13.07</text:p>
          </table:table-cell>
          <table:table-cell table:formula="of:=[.B280]-[.C280]" office:value-type="float" office:value="52.32" calcext:value-type="float">
            <text:p>52.32</text:p>
          </table:table-cell>
          <table:table-cell table:formula="of:=[.B280]-[.C280]-[.O280]" office:value-type="float" office:value="45.013" calcext:value-type="float">
            <text:p>45.0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23T18:53:29Z</text:p>
          </table:table-cell>
          <table:table-cell office:value-type="string" calcext:value-type="string">
            <text:p>2022-01-23T18:53:40Z</text:p>
          </table:table-cell>
          <table:table-cell office:value-type="string" calcext:value-type="string">
            <text:p>2022-01-23T18:55:07Z</text:p>
          </table:table-cell>
          <table:table-cell office:value-type="string" calcext:value-type="string">
            <text:p>SUCCEEDED</text:p>
          </table:table-cell>
          <table:table-cell office:value-type="float" office:value="1008857" calcext:value-type="float">
            <text:p>1008857</text:p>
          </table:table-cell>
          <table:table-cell office:value-type="float" office:value="64495" calcext:value-type="float">
            <text:p>64495</text:p>
          </table:table-cell>
          <table:table-cell office:value-type="float" office:value="7.307" calcext:value-type="float">
            <text:p>7.307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u-ch427-n96-max18-stdev-one-ens05</text:p>
          </table:table-cell>
          <table:table-cell office:value-type="float" office:value="68.207" calcext:value-type="float">
            <text:p>68.207</text:p>
          </table:table-cell>
          <table:table-cell office:value-type="float" office:value="14.36" calcext:value-type="float">
            <text:p>14.36</text:p>
          </table:table-cell>
          <table:table-cell table:formula="of:=[.B281]-[.C281]" office:value-type="float" office:value="53.847" calcext:value-type="float">
            <text:p>53.847</text:p>
          </table:table-cell>
          <table:table-cell table:formula="of:=[.B281]-[.C281]-[.O281]" office:value-type="float" office:value="45.536" calcext:value-type="float">
            <text:p>45.5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23T18:53:38Z</text:p>
          </table:table-cell>
          <table:table-cell office:value-type="string" calcext:value-type="string">
            <text:p>2022-01-23T18:53:49Z</text:p>
          </table:table-cell>
          <table:table-cell office:value-type="string" calcext:value-type="string">
            <text:p>2022-01-23T18:55:39Z</text:p>
          </table:table-cell>
          <table:table-cell office:value-type="string" calcext:value-type="string">
            <text:p>SUCCEEDED</text:p>
          </table:table-cell>
          <table:table-cell office:value-type="float" office:value="1008861" calcext:value-type="float">
            <text:p>1008861</text:p>
          </table:table-cell>
          <table:table-cell office:value-type="float" office:value="220766" calcext:value-type="float">
            <text:p>220766</text:p>
          </table:table-cell>
          <table:table-cell office:value-type="float" office:value="8.311" calcext:value-type="float">
            <text:p>8.311</text:p>
          </table:table-cell>
          <table:table-cell office:value-type="float" office:value="0.389" calcext:value-type="float">
            <text:p>0.389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u-ch427-n96-max18-stdev-one-ens06</text:p>
          </table:table-cell>
          <table:table-cell office:value-type="float" office:value="68.612" calcext:value-type="float">
            <text:p>68.612</text:p>
          </table:table-cell>
          <table:table-cell office:value-type="float" office:value="14.47" calcext:value-type="float">
            <text:p>14.47</text:p>
          </table:table-cell>
          <table:table-cell table:formula="of:=[.B282]-[.C282]" office:value-type="float" office:value="54.142" calcext:value-type="float">
            <text:p>54.142</text:p>
          </table:table-cell>
          <table:table-cell table:formula="of:=[.B282]-[.C282]-[.O282]" office:value-type="float" office:value="45.978" calcext:value-type="float">
            <text:p>45.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23T18:53:46Z</text:p>
          </table:table-cell>
          <table:table-cell office:value-type="string" calcext:value-type="string">
            <text:p>2022-01-23T18:53:58Z</text:p>
          </table:table-cell>
          <table:table-cell office:value-type="string" calcext:value-type="string">
            <text:p>2022-01-23T18:55:49Z</text:p>
          </table:table-cell>
          <table:table-cell office:value-type="string" calcext:value-type="string">
            <text:p>SUCCEEDED</text:p>
          </table:table-cell>
          <table:table-cell office:value-type="float" office:value="1008863" calcext:value-type="float">
            <text:p>1008863</text:p>
          </table:table-cell>
          <table:table-cell office:value-type="float" office:value="161381" calcext:value-type="float">
            <text:p>161381</text:p>
          </table:table-cell>
          <table:table-cell office:value-type="float" office:value="8.164" calcext:value-type="float">
            <text:p>8.164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ax18-stdev-one-ens07</text:p>
          </table:table-cell>
          <table:table-cell office:value-type="float" office:value="72.505" calcext:value-type="float">
            <text:p>72.505</text:p>
          </table:table-cell>
          <table:table-cell office:value-type="float" office:value="15.63" calcext:value-type="float">
            <text:p>15.63</text:p>
          </table:table-cell>
          <table:table-cell table:formula="of:=[.B283]-[.C283]" office:value-type="float" office:value="56.875" calcext:value-type="float">
            <text:p>56.875</text:p>
          </table:table-cell>
          <table:table-cell table:formula="of:=[.B283]-[.C283]-[.O283]" office:value-type="float" office:value="47.211" calcext:value-type="float">
            <text:p>47.2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23T18:53:59Z</text:p>
          </table:table-cell>
          <table:table-cell office:value-type="string" calcext:value-type="string">
            <text:p>2022-01-23T18:54:09Z</text:p>
          </table:table-cell>
          <table:table-cell office:value-type="string" calcext:value-type="string">
            <text:p>2022-01-23T18:56:04Z</text:p>
          </table:table-cell>
          <table:table-cell office:value-type="string" calcext:value-type="string">
            <text:p>SUCCEEDED</text:p>
          </table:table-cell>
          <table:table-cell office:value-type="float" office:value="1008866" calcext:value-type="float">
            <text:p>1008866</text:p>
          </table:table-cell>
          <table:table-cell office:value-type="float" office:value="42048" calcext:value-type="float">
            <text:p>42048</text:p>
          </table:table-cell>
          <table:table-cell office:value-type="float" office:value="9.664" calcext:value-type="float">
            <text:p>9.66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96-max18-stdev-one-ens08</text:p>
          </table:table-cell>
          <table:table-cell office:value-type="float" office:value="72.505" calcext:value-type="float">
            <text:p>72.505</text:p>
          </table:table-cell>
          <table:table-cell office:value-type="float" office:value="15.4" calcext:value-type="float">
            <text:p>15.4</text:p>
          </table:table-cell>
          <table:table-cell table:formula="of:=[.B284]-[.C284]" office:value-type="float" office:value="57.105" calcext:value-type="float">
            <text:p>57.105</text:p>
          </table:table-cell>
          <table:table-cell table:formula="of:=[.B284]-[.C284]-[.O284]" office:value-type="float" office:value="48.295" calcext:value-type="float">
            <text:p>48.2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23T18:54:11Z</text:p>
          </table:table-cell>
          <table:table-cell office:value-type="string" calcext:value-type="string">
            <text:p>2022-01-23T18:54:21Z</text:p>
          </table:table-cell>
          <table:table-cell office:value-type="string" calcext:value-type="string">
            <text:p>2022-01-23T18:56:18Z</text:p>
          </table:table-cell>
          <table:table-cell office:value-type="string" calcext:value-type="string">
            <text:p>SUCCEEDED</text:p>
          </table:table-cell>
          <table:table-cell office:value-type="float" office:value="1008871" calcext:value-type="float">
            <text:p>1008871</text:p>
          </table:table-cell>
          <table:table-cell office:value-type="float" office:value="253029" calcext:value-type="float">
            <text:p>253029</text:p>
          </table:table-cell>
          <table:table-cell office:value-type="float" office:value="8.81" calcext:value-type="float">
            <text:p>8.8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max18-stdev-one-ens09</text:p>
          </table:table-cell>
          <table:table-cell office:value-type="float" office:value="77.427" calcext:value-type="float">
            <text:p>77.427</text:p>
          </table:table-cell>
          <table:table-cell office:value-type="float" office:value="18.56" calcext:value-type="float">
            <text:p>18.56</text:p>
          </table:table-cell>
          <table:table-cell table:formula="of:=[.B285]-[.C285]" office:value-type="float" office:value="58.867" calcext:value-type="float">
            <text:p>58.867</text:p>
          </table:table-cell>
          <table:table-cell table:formula="of:=[.B285]-[.C285]-[.O285]" office:value-type="float" office:value="49.035" calcext:value-type="float">
            <text:p>49.0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23T18:54:24Z</text:p>
          </table:table-cell>
          <table:table-cell office:value-type="string" calcext:value-type="string">
            <text:p>2022-01-23T18:54:33Z</text:p>
          </table:table-cell>
          <table:table-cell office:value-type="string" calcext:value-type="string">
            <text:p>2022-01-23T18:56:38Z</text:p>
          </table:table-cell>
          <table:table-cell office:value-type="string" calcext:value-type="string">
            <text:p>SUCCEEDED</text:p>
          </table:table-cell>
          <table:table-cell office:value-type="float" office:value="1008876" calcext:value-type="float">
            <text:p>1008876</text:p>
          </table:table-cell>
          <table:table-cell office:value-type="float" office:value="220780" calcext:value-type="float">
            <text:p>220780</text:p>
          </table:table-cell>
          <table:table-cell office:value-type="float" office:value="9.832" calcext:value-type="float">
            <text:p>9.83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u-ch427-n96-max18-stdev-one-ens10</text:p>
          </table:table-cell>
          <table:table-cell office:value-type="float" office:value="75.958" calcext:value-type="float">
            <text:p>75.958</text:p>
          </table:table-cell>
          <table:table-cell office:value-type="float" office:value="17.08" calcext:value-type="float">
            <text:p>17.08</text:p>
          </table:table-cell>
          <table:table-cell table:formula="of:=[.B286]-[.C286]" office:value-type="float" office:value="58.878" calcext:value-type="float">
            <text:p>58.878</text:p>
          </table:table-cell>
          <table:table-cell table:formula="of:=[.B286]-[.C286]-[.O286]" office:value-type="float" office:value="50.042" calcext:value-type="float">
            <text:p>50.0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23T18:54:42Z</text:p>
          </table:table-cell>
          <table:table-cell office:value-type="string" calcext:value-type="string">
            <text:p>2022-01-23T18:54:50Z</text:p>
          </table:table-cell>
          <table:table-cell office:value-type="string" calcext:value-type="string">
            <text:p>2022-01-23T18:56:53Z</text:p>
          </table:table-cell>
          <table:table-cell office:value-type="string" calcext:value-type="string">
            <text:p>SUCCEEDED</text:p>
          </table:table-cell>
          <table:table-cell office:value-type="float" office:value="1008879" calcext:value-type="float">
            <text:p>1008879</text:p>
          </table:table-cell>
          <table:table-cell office:value-type="float" office:value="162401" calcext:value-type="float">
            <text:p>162401</text:p>
          </table:table-cell>
          <table:table-cell office:value-type="float" office:value="8.836" calcext:value-type="float">
            <text:p>8.836</text:p>
          </table:table-cell>
          <table:table-cell office:value-type="float" office:value="0.467" calcext:value-type="float">
            <text:p>0.467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max18-stdev-one-ens11</text:p>
          </table:table-cell>
          <table:table-cell office:value-type="float" office:value="77.532" calcext:value-type="float">
            <text:p>77.532</text:p>
          </table:table-cell>
          <table:table-cell office:value-type="float" office:value="18.07" calcext:value-type="float">
            <text:p>18.07</text:p>
          </table:table-cell>
          <table:table-cell table:formula="of:=[.B287]-[.C287]" office:value-type="float" office:value="59.462" calcext:value-type="float">
            <text:p>59.462</text:p>
          </table:table-cell>
          <table:table-cell table:formula="of:=[.B287]-[.C287]-[.O287]" office:value-type="float" office:value="51.181" calcext:value-type="float">
            <text:p>51.18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23T18:54:49Z</text:p>
          </table:table-cell>
          <table:table-cell office:value-type="string" calcext:value-type="string">
            <text:p>2022-01-23T18:54:58Z</text:p>
          </table:table-cell>
          <table:table-cell office:value-type="string" calcext:value-type="string">
            <text:p>2022-01-23T18:57:06Z</text:p>
          </table:table-cell>
          <table:table-cell office:value-type="string" calcext:value-type="string">
            <text:p>SUCCEEDED</text:p>
          </table:table-cell>
          <table:table-cell office:value-type="float" office:value="1008880" calcext:value-type="float">
            <text:p>1008880</text:p>
          </table:table-cell>
          <table:table-cell office:value-type="float" office:value="216395" calcext:value-type="float">
            <text:p>216395</text:p>
          </table:table-cell>
          <table:table-cell office:value-type="float" office:value="8.281" calcext:value-type="float">
            <text:p>8.281</text:p>
          </table:table-cell>
          <table:table-cell office:value-type="float" office:value="0.443" calcext:value-type="float">
            <text:p>0.443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96-max18-stdev-one-ens12</text:p>
          </table:table-cell>
          <table:table-cell office:value-type="float" office:value="78.814" calcext:value-type="float">
            <text:p>78.814</text:p>
          </table:table-cell>
          <table:table-cell office:value-type="float" office:value="18.09" calcext:value-type="float">
            <text:p>18.09</text:p>
          </table:table-cell>
          <table:table-cell table:formula="of:=[.B288]-[.C288]" office:value-type="float" office:value="60.724" calcext:value-type="float">
            <text:p>60.724</text:p>
          </table:table-cell>
          <table:table-cell table:formula="of:=[.B288]-[.C288]-[.O288]" office:value-type="float" office:value="52.127" calcext:value-type="float">
            <text:p>52.1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23T18:55:01Z</text:p>
          </table:table-cell>
          <table:table-cell office:value-type="string" calcext:value-type="string">
            <text:p>2022-01-23T18:55:10Z</text:p>
          </table:table-cell>
          <table:table-cell office:value-type="string" calcext:value-type="string">
            <text:p>2022-01-23T18:57:20Z</text:p>
          </table:table-cell>
          <table:table-cell office:value-type="string" calcext:value-type="string">
            <text:p>SUCCEEDED</text:p>
          </table:table-cell>
          <table:table-cell office:value-type="float" office:value="1008883" calcext:value-type="float">
            <text:p>1008883</text:p>
          </table:table-cell>
          <table:table-cell office:value-type="float" office:value="59248" calcext:value-type="float">
            <text:p>59248</text:p>
          </table:table-cell>
          <table:table-cell office:value-type="float" office:value="8.597" calcext:value-type="float">
            <text:p>8.597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max18-stdev-one-ens13</text:p>
          </table:table-cell>
          <table:table-cell office:value-type="float" office:value="83.092" calcext:value-type="float">
            <text:p>83.092</text:p>
          </table:table-cell>
          <table:table-cell office:value-type="float" office:value="18.63" calcext:value-type="float">
            <text:p>18.63</text:p>
          </table:table-cell>
          <table:table-cell table:formula="of:=[.B289]-[.C289]" office:value-type="float" office:value="64.462" calcext:value-type="float">
            <text:p>64.462</text:p>
          </table:table-cell>
          <table:table-cell table:formula="of:=[.B289]-[.C289]-[.O289]" office:value-type="float" office:value="55.675" calcext:value-type="float">
            <text:p>55.6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23T18:55:16Z</text:p>
          </table:table-cell>
          <table:table-cell office:value-type="string" calcext:value-type="string">
            <text:p>2022-01-23T18:55:37Z</text:p>
          </table:table-cell>
          <table:table-cell office:value-type="string" calcext:value-type="string">
            <text:p>2022-01-23T18:57:50Z</text:p>
          </table:table-cell>
          <table:table-cell office:value-type="string" calcext:value-type="string">
            <text:p>SUCCEEDED</text:p>
          </table:table-cell>
          <table:table-cell office:value-type="float" office:value="1008885" calcext:value-type="float">
            <text:p>1008885</text:p>
          </table:table-cell>
          <table:table-cell office:value-type="float" office:value="37500" calcext:value-type="float">
            <text:p>37500</text:p>
          </table:table-cell>
          <table:table-cell office:value-type="float" office:value="8.787" calcext:value-type="float">
            <text:p>8.787</text:p>
          </table:table-cell>
          <table:table-cell office:value-type="float" office:value="0.489" calcext:value-type="float">
            <text:p>0.48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u-ch427-n96-max18-stdev-one-ens14</text:p>
          </table:table-cell>
          <table:table-cell office:value-type="float" office:value="84.409" calcext:value-type="float">
            <text:p>84.409</text:p>
          </table:table-cell>
          <table:table-cell office:value-type="float" office:value="19.41" calcext:value-type="float">
            <text:p>19.41</text:p>
          </table:table-cell>
          <table:table-cell table:formula="of:=[.B290]-[.C290]" office:value-type="float" office:value="64.999" calcext:value-type="float">
            <text:p>64.999</text:p>
          </table:table-cell>
          <table:table-cell table:formula="of:=[.B290]-[.C290]-[.O290]" office:value-type="float" office:value="57.705" calcext:value-type="float">
            <text:p>57.7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23T18:55:21Z</text:p>
          </table:table-cell>
          <table:table-cell office:value-type="string" calcext:value-type="string">
            <text:p>2022-01-23T18:55:37Z</text:p>
          </table:table-cell>
          <table:table-cell office:value-type="string" calcext:value-type="string">
            <text:p>2022-01-23T18:57:55Z</text:p>
          </table:table-cell>
          <table:table-cell office:value-type="string" calcext:value-type="string">
            <text:p>SUCCEEDED</text:p>
          </table:table-cell>
          <table:table-cell office:value-type="float" office:value="1008886" calcext:value-type="float">
            <text:p>1008886</text:p>
          </table:table-cell>
          <table:table-cell office:value-type="float" office:value="260345" calcext:value-type="float">
            <text:p>260345</text:p>
          </table:table-cell>
          <table:table-cell office:value-type="float" office:value="7.294" calcext:value-type="float">
            <text:p>7.294</text:p>
          </table:table-cell>
          <table:table-cell office:value-type="float" office:value="0.506" calcext:value-type="float">
            <text:p>0.506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max18-stdev-one-ens15</text:p>
          </table:table-cell>
          <table:table-cell office:value-type="float" office:value="84.496" calcext:value-type="float">
            <text:p>84.496</text:p>
          </table:table-cell>
          <table:table-cell office:value-type="float" office:value="20.17" calcext:value-type="float">
            <text:p>20.17</text:p>
          </table:table-cell>
          <table:table-cell table:formula="of:=[.B291]-[.C291]" office:value-type="float" office:value="64.326" calcext:value-type="float">
            <text:p>64.326</text:p>
          </table:table-cell>
          <table:table-cell table:formula="of:=[.B291]-[.C291]-[.O291]" office:value-type="float" office:value="55.605" calcext:value-type="float">
            <text:p>55.6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23T18:55:38Z</text:p>
          </table:table-cell>
          <table:table-cell office:value-type="string" calcext:value-type="string">
            <text:p>2022-01-23T18:55:48Z</text:p>
          </table:table-cell>
          <table:table-cell office:value-type="string" calcext:value-type="string">
            <text:p>2022-01-23T18:58:08Z</text:p>
          </table:table-cell>
          <table:table-cell office:value-type="string" calcext:value-type="string">
            <text:p>SUCCEEDED</text:p>
          </table:table-cell>
          <table:table-cell office:value-type="float" office:value="1008889" calcext:value-type="float">
            <text:p>1008889</text:p>
          </table:table-cell>
          <table:table-cell office:value-type="float" office:value="163961" calcext:value-type="float">
            <text:p>163961</text:p>
          </table:table-cell>
          <table:table-cell office:value-type="float" office:value="8.721" calcext:value-type="float">
            <text:p>8.721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u-ch427-n96-max18-stdev-one-ens16</text:p>
          </table:table-cell>
          <table:table-cell office:value-type="float" office:value="89.21" calcext:value-type="float">
            <text:p>89.21</text:p>
          </table:table-cell>
          <table:table-cell office:value-type="float" office:value="21.54" calcext:value-type="float">
            <text:p>21.54</text:p>
          </table:table-cell>
          <table:table-cell table:formula="of:=[.B292]-[.C292]" office:value-type="float" office:value="67.67" calcext:value-type="float">
            <text:p>67.67</text:p>
          </table:table-cell>
          <table:table-cell table:formula="of:=[.B292]-[.C292]-[.O292]" office:value-type="float" office:value="58.099" calcext:value-type="float">
            <text:p>58.0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23T18:55:43Z</text:p>
          </table:table-cell>
          <table:table-cell office:value-type="string" calcext:value-type="string">
            <text:p>2022-01-23T18:55:53Z</text:p>
          </table:table-cell>
          <table:table-cell office:value-type="string" calcext:value-type="string">
            <text:p>2022-01-23T18:58:39Z</text:p>
          </table:table-cell>
          <table:table-cell office:value-type="string" calcext:value-type="string">
            <text:p>SUCCEEDED</text:p>
          </table:table-cell>
          <table:table-cell office:value-type="float" office:value="1008890" calcext:value-type="float">
            <text:p>1008890</text:p>
          </table:table-cell>
          <table:table-cell office:value-type="float" office:value="27281" calcext:value-type="float">
            <text:p>27281</text:p>
          </table:table-cell>
          <table:table-cell office:value-type="float" office:value="9.571" calcext:value-type="float">
            <text:p>9.571</text:p>
          </table:table-cell>
          <table:table-cell office:value-type="float" office:value="0.565" calcext:value-type="float">
            <text:p>0.565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max18-stdev-one-ens17</text:p>
          </table:table-cell>
          <table:table-cell office:value-type="float" office:value="88.771" calcext:value-type="float">
            <text:p>88.771</text:p>
          </table:table-cell>
          <table:table-cell office:value-type="float" office:value="21.36" calcext:value-type="float">
            <text:p>21.36</text:p>
          </table:table-cell>
          <table:table-cell table:formula="of:=[.B293]-[.C293]" office:value-type="float" office:value="67.411" calcext:value-type="float">
            <text:p>67.411</text:p>
          </table:table-cell>
          <table:table-cell table:formula="of:=[.B293]-[.C293]-[.O293]" office:value-type="float" office:value="58.789" calcext:value-type="float">
            <text:p>58.78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23T18:55:48Z</text:p>
          </table:table-cell>
          <table:table-cell office:value-type="string" calcext:value-type="string">
            <text:p>2022-01-23T18:56:01Z</text:p>
          </table:table-cell>
          <table:table-cell office:value-type="string" calcext:value-type="string">
            <text:p>2022-01-23T18:58:46Z</text:p>
          </table:table-cell>
          <table:table-cell office:value-type="string" calcext:value-type="string">
            <text:p>SUCCEEDED</text:p>
          </table:table-cell>
          <table:table-cell office:value-type="float" office:value="1008892" calcext:value-type="float">
            <text:p>1008892</text:p>
          </table:table-cell>
          <table:table-cell office:value-type="float" office:value="152404" calcext:value-type="float">
            <text:p>152404</text:p>
          </table:table-cell>
          <table:table-cell office:value-type="float" office:value="8.622" calcext:value-type="float">
            <text:p>8.622</text:p>
          </table:table-cell>
          <table:table-cell office:value-type="float" office:value="0.527" calcext:value-type="float">
            <text:p>0.527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max18-stdev-one-ens18</text:p>
          </table:table-cell>
          <table:table-cell office:value-type="float" office:value="92.327" calcext:value-type="float">
            <text:p>92.327</text:p>
          </table:table-cell>
          <table:table-cell office:value-type="float" office:value="22.26" calcext:value-type="float">
            <text:p>22.26</text:p>
          </table:table-cell>
          <table:table-cell table:formula="of:=[.B294]-[.C294]" office:value-type="float" office:value="70.067" calcext:value-type="float">
            <text:p>70.067</text:p>
          </table:table-cell>
          <table:table-cell table:formula="of:=[.B294]-[.C294]-[.O294]" office:value-type="float" office:value="61.149" calcext:value-type="float">
            <text:p>61.1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23T18:55:56Z</text:p>
          </table:table-cell>
          <table:table-cell office:value-type="string" calcext:value-type="string">
            <text:p>2022-01-23T18:56:04Z</text:p>
          </table:table-cell>
          <table:table-cell office:value-type="string" calcext:value-type="string">
            <text:p>2022-01-23T18:58:53Z</text:p>
          </table:table-cell>
          <table:table-cell office:value-type="string" calcext:value-type="string">
            <text:p>SUCCEEDED</text:p>
          </table:table-cell>
          <table:table-cell office:value-type="float" office:value="1008893" calcext:value-type="float">
            <text:p>1008893</text:p>
          </table:table-cell>
          <table:table-cell office:value-type="float" office:value="177781" calcext:value-type="float">
            <text:p>177781</text:p>
          </table:table-cell>
          <table:table-cell office:value-type="float" office:value="8.918" calcext:value-type="float">
            <text:p>8.918</text:p>
          </table:table-cell>
          <table:table-cell office:value-type="float" office:value="0.56" calcext:value-type="float">
            <text:p>0.56</text:p>
          </table:table-cell>
          <table:table-cell office:value-type="float" office:value="0.661" calcext:value-type="float">
            <text:p>0.661</text:p>
          </table:table-cell>
        </table:table-row>
      </table:table>
      <table:table table:name="Results - n96" table:style-name="ta1"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2" table:default-cell-style-name="Default"/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96'.L22" table:end-x="1.51cm" table:end-y="0.371cm" draw:z-index="0" draw:style-name="gr1" draw:text-style-name="P1" svg:width="15.987cm" svg:height="8.998cm" svg:x="1.328cm" svg:y="0.406cm">
              <draw:object draw:notify-on-update-of-ranges="'Results - n96'.B3:'Results - n96'.B21 'Results - n96'.C3:'Results - n96'.C21 'Results - n96'.D3:'Results - n96'.D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534" calcext:value-type="float">
            <text:p>58.534</text:p>
          </table:table-cell>
          <table:table-cell office:value-type="float" office:value="48.154" calcext:value-type="float">
            <text:p>48.154</text:p>
          </table:table-cell>
          <table:table-cell office:value-type="float" office:value="40.276" calcext:value-type="float">
            <text:p>40.27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965" calcext:value-type="float">
            <text:p>57.965</text:p>
          </table:table-cell>
          <table:table-cell office:value-type="float" office:value="46.185" calcext:value-type="float">
            <text:p>46.185</text:p>
          </table:table-cell>
          <table:table-cell office:value-type="float" office:value="41.596" calcext:value-type="float">
            <text:p>41.59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51" calcext:value-type="float">
            <text:p>58.851</text:p>
          </table:table-cell>
          <table:table-cell office:value-type="float" office:value="46.721" calcext:value-type="float">
            <text:p>46.721</text:p>
          </table:table-cell>
          <table:table-cell office:value-type="float" office:value="42.027" calcext:value-type="float">
            <text:p>42.02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38" calcext:value-type="float">
            <text:p>59.738</text:p>
          </table:table-cell>
          <table:table-cell office:value-type="float" office:value="45.998" calcext:value-type="float">
            <text:p>45.998</text:p>
          </table:table-cell>
          <table:table-cell office:value-type="float" office:value="41.727" calcext:value-type="float">
            <text:p>41.72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44" calcext:value-type="float">
            <text:p>61.444</text:p>
          </table:table-cell>
          <table:table-cell office:value-type="float" office:value="46.814" calcext:value-type="float">
            <text:p>46.814</text:p>
          </table:table-cell>
          <table:table-cell office:value-type="float" office:value="42.4" calcext:value-type="float">
            <text:p>42.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67" calcext:value-type="float">
            <text:p>80.567</text:p>
          </table:table-cell>
          <table:table-cell office:value-type="float" office:value="50.147" calcext:value-type="float">
            <text:p>50.147</text:p>
          </table:table-cell>
          <table:table-cell office:value-type="float" office:value="42.591" calcext:value-type="float">
            <text:p>42.59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135" calcext:value-type="float">
            <text:p>83.135</text:p>
          </table:table-cell>
          <table:table-cell office:value-type="float" office:value="50.995" calcext:value-type="float">
            <text:p>50.995</text:p>
          </table:table-cell>
          <table:table-cell office:value-type="float" office:value="42.995" calcext:value-type="float">
            <text:p>42.99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82" calcext:value-type="float">
            <text:p>87.82</text:p>
          </table:table-cell>
          <table:table-cell office:value-type="float" office:value="54.03" calcext:value-type="float">
            <text:p>54.03</text:p>
          </table:table-cell>
          <table:table-cell office:value-type="float" office:value="43.445" calcext:value-type="float">
            <text:p>43.44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46" calcext:value-type="float">
            <text:p>86.346</text:p>
          </table:table-cell>
          <table:table-cell office:value-type="float" office:value="52.326" calcext:value-type="float">
            <text:p>52.326</text:p>
          </table:table-cell>
          <table:table-cell office:value-type="float" office:value="44.036" calcext:value-type="float">
            <text:p>44.03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85" calcext:value-type="float">
            <text:p>91.085</text:p>
          </table:table-cell>
          <table:table-cell office:value-type="float" office:value="54.155" calcext:value-type="float">
            <text:p>54.155</text:p>
          </table:table-cell>
          <table:table-cell office:value-type="float" office:value="46.31" calcext:value-type="float">
            <text:p>46.3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53.212" calcext:value-type="float">
            <text:p>53.212</text:p>
          </table:table-cell>
          <table:table-cell office:value-type="float" office:value="46.314" calcext:value-type="float">
            <text:p>46.31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62.171" calcext:value-type="float">
            <text:p>62.171</text:p>
          </table:table-cell>
          <table:table-cell office:value-type="float" office:value="54.263" calcext:value-type="float">
            <text:p>54.263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66.188" calcext:value-type="float">
            <text:p>66.188</text:p>
          </table:table-cell>
          <table:table-cell office:value-type="float" office:value="45.992" calcext:value-type="float">
            <text:p>45.99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68.338" calcext:value-type="float">
            <text:p>68.338</text:p>
          </table:table-cell>
          <table:table-cell office:value-type="float" office:value="48.346" calcext:value-type="float">
            <text:p>48.34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52.368" calcext:value-type="float">
            <text:p>52.368</text:p>
          </table:table-cell>
          <table:table-cell office:value-type="float" office:value="47.465" calcext:value-type="float">
            <text:p>47.46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90.673" calcext:value-type="float">
            <text:p>90.673</text:p>
          </table:table-cell>
          <table:table-cell office:value-type="float" office:value="70.675" calcext:value-type="float">
            <text:p>70.67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68.913" calcext:value-type="float">
            <text:p>68.913</text:p>
          </table:table-cell>
          <table:table-cell office:value-type="float" office:value="47.961" calcext:value-type="float">
            <text:p>47.96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4.685" calcext:value-type="float">
            <text:p>54.685</text:p>
          </table:table-cell>
          <table:table-cell office:value-type="float" office:value="48.843" calcext:value-type="float">
            <text:p>48.84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78.958" calcext:value-type="float">
            <text:p>78.958</text:p>
          </table:table-cell>
          <table:table-cell office:value-type="float" office:value="58.175" calcext:value-type="float">
            <text:p>58.175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L45" table:end-x="1.13cm" table:end-y="0.449cm" draw:z-index="1" draw:style-name="gr1" draw:text-style-name="P1" svg:width="15.987cm" svg:height="8.989cm" svg:x="0.948cm" svg:y="0.04cm">
              <draw:object draw:notify-on-update-of-ranges="'Results - n96'.B26:'Results - n96'.B44 'Results - n96'.C26:'Results - n96'.C44 'Results - n96'.D26:'Results - n96'.D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L69" table:end-x="1.353cm" table:end-y="0.045cm" draw:z-index="5" draw:style-name="gr1" draw:text-style-name="P1" svg:width="15.987cm" svg:height="8.991cm" svg:x="1.171cm" svg:y="0.087cm">
              <draw:object draw:notify-on-update-of-ranges="'Results - n96'.B49:'Results - n96'.B67 'Results - n216'.C49:'Results - n216'.C67 'Results - n216'.D49:'Results - n216'.D6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534" calcext:value-type="float">
            <text:p>58.534</text:p>
          </table:table-cell>
          <table:table-cell table:number-columns-repeated="2" office:value-type="float" office:value="62.34" calcext:value-type="float">
            <text:p>62.34</text:p>
          </table:table-cell>
          <table:table-cell>
            <draw:frame table:end-cell-address="'Results - n96'.L95" table:end-x="1.083cm" table:end-y="0.051cm" draw:z-index="2" draw:style-name="gr1" draw:text-style-name="P1" svg:width="15.987cm" svg:height="8.999cm" svg:x="0.901cm" svg:y="0.083cm">
              <draw:object draw:notify-on-update-of-ranges="'Results - n96'.B75:'Results - n96'.B93 'Results - n96'.C75:'Results - n96'.C93 'Results - n96'.D75:'Results - n96'.D9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965" calcext:value-type="float">
            <text:p>57.965</text:p>
          </table:table-cell>
          <table:table-cell table:number-columns-repeated="2" office:value-type="float" office:value="63.432" calcext:value-type="float">
            <text:p>63.43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51" calcext:value-type="float">
            <text:p>58.851</text:p>
          </table:table-cell>
          <table:table-cell table:number-columns-repeated="2" office:value-type="float" office:value="115.001" calcext:value-type="float">
            <text:p>115.00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38" calcext:value-type="float">
            <text:p>59.738</text:p>
          </table:table-cell>
          <table:table-cell table:number-columns-repeated="2" office:value-type="float" office:value="84.023" calcext:value-type="float">
            <text:p>84.02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44" calcext:value-type="float">
            <text:p>61.444</text:p>
          </table:table-cell>
          <table:table-cell table:number-columns-repeated="2" office:value-type="float" office:value="88.094" calcext:value-type="float">
            <text:p>88.09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67" calcext:value-type="float">
            <text:p>80.567</text:p>
          </table:table-cell>
          <table:table-cell table:number-columns-repeated="2" office:value-type="float" office:value="102.315" calcext:value-type="float">
            <text:p>102.31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135" calcext:value-type="float">
            <text:p>83.135</text:p>
          </table:table-cell>
          <table:table-cell table:number-columns-repeated="2" office:value-type="float" office:value="123.435" calcext:value-type="float">
            <text:p>123.43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82" calcext:value-type="float">
            <text:p>87.82</text:p>
          </table:table-cell>
          <table:table-cell table:number-columns-repeated="2" office:value-type="float" office:value="98.014" calcext:value-type="float">
            <text:p>98.01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46" calcext:value-type="float">
            <text:p>86.346</text:p>
          </table:table-cell>
          <table:table-cell table:number-columns-repeated="2" office:value-type="float" office:value="133.468" calcext:value-type="float">
            <text:p>133.46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85" calcext:value-type="float">
            <text:p>91.085</text:p>
          </table:table-cell>
          <table:table-cell table:number-columns-repeated="2" office:value-type="float" office:value="143.72" calcext:value-type="float">
            <text:p>143.7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162" calcext:value-type="float">
            <text:p>90.162</text:p>
          </table:table-cell>
          <table:table-cell table:number-columns-repeated="2" office:value-type="float" office:value="138.872" calcext:value-type="float">
            <text:p>138.87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1" calcext:value-type="float">
            <text:p>99.841</text:p>
          </table:table-cell>
          <table:table-cell table:number-columns-repeated="2" office:value-type="float" office:value="149.407" calcext:value-type="float">
            <text:p>149.40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038" calcext:value-type="float">
            <text:p>105.038</text:p>
          </table:table-cell>
          <table:table-cell table:number-columns-repeated="2" office:value-type="float" office:value="152.38" calcext:value-type="float">
            <text:p>152.38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578" calcext:value-type="float">
            <text:p>108.578</text:p>
          </table:table-cell>
          <table:table-cell table:number-columns-repeated="2" office:value-type="float" office:value="124.58" calcext:value-type="float">
            <text:p>124.5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.148" calcext:value-type="float">
            <text:p>95.148</text:p>
          </table:table-cell>
          <table:table-cell table:number-columns-repeated="2" office:value-type="float" office:value="169.521" calcext:value-type="float">
            <text:p>169.52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.253" calcext:value-type="float">
            <text:p>132.253</text:p>
          </table:table-cell>
          <table:table-cell table:number-columns-repeated="2" office:value-type="float" office:value="177.824" calcext:value-type="float">
            <text:p>177.82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123" calcext:value-type="float">
            <text:p>110.123</text:p>
          </table:table-cell>
          <table:table-cell table:number-columns-repeated="2" office:value-type="float" office:value="181.71" calcext:value-type="float">
            <text:p>181.7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.935" calcext:value-type="float">
            <text:p>111.935</text:p>
          </table:table-cell>
          <table:table-cell table:number-columns-repeated="2" office:value-type="float" office:value="190.446" calcext:value-type="float">
            <text:p>190.44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418" calcext:value-type="float">
            <text:p>136.418</text:p>
          </table:table-cell>
          <table:table-cell table:number-columns-repeated="2" office:value-type="float" office:value="195.371" calcext:value-type="float">
            <text:p>195.371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-INITIAL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>
            <draw:frame table:end-cell-address="'Results - n96'.L121" table:end-x="1.187cm" table:end-y="0.074cm" draw:z-index="3" draw:style-name="gr1" draw:text-style-name="P1" svg:width="15.986cm" svg:height="9.898cm" svg:x="1.006cm" svg:y="0.112cm">
              <draw:object draw:notify-on-update-of-ranges="'Results - n96'.B101:'Results - n96'.B119 'Results - n96'.C101:'Results - n96'.C119 'Results - n96'.D101:'Results - n96'.D1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154" calcext:value-type="float">
            <text:p>48.154</text:p>
          </table:table-cell>
          <table:table-cell table:number-columns-repeated="2" office:value-type="float" office:value="50.31" calcext:value-type="float">
            <text:p>50.3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185" calcext:value-type="float">
            <text:p>46.185</text:p>
          </table:table-cell>
          <table:table-cell table:number-columns-repeated="2" office:value-type="float" office:value="51.582" calcext:value-type="float">
            <text:p>51.58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721" calcext:value-type="float">
            <text:p>46.721</text:p>
          </table:table-cell>
          <table:table-cell table:number-columns-repeated="2" office:value-type="float" office:value="95.961" calcext:value-type="float">
            <text:p>95.96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998" calcext:value-type="float">
            <text:p>45.998</text:p>
          </table:table-cell>
          <table:table-cell table:number-columns-repeated="2" office:value-type="float" office:value="60.113" calcext:value-type="float">
            <text:p>60.11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814" calcext:value-type="float">
            <text:p>46.814</text:p>
          </table:table-cell>
          <table:table-cell table:number-columns-repeated="2" office:value-type="float" office:value="64.644" calcext:value-type="float">
            <text:p>64.64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147" calcext:value-type="float">
            <text:p>50.147</text:p>
          </table:table-cell>
          <table:table-cell table:number-columns-repeated="2" office:value-type="float" office:value="68.305" calcext:value-type="float">
            <text:p>68.30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995" calcext:value-type="float">
            <text:p>50.995</text:p>
          </table:table-cell>
          <table:table-cell table:number-columns-repeated="2" office:value-type="float" office:value="90.315" calcext:value-type="float">
            <text:p>90.31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65.484" calcext:value-type="float">
            <text:p>65.48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326" calcext:value-type="float">
            <text:p>52.326</text:p>
          </table:table-cell>
          <table:table-cell table:number-columns-repeated="2" office:value-type="float" office:value="99.428" calcext:value-type="float">
            <text:p>99.42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155" calcext:value-type="float">
            <text:p>54.155</text:p>
          </table:table-cell>
          <table:table-cell table:number-columns-repeated="2" office:value-type="float" office:value="106.16" calcext:value-type="float">
            <text:p>106.1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212" calcext:value-type="float">
            <text:p>53.212</text:p>
          </table:table-cell>
          <table:table-cell table:number-columns-repeated="2" office:value-type="float" office:value="101.472" calcext:value-type="float">
            <text:p>101.47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171" calcext:value-type="float">
            <text:p>62.171</text:p>
          </table:table-cell>
          <table:table-cell table:number-columns-repeated="2" office:value-type="float" office:value="112.927" calcext:value-type="float">
            <text:p>112.92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.188" calcext:value-type="float">
            <text:p>66.188</text:p>
          </table:table-cell>
          <table:table-cell table:number-columns-repeated="2" office:value-type="float" office:value="101.19" calcext:value-type="float">
            <text:p>101.19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.338" calcext:value-type="float">
            <text:p>68.338</text:p>
          </table:table-cell>
          <table:table-cell table:number-columns-repeated="2" office:value-type="float" office:value="70.36" calcext:value-type="float">
            <text:p>70.3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368" calcext:value-type="float">
            <text:p>52.368</text:p>
          </table:table-cell>
          <table:table-cell table:number-columns-repeated="2" office:value-type="float" office:value="114.971" calcext:value-type="float">
            <text:p>114.97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.673" calcext:value-type="float">
            <text:p>90.673</text:p>
          </table:table-cell>
          <table:table-cell table:number-columns-repeated="2" office:value-type="float" office:value="120.124" calcext:value-type="float">
            <text:p>120.12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.913" calcext:value-type="float">
            <text:p>68.913</text:p>
          </table:table-cell>
          <table:table-cell table:number-columns-repeated="2" office:value-type="float" office:value="124.94" calcext:value-type="float">
            <text:p>124.9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685" calcext:value-type="float">
            <text:p>54.685</text:p>
          </table:table-cell>
          <table:table-cell table:number-columns-repeated="2" office:value-type="float" office:value="135.566" calcext:value-type="float">
            <text:p>135.56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.958" calcext:value-type="float">
            <text:p>78.958</text:p>
          </table:table-cell>
          <table:table-cell table:number-columns-repeated="2" office:value-type="float" office:value="138.331" calcext:value-type="float">
            <text:p>138.331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-INITIAL-TOOK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>
            <draw:frame table:end-cell-address="'Results - n96'.L146" table:end-x="1.203cm" table:end-y="0.034cm" draw:z-index="4" draw:style-name="gr1" draw:text-style-name="P1" svg:width="15.997cm" svg:height="9.001cm" svg:x="1.011cm" svg:y="0.066cm">
              <draw:object draw:notify-on-update-of-ranges="'Results - n96'.B127:'Results - n96'.B145 'Results - n96'.C127:'Results - n96'.C145 'Results - n96'.D127:'Results - n96'.D14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276" calcext:value-type="float">
            <text:p>40.276</text:p>
          </table:table-cell>
          <table:table-cell table:number-columns-repeated="2" office:value-type="float" office:value="40.479" calcext:value-type="float">
            <text:p>40.47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596" calcext:value-type="float">
            <text:p>41.596</text:p>
          </table:table-cell>
          <table:table-cell table:number-columns-repeated="2" office:value-type="float" office:value="42.581" calcext:value-type="float">
            <text:p>42.58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27" calcext:value-type="float">
            <text:p>42.027</text:p>
          </table:table-cell>
          <table:table-cell table:number-columns-repeated="2" office:value-type="float" office:value="86.365" calcext:value-type="float">
            <text:p>86.36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727" calcext:value-type="float">
            <text:p>41.727</text:p>
          </table:table-cell>
          <table:table-cell table:number-columns-repeated="2" office:value-type="float" office:value="49.573" calcext:value-type="float">
            <text:p>49.57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52.775" calcext:value-type="float">
            <text:p>52.77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591" calcext:value-type="float">
            <text:p>42.591</text:p>
          </table:table-cell>
          <table:table-cell table:number-columns-repeated="2" office:value-type="float" office:value="56.645" calcext:value-type="float">
            <text:p>56.64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995" calcext:value-type="float">
            <text:p>42.995</text:p>
          </table:table-cell>
          <table:table-cell table:number-columns-repeated="2" office:value-type="float" office:value="60.209" calcext:value-type="float">
            <text:p>60.20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.445" calcext:value-type="float">
            <text:p>43.445</text:p>
          </table:table-cell>
          <table:table-cell table:number-columns-repeated="2" office:value-type="float" office:value="52.206" calcext:value-type="float">
            <text:p>52.20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036" calcext:value-type="float">
            <text:p>44.036</text:p>
          </table:table-cell>
          <table:table-cell table:number-columns-repeated="2" office:value-type="float" office:value="63.575" calcext:value-type="float">
            <text:p>63.57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31" calcext:value-type="float">
            <text:p>46.31</text:p>
          </table:table-cell>
          <table:table-cell table:number-columns-repeated="2" office:value-type="float" office:value="68.708" calcext:value-type="float">
            <text:p>68.70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314" calcext:value-type="float">
            <text:p>46.314</text:p>
          </table:table-cell>
          <table:table-cell table:number-columns-repeated="2" office:value-type="float" office:value="71.377" calcext:value-type="float">
            <text:p>71.37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263" calcext:value-type="float">
            <text:p>54.263</text:p>
          </table:table-cell>
          <table:table-cell table:number-columns-repeated="2" office:value-type="float" office:value="70.138" calcext:value-type="float">
            <text:p>70.13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.992" calcext:value-type="float">
            <text:p>45.992</text:p>
          </table:table-cell>
          <table:table-cell table:number-columns-repeated="2" office:value-type="float" office:value="72.377" calcext:value-type="float">
            <text:p>72.37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.346" calcext:value-type="float">
            <text:p>48.346</text:p>
          </table:table-cell>
          <table:table-cell table:number-columns-repeated="2" office:value-type="float" office:value="59.986" calcext:value-type="float">
            <text:p>59.98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465" calcext:value-type="float">
            <text:p>47.465</text:p>
          </table:table-cell>
          <table:table-cell table:number-columns-repeated="2" office:value-type="float" office:value="76.713" calcext:value-type="float">
            <text:p>76.71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675" calcext:value-type="float">
            <text:p>70.675</text:p>
          </table:table-cell>
          <table:table-cell table:number-columns-repeated="2" office:value-type="float" office:value="78.388" calcext:value-type="float">
            <text:p>78.38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961" calcext:value-type="float">
            <text:p>47.961</text:p>
          </table:table-cell>
          <table:table-cell table:number-columns-repeated="2" office:value-type="float" office:value="83.909" calcext:value-type="float">
            <text:p>83.90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843" calcext:value-type="float">
            <text:p>48.843</text:p>
          </table:table-cell>
          <table:table-cell table:number-columns-repeated="2" office:value-type="float" office:value="84.085" calcext:value-type="float">
            <text:p>84.08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.175" calcext:value-type="float">
            <text:p>58.175</text:p>
          </table:table-cell>
          <table:table-cell table:number-columns-repeated="2" office:value-type="float" office:value="85.992" calcext:value-type="float">
            <text:p>85.992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wo Fiel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96'.L171" table:end-x="1.672cm" table:end-y="0.18cm" draw:z-index="6" draw:style-name="gr1" draw:text-style-name="P1" svg:width="15.997cm" svg:height="8.999cm" svg:x="1.48cm" svg:y="0.212cm">
              <draw:object draw:notify-on-update-of-ranges="'Results - n96'.B152:'Results - n96'.B170 'Results - n96'.C152:'Results - n96'.C170 'Results - n96'.D152:'Results - n96'.D170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617" calcext:value-type="float">
            <text:p>58.617</text:p>
          </table:table-cell>
          <table:table-cell office:value-type="float" office:value="47.967" calcext:value-type="float">
            <text:p>47.967</text:p>
          </table:table-cell>
          <table:table-cell office:value-type="float" office:value="40.4" calcext:value-type="float">
            <text:p>4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662" calcext:value-type="float">
            <text:p>58.662</text:p>
          </table:table-cell>
          <table:table-cell office:value-type="float" office:value="48.162" calcext:value-type="float">
            <text:p>48.162</text:p>
          </table:table-cell>
          <table:table-cell office:value-type="float" office:value="41.536" calcext:value-type="float">
            <text:p>41.53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.82" calcext:value-type="float">
            <text:p>56.82</text:p>
          </table:table-cell>
          <table:table-cell office:value-type="float" office:value="46.01" calcext:value-type="float">
            <text:p>46.01</text:p>
          </table:table-cell>
          <table:table-cell office:value-type="float" office:value="41.585" calcext:value-type="float">
            <text:p>41.58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348" calcext:value-type="float">
            <text:p>62.348</text:p>
          </table:table-cell>
          <table:table-cell office:value-type="float" office:value="50.398" calcext:value-type="float">
            <text:p>50.398</text:p>
          </table:table-cell>
          <table:table-cell office:value-type="float" office:value="42.686" calcext:value-type="float">
            <text:p>42.68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108" calcext:value-type="float">
            <text:p>62.108</text:p>
          </table:table-cell>
          <table:table-cell office:value-type="float" office:value="50.298" calcext:value-type="float">
            <text:p>50.298</text:p>
          </table:table-cell>
          <table:table-cell office:value-type="float" office:value="42.625" calcext:value-type="float">
            <text:p>42.62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.077" calcext:value-type="float">
            <text:p>63.077</text:p>
          </table:table-cell>
          <table:table-cell office:value-type="float" office:value="50.867" calcext:value-type="float">
            <text:p>50.867</text:p>
          </table:table-cell>
          <table:table-cell office:value-type="float" office:value="42.61" calcext:value-type="float">
            <text:p>42.6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948" calcext:value-type="float">
            <text:p>65.948</text:p>
          </table:table-cell>
          <table:table-cell office:value-type="float" office:value="53.178" calcext:value-type="float">
            <text:p>53.178</text:p>
          </table:table-cell>
          <table:table-cell office:value-type="float" office:value="44.354" calcext:value-type="float">
            <text:p>44.35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837" calcext:value-type="float">
            <text:p>66.837</text:p>
          </table:table-cell>
          <table:table-cell office:value-type="float" office:value="53.307" calcext:value-type="float">
            <text:p>53.307</text:p>
          </table:table-cell>
          <table:table-cell office:value-type="float" office:value="44.824" calcext:value-type="float">
            <text:p>44.82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.227" calcext:value-type="float">
            <text:p>136.227</text:p>
          </table:table-cell>
          <table:table-cell office:value-type="float" office:value="122.667" calcext:value-type="float">
            <text:p>122.667</text:p>
          </table:table-cell>
          <table:table-cell office:value-type="float" office:value="115.055" calcext:value-type="float">
            <text:p>115.05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.161" calcext:value-type="float">
            <text:p>104.161</text:p>
          </table:table-cell>
          <table:table-cell office:value-type="float" office:value="68.591" calcext:value-type="float">
            <text:p>68.591</text:p>
          </table:table-cell>
          <table:table-cell office:value-type="float" office:value="61.839" calcext:value-type="float">
            <text:p>61.83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.145" calcext:value-type="float">
            <text:p>128.145</text:p>
          </table:table-cell>
          <table:table-cell office:value-type="float" office:value="80.535" calcext:value-type="float">
            <text:p>80.535</text:p>
          </table:table-cell>
          <table:table-cell office:value-type="float" office:value="72.823" calcext:value-type="float">
            <text:p>72.82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.04" calcext:value-type="float">
            <text:p>68.04</text:p>
          </table:table-cell>
          <table:table-cell office:value-type="float" office:value="53.66" calcext:value-type="float">
            <text:p>53.66</text:p>
          </table:table-cell>
          <table:table-cell office:value-type="float" office:value="45.756" calcext:value-type="float">
            <text:p>45.75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78" calcext:value-type="float">
            <text:p>70.778</text:p>
          </table:table-cell>
          <table:table-cell office:value-type="float" office:value="55.778" calcext:value-type="float">
            <text:p>55.778</text:p>
          </table:table-cell>
          <table:table-cell office:value-type="float" office:value="45.705" calcext:value-type="float">
            <text:p>45.70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.61" calcext:value-type="float">
            <text:p>73.61</text:p>
          </table:table-cell>
          <table:table-cell office:value-type="float" office:value="57.39" calcext:value-type="float">
            <text:p>57.39</text:p>
          </table:table-cell>
          <table:table-cell office:value-type="float" office:value="49.349" calcext:value-type="float">
            <text:p>49.34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.677" calcext:value-type="float">
            <text:p>73.677</text:p>
          </table:table-cell>
          <table:table-cell office:value-type="float" office:value="56.917" calcext:value-type="float">
            <text:p>56.917</text:p>
          </table:table-cell>
          <table:table-cell office:value-type="float" office:value="47.532" calcext:value-type="float">
            <text:p>47.53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.368" calcext:value-type="float">
            <text:p>76.368</text:p>
          </table:table-cell>
          <table:table-cell office:value-type="float" office:value="57.518" calcext:value-type="float">
            <text:p>57.518</text:p>
          </table:table-cell>
          <table:table-cell office:value-type="float" office:value="47.377" calcext:value-type="float">
            <text:p>47.377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.255" calcext:value-type="float">
            <text:p>73.255</text:p>
          </table:table-cell>
          <table:table-cell office:value-type="float" office:value="57.075" calcext:value-type="float">
            <text:p>57.075</text:p>
          </table:table-cell>
          <table:table-cell office:value-type="float" office:value="47.397" calcext:value-type="float">
            <text:p>47.397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.347" calcext:value-type="float">
            <text:p>75.347</text:p>
          </table:table-cell>
          <table:table-cell office:value-type="float" office:value="57.317" calcext:value-type="float">
            <text:p>57.317</text:p>
          </table:table-cell>
          <table:table-cell office:value-type="float" office:value="48.487" calcext:value-type="float">
            <text:p>48.48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.011" calcext:value-type="float">
            <text:p>75.011</text:p>
          </table:table-cell>
          <table:table-cell office:value-type="float" office:value="58.311" calcext:value-type="float">
            <text:p>58.311</text:p>
          </table:table-cell>
          <table:table-cell office:value-type="float" office:value="49.819" calcext:value-type="float">
            <text:p>49.819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n Fields</text:p>
          </table:table-cell>
          <table:table-cell>
            <draw:frame table:end-cell-address="'Results - n96'.L195" table:end-x="1.892cm" table:end-y="0.181cm" draw:z-index="9" draw:style-name="gr1" draw:text-style-name="P1" svg:width="15.997cm" svg:height="8.999cm" svg:x="1.7cm" svg:y="0.215cm">
              <draw:object draw:notify-on-update-of-ranges="'Results - n96'.B177:'Results - n96'.B195 'Results - n96'.C177:'Results - n96'.C195 'Results - n96'.D177:'Results - n96'.D195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902" calcext:value-type="float">
            <text:p>58.902</text:p>
          </table:table-cell>
          <table:table-cell office:value-type="float" office:value="48.572" calcext:value-type="float">
            <text:p>48.572</text:p>
          </table:table-cell>
          <table:table-cell office:value-type="float" office:value="40.508" calcext:value-type="float">
            <text:p>40.50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844" calcext:value-type="float">
            <text:p>62.844</text:p>
          </table:table-cell>
          <table:table-cell office:value-type="float" office:value="51.794" calcext:value-type="float">
            <text:p>51.794</text:p>
          </table:table-cell>
          <table:table-cell office:value-type="float" office:value="43.185" calcext:value-type="float">
            <text:p>43.18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314" calcext:value-type="float">
            <text:p>64.314</text:p>
          </table:table-cell>
          <table:table-cell office:value-type="float" office:value="51.404" calcext:value-type="float">
            <text:p>51.404</text:p>
          </table:table-cell>
          <table:table-cell office:value-type="float" office:value="43.716" calcext:value-type="float">
            <text:p>43.71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.216" calcext:value-type="float">
            <text:p>65.216</text:p>
          </table:table-cell>
          <table:table-cell office:value-type="float" office:value="51.936" calcext:value-type="float">
            <text:p>51.936</text:p>
          </table:table-cell>
          <table:table-cell office:value-type="float" office:value="44.658" calcext:value-type="float">
            <text:p>44.65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39" calcext:value-type="float">
            <text:p>65.39</text:p>
          </table:table-cell>
          <table:table-cell office:value-type="float" office:value="52.32" calcext:value-type="float">
            <text:p>52.32</text:p>
          </table:table-cell>
          <table:table-cell office:value-type="float" office:value="45.013" calcext:value-type="float">
            <text:p>45.01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207" calcext:value-type="float">
            <text:p>68.207</text:p>
          </table:table-cell>
          <table:table-cell office:value-type="float" office:value="53.847" calcext:value-type="float">
            <text:p>53.847</text:p>
          </table:table-cell>
          <table:table-cell office:value-type="float" office:value="45.536" calcext:value-type="float">
            <text:p>45.53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.612" calcext:value-type="float">
            <text:p>68.612</text:p>
          </table:table-cell>
          <table:table-cell office:value-type="float" office:value="54.142" calcext:value-type="float">
            <text:p>54.142</text:p>
          </table:table-cell>
          <table:table-cell office:value-type="float" office:value="45.978" calcext:value-type="float">
            <text:p>45.97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505" calcext:value-type="float">
            <text:p>72.505</text:p>
          </table:table-cell>
          <table:table-cell office:value-type="float" office:value="56.875" calcext:value-type="float">
            <text:p>56.875</text:p>
          </table:table-cell>
          <table:table-cell office:value-type="float" office:value="47.211" calcext:value-type="float">
            <text:p>47.21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505" calcext:value-type="float">
            <text:p>72.505</text:p>
          </table:table-cell>
          <table:table-cell office:value-type="float" office:value="57.105" calcext:value-type="float">
            <text:p>57.105</text:p>
          </table:table-cell>
          <table:table-cell office:value-type="float" office:value="48.295" calcext:value-type="float">
            <text:p>48.29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427" calcext:value-type="float">
            <text:p>77.427</text:p>
          </table:table-cell>
          <table:table-cell office:value-type="float" office:value="58.867" calcext:value-type="float">
            <text:p>58.867</text:p>
          </table:table-cell>
          <table:table-cell office:value-type="float" office:value="49.035" calcext:value-type="float">
            <text:p>49.03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958" calcext:value-type="float">
            <text:p>75.958</text:p>
          </table:table-cell>
          <table:table-cell office:value-type="float" office:value="58.878" calcext:value-type="float">
            <text:p>58.878</text:p>
          </table:table-cell>
          <table:table-cell office:value-type="float" office:value="50.042" calcext:value-type="float">
            <text:p>50.04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532" calcext:value-type="float">
            <text:p>77.532</text:p>
          </table:table-cell>
          <table:table-cell office:value-type="float" office:value="59.462" calcext:value-type="float">
            <text:p>59.462</text:p>
          </table:table-cell>
          <table:table-cell office:value-type="float" office:value="51.181" calcext:value-type="float">
            <text:p>51.18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814" calcext:value-type="float">
            <text:p>78.814</text:p>
          </table:table-cell>
          <table:table-cell office:value-type="float" office:value="60.724" calcext:value-type="float">
            <text:p>60.724</text:p>
          </table:table-cell>
          <table:table-cell office:value-type="float" office:value="52.127" calcext:value-type="float">
            <text:p>52.12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.092" calcext:value-type="float">
            <text:p>83.092</text:p>
          </table:table-cell>
          <table:table-cell office:value-type="float" office:value="64.462" calcext:value-type="float">
            <text:p>64.462</text:p>
          </table:table-cell>
          <table:table-cell office:value-type="float" office:value="55.675" calcext:value-type="float">
            <text:p>55.67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.409" calcext:value-type="float">
            <text:p>84.409</text:p>
          </table:table-cell>
          <table:table-cell office:value-type="float" office:value="64.999" calcext:value-type="float">
            <text:p>64.999</text:p>
          </table:table-cell>
          <table:table-cell office:value-type="float" office:value="57.705" calcext:value-type="float">
            <text:p>57.70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.496" calcext:value-type="float">
            <text:p>84.496</text:p>
          </table:table-cell>
          <table:table-cell office:value-type="float" office:value="64.326" calcext:value-type="float">
            <text:p>64.326</text:p>
          </table:table-cell>
          <table:table-cell office:value-type="float" office:value="55.605" calcext:value-type="float">
            <text:p>55.60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21" calcext:value-type="float">
            <text:p>89.21</text:p>
          </table:table-cell>
          <table:table-cell office:value-type="float" office:value="67.67" calcext:value-type="float">
            <text:p>67.67</text:p>
          </table:table-cell>
          <table:table-cell office:value-type="float" office:value="58.099" calcext:value-type="float">
            <text:p>58.09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.771" calcext:value-type="float">
            <text:p>88.771</text:p>
          </table:table-cell>
          <table:table-cell office:value-type="float" office:value="67.411" calcext:value-type="float">
            <text:p>67.411</text:p>
          </table:table-cell>
          <table:table-cell office:value-type="float" office:value="58.789" calcext:value-type="float">
            <text:p>58.78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.327" calcext:value-type="float">
            <text:p>92.327</text:p>
          </table:table-cell>
          <table:table-cell office:value-type="float" office:value="70.067" calcext:value-type="float">
            <text:p>70.067</text:p>
          </table:table-cell>
          <table:table-cell office:value-type="float" office:value="61.149" calcext:value-type="float">
            <text:p>61.149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>
            <draw:frame table:end-cell-address="'Results - n96'.H220" table:end-x="0.814cm" table:end-y="0.075cm" draw:z-index="8" draw:style-name="gr1" draw:text-style-name="P1" svg:width="15.989cm" svg:height="8.991cm" svg:x="0.026cm" svg:y="0.117cm">
              <draw:object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6"/>
          <table:table-cell>
            <draw:frame table:end-cell-address="'Results - n96'.P220" table:end-x="0.304cm" table:end-y="0.138cm" draw:z-index="7" draw:style-name="gr1" draw:text-style-name="P1" svg:width="15.997cm" svg:height="8.999cm" svg:x="0.112cm" svg:y="0.172cm">
              <draw:object draw:notify-on-update-of-ranges="'Results - n96'.B152:'Results - n96'.B170 'Results - n96'.C152:'Results - n96'.C170 'Results - n96'.D152:'Results - n96'.D170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6"/>
          <table:table-cell>
            <draw:frame table:end-cell-address="'Results - n96'.X220" table:end-x="0.138cm" table:end-y="0.138cm" draw:z-index="10" draw:style-name="gr1" draw:text-style-name="P1" svg:width="16.001cm" svg:height="8.999cm" svg:x="2.201cm" svg:y="0.172cm">
              <draw:object draw:notify-on-update-of-ranges="'Results - n96'.B177:'Results - n96'.B195 'Results - n96'.C177:'Results - n96'.C195 'Results - n96'.D177:'Results - n96'.D195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</table:table-row>
      </table:table>
      <table:table table:name="Results - n216" table:style-name="ta1"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3" table:default-cell-style-name="Default"/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85.136" calcext:value-type="float">
            <text:p>85.136</text:p>
          </table:table-cell>
          <table:table-cell office:value-type="float" office:value="74.233" calcext:value-type="float">
            <text:p>74.233</text:p>
          </table:table-cell>
          <table:table-cell>
            <draw:frame table:end-cell-address="'Results - n216'.L23" table:end-x="1.343cm" table:end-y="0.073cm" draw:z-index="0" draw:style-name="gr1" draw:text-style-name="P1" svg:width="15.987cm" svg:height="8.998cm" svg:x="1.161cm" svg:y="0.106cm">
              <draw:object draw:notify-on-update-of-ranges="'Results - n216'.B3:'Results - n216'.B21 'Results - n216'.C3:'Results - n216'.C21 'Results - n216'.D3:'Results - n216'.D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89.605" calcext:value-type="float">
            <text:p>89.605</text:p>
          </table:table-cell>
          <table:table-cell office:value-type="float" office:value="76.377" calcext:value-type="float">
            <text:p>76.37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89.267" calcext:value-type="float">
            <text:p>89.267</text:p>
          </table:table-cell>
          <table:table-cell office:value-type="float" office:value="77.854" calcext:value-type="float">
            <text:p>77.85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10.691" calcext:value-type="float">
            <text:p>110.69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89" calcext:value-type="float">
            <text:p>185.89</text:p>
          </table:table-cell>
          <table:table-cell office:value-type="float" office:value="100.19" calcext:value-type="float">
            <text:p>100.19</text:p>
          </table:table-cell>
          <table:table-cell office:value-type="float" office:value="82.221" calcext:value-type="float">
            <text:p>82.22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89.508" calcext:value-type="float">
            <text:p>89.50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.36" calcext:value-type="float">
            <text:p>201.36</text:p>
          </table:table-cell>
          <table:table-cell office:value-type="float" office:value="96.51" calcext:value-type="float">
            <text:p>96.51</text:p>
          </table:table-cell>
          <table:table-cell office:value-type="float" office:value="84.982" calcext:value-type="float">
            <text:p>84.98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87.301" calcext:value-type="float">
            <text:p>87.30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93.383" calcext:value-type="float">
            <text:p>93.38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89.715" calcext:value-type="float">
            <text:p>89.71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93.239" calcext:value-type="float">
            <text:p>93.23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94.784" calcext:value-type="float">
            <text:p>94.78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03.047" calcext:value-type="float">
            <text:p>103.047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106.49" calcext:value-type="float">
            <text:p>106.49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103.045" calcext:value-type="float">
            <text:p>103.04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130.303" calcext:value-type="float">
            <text:p>130.30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106.991" calcext:value-type="float">
            <text:p>106.991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133.068" calcext:value-type="float">
            <text:p>133.068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46" calcext:value-type="float">
            <text:p>146</text:p>
          </table:table-cell>
          <table:table-cell office:value-type="float" office:value="120.929" calcext:value-type="float">
            <text:p>120.929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89.085" calcext:value-type="float">
            <text:p>89.085</text:p>
          </table:table-cell>
          <table:table-cell office:value-type="float" office:value="74.415" calcext:value-type="float">
            <text:p>74.415</text:p>
          </table:table-cell>
          <table:table-cell>
            <draw:frame table:end-cell-address="'Results - n216'.L46" table:end-x="1.315cm" table:end-y="0.076cm" draw:z-index="1" draw:style-name="gr1" draw:text-style-name="P1" svg:width="15.988cm" svg:height="8.997cm" svg:x="1.132cm" svg:y="0.111cm">
              <draw:object draw:notify-on-update-of-ranges="'Results - n216'.B26:'Results - n216'.B44 'Results - n216'.C26:'Results - n216'.C44 'Results - n216'.D26:'Results - n216'.D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1.849" calcext:value-type="float">
            <text:p>81.84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5.003" calcext:value-type="float">
            <text:p>95.00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109.743" calcext:value-type="float">
            <text:p>109.74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109.921" calcext:value-type="float">
            <text:p>109.92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142.579" calcext:value-type="float">
            <text:p>142.57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153.397" calcext:value-type="float">
            <text:p>153.39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34.713" calcext:value-type="float">
            <text:p>134.71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45.175" calcext:value-type="float">
            <text:p>145.17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49.743" calcext:value-type="float">
            <text:p>149.74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68.903" calcext:value-type="float">
            <text:p>168.9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70.606" calcext:value-type="float">
            <text:p>170.60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76.754" calcext:value-type="float">
            <text:p>176.75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89.784" calcext:value-type="float">
            <text:p>189.78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96.013" calcext:value-type="float">
            <text:p>196.01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213.645" calcext:value-type="float">
            <text:p>213.64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224.616" calcext:value-type="float">
            <text:p>224.61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266.675" calcext:value-type="float">
            <text:p>266.675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229.767" calcext:value-type="float">
            <text:p>229.76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L68" table:end-x="1.43cm" table:end-y="0.054cm" draw:z-index="2" draw:style-name="gr1" draw:text-style-name="P1" svg:width="15.988cm" svg:height="8.999cm" svg:x="1.247cm" svg:y="0.086cm">
              <draw:object draw:notify-on-update-of-ranges="'Results - n216'.B49:'Results - n216'.B67 'Results - n216'.C49:'Results - n216'.C67 'Results - n216'.D49:'Results - n216'.D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86.975" calcext:value-type="float">
            <text:p>86.975</text:p>
          </table:table-cell>
          <table:table-cell office:value-type="float" office:value="73.992" calcext:value-type="float">
            <text:p>73.99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87.995" calcext:value-type="float">
            <text:p>87.995</text:p>
          </table:table-cell>
          <table:table-cell office:value-type="float" office:value="76.436" calcext:value-type="float">
            <text:p>76.43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90.154" calcext:value-type="float">
            <text:p>90.154</text:p>
          </table:table-cell>
          <table:table-cell office:value-type="float" office:value="77.879" calcext:value-type="float">
            <text:p>77.87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92.018" calcext:value-type="float">
            <text:p>92.018</text:p>
          </table:table-cell>
          <table:table-cell office:value-type="float" office:value="79.598" calcext:value-type="float">
            <text:p>79.59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94.257" calcext:value-type="float">
            <text:p>94.257</text:p>
          </table:table-cell>
          <table:table-cell office:value-type="float" office:value="80.627" calcext:value-type="float">
            <text:p>80.62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.75" calcext:value-type="float">
            <text:p>145.75</text:p>
          </table:table-cell>
          <table:table-cell office:value-type="float" office:value="95.71" calcext:value-type="float">
            <text:p>95.71</text:p>
          </table:table-cell>
          <table:table-cell office:value-type="float" office:value="83.522" calcext:value-type="float">
            <text:p>83.52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99.516" calcext:value-type="float">
            <text:p>99.516</text:p>
          </table:table-cell>
          <table:table-cell office:value-type="float" office:value="85.184" calcext:value-type="float">
            <text:p>85.18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103.004" calcext:value-type="float">
            <text:p>103.004</text:p>
          </table:table-cell>
          <table:table-cell office:value-type="float" office:value="89.05" calcext:value-type="float">
            <text:p>89.0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.85" calcext:value-type="float">
            <text:p>185.85</text:p>
          </table:table-cell>
          <table:table-cell office:value-type="float" office:value="128.93" calcext:value-type="float">
            <text:p>128.93</text:p>
          </table:table-cell>
          <table:table-cell office:value-type="float" office:value="114.426" calcext:value-type="float">
            <text:p>114.42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105.352" calcext:value-type="float">
            <text:p>105.352</text:p>
          </table:table-cell>
          <table:table-cell office:value-type="float" office:value="91.738" calcext:value-type="float">
            <text:p>91.73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110.276" calcext:value-type="float">
            <text:p>110.276</text:p>
          </table:table-cell>
          <table:table-cell office:value-type="float" office:value="96.016" calcext:value-type="float">
            <text:p>96.01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110.401" calcext:value-type="float">
            <text:p>110.401</text:p>
          </table:table-cell>
          <table:table-cell office:value-type="float" office:value="94.76" calcext:value-type="float">
            <text:p>94.7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97.305" calcext:value-type="float">
            <text:p>97.30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117.563" calcext:value-type="float">
            <text:p>117.563</text:p>
          </table:table-cell>
          <table:table-cell office:value-type="float" office:value="99.43" calcext:value-type="float">
            <text:p>99.4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136.744" calcext:value-type="float">
            <text:p>136.744</text:p>
          </table:table-cell>
          <table:table-cell office:value-type="float" office:value="115.85" calcext:value-type="float">
            <text:p>115.8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123.27" calcext:value-type="float">
            <text:p>123.27</text:p>
          </table:table-cell>
          <table:table-cell office:value-type="float" office:value="107.563" calcext:value-type="float">
            <text:p>107.56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123.589" calcext:value-type="float">
            <text:p>123.589</text:p>
          </table:table-cell>
          <table:table-cell office:value-type="float" office:value="107.077" calcext:value-type="float">
            <text:p>107.07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131.705" calcext:value-type="float">
            <text:p>131.705</text:p>
          </table:table-cell>
          <table:table-cell office:value-type="float" office:value="111.11" calcext:value-type="float">
            <text:p>111.11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127.153" calcext:value-type="float">
            <text:p>127.153</text:p>
          </table:table-cell>
          <table:table-cell office:value-type="float" office:value="111.459" calcext:value-type="float">
            <text:p>111.459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126.505" calcext:value-type="float">
            <text:p>126.505</text:p>
          </table:table-cell>
          <table:table-cell>
            <draw:frame table:end-cell-address="'Results - n216'.L95" table:end-x="1.631cm" table:end-y="0.05cm" draw:z-index="3" draw:style-name="gr1" draw:text-style-name="P1" svg:width="15.988cm" svg:height="8.999cm" svg:x="1.448cm" svg:y="0.082cm">
              <draw:object draw:notify-on-update-of-ranges="'Results - n216'.B75:'Results - n216'.B93 'Results - n216'.C75:'Results - n216'.C93 'Results - n216'.D75:'Results - n216'.D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28.105" calcext:value-type="float">
            <text:p>128.10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32.354" calcext:value-type="float">
            <text:p>132.35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7.118" calcext:value-type="float">
            <text:p>137.11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89" calcext:value-type="float">
            <text:p>185.89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2.177" calcext:value-type="float">
            <text:p>142.17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45.75" calcext:value-type="float">
            <text:p>145.7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.36" calcext:value-type="float">
            <text:p>201.3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50.246" calcext:value-type="float">
            <text:p>150.24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55.994" calcext:value-type="float">
            <text:p>155.99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85.85" calcext:value-type="float">
            <text:p>185.8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5.422" calcext:value-type="float">
            <text:p>165.42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69.776" calcext:value-type="float">
            <text:p>169.77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66.341" calcext:value-type="float">
            <text:p>166.34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500.08" calcext:value-type="float">
            <text:p>500.08</text:p>
          </table:table-cell>
          <table:table-cell office:value-type="float" office:value="171.328" calcext:value-type="float">
            <text:p>171.328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180.943" calcext:value-type="float">
            <text:p>180.94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06.274" calcext:value-type="float">
            <text:p>206.27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194.62" calcext:value-type="float">
            <text:p>194.6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97.869" calcext:value-type="float">
            <text:p>197.869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226.535" calcext:value-type="float">
            <text:p>226.535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210.033" calcext:value-type="float">
            <text:p>210.033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-INITIA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s</text:p>
          </table:table-cell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>
            <draw:frame table:end-cell-address="'Results - n216'.L120" table:end-x="1.848cm" table:end-y="0.354cm" draw:z-index="4" draw:style-name="gr1" draw:text-style-name="P1" svg:width="15.988cm" svg:height="8.992cm" svg:x="1.665cm" svg:y="0.393cm">
              <draw:object draw:notify-on-update-of-ranges="'Results - n216'.B101:'Results - n216'.B119 'Results - n216'.C101:'Results - n216'.C119 'Results - n216'.D101:'Results - n216'.D1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136" calcext:value-type="float">
            <text:p>85.136</text:p>
          </table:table-cell>
          <table:table-cell office:value-type="float" office:value="89.085" calcext:value-type="float">
            <text:p>89.085</text:p>
          </table:table-cell>
          <table:table-cell office:value-type="float" office:value="86.975" calcext:value-type="float">
            <text:p>86.97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.605" calcext:value-type="float">
            <text:p>89.605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7.995" calcext:value-type="float">
            <text:p>87.99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.267" calcext:value-type="float">
            <text:p>89.267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0.154" calcext:value-type="float">
            <text:p>90.15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92.018" calcext:value-type="float">
            <text:p>92.01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.19" calcext:value-type="float">
            <text:p>100.1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94.257" calcext:value-type="float">
            <text:p>94.25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95.71" calcext:value-type="float">
            <text:p>95.7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51" calcext:value-type="float">
            <text:p>96.51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99.516" calcext:value-type="float">
            <text:p>99.51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03.004" calcext:value-type="float">
            <text:p>103.00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28.93" calcext:value-type="float">
            <text:p>128.9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05.352" calcext:value-type="float">
            <text:p>105.35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10.276" calcext:value-type="float">
            <text:p>110.27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10.401" calcext:value-type="float">
            <text:p>110.401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94.88" calcext:value-type="float">
            <text:p>194.88</text:p>
          </table:table-cell>
          <table:table-cell office:value-type="float" office:value="112.708" calcext:value-type="float">
            <text:p>112.708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17.563" calcext:value-type="float">
            <text:p>117.56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36.744" calcext:value-type="float">
            <text:p>136.7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123.27" calcext:value-type="float">
            <text:p>123.2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123.589" calcext:value-type="float">
            <text:p>123.58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131.705" calcext:value-type="float">
            <text:p>131.7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127.153" calcext:value-type="float">
            <text:p>127.15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-INITIAL-TOOK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>
            <draw:frame table:end-cell-address="'Results - n216'.L144" table:end-x="1.843cm" table:end-y="0.238cm" draw:z-index="5" draw:style-name="gr1" draw:text-style-name="P1" svg:width="15.997cm" svg:height="8.999cm" svg:x="1.651cm" svg:y="0.27cm">
              <draw:object draw:notify-on-update-of-ranges="'Results - n216'.B125:'Results - n216'.B143 'Results - n216'.C125:'Results - n216'.C143 'Results - n216'.D125:'Results - n216'.D14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233" calcext:value-type="float">
            <text:p>74.233</text:p>
          </table:table-cell>
          <table:table-cell office:value-type="float" office:value="74.415" calcext:value-type="float">
            <text:p>74.415</text:p>
          </table:table-cell>
          <table:table-cell office:value-type="float" office:value="73.992" calcext:value-type="float">
            <text:p>73.99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.377" calcext:value-type="float">
            <text:p>76.377</text:p>
          </table:table-cell>
          <table:table-cell office:value-type="float" office:value="81.849" calcext:value-type="float">
            <text:p>81.849</text:p>
          </table:table-cell>
          <table:table-cell office:value-type="float" office:value="76.436" calcext:value-type="float">
            <text:p>76.43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854" calcext:value-type="float">
            <text:p>77.854</text:p>
          </table:table-cell>
          <table:table-cell office:value-type="float" office:value="95.003" calcext:value-type="float">
            <text:p>95.003</text:p>
          </table:table-cell>
          <table:table-cell office:value-type="float" office:value="77.879" calcext:value-type="float">
            <text:p>77.87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.691" calcext:value-type="float">
            <text:p>110.691</text:p>
          </table:table-cell>
          <table:table-cell office:value-type="float" office:value="109.743" calcext:value-type="float">
            <text:p>109.743</text:p>
          </table:table-cell>
          <table:table-cell office:value-type="float" office:value="79.598" calcext:value-type="float">
            <text:p>79.59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221" calcext:value-type="float">
            <text:p>82.221</text:p>
          </table:table-cell>
          <table:table-cell office:value-type="float" office:value="109.921" calcext:value-type="float">
            <text:p>109.921</text:p>
          </table:table-cell>
          <table:table-cell office:value-type="float" office:value="80.627" calcext:value-type="float">
            <text:p>80.62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508" calcext:value-type="float">
            <text:p>89.508</text:p>
          </table:table-cell>
          <table:table-cell office:value-type="float" office:value="142.579" calcext:value-type="float">
            <text:p>142.579</text:p>
          </table:table-cell>
          <table:table-cell office:value-type="float" office:value="83.522" calcext:value-type="float">
            <text:p>83.52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982" calcext:value-type="float">
            <text:p>84.982</text:p>
          </table:table-cell>
          <table:table-cell office:value-type="float" office:value="153.397" calcext:value-type="float">
            <text:p>153.397</text:p>
          </table:table-cell>
          <table:table-cell office:value-type="float" office:value="85.184" calcext:value-type="float">
            <text:p>85.18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301" calcext:value-type="float">
            <text:p>87.301</text:p>
          </table:table-cell>
          <table:table-cell office:value-type="float" office:value="134.713" calcext:value-type="float">
            <text:p>134.713</text:p>
          </table:table-cell>
          <table:table-cell office:value-type="float" office:value="89.05" calcext:value-type="float">
            <text:p>89.0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383" calcext:value-type="float">
            <text:p>93.383</text:p>
          </table:table-cell>
          <table:table-cell office:value-type="float" office:value="145.175" calcext:value-type="float">
            <text:p>145.175</text:p>
          </table:table-cell>
          <table:table-cell office:value-type="float" office:value="114.426" calcext:value-type="float">
            <text:p>114.42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15" calcext:value-type="float">
            <text:p>89.715</text:p>
          </table:table-cell>
          <table:table-cell office:value-type="float" office:value="149.743" calcext:value-type="float">
            <text:p>149.743</text:p>
          </table:table-cell>
          <table:table-cell office:value-type="float" office:value="91.738" calcext:value-type="float">
            <text:p>91.73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239" calcext:value-type="float">
            <text:p>93.239</text:p>
          </table:table-cell>
          <table:table-cell office:value-type="float" office:value="168.903" calcext:value-type="float">
            <text:p>168.903</text:p>
          </table:table-cell>
          <table:table-cell office:value-type="float" office:value="96.016" calcext:value-type="float">
            <text:p>96.01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784" calcext:value-type="float">
            <text:p>94.784</text:p>
          </table:table-cell>
          <table:table-cell office:value-type="float" office:value="170.606" calcext:value-type="float">
            <text:p>170.606</text:p>
          </table:table-cell>
          <table:table-cell office:value-type="float" office:value="94.76" calcext:value-type="float">
            <text:p>94.7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.047" calcext:value-type="float">
            <text:p>103.047</text:p>
          </table:table-cell>
          <table:table-cell office:value-type="float" office:value="176.754" calcext:value-type="float">
            <text:p>176.754</text:p>
          </table:table-cell>
          <table:table-cell office:value-type="float" office:value="97.305" calcext:value-type="float">
            <text:p>97.30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.49" calcext:value-type="float">
            <text:p>106.49</text:p>
          </table:table-cell>
          <table:table-cell office:value-type="float" office:value="189.784" calcext:value-type="float">
            <text:p>189.784</text:p>
          </table:table-cell>
          <table:table-cell office:value-type="float" office:value="99.43" calcext:value-type="float">
            <text:p>99.4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.045" calcext:value-type="float">
            <text:p>103.045</text:p>
          </table:table-cell>
          <table:table-cell office:value-type="float" office:value="196.013" calcext:value-type="float">
            <text:p>196.013</text:p>
          </table:table-cell>
          <table:table-cell office:value-type="float" office:value="115.85" calcext:value-type="float">
            <text:p>115.8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.303" calcext:value-type="float">
            <text:p>130.303</text:p>
          </table:table-cell>
          <table:table-cell office:value-type="float" office:value="213.645" calcext:value-type="float">
            <text:p>213.645</text:p>
          </table:table-cell>
          <table:table-cell office:value-type="float" office:value="107.563" calcext:value-type="float">
            <text:p>107.56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.991" calcext:value-type="float">
            <text:p>106.991</text:p>
          </table:table-cell>
          <table:table-cell office:value-type="float" office:value="224.616" calcext:value-type="float">
            <text:p>224.616</text:p>
          </table:table-cell>
          <table:table-cell office:value-type="float" office:value="107.077" calcext:value-type="float">
            <text:p>107.07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.068" calcext:value-type="float">
            <text:p>133.068</text:p>
          </table:table-cell>
          <table:table-cell office:value-type="float" office:value="266.675" calcext:value-type="float">
            <text:p>266.675</text:p>
          </table:table-cell>
          <table:table-cell office:value-type="float" office:value="111.11" calcext:value-type="float">
            <text:p>111.11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929" calcext:value-type="float">
            <text:p>120.929</text:p>
          </table:table-cell>
          <table:table-cell office:value-type="float" office:value="229.767" calcext:value-type="float">
            <text:p>229.767</text:p>
          </table:table-cell>
          <table:table-cell office:value-type="float" office:value="111.459" calcext:value-type="float">
            <text:p>111.459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wo Fiel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6.382" calcext:value-type="float">
            <text:p>86.382</text:p>
          </table:table-cell>
          <table:table-cell office:value-type="float" office:value="74.797" calcext:value-type="float">
            <text:p>74.797</text:p>
          </table:table-cell>
          <table:table-cell>
            <draw:frame table:end-cell-address="'Results - n216'.L172" table:end-x="2.112cm" table:end-y="0.011cm" draw:z-index="7" draw:style-name="gr1" draw:text-style-name="P1" svg:width="15.997cm" svg:height="8.997cm" svg:x="1.92cm" svg:y="0.046cm">
              <draw:object draw:notify-on-update-of-ranges="'Results - n216'.B152:'Results - n216'.B170 'Results - n216'.C152:'Results - n216'.C170 'Results - n216'.D152:'Results - n216'.D170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.669" calcext:value-type="float">
            <text:p>200.669</text:p>
          </table:table-cell>
          <table:table-cell office:value-type="float" office:value="160.819" calcext:value-type="float">
            <text:p>160.819</text:p>
          </table:table-cell>
          <table:table-cell office:value-type="float" office:value="149.083" calcext:value-type="float">
            <text:p>149.08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.003" calcext:value-type="float">
            <text:p>210.003</text:p>
          </table:table-cell>
          <table:table-cell office:value-type="float" office:value="168.803" calcext:value-type="float">
            <text:p>168.803</text:p>
          </table:table-cell>
          <table:table-cell office:value-type="float" office:value="157.718" calcext:value-type="float">
            <text:p>157.71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.049" calcext:value-type="float">
            <text:p>138.049</text:p>
          </table:table-cell>
          <table:table-cell office:value-type="float" office:value="92.179" calcext:value-type="float">
            <text:p>92.179</text:p>
          </table:table-cell>
          <table:table-cell office:value-type="float" office:value="79.858" calcext:value-type="float">
            <text:p>79.85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.318" calcext:value-type="float">
            <text:p>143.318</text:p>
          </table:table-cell>
          <table:table-cell office:value-type="float" office:value="96.718" calcext:value-type="float">
            <text:p>96.718</text:p>
          </table:table-cell>
          <table:table-cell office:value-type="float" office:value="81.56" calcext:value-type="float">
            <text:p>81.5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7.787" calcext:value-type="float">
            <text:p>447.787</text:p>
          </table:table-cell>
          <table:table-cell office:value-type="float" office:value="396.817" calcext:value-type="float">
            <text:p>396.817</text:p>
          </table:table-cell>
          <table:table-cell office:value-type="float" office:value="384.323" calcext:value-type="float">
            <text:p>384.32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.806" calcext:value-type="float">
            <text:p>149.806</text:p>
          </table:table-cell>
          <table:table-cell office:value-type="float" office:value="98.056" calcext:value-type="float">
            <text:p>98.056</text:p>
          </table:table-cell>
          <table:table-cell office:value-type="float" office:value="85.491" calcext:value-type="float">
            <text:p>85.49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6.674" calcext:value-type="float">
            <text:p>226.674</text:p>
          </table:table-cell>
          <table:table-cell office:value-type="float" office:value="171.564" calcext:value-type="float">
            <text:p>171.564</text:p>
          </table:table-cell>
          <table:table-cell office:value-type="float" office:value="157.965" calcext:value-type="float">
            <text:p>157.96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.156" calcext:value-type="float">
            <text:p>166.156</text:p>
          </table:table-cell>
          <table:table-cell office:value-type="float" office:value="109.526" calcext:value-type="float">
            <text:p>109.526</text:p>
          </table:table-cell>
          <table:table-cell office:value-type="float" office:value="96.016" calcext:value-type="float">
            <text:p>96.01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.317" calcext:value-type="float">
            <text:p>173.317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97.667" calcext:value-type="float">
            <text:p>97.66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.948" calcext:value-type="float">
            <text:p>169.948</text:p>
          </table:table-cell>
          <table:table-cell office:value-type="float" office:value="107.698" calcext:value-type="float">
            <text:p>107.698</text:p>
          </table:table-cell>
          <table:table-cell office:value-type="float" office:value="93.753" calcext:value-type="float">
            <text:p>93.75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.695" calcext:value-type="float">
            <text:p>175.695</text:p>
          </table:table-cell>
          <table:table-cell office:value-type="float" office:value="111.695" calcext:value-type="float">
            <text:p>111.695</text:p>
          </table:table-cell>
          <table:table-cell office:value-type="float" office:value="96.247" calcext:value-type="float">
            <text:p>96.24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602" calcext:value-type="float">
            <text:p>182.602</text:p>
          </table:table-cell>
          <table:table-cell office:value-type="float" office:value="112.742" calcext:value-type="float">
            <text:p>112.742</text:p>
          </table:table-cell>
          <table:table-cell office:value-type="float" office:value="98.336" calcext:value-type="float">
            <text:p>98.33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6.094" calcext:value-type="float">
            <text:p>186.094</text:p>
          </table:table-cell>
          <table:table-cell office:value-type="float" office:value="116.264" calcext:value-type="float">
            <text:p>116.264</text:p>
          </table:table-cell>
          <table:table-cell office:value-type="float" office:value="100.52" calcext:value-type="float">
            <text:p>100.52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.225" calcext:value-type="float">
            <text:p>186.225</text:p>
          </table:table-cell>
          <table:table-cell office:value-type="float" office:value="116.615" calcext:value-type="float">
            <text:p>116.615</text:p>
          </table:table-cell>
          <table:table-cell office:value-type="float" office:value="102.19" calcext:value-type="float">
            <text:p>102.1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2.102" calcext:value-type="float">
            <text:p>192.102</text:p>
          </table:table-cell>
          <table:table-cell office:value-type="float" office:value="119.182" calcext:value-type="float">
            <text:p>119.182</text:p>
          </table:table-cell>
          <table:table-cell office:value-type="float" office:value="104.241" calcext:value-type="float">
            <text:p>104.24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.592" calcext:value-type="float">
            <text:p>199.592</text:p>
          </table:table-cell>
          <table:table-cell office:value-type="float" office:value="124.682" calcext:value-type="float">
            <text:p>124.682</text:p>
          </table:table-cell>
          <table:table-cell office:value-type="float" office:value="108.025" calcext:value-type="float">
            <text:p>108.02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.63" calcext:value-type="float">
            <text:p>217.63</text:p>
          </table:table-cell>
          <table:table-cell office:value-type="float" office:value="125.41" calcext:value-type="float">
            <text:p>125.41</text:p>
          </table:table-cell>
          <table:table-cell office:value-type="float" office:value="109.808" calcext:value-type="float">
            <text:p>109.808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1.449" calcext:value-type="float">
            <text:p>221.449</text:p>
          </table:table-cell>
          <table:table-cell office:value-type="float" office:value="126.639" calcext:value-type="float">
            <text:p>126.639</text:p>
          </table:table-cell>
          <table:table-cell office:value-type="float" office:value="111.977" calcext:value-type="float">
            <text:p>111.977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n Fiel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L196" table:end-x="2.003cm" table:end-y="0.067cm" draw:z-index="8" draw:style-name="gr1" draw:text-style-name="P1" svg:width="15.997cm" svg:height="8.999cm" svg:x="1.811cm" svg:y="0.099cm">
              <draw:object draw:notify-on-update-of-ranges="'Results - n216'.B177:'Results - n216'.B195 'Results - n216'.C177:'Results - n216'.C195 'Results - n216'.D177:'Results - n216'.D195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524" calcext:value-type="float">
            <text:p>126.524</text:p>
          </table:table-cell>
          <table:table-cell office:value-type="float" office:value="87.154" calcext:value-type="float">
            <text:p>87.154</text:p>
          </table:table-cell>
          <table:table-cell office:value-type="float" office:value="73.555" calcext:value-type="float">
            <text:p>73.55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89" calcext:value-type="float">
            <text:p>156.89</text:p>
          </table:table-cell>
          <table:table-cell office:value-type="float" office:value="115.76" calcext:value-type="float">
            <text:p>115.76</text:p>
          </table:table-cell>
          <table:table-cell office:value-type="float" office:value="101.983" calcext:value-type="float">
            <text:p>101.98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.446" calcext:value-type="float">
            <text:p>157.446</text:p>
          </table:table-cell>
          <table:table-cell office:value-type="float" office:value="112.926" calcext:value-type="float">
            <text:p>112.926</text:p>
          </table:table-cell>
          <table:table-cell office:value-type="float" office:value="100.591" calcext:value-type="float">
            <text:p>100.59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.906" calcext:value-type="float">
            <text:p>158.906</text:p>
          </table:table-cell>
          <table:table-cell office:value-type="float" office:value="109.846" calcext:value-type="float">
            <text:p>109.846</text:p>
          </table:table-cell>
          <table:table-cell office:value-type="float" office:value="96.959" calcext:value-type="float">
            <text:p>96.95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.563" calcext:value-type="float">
            <text:p>169.563</text:p>
          </table:table-cell>
          <table:table-cell office:value-type="float" office:value="118.423" calcext:value-type="float">
            <text:p>118.423</text:p>
          </table:table-cell>
          <table:table-cell office:value-type="float" office:value="98.167" calcext:value-type="float">
            <text:p>98.16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.824" calcext:value-type="float">
            <text:p>162.824</text:p>
          </table:table-cell>
          <table:table-cell office:value-type="float" office:value="104.114" calcext:value-type="float">
            <text:p>104.114</text:p>
          </table:table-cell>
          <table:table-cell office:value-type="float" office:value="90.186" calcext:value-type="float">
            <text:p>90.1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.872" calcext:value-type="float">
            <text:p>155.872</text:p>
          </table:table-cell>
          <table:table-cell office:value-type="float" office:value="102.862" calcext:value-type="float">
            <text:p>102.862</text:p>
          </table:table-cell>
          <table:table-cell office:value-type="float" office:value="89.117" calcext:value-type="float">
            <text:p>89.11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.377" calcext:value-type="float">
            <text:p>166.377</text:p>
          </table:table-cell>
          <table:table-cell office:value-type="float" office:value="107.127" calcext:value-type="float">
            <text:p>107.127</text:p>
          </table:table-cell>
          <table:table-cell office:value-type="float" office:value="94.017" calcext:value-type="float">
            <text:p>94.01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.804" calcext:value-type="float">
            <text:p>171.804</text:p>
          </table:table-cell>
          <table:table-cell office:value-type="float" office:value="110.264" calcext:value-type="float">
            <text:p>110.264</text:p>
          </table:table-cell>
          <table:table-cell office:value-type="float" office:value="96.653" calcext:value-type="float">
            <text:p>96.65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.62" calcext:value-type="float">
            <text:p>193.62</text:p>
          </table:table-cell>
          <table:table-cell office:value-type="float" office:value="129.05" calcext:value-type="float">
            <text:p>129.05</text:p>
          </table:table-cell>
          <table:table-cell office:value-type="float" office:value="115.488" calcext:value-type="float">
            <text:p>115.48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.368" calcext:value-type="float">
            <text:p>183.368</text:p>
          </table:table-cell>
          <table:table-cell office:value-type="float" office:value="116.348" calcext:value-type="float">
            <text:p>116.348</text:p>
          </table:table-cell>
          <table:table-cell office:value-type="float" office:value="102.263" calcext:value-type="float">
            <text:p>102.26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.561" calcext:value-type="float">
            <text:p>190.561</text:p>
          </table:table-cell>
          <table:table-cell office:value-type="float" office:value="119.851" calcext:value-type="float">
            <text:p>119.851</text:p>
          </table:table-cell>
          <table:table-cell office:value-type="float" office:value="106.458" calcext:value-type="float">
            <text:p>106.458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.837" calcext:value-type="float">
            <text:p>193.837</text:p>
          </table:table-cell>
          <table:table-cell office:value-type="float" office:value="121.737" calcext:value-type="float">
            <text:p>121.737</text:p>
          </table:table-cell>
          <table:table-cell office:value-type="float" office:value="107.979" calcext:value-type="float">
            <text:p>107.97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.662" calcext:value-type="float">
            <text:p>196.662</text:p>
          </table:table-cell>
          <table:table-cell office:value-type="float" office:value="118.402" calcext:value-type="float">
            <text:p>118.402</text:p>
          </table:table-cell>
          <table:table-cell office:value-type="float" office:value="104.515" calcext:value-type="float">
            <text:p>104.515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4.801" calcext:value-type="float">
            <text:p>214.801</text:p>
          </table:table-cell>
          <table:table-cell office:value-type="float" office:value="137.581" calcext:value-type="float">
            <text:p>137.581</text:p>
          </table:table-cell>
          <table:table-cell office:value-type="float" office:value="123.503" calcext:value-type="float">
            <text:p>123.50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3.322" calcext:value-type="float">
            <text:p>213.322</text:p>
          </table:table-cell>
          <table:table-cell office:value-type="float" office:value="134.172" calcext:value-type="float">
            <text:p>134.172</text:p>
          </table:table-cell>
          <table:table-cell office:value-type="float" office:value="119.422" calcext:value-type="float">
            <text:p>119.42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2.549" calcext:value-type="float">
            <text:p>252.549</text:p>
          </table:table-cell>
          <table:table-cell office:value-type="float" office:value="160.089" calcext:value-type="float">
            <text:p>160.089</text:p>
          </table:table-cell>
          <table:table-cell office:value-type="float" office:value="133.509" calcext:value-type="float">
            <text:p>133.509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3.256" calcext:value-type="float">
            <text:p>263.256</text:p>
          </table:table-cell>
          <table:table-cell office:value-type="float" office:value="159.256" calcext:value-type="float">
            <text:p>159.256</text:p>
          </table:table-cell>
          <table:table-cell office:value-type="float" office:value="139.123" calcext:value-type="float">
            <text:p>139.123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2.957" calcext:value-type="float">
            <text:p>242.957</text:p>
          </table:table-cell>
          <table:table-cell office:value-type="float" office:value="144.097" calcext:value-type="float">
            <text:p>144.097</text:p>
          </table:table-cell>
          <table:table-cell office:value-type="float" office:value="129.239" calcext:value-type="float">
            <text:p>129.239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>
            <draw:frame table:end-cell-address="'Results - n216'.H220" table:end-x="1.031cm" table:end-y="0.137cm" draw:z-index="6" draw:style-name="gr1" draw:text-style-name="P1" svg:width="15.99cm" svg:height="8.999cm" svg:x="0.242cm" svg:y="0.171cm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table:end-cell-address="'Results - n216'.P220" table:end-x="0.47cm" table:end-y="0.197cm" draw:z-index="10" draw:style-name="gr1" draw:text-style-name="P1" svg:width="15.997cm" svg:height="8.999cm" svg:x="0.278cm" svg:y="0.231cm">
              <draw:object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7"/>
          <table:table-cell>
            <draw:frame table:end-cell-address="'Results - n216'.X220" table:end-x="0.359cm" table:end-y="0.139cm" draw:z-index="9" draw:style-name="gr1" draw:text-style-name="P1" svg:width="16.001cm" svg:height="8.999cm" svg:x="0.164cm" svg:y="0.173cm">
              <draw:object draw:notify-on-update-of-ranges="'Results - n216'.B177:'Results - n216'.B195 'Results - n216'.C177:'Results - n216'.C195 'Results - n216'.D177:'Results - n216'.D195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</table:table-row>
      </table:table>
      <table:table table:name="Results - n512" table:style-name="ta1">
        <table:shapes>
          <draw:frame draw:z-index="9" draw:style-name="gr1" draw:text-style-name="P1" svg:width="15.999cm" svg:height="8.999cm" svg:x="10.402cm" svg:y="79.498cm">
            <draw:object draw:notify-on-update-of-ranges="'Results - n512'.B177:'Results - n512'.B196 'Results - n512'.C177:'Results - n512'.C196 'Results - n512'.D177:'Results - n512'.D19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10" draw:style-name="gr1" draw:text-style-name="P1" svg:width="15.999cm" svg:height="8.999cm" svg:x="35.911cm" svg:y="90.014cm">
            <draw:object draw:notify-on-update-of-ranges="'Results - n512'.B177:'Results - n512'.B196 'Results - n512'.C177:'Results - n512'.C196 'Results - n512'.D177:'Results - n512'.D196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22" table:end-x="1.565cm" table:end-y="0.128cm" draw:z-index="0" draw:style-name="gr1" draw:text-style-name="P1" svg:width="15.987cm" svg:height="8.998cm" svg:x="1.383cm" svg:y="0.163cm">
              <draw:object draw:notify-on-update-of-ranges="'Results - n512'.B3:'Results - n512'.B21 'Results - n512'.C3:'Results - n512'.C21 'Results - n512'.D3:'Results - n512'.D2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421.952" calcext:value-type="float">
            <text:p>4421.9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4826.135" calcext:value-type="float">
            <text:p>4826.1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4879.141" calcext:value-type="float">
            <text:p>4879.1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4982.222" calcext:value-type="float">
            <text:p>4982.2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4987.928" calcext:value-type="float">
            <text:p>4987.9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164.36" calcext:value-type="float">
            <text:p>5164.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267.666" calcext:value-type="float">
            <text:p>5267.6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5165.398" calcext:value-type="float">
            <text:p>5165.3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5245.906" calcext:value-type="float">
            <text:p>5245.9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5177.537" calcext:value-type="float">
            <text:p>5177.53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5340.3" calcext:value-type="float">
            <text:p>5340.3</text:p>
          </table:table-cell>
          <table:table-cell office:value-type="float" office:value="5177.117" calcext:value-type="float">
            <text:p>5177.1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5263.64" calcext:value-type="float">
            <text:p>5263.6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5202.268" calcext:value-type="float">
            <text:p>5202.26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5238.158" calcext:value-type="float">
            <text:p>5238.15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5462.741" calcext:value-type="float">
            <text:p>5462.74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5390.235" calcext:value-type="float">
            <text:p>5390.23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5308.112" calcext:value-type="float">
            <text:p>5308.11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5361.911" calcext:value-type="float">
            <text:p>5361.9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5347.245" calcext:value-type="float">
            <text:p>5347.24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47" table:end-x="1.698cm" table:end-y="0.191cm" draw:z-index="1" draw:style-name="gr1" draw:text-style-name="P1" svg:width="15.987cm" svg:height="9.907cm" svg:x="1.516cm" svg:y="0.22cm">
              <draw:object draw:notify-on-update-of-ranges="'Results - n512'.B26:'Results - n512'.B46 'Results - n512'.C26:'Results - n512'.C46 'Results - n512'.D26:'Results - n512'.D4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343.743" calcext:value-type="float">
            <text:p>4343.7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90.539" calcext:value-type="float">
            <text:p>4990.5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144.523" calcext:value-type="float">
            <text:p>5144.5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526.993" calcext:value-type="float">
            <text:p>5526.9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575.185" calcext:value-type="float">
            <text:p>5575.18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766.589" calcext:value-type="float">
            <text:p>5766.58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824.878" calcext:value-type="float">
            <text:p>5824.8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994.212" calcext:value-type="float">
            <text:p>5994.2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913.659" calcext:value-type="float">
            <text:p>5913.65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870.306" calcext:value-type="float">
            <text:p>5870.3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6270.166" calcext:value-type="float">
            <text:p>6270.166</text:p>
          </table:table-cell>
          <table:table-cell office:value-type="float" office:value="6095.919" calcext:value-type="float">
            <text:p>6095.9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04.8" calcext:value-type="float">
            <text:p>6704.8</text:p>
          </table:table-cell>
          <table:table-cell office:value-type="float" office:value="6223.61" calcext:value-type="float">
            <text:p>6223.61</text:p>
          </table:table-cell>
          <table:table-cell office:value-type="float" office:value="6049.986" calcext:value-type="float">
            <text:p>6049.9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6089.964" calcext:value-type="float">
            <text:p>6089.96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6143.907" calcext:value-type="float">
            <text:p>6143.9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6133.181" calcext:value-type="float">
            <text:p>6133.18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6305.887" calcext:value-type="float">
            <text:p>6305.88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6251.391" calcext:value-type="float">
            <text:p>6251.39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6030.772" calcext:value-type="float">
            <text:p>6030.7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6278.226" calcext:value-type="float">
            <text:p>6278.226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>
            <draw:frame table:end-cell-address="'Results - n512'.L70" table:end-x="1.542cm" table:end-y="0.395cm" draw:z-index="2" draw:style-name="gr1" draw:text-style-name="P1" svg:width="15.987cm" svg:height="9.45cm" svg:x="1.36cm" svg:y="0.428cm">
              <draw:object draw:notify-on-update-of-ranges="'Results - n512'.B51:'Results - n512'.B70 'Results - n512'.C51:'Results - n512'.C70 'Results - n512'.D51:'Results - n512'.D7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4738.075" calcext:value-type="float">
            <text:p>4738.075</text:p>
          </table:table-cell>
          <table:table-cell office:value-type="float" office:value="4582.424" calcext:value-type="float">
            <text:p>4582.4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4972.974" calcext:value-type="float">
            <text:p>4972.974</text:p>
          </table:table-cell>
          <table:table-cell office:value-type="float" office:value="4811.242" calcext:value-type="float">
            <text:p>4811.2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5043.677" calcext:value-type="float">
            <text:p>5043.677</text:p>
          </table:table-cell>
          <table:table-cell office:value-type="float" office:value="4883.734" calcext:value-type="float">
            <text:p>4883.7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5144.38" calcext:value-type="float">
            <text:p>5144.38</text:p>
          </table:table-cell>
          <table:table-cell office:value-type="float" office:value="4980.072" calcext:value-type="float">
            <text:p>4980.0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5126.44" calcext:value-type="float">
            <text:p>5126.44</text:p>
          </table:table-cell>
          <table:table-cell office:value-type="float" office:value="4956.704" calcext:value-type="float">
            <text:p>4956.70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5149.622" calcext:value-type="float">
            <text:p>5149.622</text:p>
          </table:table-cell>
          <table:table-cell office:value-type="float" office:value="4979.211" calcext:value-type="float">
            <text:p>4979.2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5189.308" calcext:value-type="float">
            <text:p>5189.308</text:p>
          </table:table-cell>
          <table:table-cell office:value-type="float" office:value="5018.185" calcext:value-type="float">
            <text:p>5018.1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5288.543" calcext:value-type="float">
            <text:p>5288.543</text:p>
          </table:table-cell>
          <table:table-cell office:value-type="float" office:value="5120.205" calcext:value-type="float">
            <text:p>5120.2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1.86" calcext:value-type="float">
            <text:p>5451.86</text:p>
          </table:table-cell>
          <table:table-cell office:value-type="float" office:value="5303.21" calcext:value-type="float">
            <text:p>5303.21</text:p>
          </table:table-cell>
          <table:table-cell office:value-type="float" office:value="5133.914" calcext:value-type="float">
            <text:p>5133.91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5291.056" calcext:value-type="float">
            <text:p>5291.056</text:p>
          </table:table-cell>
          <table:table-cell office:value-type="float" office:value="5126.66" calcext:value-type="float">
            <text:p>5126.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5376.038" calcext:value-type="float">
            <text:p>5376.038</text:p>
          </table:table-cell>
          <table:table-cell office:value-type="float" office:value="5203.35" calcext:value-type="float">
            <text:p>5203.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5382.409" calcext:value-type="float">
            <text:p>5382.409</text:p>
          </table:table-cell>
          <table:table-cell office:value-type="float" office:value="5214.773" calcext:value-type="float">
            <text:p>5214.7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5474.324" calcext:value-type="float">
            <text:p>5474.324</text:p>
          </table:table-cell>
          <table:table-cell office:value-type="float" office:value="5306.284" calcext:value-type="float">
            <text:p>5306.28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5512.729" calcext:value-type="float">
            <text:p>5512.729</text:p>
          </table:table-cell>
          <table:table-cell office:value-type="float" office:value="5326.477" calcext:value-type="float">
            <text:p>5326.47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5539.009" calcext:value-type="float">
            <text:p>5539.009</text:p>
          </table:table-cell>
          <table:table-cell office:value-type="float" office:value="5359.285" calcext:value-type="float">
            <text:p>5359.28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5555.626" calcext:value-type="float">
            <text:p>5555.626</text:p>
          </table:table-cell>
          <table:table-cell office:value-type="float" office:value="5384.359" calcext:value-type="float">
            <text:p>5384.3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5539.141" calcext:value-type="float">
            <text:p>5539.141</text:p>
          </table:table-cell>
          <table:table-cell office:value-type="float" office:value="5367.385" calcext:value-type="float">
            <text:p>5367.3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5530.343" calcext:value-type="float">
            <text:p>5530.343</text:p>
          </table:table-cell>
          <table:table-cell office:value-type="float" office:value="5350.427" calcext:value-type="float">
            <text:p>5350.42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83.86" calcext:value-type="float">
            <text:p>5783.86</text:p>
          </table:table-cell>
          <table:table-cell office:value-type="float" office:value="5547.66" calcext:value-type="float">
            <text:p>5547.66</text:p>
          </table:table-cell>
          <table:table-cell office:value-type="float" office:value="5372.625" calcext:value-type="float">
            <text:p>5372.625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825.595" calcext:value-type="float">
            <text:p>4825.595</text:p>
          </table:table-cell>
          <table:table-cell>
            <draw:frame table:end-cell-address="'Results - n512'.L98" table:end-x="1.027cm" table:end-y="0.052cm" draw:z-index="3" draw:style-name="gr1" draw:text-style-name="P1" svg:width="15.987cm" svg:height="8.998cm" svg:x="0.845cm" svg:y="0.087cm">
              <draw:object draw:notify-on-update-of-ranges="'Results - n512'.B78:'Results - n512'.B96 'Results - n512'.C78:'Results - n512'.C96 'Results - n512'.D78:'Results - n512'.D9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066.164" calcext:value-type="float">
            <text:p>5066.16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146.877" calcext:value-type="float">
            <text:p>5146.8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252.95" calcext:value-type="float">
            <text:p>5252.9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245.88" calcext:value-type="float">
            <text:p>5245.8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284.762" calcext:value-type="float">
            <text:p>5284.7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321.998" calcext:value-type="float">
            <text:p>5321.9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5435.453" calcext:value-type="float">
            <text:p>5435.4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5451.86" calcext:value-type="float">
            <text:p>5451.8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5444.176" calcext:value-type="float">
            <text:p>5444.1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5544.358" calcext:value-type="float">
            <text:p>5544.3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6704.8" calcext:value-type="float">
            <text:p>6704.8</text:p>
          </table:table-cell>
          <table:table-cell office:value-type="float" office:value="5557.109" calcext:value-type="float">
            <text:p>5557.1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644.934" calcext:value-type="float">
            <text:p>5644.93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699.199" calcext:value-type="float">
            <text:p>5699.19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751.549" calcext:value-type="float">
            <text:p>5751.5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5778.886" calcext:value-type="float">
            <text:p>5778.8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5769.001" calcext:value-type="float">
            <text:p>5769.00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5762.213" calcext:value-type="float">
            <text:p>5762.21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5783.86" calcext:value-type="float">
            <text:p>5783.8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-INITIA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738.075" calcext:value-type="float">
            <text:p>4738.075</text:p>
          </table:table-cell>
          <table:table-cell>
            <draw:frame table:end-cell-address="'Results - n512'.L126" table:end-x="1.757cm" table:end-y="0.034cm" draw:z-index="4" draw:style-name="gr1" draw:text-style-name="P1" svg:width="15.987cm" svg:height="9.898cm" svg:x="1.575cm" svg:y="0.07cm">
              <draw:object draw:notify-on-update-of-ranges="'Results - n512'.B104:'Results - n512'.B122 'Results - n512'.C104:'Results - n512'.C122 'Results - n512'.D104:'Results - n512'.D12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72.974" calcext:value-type="float">
            <text:p>4972.9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043.677" calcext:value-type="float">
            <text:p>5043.6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144.38" calcext:value-type="float">
            <text:p>5144.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126.44" calcext:value-type="float">
            <text:p>5126.4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149.622" calcext:value-type="float">
            <text:p>5149.6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189.308" calcext:value-type="float">
            <text:p>5189.3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288.543" calcext:value-type="float">
            <text:p>5288.5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303.21" calcext:value-type="float">
            <text:p>5303.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291.056" calcext:value-type="float">
            <text:p>5291.0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40.3" calcext:value-type="float">
            <text:p>5340.3</text:p>
          </table:table-cell>
          <table:table-cell office:value-type="float" office:value="6270.166" calcext:value-type="float">
            <text:p>6270.166</text:p>
          </table:table-cell>
          <table:table-cell office:value-type="float" office:value="5376.038" calcext:value-type="float">
            <text:p>5376.0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6223.61" calcext:value-type="float">
            <text:p>6223.61</text:p>
          </table:table-cell>
          <table:table-cell office:value-type="float" office:value="5382.409" calcext:value-type="float">
            <text:p>5382.4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5474.324" calcext:value-type="float">
            <text:p>5474.3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5512.729" calcext:value-type="float">
            <text:p>5512.7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5539.009" calcext:value-type="float">
            <text:p>5539.00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5555.626" calcext:value-type="float">
            <text:p>5555.6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5539.141" calcext:value-type="float">
            <text:p>5539.1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5530.343" calcext:value-type="float">
            <text:p>5530.34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5547.66" calcext:value-type="float">
            <text:p>5547.6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-INITIAL-TOOK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>
            <draw:frame table:end-cell-address="'Results - n512'.L149" table:end-x="1.618cm" table:end-y="0.257cm" draw:z-index="5" draw:style-name="gr1" draw:text-style-name="P1" svg:width="15.997cm" svg:height="8.999cm" svg:x="1.426cm" svg:y="0.289cm">
              <draw:object draw:notify-on-update-of-ranges="'Results - n512'.B130:'Results - n512'.B148 'Results - n512'.C130:'Results - n512'.C148 'Results - n512'.D130:'Results - n512'.D14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1.952" calcext:value-type="float">
            <text:p>4421.952</text:p>
          </table:table-cell>
          <table:table-cell office:value-type="float" office:value="4343.743" calcext:value-type="float">
            <text:p>4343.743</text:p>
          </table:table-cell>
          <table:table-cell office:value-type="float" office:value="4582.424" calcext:value-type="float">
            <text:p>4582.4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6.135" calcext:value-type="float">
            <text:p>4826.135</text:p>
          </table:table-cell>
          <table:table-cell office:value-type="float" office:value="4990.539" calcext:value-type="float">
            <text:p>4990.539</text:p>
          </table:table-cell>
          <table:table-cell office:value-type="float" office:value="4811.242" calcext:value-type="float">
            <text:p>4811.2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9.141" calcext:value-type="float">
            <text:p>4879.141</text:p>
          </table:table-cell>
          <table:table-cell office:value-type="float" office:value="5144.523" calcext:value-type="float">
            <text:p>5144.523</text:p>
          </table:table-cell>
          <table:table-cell office:value-type="float" office:value="4883.734" calcext:value-type="float">
            <text:p>4883.7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82.222" calcext:value-type="float">
            <text:p>4982.222</text:p>
          </table:table-cell>
          <table:table-cell office:value-type="float" office:value="5526.993" calcext:value-type="float">
            <text:p>5526.993</text:p>
          </table:table-cell>
          <table:table-cell office:value-type="float" office:value="4980.072" calcext:value-type="float">
            <text:p>4980.0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87.928" calcext:value-type="float">
            <text:p>4987.928</text:p>
          </table:table-cell>
          <table:table-cell office:value-type="float" office:value="5575.185" calcext:value-type="float">
            <text:p>5575.185</text:p>
          </table:table-cell>
          <table:table-cell office:value-type="float" office:value="4956.704" calcext:value-type="float">
            <text:p>4956.70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64.36" calcext:value-type="float">
            <text:p>5164.36</text:p>
          </table:table-cell>
          <table:table-cell office:value-type="float" office:value="5766.589" calcext:value-type="float">
            <text:p>5766.589</text:p>
          </table:table-cell>
          <table:table-cell office:value-type="float" office:value="4979.211" calcext:value-type="float">
            <text:p>4979.2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67.666" calcext:value-type="float">
            <text:p>5267.666</text:p>
          </table:table-cell>
          <table:table-cell office:value-type="float" office:value="5824.878" calcext:value-type="float">
            <text:p>5824.878</text:p>
          </table:table-cell>
          <table:table-cell office:value-type="float" office:value="5018.185" calcext:value-type="float">
            <text:p>5018.1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65.398" calcext:value-type="float">
            <text:p>5165.398</text:p>
          </table:table-cell>
          <table:table-cell office:value-type="float" office:value="5994.212" calcext:value-type="float">
            <text:p>5994.212</text:p>
          </table:table-cell>
          <table:table-cell office:value-type="float" office:value="5120.205" calcext:value-type="float">
            <text:p>5120.2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45.906" calcext:value-type="float">
            <text:p>5245.906</text:p>
          </table:table-cell>
          <table:table-cell office:value-type="float" office:value="5913.659" calcext:value-type="float">
            <text:p>5913.659</text:p>
          </table:table-cell>
          <table:table-cell office:value-type="float" office:value="5133.914" calcext:value-type="float">
            <text:p>5133.91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77.537" calcext:value-type="float">
            <text:p>5177.537</text:p>
          </table:table-cell>
          <table:table-cell office:value-type="float" office:value="5870.306" calcext:value-type="float">
            <text:p>5870.306</text:p>
          </table:table-cell>
          <table:table-cell office:value-type="float" office:value="5126.66" calcext:value-type="float">
            <text:p>5126.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77.117" calcext:value-type="float">
            <text:p>5177.117</text:p>
          </table:table-cell>
          <table:table-cell office:value-type="float" office:value="6095.919" calcext:value-type="float">
            <text:p>6095.919</text:p>
          </table:table-cell>
          <table:table-cell office:value-type="float" office:value="5203.35" calcext:value-type="float">
            <text:p>5203.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63.64" calcext:value-type="float">
            <text:p>5263.64</text:p>
          </table:table-cell>
          <table:table-cell office:value-type="float" office:value="6049.986" calcext:value-type="float">
            <text:p>6049.986</text:p>
          </table:table-cell>
          <table:table-cell office:value-type="float" office:value="5214.773" calcext:value-type="float">
            <text:p>5214.7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02.268" calcext:value-type="float">
            <text:p>5202.268</text:p>
          </table:table-cell>
          <table:table-cell office:value-type="float" office:value="6089.964" calcext:value-type="float">
            <text:p>6089.964</text:p>
          </table:table-cell>
          <table:table-cell office:value-type="float" office:value="5306.284" calcext:value-type="float">
            <text:p>5306.28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38.158" calcext:value-type="float">
            <text:p>5238.158</text:p>
          </table:table-cell>
          <table:table-cell office:value-type="float" office:value="6143.907" calcext:value-type="float">
            <text:p>6143.907</text:p>
          </table:table-cell>
          <table:table-cell office:value-type="float" office:value="5326.477" calcext:value-type="float">
            <text:p>5326.47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62.741" calcext:value-type="float">
            <text:p>5462.741</text:p>
          </table:table-cell>
          <table:table-cell office:value-type="float" office:value="6133.181" calcext:value-type="float">
            <text:p>6133.181</text:p>
          </table:table-cell>
          <table:table-cell office:value-type="float" office:value="5359.285" calcext:value-type="float">
            <text:p>5359.28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90.235" calcext:value-type="float">
            <text:p>5390.235</text:p>
          </table:table-cell>
          <table:table-cell office:value-type="float" office:value="6305.887" calcext:value-type="float">
            <text:p>6305.887</text:p>
          </table:table-cell>
          <table:table-cell office:value-type="float" office:value="5384.359" calcext:value-type="float">
            <text:p>5384.3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08.112" calcext:value-type="float">
            <text:p>5308.112</text:p>
          </table:table-cell>
          <table:table-cell office:value-type="float" office:value="6251.391" calcext:value-type="float">
            <text:p>6251.391</text:p>
          </table:table-cell>
          <table:table-cell office:value-type="float" office:value="5367.385" calcext:value-type="float">
            <text:p>5367.3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1.911" calcext:value-type="float">
            <text:p>5361.911</text:p>
          </table:table-cell>
          <table:table-cell office:value-type="float" office:value="6030.772" calcext:value-type="float">
            <text:p>6030.772</text:p>
          </table:table-cell>
          <table:table-cell office:value-type="float" office:value="5350.427" calcext:value-type="float">
            <text:p>5350.42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47.245" calcext:value-type="float">
            <text:p>5347.245</text:p>
          </table:table-cell>
          <table:table-cell office:value-type="float" office:value="6278.226" calcext:value-type="float">
            <text:p>6278.226</text:p>
          </table:table-cell>
          <table:table-cell office:value-type="float" office:value="5372.625" calcext:value-type="float">
            <text:p>5372.6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wo Fiel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171" table:end-x="1.325cm" table:end-y="0.389cm" draw:z-index="6" draw:style-name="gr1" draw:text-style-name="P1" svg:width="15.997cm" svg:height="8.997cm" svg:x="1.133cm" svg:y="0.423cm">
              <draw:object draw:notify-on-update-of-ranges="'Results - n512'.B152:'Results - n512'.B170 'Results - n512'.C152:'Results - n512'.C170 'Results - n512'.D152:'Results - n512'.D17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26.7" calcext:value-type="float">
            <text:p>4626.7</text:p>
          </table:table-cell>
          <table:table-cell office:value-type="float" office:value="4536.62" calcext:value-type="float">
            <text:p>4536.62</text:p>
          </table:table-cell>
          <table:table-cell office:value-type="float" office:value="4377.519" calcext:value-type="float">
            <text:p>4377.5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4.248" calcext:value-type="float">
            <text:p>4994.248</text:p>
          </table:table-cell>
          <table:table-cell office:value-type="float" office:value="4900.228" calcext:value-type="float">
            <text:p>4900.228</text:p>
          </table:table-cell>
          <table:table-cell office:value-type="float" office:value="4743.679" calcext:value-type="float">
            <text:p>4743.6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6.74" calcext:value-type="float">
            <text:p>5116.74</text:p>
          </table:table-cell>
          <table:table-cell office:value-type="float" office:value="5014.23" calcext:value-type="float">
            <text:p>5014.23</text:p>
          </table:table-cell>
          <table:table-cell office:value-type="float" office:value="4856.41" calcext:value-type="float">
            <text:p>4856.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28.372" calcext:value-type="float">
            <text:p>5228.372</text:p>
          </table:table-cell>
          <table:table-cell office:value-type="float" office:value="5117.472" calcext:value-type="float">
            <text:p>5117.472</text:p>
          </table:table-cell>
          <table:table-cell office:value-type="float" office:value="4958.676" calcext:value-type="float">
            <text:p>4958.6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88.495" calcext:value-type="float">
            <text:p>5388.495</text:p>
          </table:table-cell>
          <table:table-cell office:value-type="float" office:value="5266.125" calcext:value-type="float">
            <text:p>5266.125</text:p>
          </table:table-cell>
          <table:table-cell office:value-type="float" office:value="5108.587" calcext:value-type="float">
            <text:p>5108.5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63.248" calcext:value-type="float">
            <text:p>5263.248</text:p>
          </table:table-cell>
          <table:table-cell office:value-type="float" office:value="5136.498" calcext:value-type="float">
            <text:p>5136.498</text:p>
          </table:table-cell>
          <table:table-cell office:value-type="float" office:value="4975.15" calcext:value-type="float">
            <text:p>4975.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78.508" calcext:value-type="float">
            <text:p>5378.508</text:p>
          </table:table-cell>
          <table:table-cell office:value-type="float" office:value="5238.198" calcext:value-type="float">
            <text:p>5238.198</text:p>
          </table:table-cell>
          <table:table-cell office:value-type="float" office:value="5077.03" calcext:value-type="float">
            <text:p>5077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66.837" calcext:value-type="float">
            <text:p>5566.837</text:p>
          </table:table-cell>
          <table:table-cell office:value-type="float" office:value="5423.337" calcext:value-type="float">
            <text:p>5423.337</text:p>
          </table:table-cell>
          <table:table-cell office:value-type="float" office:value="5262.268" calcext:value-type="float">
            <text:p>5262.2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6.958" calcext:value-type="float">
            <text:p>5506.958</text:p>
          </table:table-cell>
          <table:table-cell office:value-type="float" office:value="5356.818" calcext:value-type="float">
            <text:p>5356.818</text:p>
          </table:table-cell>
          <table:table-cell office:value-type="float" office:value="5194.799" calcext:value-type="float">
            <text:p>5194.7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66.321" calcext:value-type="float">
            <text:p>5666.321</text:p>
          </table:table-cell>
          <table:table-cell office:value-type="float" office:value="5506.841" calcext:value-type="float">
            <text:p>5506.841</text:p>
          </table:table-cell>
          <table:table-cell office:value-type="float" office:value="5344.549" calcext:value-type="float">
            <text:p>5344.54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2.812" calcext:value-type="float">
            <text:p>5562.812</text:p>
          </table:table-cell>
          <table:table-cell office:value-type="float" office:value="5403.872" calcext:value-type="float">
            <text:p>5403.872</text:p>
          </table:table-cell>
          <table:table-cell office:value-type="float" office:value="5241.197" calcext:value-type="float">
            <text:p>5241.19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53.174" calcext:value-type="float">
            <text:p>5653.174</text:p>
          </table:table-cell>
          <table:table-cell office:value-type="float" office:value="5479.094" calcext:value-type="float">
            <text:p>5479.094</text:p>
          </table:table-cell>
          <table:table-cell office:value-type="float" office:value="5314.069" calcext:value-type="float">
            <text:p>5314.06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19.35" calcext:value-type="float">
            <text:p>8719.35</text:p>
          </table:table-cell>
          <table:table-cell office:value-type="float" office:value="7989.81" calcext:value-type="float">
            <text:p>7989.81</text:p>
          </table:table-cell>
          <table:table-cell office:value-type="float" office:value="7812.043" calcext:value-type="float">
            <text:p>7812.04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80.927" calcext:value-type="float">
            <text:p>5580.927</text:p>
          </table:table-cell>
          <table:table-cell office:value-type="float" office:value="5395.017" calcext:value-type="float">
            <text:p>5395.017</text:p>
          </table:table-cell>
          <table:table-cell office:value-type="float" office:value="5232.207" calcext:value-type="float">
            <text:p>5232.2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70.056" calcext:value-type="float">
            <text:p>5670.056</text:p>
          </table:table-cell>
          <table:table-cell office:value-type="float" office:value="5459.466" calcext:value-type="float">
            <text:p>5459.466</text:p>
          </table:table-cell>
          <table:table-cell office:value-type="float" office:value="5296.587" calcext:value-type="float">
            <text:p>5296.5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66.557" calcext:value-type="float">
            <text:p>5666.557</text:p>
          </table:table-cell>
          <table:table-cell office:value-type="float" office:value="5443.057" calcext:value-type="float">
            <text:p>5443.057</text:p>
          </table:table-cell>
          <table:table-cell office:value-type="float" office:value="5275.622" calcext:value-type="float">
            <text:p>5275.6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70.206" calcext:value-type="float">
            <text:p>5870.206</text:p>
          </table:table-cell>
          <table:table-cell office:value-type="float" office:value="5646.516" calcext:value-type="float">
            <text:p>5646.516</text:p>
          </table:table-cell>
          <table:table-cell office:value-type="float" office:value="5479.194" calcext:value-type="float">
            <text:p>5479.19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51.738" calcext:value-type="float">
            <text:p>5751.738</text:p>
          </table:table-cell>
          <table:table-cell office:value-type="float" office:value="5518.278" calcext:value-type="float">
            <text:p>5518.278</text:p>
          </table:table-cell>
          <table:table-cell office:value-type="float" office:value="5351.597" calcext:value-type="float">
            <text:p>5351.5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40.787" calcext:value-type="float">
            <text:p>5840.787</text:p>
          </table:table-cell>
          <table:table-cell office:value-type="float" office:value="5600.267" calcext:value-type="float">
            <text:p>5600.267</text:p>
          </table:table-cell>
          <table:table-cell office:value-type="float" office:value="5428.53" calcext:value-type="float">
            <text:p>5428.53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n Fiel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10.906" calcext:value-type="float">
            <text:p>4610.906</text:p>
          </table:table-cell>
          <table:table-cell office:value-type="float" office:value="4521.706" calcext:value-type="float">
            <text:p>4521.706</text:p>
          </table:table-cell>
          <table:table-cell office:value-type="float" office:value="4338.354" calcext:value-type="float">
            <text:p>4338.3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2.936" calcext:value-type="float">
            <text:p>4942.936</text:p>
          </table:table-cell>
          <table:table-cell office:value-type="float" office:value="4834.536" calcext:value-type="float">
            <text:p>4834.536</text:p>
          </table:table-cell>
          <table:table-cell office:value-type="float" office:value="4676.073" calcext:value-type="float">
            <text:p>4676.0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8.301" calcext:value-type="float">
            <text:p>5348.301</text:p>
          </table:table-cell>
          <table:table-cell office:value-type="float" office:value="5223.651" calcext:value-type="float">
            <text:p>5223.651</text:p>
          </table:table-cell>
          <table:table-cell office:value-type="float" office:value="5062.583" calcext:value-type="float">
            <text:p>5062.5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4.984" calcext:value-type="float">
            <text:p>5374.984</text:p>
          </table:table-cell>
          <table:table-cell office:value-type="float" office:value="5234.514" calcext:value-type="float">
            <text:p>5234.514</text:p>
          </table:table-cell>
          <table:table-cell office:value-type="float" office:value="5075.178" calcext:value-type="float">
            <text:p>5075.1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68.201" calcext:value-type="float">
            <text:p>5568.201</text:p>
          </table:table-cell>
          <table:table-cell office:value-type="float" office:value="5418.341" calcext:value-type="float">
            <text:p>5418.341</text:p>
          </table:table-cell>
          <table:table-cell office:value-type="float" office:value="5257.417" calcext:value-type="float">
            <text:p>5257.4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82.174" calcext:value-type="float">
            <text:p>5582.174</text:p>
          </table:table-cell>
          <table:table-cell office:value-type="float" office:value="5425.274" calcext:value-type="float">
            <text:p>5425.274</text:p>
          </table:table-cell>
          <table:table-cell office:value-type="float" office:value="5259.106" calcext:value-type="float">
            <text:p>5259.10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88.997" calcext:value-type="float">
            <text:p>5588.997</text:p>
          </table:table-cell>
          <table:table-cell office:value-type="float" office:value="5422.517" calcext:value-type="float">
            <text:p>5422.517</text:p>
          </table:table-cell>
          <table:table-cell office:value-type="float" office:value="5258.993" calcext:value-type="float">
            <text:p>5258.99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41.308" calcext:value-type="float">
            <text:p>5641.308</text:p>
          </table:table-cell>
          <table:table-cell office:value-type="float" office:value="5464.708" calcext:value-type="float">
            <text:p>5464.708</text:p>
          </table:table-cell>
          <table:table-cell office:value-type="float" office:value="5291.1" calcext:value-type="float">
            <text:p>5291.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78.41" calcext:value-type="float">
            <text:p>5678.41</text:p>
          </table:table-cell>
          <table:table-cell office:value-type="float" office:value="5486.61" calcext:value-type="float">
            <text:p>5486.61</text:p>
          </table:table-cell>
          <table:table-cell office:value-type="float" office:value="5317.445" calcext:value-type="float">
            <text:p>5317.4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94.228" calcext:value-type="float">
            <text:p>5594.228</text:p>
          </table:table-cell>
          <table:table-cell office:value-type="float" office:value="5387.458" calcext:value-type="float">
            <text:p>5387.458</text:p>
          </table:table-cell>
          <table:table-cell office:value-type="float" office:value="5217.375" calcext:value-type="float">
            <text:p>5217.37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1.543" calcext:value-type="float">
            <text:p>5541.543</text:p>
          </table:table-cell>
          <table:table-cell office:value-type="float" office:value="5328.063" calcext:value-type="float">
            <text:p>5328.063</text:p>
          </table:table-cell>
          <table:table-cell office:value-type="float" office:value="5165.127" calcext:value-type="float">
            <text:p>5165.12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31.499" calcext:value-type="float">
            <text:p>5731.499</text:p>
          </table:table-cell>
          <table:table-cell office:value-type="float" office:value="5508.909" calcext:value-type="float">
            <text:p>5508.909</text:p>
          </table:table-cell>
          <table:table-cell office:value-type="float" office:value="5345.949" calcext:value-type="float">
            <text:p>5345.94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59.52" calcext:value-type="float">
            <text:p>5659.52</text:p>
          </table:table-cell>
          <table:table-cell office:value-type="float" office:value="5420.32" calcext:value-type="float">
            <text:p>5420.32</text:p>
          </table:table-cell>
          <table:table-cell office:value-type="float" office:value="5254.952" calcext:value-type="float">
            <text:p>5254.95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00.445" calcext:value-type="float">
            <text:p>5700.445</text:p>
          </table:table-cell>
          <table:table-cell office:value-type="float" office:value="5468.415" calcext:value-type="float">
            <text:p>5468.415</text:p>
          </table:table-cell>
          <table:table-cell office:value-type="float" office:value="5304.723" calcext:value-type="float">
            <text:p>5304.72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3.986" calcext:value-type="float">
            <text:p>5813.986</text:p>
          </table:table-cell>
          <table:table-cell office:value-type="float" office:value="5566.176" calcext:value-type="float">
            <text:p>5566.176</text:p>
          </table:table-cell>
          <table:table-cell office:value-type="float" office:value="5403.245" calcext:value-type="float">
            <text:p>5403.24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8.618" calcext:value-type="float">
            <text:p>5778.618</text:p>
          </table:table-cell>
          <table:table-cell office:value-type="float" office:value="5511.978" calcext:value-type="float">
            <text:p>5511.978</text:p>
          </table:table-cell>
          <table:table-cell office:value-type="float" office:value="5345.219" calcext:value-type="float">
            <text:p>5345.21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52.062" calcext:value-type="float">
            <text:p>5752.062</text:p>
          </table:table-cell>
          <table:table-cell office:value-type="float" office:value="5472.972" calcext:value-type="float">
            <text:p>5472.972</text:p>
          </table:table-cell>
          <table:table-cell office:value-type="float" office:value="5304.028" calcext:value-type="float">
            <text:p>5304.02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66.222" calcext:value-type="float">
            <text:p>5966.222</text:p>
          </table:table-cell>
          <table:table-cell office:value-type="float" office:value="5684.542" calcext:value-type="float">
            <text:p>5684.542</text:p>
          </table:table-cell>
          <table:table-cell office:value-type="float" office:value="5514.446" calcext:value-type="float">
            <text:p>5514.44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38.364" calcext:value-type="float">
            <text:p>5938.364</text:p>
          </table:table-cell>
          <table:table-cell office:value-type="float" office:value="5643.584" calcext:value-type="float">
            <text:p>5643.584</text:p>
          </table:table-cell>
          <table:table-cell office:value-type="float" office:value="5473.28" calcext:value-type="float">
            <text:p>5473.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7.317" calcext:value-type="float">
            <text:p>5897.317</text:p>
          </table:table-cell>
          <table:table-cell office:value-type="float" office:value="5589.097" calcext:value-type="float">
            <text:p>5589.097</text:p>
          </table:table-cell>
          <table:table-cell office:value-type="float" office:value="5419.085" calcext:value-type="float">
            <text:p>5419.08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'Results - n512'.H221" table:end-x="0.505cm" table:end-y="0.027cm" draw:z-index="8" draw:style-name="gr1" draw:text-style-name="P1" svg:width="15.989cm" svg:height="9.45cm" svg:x="0.606cm" svg:y="0.06cm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7"/>
          <table:table-cell>
            <draw:frame table:end-cell-address="'Results - n512'.P220" table:end-x="0.247cm" table:end-y="0.083cm" draw:z-index="7" draw:style-name="gr1" draw:text-style-name="P1" svg:width="15.997cm" svg:height="8.999cm" svg:x="0.055cm" svg:y="0.117cm">
              <draw:object draw:notify-on-update-of-ranges="'Results - n512'.B152:'Results - n512'.B170 'Results - n512'.C152:'Results - n512'.C170 'Results - n512'.D152:'Results - n512'.D17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</table:table-row>
      </table:table>
      <table:table table:name="Storage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2"/>
        <table:table-column table:style-name="co15" table:default-cell-style-name="ce2"/>
        <table:table-column table:style-name="co13" table:number-columns-repeated="1019" table:default-cell-style-name="ce1"/>
        <table:table-row table:style-name="ro1">
          <table:table-cell table:style-name="Default"/>
          <table:table-cell table:style-name="Default" office:value-type="string" calcext:value-type="string">
            <text:p>SUITE</text:p>
          </table:table-cell>
          <table:table-cell table:style-name="Default" office:value-type="string" calcext:value-type="string">
            <text:p>ENS</text:p>
          </table:table-cell>
          <table:table-cell table:style-name="Default" office:value-type="string" calcext:value-type="string">
            <text:p>DATA</text:p>
          </table:table-cell>
          <table:table-cell table:style-name="ce4" office:value-type="string" calcext:value-type="string">
            <text:p>Data (in MB)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3]/(1024)" office:value-type="float" office:value="0" calcext:value-type="float">
            <text:p>0</text:p>
          </table:table-cell>
          <table:table-cell table:style-name="Default">
            <draw:frame table:end-cell-address="Storage.M23" table:end-x="0.87cm" table:end-y="0.28cm" draw:z-index="0" draw:style-name="gr1" draw:text-style-name="P1" svg:width="16.015cm" svg:height="8.936cm" svg:x="0.661cm" svg:y="0.375cm">
              <draw:object draw:notify-on-update-of-ranges="Storage.E2:Storage.E19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58052" calcext:value-type="float">
            <text:p>458052</text:p>
          </table:table-cell>
          <table:table-cell table:style-name="ce4" table:formula="of:=[.D4]/(1024)" office:value-type="float" office:value="447.31640625" calcext:value-type="float">
            <text:p>44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49636" calcext:value-type="float">
            <text:p>549636</text:p>
          </table:table-cell>
          <table:table-cell table:style-name="ce4" table:formula="of:=[.D5]/(1024)" office:value-type="float" office:value="536.75390625" calcext:value-type="float">
            <text:p>53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1220" calcext:value-type="float">
            <text:p>641220</text:p>
          </table:table-cell>
          <table:table-cell table:style-name="ce4" table:formula="of:=[.D6]/(1024)" office:value-type="float" office:value="626.19140625" calcext:value-type="float">
            <text:p>62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32804" calcext:value-type="float">
            <text:p>732804</text:p>
          </table:table-cell>
          <table:table-cell table:style-name="ce4" table:formula="of:=[.D7]/(1024)" office:value-type="float" office:value="715.62890625" calcext:value-type="float">
            <text:p>71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4388" calcext:value-type="float">
            <text:p>824388</text:p>
          </table:table-cell>
          <table:table-cell table:style-name="ce4" table:formula="of:=[.D8]/(1024)" office:value-type="float" office:value="805.06640625" calcext:value-type="float">
            <text:p>80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5972" calcext:value-type="float">
            <text:p>915972</text:p>
          </table:table-cell>
          <table:table-cell table:style-name="ce4" table:formula="of:=[.D9]/(1024)" office:value-type="float" office:value="894.50390625" calcext:value-type="float">
            <text:p>89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07556" calcext:value-type="float">
            <text:p>1007556</text:p>
          </table:table-cell>
          <table:table-cell table:style-name="ce4" table:formula="of:=[.D10]/(1024)" office:value-type="float" office:value="983.94140625" calcext:value-type="float">
            <text:p>98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99140" calcext:value-type="float">
            <text:p>1099140</text:p>
          </table:table-cell>
          <table:table-cell table:style-name="ce4" table:formula="of:=[.D11]/(1024)" office:value-type="float" office:value="1073.37890625" calcext:value-type="float">
            <text:p>107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90724" calcext:value-type="float">
            <text:p>1190724</text:p>
          </table:table-cell>
          <table:table-cell table:style-name="ce4" table:formula="of:=[.D12]/(1024)" office:value-type="float" office:value="1162.81640625" calcext:value-type="float">
            <text:p>116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82308" calcext:value-type="float">
            <text:p>1282308</text:p>
          </table:table-cell>
          <table:table-cell table:style-name="ce4" table:formula="of:=[.D13]/(1024)" office:value-type="float" office:value="1252.25390625" calcext:value-type="float">
            <text:p>125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73892" calcext:value-type="float">
            <text:p>1373892</text:p>
          </table:table-cell>
          <table:table-cell table:style-name="ce4" table:formula="of:=[.D14]/(1024)" office:value-type="float" office:value="1341.69140625" calcext:value-type="float">
            <text:p>134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65476" calcext:value-type="float">
            <text:p>1465476</text:p>
          </table:table-cell>
          <table:table-cell table:style-name="ce4" table:formula="of:=[.D15]/(1024)" office:value-type="float" office:value="1431.12890625" calcext:value-type="float">
            <text:p>143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57060" calcext:value-type="float">
            <text:p>1557060</text:p>
          </table:table-cell>
          <table:table-cell table:style-name="ce4" table:formula="of:=[.D16]/(1024)" office:value-type="float" office:value="1520.56640625" calcext:value-type="float">
            <text:p>152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48644" calcext:value-type="float">
            <text:p>1648644</text:p>
          </table:table-cell>
          <table:table-cell table:style-name="ce4" table:formula="of:=[.D17]/(1024)" office:value-type="float" office:value="1610.00390625" calcext:value-type="float">
            <text:p>161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40228" calcext:value-type="float">
            <text:p>1740228</text:p>
          </table:table-cell>
          <table:table-cell table:style-name="ce4" table:formula="of:=[.D18]/(1024)" office:value-type="float" office:value="1699.44140625" calcext:value-type="float">
            <text:p>169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31816" calcext:value-type="float">
            <text:p>1831816</text:p>
          </table:table-cell>
          <table:table-cell table:style-name="ce4" table:formula="of:=[.D19]/(1024)" office:value-type="float" office:value="1788.8828125" calcext:value-type="float">
            <text:p>178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23396" calcext:value-type="float">
            <text:p>1923396</text:p>
          </table:table-cell>
          <table:table-cell table:style-name="ce4" table:formula="of:=[.D20]/(1024)" office:value-type="float" office:value="1878.31640625" calcext:value-type="float">
            <text:p>187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14980" calcext:value-type="float">
            <text:p>2014980</text:p>
          </table:table-cell>
          <table:table-cell table:style-name="ce4" table:formula="of:=[.D21]/(1024)" office:value-type="float" office:value="1967.75390625" calcext:value-type="float">
            <text:p>1968</text:p>
          </table:table-cell>
          <table:table-cell table:style-name="Default" table:number-columns-repeated="1019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table:number-columns-repeated="4"/>
          <table:table-cell table:style-name="ce4"/>
          <table:table-cell table:style-name="Default">
            <draw:frame table:end-cell-address="Storage.M44" table:end-x="0.892cm" table:end-y="0.339cm" draw:z-index="1" draw:style-name="gr1" draw:text-style-name="P1" svg:width="16.015cm" svg:height="8.931cm" svg:x="0.683cm" svg:y="0.441cm">
              <draw:object draw:notify-on-update-of-ranges="Storage.E24:Storage.E4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25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5216" calcext:value-type="float">
            <text:p>975216</text:p>
          </table:table-cell>
          <table:table-cell table:style-name="ce4" table:formula="of:=[.D26]/(1024)" office:value-type="float" office:value="952.359375" calcext:value-type="float">
            <text:p>95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68592" calcext:value-type="float">
            <text:p>1168592</text:p>
          </table:table-cell>
          <table:table-cell table:style-name="ce4" table:formula="of:=[.D27]/(1024)" office:value-type="float" office:value="1141.203125" calcext:value-type="float">
            <text:p>114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62248" calcext:value-type="float">
            <text:p>1362248</text:p>
          </table:table-cell>
          <table:table-cell table:style-name="ce4" table:formula="of:=[.D28]/(1024)" office:value-type="float" office:value="1330.3203125" calcext:value-type="float">
            <text:p>133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55876" calcext:value-type="float">
            <text:p>1555876</text:p>
          </table:table-cell>
          <table:table-cell table:style-name="ce4" table:formula="of:=[.D29]/(1024)" office:value-type="float" office:value="1519.41015625" calcext:value-type="float">
            <text:p>151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49520" calcext:value-type="float">
            <text:p>1749520</text:p>
          </table:table-cell>
          <table:table-cell table:style-name="ce4" table:formula="of:=[.D30]/(1024)" office:value-type="float" office:value="1708.515625" calcext:value-type="float">
            <text:p>170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943528" calcext:value-type="float">
            <text:p>1943528</text:p>
          </table:table-cell>
          <table:table-cell table:style-name="ce4" table:formula="of:=[.D31]/(1024)" office:value-type="float" office:value="1897.9765625" calcext:value-type="float">
            <text:p>189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36812" calcext:value-type="float">
            <text:p>2136812</text:p>
          </table:table-cell>
          <table:table-cell table:style-name="ce4" table:formula="of:=[.D32]/(1024)" office:value-type="float" office:value="2086.73046875" calcext:value-type="float">
            <text:p>208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330720" calcext:value-type="float">
            <text:p>2330720</text:p>
          </table:table-cell>
          <table:table-cell table:style-name="ce4" table:formula="of:=[.D33]/(1024)" office:value-type="float" office:value="2276.09375" calcext:value-type="float">
            <text:p>22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24096" calcext:value-type="float">
            <text:p>2524096</text:p>
          </table:table-cell>
          <table:table-cell table:style-name="ce4" table:formula="of:=[.D34]/(1024)" office:value-type="float" office:value="2464.9375" calcext:value-type="float">
            <text:p>246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717752" calcext:value-type="float">
            <text:p>2717752</text:p>
          </table:table-cell>
          <table:table-cell table:style-name="ce4" table:formula="of:=[.D35]/(1024)" office:value-type="float" office:value="2654.0546875" calcext:value-type="float">
            <text:p>265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11380" calcext:value-type="float">
            <text:p>2911380</text:p>
          </table:table-cell>
          <table:table-cell table:style-name="ce4" table:formula="of:=[.D36]/(1024)" office:value-type="float" office:value="2843.14453125" calcext:value-type="float">
            <text:p>284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05152" calcext:value-type="float">
            <text:p>3105152</text:p>
          </table:table-cell>
          <table:table-cell table:style-name="ce4" table:formula="of:=[.D37]/(1024)" office:value-type="float" office:value="3032.375" calcext:value-type="float">
            <text:p>303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98800" calcext:value-type="float">
            <text:p>3298800</text:p>
          </table:table-cell>
          <table:table-cell table:style-name="ce4" table:formula="of:=[.D38]/(1024)" office:value-type="float" office:value="3221.484375" calcext:value-type="float">
            <text:p>322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492332" calcext:value-type="float">
            <text:p>3492332</text:p>
          </table:table-cell>
          <table:table-cell table:style-name="ce4" table:formula="of:=[.D39]/(1024)" office:value-type="float" office:value="3410.48046875" calcext:value-type="float">
            <text:p>341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686020" calcext:value-type="float">
            <text:p>3686020</text:p>
          </table:table-cell>
          <table:table-cell table:style-name="ce4" table:formula="of:=[.D40]/(1024)" office:value-type="float" office:value="3599.62890625" calcext:value-type="float">
            <text:p>360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879800" calcext:value-type="float">
            <text:p>3879800</text:p>
          </table:table-cell>
          <table:table-cell table:style-name="ce4" table:formula="of:=[.D41]/(1024)" office:value-type="float" office:value="3788.8671875" calcext:value-type="float">
            <text:p>378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073684" calcext:value-type="float">
            <text:p>4073684</text:p>
          </table:table-cell>
          <table:table-cell table:style-name="ce4" table:formula="of:=[.D42]/(1024)" office:value-type="float" office:value="3978.20703125" calcext:value-type="float">
            <text:p>397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267296" calcext:value-type="float">
            <text:p>4267296</text:p>
          </table:table-cell>
          <table:table-cell table:style-name="ce4" table:formula="of:=[.D43]/(1024)" office:value-type="float" office:value="4167.28125" calcext:value-type="float">
            <text:p>4167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47]/(1024)" office:value-type="float" office:value="0" calcext:value-type="float">
            <text:p>0</text:p>
          </table:table-cell>
          <table:table-cell table:style-name="Default">
            <draw:frame table:end-cell-address="Storage.M66" table:end-x="1.071cm" table:end-y="0.427cm" draw:z-index="2" draw:style-name="gr1" draw:text-style-name="P1" svg:width="16.015cm" svg:height="8.93cm" svg:x="0.862cm" svg:y="0.077cm">
              <draw:object draw:notify-on-update-of-ranges="Storage.E46:Storage.E6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9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51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3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4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5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1660" calcext:value-type="float">
            <text:p>91660</text:p>
          </table:table-cell>
          <table:table-cell table:style-name="ce4" table:formula="of:=[.D56]/(1024)" office:value-type="float" office:value="89.5117187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9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1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3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4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65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69]/(1024)" office:value-type="float" office:value="0" calcext:value-type="float">
            <text:p>0</text:p>
          </table:table-cell>
          <table:table-cell table:style-name="Default">
            <draw:frame table:end-cell-address="Storage.M88" table:end-x="1.034cm" table:end-y="0.386cm" draw:z-index="3" draw:style-name="gr1" draw:text-style-name="P1" svg:width="16.015cm" svg:height="8.93cm" svg:x="0.825cm" svg:y="0.036cm">
              <draw:object draw:notify-on-update-of-ranges="Storage.E68:Storage.E8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18356" calcext:value-type="float">
            <text:p>2318356</text:p>
          </table:table-cell>
          <table:table-cell table:style-name="ce4" table:formula="of:=[.D70]/(1024)" office:value-type="float" office:value="2264.01953125" calcext:value-type="float">
            <text:p>226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82000" calcext:value-type="float">
            <text:p>2782000</text:p>
          </table:table-cell>
          <table:table-cell table:style-name="ce4" table:formula="of:=[.D71]/(1024)" office:value-type="float" office:value="2716.796875" calcext:value-type="float">
            <text:p>271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45644" calcext:value-type="float">
            <text:p>3245644</text:p>
          </table:table-cell>
          <table:table-cell table:style-name="ce4" table:formula="of:=[.D72]/(1024)" office:value-type="float" office:value="3169.57421875" calcext:value-type="float">
            <text:p>317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709292" calcext:value-type="float">
            <text:p>3709292</text:p>
          </table:table-cell>
          <table:table-cell table:style-name="ce4" table:formula="of:=[.D73]/(1024)" office:value-type="float" office:value="3622.35546875" calcext:value-type="float">
            <text:p>362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172936" calcext:value-type="float">
            <text:p>4172936</text:p>
          </table:table-cell>
          <table:table-cell table:style-name="ce4" table:formula="of:=[.D74]/(1024)" office:value-type="float" office:value="4075.1328125" calcext:value-type="float">
            <text:p>407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6580" calcext:value-type="float">
            <text:p>4636580</text:p>
          </table:table-cell>
          <table:table-cell table:style-name="ce4" table:formula="of:=[.D75]/(1024)" office:value-type="float" office:value="4527.91015625" calcext:value-type="float">
            <text:p>452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100220" calcext:value-type="float">
            <text:p>5100220</text:p>
          </table:table-cell>
          <table:table-cell table:style-name="ce4" table:formula="of:=[.D76]/(1024)" office:value-type="float" office:value="4980.68359375" calcext:value-type="float">
            <text:p>498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563868" calcext:value-type="float">
            <text:p>5563868</text:p>
          </table:table-cell>
          <table:table-cell table:style-name="ce4" table:formula="of:=[.D77]/(1024)" office:value-type="float" office:value="5433.46484375" calcext:value-type="float">
            <text:p>543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027512" calcext:value-type="float">
            <text:p>6027512</text:p>
          </table:table-cell>
          <table:table-cell table:style-name="ce4" table:formula="of:=[.D78]/(1024)" office:value-type="float" office:value="5886.2421875" calcext:value-type="float">
            <text:p>588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491156" calcext:value-type="float">
            <text:p>6491156</text:p>
          </table:table-cell>
          <table:table-cell table:style-name="ce4" table:formula="of:=[.D79]/(1024)" office:value-type="float" office:value="6339.01953125" calcext:value-type="float">
            <text:p>633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954800" calcext:value-type="float">
            <text:p>6954800</text:p>
          </table:table-cell>
          <table:table-cell table:style-name="ce4" table:formula="of:=[.D80]/(1024)" office:value-type="float" office:value="6791.796875" calcext:value-type="float">
            <text:p>679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418444" calcext:value-type="float">
            <text:p>7418444</text:p>
          </table:table-cell>
          <table:table-cell table:style-name="ce4" table:formula="of:=[.D81]/(1024)" office:value-type="float" office:value="7244.57421875" calcext:value-type="float">
            <text:p>724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882088" calcext:value-type="float">
            <text:p>7882088</text:p>
          </table:table-cell>
          <table:table-cell table:style-name="ce4" table:formula="of:=[.D82]/(1024)" office:value-type="float" office:value="7697.3515625" calcext:value-type="float">
            <text:p>769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45732" calcext:value-type="float">
            <text:p>8345732</text:p>
          </table:table-cell>
          <table:table-cell table:style-name="ce4" table:formula="of:=[.D83]/(1024)" office:value-type="float" office:value="8150.12890625" calcext:value-type="float">
            <text:p>815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809376" calcext:value-type="float">
            <text:p>8809376</text:p>
          </table:table-cell>
          <table:table-cell table:style-name="ce4" table:formula="of:=[.D84]/(1024)" office:value-type="float" office:value="8602.90625" calcext:value-type="float">
            <text:p>860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273020" calcext:value-type="float">
            <text:p>9273020</text:p>
          </table:table-cell>
          <table:table-cell table:style-name="ce4" table:formula="of:=[.D85]/(1024)" office:value-type="float" office:value="9055.68359375" calcext:value-type="float">
            <text:p>905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736664" calcext:value-type="float">
            <text:p>9736664</text:p>
          </table:table-cell>
          <table:table-cell table:style-name="ce4" table:formula="of:=[.D86]/(1024)" office:value-type="float" office:value="9508.4609375" calcext:value-type="float">
            <text:p>950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200308" calcext:value-type="float">
            <text:p>10200308</text:p>
          </table:table-cell>
          <table:table-cell table:style-name="ce4" table:formula="of:=[.D87]/(1024)" office:value-type="float" office:value="9961.23828125" calcext:value-type="float">
            <text:p>9961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91]/(1024)" office:value-type="float" office:value="0" calcext:value-type="float">
            <text:p>0</text:p>
          </table:table-cell>
          <table:table-cell table:style-name="Default">
            <draw:frame table:end-cell-address="Storage.M110" table:end-x="1.182cm" table:end-y="0.351cm" draw:z-index="4" draw:style-name="gr1" draw:text-style-name="P1" svg:width="16.015cm" svg:height="8.933cm" svg:x="0.973cm" svg:y="-0.001cm">
              <draw:object draw:notify-on-update-of-ranges="Storage.E90:Storage.E10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907436" calcext:value-type="float">
            <text:p>4907436</text:p>
          </table:table-cell>
          <table:table-cell table:style-name="ce4" table:formula="of:=[.D92]/(1024)" office:value-type="float" office:value="4792.41796875" calcext:value-type="float">
            <text:p>479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887408" calcext:value-type="float">
            <text:p>5887408</text:p>
          </table:table-cell>
          <table:table-cell table:style-name="ce4" table:formula="of:=[.D93]/(1024)" office:value-type="float" office:value="5749.421875" calcext:value-type="float">
            <text:p>574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67476" calcext:value-type="float">
            <text:p>6867476</text:p>
          </table:table-cell>
          <table:table-cell table:style-name="ce4" table:formula="of:=[.D94]/(1024)" office:value-type="float" office:value="6706.51953125" calcext:value-type="float">
            <text:p>670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47756" calcext:value-type="float">
            <text:p>7847756</text:p>
          </table:table-cell>
          <table:table-cell table:style-name="ce4" table:formula="of:=[.D95]/(1024)" office:value-type="float" office:value="7663.82421875" calcext:value-type="float">
            <text:p>766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827740" calcext:value-type="float">
            <text:p>8827740</text:p>
          </table:table-cell>
          <table:table-cell table:style-name="ce4" table:formula="of:=[.D96]/(1024)" office:value-type="float" office:value="8620.83984375" calcext:value-type="float">
            <text:p>862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807748" calcext:value-type="float">
            <text:p>9807748</text:p>
          </table:table-cell>
          <table:table-cell table:style-name="ce4" table:formula="of:=[.D97]/(1024)" office:value-type="float" office:value="9577.87890625" calcext:value-type="float">
            <text:p>957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787772" calcext:value-type="float">
            <text:p>10787772</text:p>
          </table:table-cell>
          <table:table-cell table:style-name="ce4" table:formula="of:=[.D98]/(1024)" office:value-type="float" office:value="10534.93359375" calcext:value-type="float">
            <text:p>1053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767844" calcext:value-type="float">
            <text:p>11767844</text:p>
          </table:table-cell>
          <table:table-cell table:style-name="ce4" table:formula="of:=[.D99]/(1024)" office:value-type="float" office:value="11492.03515625" calcext:value-type="float">
            <text:p>1149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747836" calcext:value-type="float">
            <text:p>12747836</text:p>
          </table:table-cell>
          <table:table-cell table:style-name="ce4" table:formula="of:=[.D100]/(1024)" office:value-type="float" office:value="12449.05859375" calcext:value-type="float">
            <text:p>1244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727864" calcext:value-type="float">
            <text:p>13727864</text:p>
          </table:table-cell>
          <table:table-cell table:style-name="ce4" table:formula="of:=[.D101]/(1024)" office:value-type="float" office:value="13406.1171875" calcext:value-type="float">
            <text:p>1340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707892" calcext:value-type="float">
            <text:p>14707892</text:p>
          </table:table-cell>
          <table:table-cell table:style-name="ce4" table:formula="of:=[.D102]/(1024)" office:value-type="float" office:value="14363.17578125" calcext:value-type="float">
            <text:p>1436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687920" calcext:value-type="float">
            <text:p>15687920</text:p>
          </table:table-cell>
          <table:table-cell table:style-name="ce4" table:formula="of:=[.D103]/(1024)" office:value-type="float" office:value="15320.234375" calcext:value-type="float">
            <text:p>1532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667912" calcext:value-type="float">
            <text:p>16667912</text:p>
          </table:table-cell>
          <table:table-cell table:style-name="ce4" table:formula="of:=[.D104]/(1024)" office:value-type="float" office:value="16277.2578125" calcext:value-type="float">
            <text:p>1627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647940" calcext:value-type="float">
            <text:p>17647940</text:p>
          </table:table-cell>
          <table:table-cell table:style-name="ce4" table:formula="of:=[.D105]/(1024)" office:value-type="float" office:value="17234.31640625" calcext:value-type="float">
            <text:p>1723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627968" calcext:value-type="float">
            <text:p>18627968</text:p>
          </table:table-cell>
          <table:table-cell table:style-name="ce4" table:formula="of:=[.D106]/(1024)" office:value-type="float" office:value="18191.375" calcext:value-type="float">
            <text:p>1819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607996" calcext:value-type="float">
            <text:p>19607996</text:p>
          </table:table-cell>
          <table:table-cell table:style-name="ce4" table:formula="of:=[.D107]/(1024)" office:value-type="float" office:value="19148.43359375" calcext:value-type="float">
            <text:p>1914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587988" calcext:value-type="float">
            <text:p>20587988</text:p>
          </table:table-cell>
          <table:table-cell table:style-name="ce4" table:formula="of:=[.D108]/(1024)" office:value-type="float" office:value="20105.45703125" calcext:value-type="float">
            <text:p>2010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568016" calcext:value-type="float">
            <text:p>21568016</text:p>
          </table:table-cell>
          <table:table-cell table:style-name="ce4" table:formula="of:=[.D109]/(1024)" office:value-type="float" office:value="21062.515625" calcext:value-type="float">
            <text:p>2106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13]/(1024)" office:value-type="float" office:value="0" calcext:value-type="float">
            <text:p>0</text:p>
          </table:table-cell>
          <table:table-cell table:style-name="Default">
            <draw:frame table:end-cell-address="Storage.M132" table:end-x="1.197cm" table:end-y="0.434cm" draw:z-index="5" draw:style-name="gr1" draw:text-style-name="P1" svg:width="16.015cm" svg:height="8.93cm" svg:x="0.988cm" svg:y="0.085cm">
              <draw:object draw:notify-on-update-of-ranges="Storage.E112:Storage.E129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0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1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3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30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31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35]/(1024)" office:value-type="float" office:value="0" calcext:value-type="float">
            <text:p>0</text:p>
          </table:table-cell>
          <table:table-cell table:style-name="Default">
            <draw:frame table:end-cell-address="Storage.M154" table:end-x="1.301cm" table:end-y="0.435cm" draw:z-index="6" draw:style-name="gr1" draw:text-style-name="P1" svg:width="16.015cm" svg:height="8.927cm" svg:x="1.092cm" svg:y="0.088cm">
              <draw:object draw:notify-on-update-of-ranges="Storage.E134:Storage.E151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025432" calcext:value-type="float">
            <text:p>13025432</text:p>
          </table:table-cell>
          <table:table-cell table:style-name="ce4" table:formula="of:=[.D136]/(1024)" office:value-type="float" office:value="12720.1484375" calcext:value-type="float">
            <text:p>1272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630488" calcext:value-type="float">
            <text:p>15630488</text:p>
          </table:table-cell>
          <table:table-cell table:style-name="ce4" table:formula="of:=[.D137]/(1024)" office:value-type="float" office:value="15264.1484375" calcext:value-type="float">
            <text:p>1526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235548" calcext:value-type="float">
            <text:p>18235548</text:p>
          </table:table-cell>
          <table:table-cell table:style-name="ce4" table:formula="of:=[.D138]/(1024)" office:value-type="float" office:value="17808.15234375" calcext:value-type="float">
            <text:p>1780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840604" calcext:value-type="float">
            <text:p>20840604</text:p>
          </table:table-cell>
          <table:table-cell table:style-name="ce4" table:formula="of:=[.D139]/(1024)" office:value-type="float" office:value="20352.15234375" calcext:value-type="float">
            <text:p>2035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445656" calcext:value-type="float">
            <text:p>23445656</text:p>
          </table:table-cell>
          <table:table-cell table:style-name="ce4" table:formula="of:=[.D140]/(1024)" office:value-type="float" office:value="22896.1484375" calcext:value-type="float">
            <text:p>2289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0716" calcext:value-type="float">
            <text:p>26050716</text:p>
          </table:table-cell>
          <table:table-cell table:style-name="ce4" table:formula="of:=[.D141]/(1024)" office:value-type="float" office:value="25440.15234375" calcext:value-type="float">
            <text:p>2544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8655772" calcext:value-type="float">
            <text:p>28655772</text:p>
          </table:table-cell>
          <table:table-cell table:style-name="ce4" table:formula="of:=[.D142]/(1024)" office:value-type="float" office:value="27984.15234375" calcext:value-type="float">
            <text:p>2798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1260828" calcext:value-type="float">
            <text:p>31260828</text:p>
          </table:table-cell>
          <table:table-cell table:style-name="ce4" table:formula="of:=[.D143]/(1024)" office:value-type="float" office:value="30528.15234375" calcext:value-type="float">
            <text:p>3052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865892" calcext:value-type="float">
            <text:p>33865892</text:p>
          </table:table-cell>
          <table:table-cell table:style-name="ce4" table:formula="of:=[.D144]/(1024)" office:value-type="float" office:value="33072.16015625" calcext:value-type="float">
            <text:p>3307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470948" calcext:value-type="float">
            <text:p>36470948</text:p>
          </table:table-cell>
          <table:table-cell table:style-name="ce4" table:formula="of:=[.D145]/(1024)" office:value-type="float" office:value="35616.16015625" calcext:value-type="float">
            <text:p>3561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9076004" calcext:value-type="float">
            <text:p>39076004</text:p>
          </table:table-cell>
          <table:table-cell table:style-name="ce4" table:formula="of:=[.D146]/(1024)" office:value-type="float" office:value="38160.16015625" calcext:value-type="float">
            <text:p>3816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1681060" calcext:value-type="float">
            <text:p>41681060</text:p>
          </table:table-cell>
          <table:table-cell table:style-name="ce4" table:formula="of:=[.D147]/(1024)" office:value-type="float" office:value="40704.16015625" calcext:value-type="float">
            <text:p>4070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4286120" calcext:value-type="float">
            <text:p>44286120</text:p>
          </table:table-cell>
          <table:table-cell table:style-name="ce4" table:formula="of:=[.D148]/(1024)" office:value-type="float" office:value="43248.1640625" calcext:value-type="float">
            <text:p>4324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891172" calcext:value-type="float">
            <text:p>46891172</text:p>
          </table:table-cell>
          <table:table-cell table:style-name="ce4" table:formula="of:=[.D149]/(1024)" office:value-type="float" office:value="45792.16015625" calcext:value-type="float">
            <text:p>4579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9496232" calcext:value-type="float">
            <text:p>49496232</text:p>
          </table:table-cell>
          <table:table-cell table:style-name="ce4" table:formula="of:=[.D150]/(1024)" office:value-type="float" office:value="48336.1640625" calcext:value-type="float">
            <text:p>4833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2101292" calcext:value-type="float">
            <text:p>52101292</text:p>
          </table:table-cell>
          <table:table-cell table:style-name="ce4" table:formula="of:=[.D151]/(1024)" office:value-type="float" office:value="50880.16796875" calcext:value-type="float">
            <text:p>5088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4706344" calcext:value-type="float">
            <text:p>54706344</text:p>
          </table:table-cell>
          <table:table-cell table:style-name="ce4" table:formula="of:=[.D152]/(1024)" office:value-type="float" office:value="53424.1640625" calcext:value-type="float">
            <text:p>5342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311400" calcext:value-type="float">
            <text:p>57311400</text:p>
          </table:table-cell>
          <table:table-cell table:style-name="ce4" table:formula="of:=[.D153]/(1024)" office:value-type="float" office:value="55968.1640625" calcext:value-type="float">
            <text:p>55968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57]/(1024)" office:value-type="float" office:value="0" calcext:value-type="float">
            <text:p>0</text:p>
          </table:table-cell>
          <table:table-cell table:style-name="Default">
            <draw:frame table:end-cell-address="Storage.M175" table:end-x="1.278cm" table:end-y="0.385cm" draw:z-index="7" draw:style-name="gr1" draw:text-style-name="P1" svg:width="16cm" svg:height="8.478cm" svg:x="1.084cm" svg:y="0.037cm">
              <draw:object draw:notify-on-update-of-ranges="Storage.E158:Storage.E175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536064" calcext:value-type="float">
            <text:p>27536064</text:p>
          </table:table-cell>
          <table:table-cell table:style-name="ce4" table:formula="of:=[.D158]/(1024)" office:value-type="float" office:value="26890.6875" calcext:value-type="float">
            <text:p>2689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3041664" calcext:value-type="float">
            <text:p>33041664</text:p>
          </table:table-cell>
          <table:table-cell table:style-name="ce4" table:formula="of:=[.D159]/(1024)" office:value-type="float" office:value="32267.25" calcext:value-type="float">
            <text:p>3226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547264" calcext:value-type="float">
            <text:p>38547264</text:p>
          </table:table-cell>
          <table:table-cell table:style-name="ce4" table:formula="of:=[.D160]/(1024)" office:value-type="float" office:value="37643.8125" calcext:value-type="float">
            <text:p>376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4052864" calcext:value-type="float">
            <text:p>44052864</text:p>
          </table:table-cell>
          <table:table-cell table:style-name="ce4" table:formula="of:=[.D161]/(1024)" office:value-type="float" office:value="43020.375" calcext:value-type="float">
            <text:p>4302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9558464" calcext:value-type="float">
            <text:p>49558464</text:p>
          </table:table-cell>
          <table:table-cell table:style-name="ce4" table:formula="of:=[.D162]/(1024)" office:value-type="float" office:value="48396.9375" calcext:value-type="float">
            <text:p>4839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064064" calcext:value-type="float">
            <text:p>55064064</text:p>
          </table:table-cell>
          <table:table-cell table:style-name="ce4" table:formula="of:=[.D163]/(1024)" office:value-type="float" office:value="53773.5" calcext:value-type="float">
            <text:p>5377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0569664" calcext:value-type="float">
            <text:p>60569664</text:p>
          </table:table-cell>
          <table:table-cell table:style-name="ce4" table:formula="of:=[.D164]/(1024)" office:value-type="float" office:value="59150.0625" calcext:value-type="float">
            <text:p>5915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580864" calcext:value-type="float">
            <text:p>71580864</text:p>
          </table:table-cell>
          <table:table-cell table:style-name="ce4" table:formula="of:=[.D165]/(1024)" office:value-type="float" office:value="69903.1875" calcext:value-type="float">
            <text:p>6990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7086464" calcext:value-type="float">
            <text:p>77086464</text:p>
          </table:table-cell>
          <table:table-cell table:style-name="ce4" table:formula="of:=[.D166]/(1024)" office:value-type="float" office:value="75279.75" calcext:value-type="float">
            <text:p>7528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2592064" calcext:value-type="float">
            <text:p>82592064</text:p>
          </table:table-cell>
          <table:table-cell table:style-name="ce4" table:formula="of:=[.D167]/(1024)" office:value-type="float" office:value="80656.3125" calcext:value-type="float">
            <text:p>8065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8097664" calcext:value-type="float">
            <text:p>88097664</text:p>
          </table:table-cell>
          <table:table-cell table:style-name="ce4" table:formula="of:=[.D168]/(1024)" office:value-type="float" office:value="86032.875" calcext:value-type="float">
            <text:p>8603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3603264" calcext:value-type="float">
            <text:p>93603264</text:p>
          </table:table-cell>
          <table:table-cell table:style-name="ce4" table:formula="of:=[.D169]/(1024)" office:value-type="float" office:value="91409.4375" calcext:value-type="float">
            <text:p>9140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9108864" calcext:value-type="float">
            <text:p>99108864</text:p>
          </table:table-cell>
          <table:table-cell table:style-name="ce4" table:formula="of:=[.D170]/(1024)" office:value-type="float" office:value="96786" calcext:value-type="float">
            <text:p>9678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4614464" calcext:value-type="float">
            <text:p>104614464</text:p>
          </table:table-cell>
          <table:table-cell table:style-name="ce4" table:formula="of:=[.D171]/(1024)" office:value-type="float" office:value="102162.5625" calcext:value-type="float">
            <text:p>10216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0120064" calcext:value-type="float">
            <text:p>110120064</text:p>
          </table:table-cell>
          <table:table-cell table:style-name="ce4" table:formula="of:=[.D172]/(1024)" office:value-type="float" office:value="107539.125" calcext:value-type="float">
            <text:p>10753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5625664" calcext:value-type="float">
            <text:p>115625664</text:p>
          </table:table-cell>
          <table:table-cell table:style-name="ce4" table:formula="of:=[.D173]/(1024)" office:value-type="float" office:value="112915.6875" calcext:value-type="float">
            <text:p>11291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1131264" calcext:value-type="float">
            <text:p>121131264</text:p>
          </table:table-cell>
          <table:table-cell table:style-name="ce4" table:formula="of:=[.D174]/(1024)" office:value-type="float" office:value="118292.25" calcext:value-type="float">
            <text:p>118292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78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79]/(1024)" office:value-type="float" office:value="2544.09375" calcext:value-type="float">
            <text:p>2544</text:p>
          </table:table-cell>
          <table:table-cell table:style-name="Default">
            <draw:frame table:end-cell-address="Storage.M198" table:end-x="1.174cm" table:end-y="0.357cm" draw:z-index="8" draw:style-name="gr1" draw:text-style-name="P1" svg:width="15.998cm" svg:height="8.932cm" svg:x="0.982cm" svg:y="0.005cm">
              <draw:object draw:notify-on-update-of-ranges="Storage.E180:Storage.E197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0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1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2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4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5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6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7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8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9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0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1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2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4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5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6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3"/>
          <table:table-cell/>
          <table:table-cell table:style-name="Default" table:number-columns-repeated="1019"/>
        </table:table-row>
        <table:table-row table:style-name="ro1">
          <table:table-cell/>
          <table:table-cell office:value-type="float" office:value="447.31640625" calcext:value-type="float">
            <text:p>447</text:p>
          </table:table-cell>
          <table:table-cell table:style-name="ce2" office:value-type="float" office:value="952.359375" calcext:value-type="float">
            <text:p>952</text:p>
          </table:table-cell>
          <table:table-cell office:value-type="float" office:value="89.515625" calcext:value-type="float">
            <text:p>90</text:p>
          </table:table-cell>
          <table:table-cell table:style-name="Default">
            <draw:frame table:end-cell-address="Storage.L219" table:end-x="1.45cm" table:end-y="0.438cm" draw:z-index="9" draw:style-name="gr1" draw:text-style-name="P1" svg:width="16.248cm" svg:height="8.997cm" svg:x="1.255cm" svg:y="0.021cm">
              <draw:object draw:notify-on-update-of-ranges="Storage.B201:Storage.B218 Storage.C201:Storage.C218 Storage.D201:Storage.D218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536.75390625" calcext:value-type="float">
            <text:p>537</text:p>
          </table:table-cell>
          <table:table-cell table:style-name="ce2" office:value-type="float" office:value="1141.203125" calcext:value-type="float">
            <text:p>1141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26.19140625" calcext:value-type="float">
            <text:p>626</text:p>
          </table:table-cell>
          <table:table-cell table:style-name="ce2" office:value-type="float" office:value="1330.3203125" calcext:value-type="float">
            <text:p>133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15.62890625" calcext:value-type="float">
            <text:p>716</text:p>
          </table:table-cell>
          <table:table-cell table:style-name="ce2" office:value-type="float" office:value="1519.41015625" calcext:value-type="float">
            <text:p>1519</text:p>
          </table:table-cell>
          <table:table-cell office:value-type="float" office:value="89.519531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05.06640625" calcext:value-type="float">
            <text:p>805</text:p>
          </table:table-cell>
          <table:table-cell table:style-name="ce2" office:value-type="float" office:value="1708.515625" calcext:value-type="float">
            <text:p>1709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94.50390625" calcext:value-type="float">
            <text:p>895</text:p>
          </table:table-cell>
          <table:table-cell table:style-name="ce2" office:value-type="float" office:value="1897.9765625" calcext:value-type="float">
            <text:p>1898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83.94140625" calcext:value-type="float">
            <text:p>984</text:p>
          </table:table-cell>
          <table:table-cell table:style-name="ce2" office:value-type="float" office:value="2086.73046875" calcext:value-type="float">
            <text:p>2087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073.37890625" calcext:value-type="float">
            <text:p>1073</text:p>
          </table:table-cell>
          <table:table-cell table:style-name="ce2" office:value-type="float" office:value="2276.09375" calcext:value-type="float">
            <text:p>2276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162.81640625" calcext:value-type="float">
            <text:p>1163</text:p>
          </table:table-cell>
          <table:table-cell table:style-name="ce2" office:value-type="float" office:value="2464.9375" calcext:value-type="float">
            <text:p>2465</text:p>
          </table:table-cell>
          <table:table-cell office:value-type="float" office:value="89.5117187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52.25390625" calcext:value-type="float">
            <text:p>1252</text:p>
          </table:table-cell>
          <table:table-cell table:style-name="ce2" office:value-type="float" office:value="2654.0546875" calcext:value-type="float">
            <text:p>2654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341.69140625" calcext:value-type="float">
            <text:p>1342</text:p>
          </table:table-cell>
          <table:table-cell table:style-name="ce2" office:value-type="float" office:value="2843.14453125" calcext:value-type="float">
            <text:p>2843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431.12890625" calcext:value-type="float">
            <text:p>1431</text:p>
          </table:table-cell>
          <table:table-cell table:style-name="ce2" office:value-type="float" office:value="3032.375" calcext:value-type="float">
            <text:p>3032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520.56640625" calcext:value-type="float">
            <text:p>1521</text:p>
          </table:table-cell>
          <table:table-cell table:style-name="ce2" office:value-type="float" office:value="3221.484375" calcext:value-type="float">
            <text:p>3221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610.00390625" calcext:value-type="float">
            <text:p>1610</text:p>
          </table:table-cell>
          <table:table-cell table:style-name="ce2" office:value-type="float" office:value="3410.48046875" calcext:value-type="float">
            <text:p>341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699.44140625" calcext:value-type="float">
            <text:p>1699</text:p>
          </table:table-cell>
          <table:table-cell table:style-name="ce2" office:value-type="float" office:value="3599.62890625" calcext:value-type="float">
            <text:p>360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88.8828125" calcext:value-type="float">
            <text:p>1789</text:p>
          </table:table-cell>
          <table:table-cell table:style-name="ce2" office:value-type="float" office:value="3788.8671875" calcext:value-type="float">
            <text:p>3789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878.31640625" calcext:value-type="float">
            <text:p>1878</text:p>
          </table:table-cell>
          <table:table-cell table:style-name="ce2" office:value-type="float" office:value="3978.20703125" calcext:value-type="float">
            <text:p>3978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967.75390625" calcext:value-type="float">
            <text:p>1968</text:p>
          </table:table-cell>
          <table:table-cell table:style-name="ce2" office:value-type="float" office:value="4167.28125" calcext:value-type="float">
            <text:p>4167</text:p>
          </table:table-cell>
          <table:table-cell office:value-type="float" office:value="89.519531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264.01953125" calcext:value-type="float">
            <text:p>2264</text:p>
          </table:table-cell>
          <table:table-cell table:style-name="ce2" office:value-type="float" office:value="4792.41796875" calcext:value-type="float">
            <text:p>4792</text:p>
          </table:table-cell>
          <table:table-cell office:value-type="float" office:value="452.859375" calcext:value-type="float">
            <text:p>453</text:p>
          </table:table-cell>
          <table:table-cell table:style-name="Default">
            <draw:frame table:end-cell-address="Storage.L240" table:end-x="1.474cm" table:end-y="0.446cm" draw:z-index="10" draw:style-name="gr1" draw:text-style-name="P1" svg:width="16.248cm" svg:height="8.999cm" svg:x="1.279cm" svg:y="0.028cm">
              <draw:object draw:notify-on-update-of-ranges="Storage.B222:Storage.B239 Storage.C222:Storage.C239 Storage.D222:Storage.D23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2716.796875" calcext:value-type="float">
            <text:p>2717</text:p>
          </table:table-cell>
          <table:table-cell table:style-name="ce2" office:value-type="float" office:value="5749.421875" calcext:value-type="float">
            <text:p>5749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169.57421875" calcext:value-type="float">
            <text:p>3170</text:p>
          </table:table-cell>
          <table:table-cell table:style-name="ce2" office:value-type="float" office:value="6706.51953125" calcext:value-type="float">
            <text:p>6707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622.35546875" calcext:value-type="float">
            <text:p>3622</text:p>
          </table:table-cell>
          <table:table-cell table:style-name="ce2" office:value-type="float" office:value="7663.82421875" calcext:value-type="float">
            <text:p>7664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075.1328125" calcext:value-type="float">
            <text:p>4075</text:p>
          </table:table-cell>
          <table:table-cell table:style-name="ce2" office:value-type="float" office:value="8620.83984375" calcext:value-type="float">
            <text:p>8621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527.91015625" calcext:value-type="float">
            <text:p>4528</text:p>
          </table:table-cell>
          <table:table-cell table:style-name="ce2" office:value-type="float" office:value="9577.87890625" calcext:value-type="float">
            <text:p>9578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980.68359375" calcext:value-type="float">
            <text:p>4981</text:p>
          </table:table-cell>
          <table:table-cell table:style-name="ce2" office:value-type="float" office:value="10534.93359375" calcext:value-type="float">
            <text:p>10535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433.46484375" calcext:value-type="float">
            <text:p>5433</text:p>
          </table:table-cell>
          <table:table-cell table:style-name="ce2" office:value-type="float" office:value="11492.03515625" calcext:value-type="float">
            <text:p>11492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886.2421875" calcext:value-type="float">
            <text:p>5886</text:p>
          </table:table-cell>
          <table:table-cell table:style-name="ce2" office:value-type="float" office:value="12449.05859375" calcext:value-type="float">
            <text:p>12449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339.01953125" calcext:value-type="float">
            <text:p>6339</text:p>
          </table:table-cell>
          <table:table-cell table:style-name="ce2" office:value-type="float" office:value="13406.1171875" calcext:value-type="float">
            <text:p>13406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791.796875" calcext:value-type="float">
            <text:p>6792</text:p>
          </table:table-cell>
          <table:table-cell table:style-name="ce2" office:value-type="float" office:value="14363.17578125" calcext:value-type="float">
            <text:p>14363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244.57421875" calcext:value-type="float">
            <text:p>7245</text:p>
          </table:table-cell>
          <table:table-cell table:style-name="ce2" office:value-type="float" office:value="15320.234375" calcext:value-type="float">
            <text:p>15320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697.3515625" calcext:value-type="float">
            <text:p>7697</text:p>
          </table:table-cell>
          <table:table-cell table:style-name="ce2" office:value-type="float" office:value="16277.2578125" calcext:value-type="float">
            <text:p>16277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150.12890625" calcext:value-type="float">
            <text:p>8150</text:p>
          </table:table-cell>
          <table:table-cell table:style-name="ce2" office:value-type="float" office:value="17234.31640625" calcext:value-type="float">
            <text:p>17234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602.90625" calcext:value-type="float">
            <text:p>8603</text:p>
          </table:table-cell>
          <table:table-cell table:style-name="ce2" office:value-type="float" office:value="18191.375" calcext:value-type="float">
            <text:p>18191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055.68359375" calcext:value-type="float">
            <text:p>9056</text:p>
          </table:table-cell>
          <table:table-cell table:style-name="ce2" office:value-type="float" office:value="19148.43359375" calcext:value-type="float">
            <text:p>19148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508.4609375" calcext:value-type="float">
            <text:p>9508</text:p>
          </table:table-cell>
          <table:table-cell table:style-name="ce2" office:value-type="float" office:value="20105.45703125" calcext:value-type="float">
            <text:p>20105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961.23828125" calcext:value-type="float">
            <text:p>9961</text:p>
          </table:table-cell>
          <table:table-cell table:style-name="ce2" office:value-type="float" office:value="21062.515625" calcext:value-type="float">
            <text:p>21063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720.1484375" calcext:value-type="float">
            <text:p>12720</text:p>
          </table:table-cell>
          <table:table-cell table:style-name="ce2" office:value-type="float" office:value="26890.6875" calcext:value-type="float">
            <text:p>26891</text:p>
          </table:table-cell>
          <table:table-cell office:value-type="float" office:value="2544.09375" calcext:value-type="float">
            <text:p>2544</text:p>
          </table:table-cell>
          <table:table-cell table:style-name="Default">
            <draw:frame table:end-cell-address="Storage.L261" table:end-x="1.585cm" table:end-y="0.433cm" draw:z-index="11" draw:style-name="gr1" draw:text-style-name="P1" svg:width="16.248cm" svg:height="8.995cm" svg:x="1.39cm" svg:y="0.018cm">
              <draw:object draw:notify-on-update-of-ranges="Storage.B243:Storage.B260 Storage.C243:Storage.C260 Storage.D243:Storage.D26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15264.1484375" calcext:value-type="float">
            <text:p>15264</text:p>
          </table:table-cell>
          <table:table-cell table:style-name="ce2" office:value-type="float" office:value="32267.25" calcext:value-type="float">
            <text:p>32267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808.15234375" calcext:value-type="float">
            <text:p>17808</text:p>
          </table:table-cell>
          <table:table-cell table:style-name="ce2" office:value-type="float" office:value="37643.8125" calcext:value-type="float">
            <text:p>37644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0352.15234375" calcext:value-type="float">
            <text:p>20352</text:p>
          </table:table-cell>
          <table:table-cell table:style-name="ce2" office:value-type="float" office:value="43020.375" calcext:value-type="float">
            <text:p>4302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2896.1484375" calcext:value-type="float">
            <text:p>22896</text:p>
          </table:table-cell>
          <table:table-cell table:style-name="ce2" office:value-type="float" office:value="48396.9375" calcext:value-type="float">
            <text:p>48397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5440.15234375" calcext:value-type="float">
            <text:p>25440</text:p>
          </table:table-cell>
          <table:table-cell table:style-name="ce2" office:value-type="float" office:value="53773.5" calcext:value-type="float">
            <text:p>53774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7984.15234375" calcext:value-type="float">
            <text:p>27984</text:p>
          </table:table-cell>
          <table:table-cell table:style-name="ce2" office:value-type="float" office:value="59150.0625" calcext:value-type="float">
            <text:p>5915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0528.15234375" calcext:value-type="float">
            <text:p>30528</text:p>
          </table:table-cell>
          <table:table-cell table:style-name="ce2" office:value-type="float" office:value="64526.625" calcext:value-type="float">
            <text:p>64527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3072.16015625" calcext:value-type="float">
            <text:p>33072</text:p>
          </table:table-cell>
          <table:table-cell table:style-name="ce2" office:value-type="float" office:value="69903.1875" calcext:value-type="float">
            <text:p>69903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5616.16015625" calcext:value-type="float">
            <text:p>35616</text:p>
          </table:table-cell>
          <table:table-cell table:style-name="ce2" office:value-type="float" office:value="75279.75" calcext:value-type="float">
            <text:p>7528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8160.16015625" calcext:value-type="float">
            <text:p>38160</text:p>
          </table:table-cell>
          <table:table-cell table:style-name="ce2" office:value-type="float" office:value="80656.3125" calcext:value-type="float">
            <text:p>80656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0704.16015625" calcext:value-type="float">
            <text:p>40704</text:p>
          </table:table-cell>
          <table:table-cell table:style-name="ce2" office:value-type="float" office:value="86032.875" calcext:value-type="float">
            <text:p>86033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3248.1640625" calcext:value-type="float">
            <text:p>43248</text:p>
          </table:table-cell>
          <table:table-cell table:style-name="ce2" office:value-type="float" office:value="91409.4375" calcext:value-type="float">
            <text:p>91409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5792.16015625" calcext:value-type="float">
            <text:p>45792</text:p>
          </table:table-cell>
          <table:table-cell table:style-name="ce2" office:value-type="float" office:value="96786" calcext:value-type="float">
            <text:p>96786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8336.1640625" calcext:value-type="float">
            <text:p>48336</text:p>
          </table:table-cell>
          <table:table-cell table:style-name="ce2" office:value-type="float" office:value="102162.5625" calcext:value-type="float">
            <text:p>102163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0880.16796875" calcext:value-type="float">
            <text:p>50880</text:p>
          </table:table-cell>
          <table:table-cell table:style-name="ce2" office:value-type="float" office:value="107539.125" calcext:value-type="float">
            <text:p>107539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3424.1640625" calcext:value-type="float">
            <text:p>53424</text:p>
          </table:table-cell>
          <table:table-cell table:style-name="ce2" office:value-type="float" office:value="112915.6875" calcext:value-type="float">
            <text:p>112916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5968.1640625" calcext:value-type="float">
            <text:p>55968</text:p>
          </table:table-cell>
          <table:table-cell table:style-name="ce2" office:value-type="float" office:value="118292.25" calcext:value-type="float">
            <text:p>118292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age - STDEV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2"/>
        <table:table-column table:style-name="co15" table:default-cell-style-name="ce2"/>
        <table:table-column table:style-name="co13" table:number-columns-repeated="1019" table:default-cell-style-name="ce1"/>
        <table:table-row table:style-name="ro1">
          <table:table-cell table:style-name="Default"/>
          <table:table-cell table:style-name="Default" office:value-type="string" calcext:value-type="string">
            <text:p>SUITE</text:p>
          </table:table-cell>
          <table:table-cell table:style-name="Default" office:value-type="string" calcext:value-type="string">
            <text:p>ENS</text:p>
          </table:table-cell>
          <table:table-cell table:style-name="Default" office:value-type="string" calcext:value-type="string">
            <text:p>DATA</text:p>
          </table:table-cell>
          <table:table-cell table:style-name="ce4" office:value-type="string" calcext:value-type="string">
            <text:p>Data (in MB)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3]/(1024)" office:value-type="float" office:value="0" calcext:value-type="float">
            <text:p>0</text:p>
          </table:table-cell>
          <table:table-cell table:style-name="Default">
            <draw:frame table:end-cell-address="'Storage - STDEV'.M23" table:end-x="0.87cm" table:end-y="0.28cm" draw:z-index="0" draw:style-name="gr1" draw:text-style-name="P1" svg:width="16.015cm" svg:height="8.936cm" svg:x="0.661cm" svg:y="0.375cm">
              <draw:object draw:notify-on-update-of-ranges="'Storage - STDEV'.E3:'Storage - STDEV'.E20"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9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1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3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4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5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6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1660" calcext:value-type="float">
            <text:p>91660</text:p>
          </table:table-cell>
          <table:table-cell table:style-name="ce4" table:formula="of:=[.D18]/(1024)" office:value-type="float" office:value="89.5117187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19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1660" calcext:value-type="float">
            <text:p>91660</text:p>
          </table:table-cell>
          <table:table-cell table:style-name="ce4" table:formula="of:=[.D20]/(1024)" office:value-type="float" office:value="89.51171875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21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table:number-columns-repeated="4"/>
          <table:table-cell table:style-name="ce4"/>
          <table:table-cell table:style-name="Default">
            <draw:frame table:end-cell-address="'Storage - STDEV'.M44" table:end-x="0.892cm" table:end-y="0.339cm" draw:z-index="1" draw:style-name="gr1" draw:text-style-name="P1" svg:width="16.015cm" svg:height="8.931cm" svg:x="0.683cm" svg:y="0.441cm">
              <draw:object draw:notify-on-update-of-ranges="'Storage - STDEV'.E26:'Storage - STDEV'.E43"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25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26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27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28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29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0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1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2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3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4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5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6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7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38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4368" calcext:value-type="float">
            <text:p>834368</text:p>
          </table:table-cell>
          <table:table-cell table:style-name="ce4" table:formula="of:=[.D39]/(1024)" office:value-type="float" office:value="814.81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40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41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42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tdev-on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834372" calcext:value-type="float">
            <text:p>834372</text:p>
          </table:table-cell>
          <table:table-cell table:style-name="ce4" table:formula="of:=[.D43]/(1024)" office:value-type="float" office:value="814.81640625" calcext:value-type="float">
            <text:p>815</text:p>
          </table:table-cell>
          <table:table-cell table:style-name="Default" table:number-columns-repeated="1019"/>
        </table:table-row>
        <table:table-row table:style-name="ro1" table:number-rows-repeated="25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69]/(1024)" office:value-type="float" office:value="0" calcext:value-type="float">
            <text:p>0</text:p>
          </table:table-cell>
          <table:table-cell table:style-name="Default">
            <draw:frame table:end-cell-address="'Storage - STDEV'.M88" table:end-x="1.034cm" table:end-y="0.386cm" draw:z-index="2" draw:style-name="gr1" draw:text-style-name="P1" svg:width="16.015cm" svg:height="8.93cm" svg:x="0.825cm" svg:y="0.036cm">
              <draw:object draw:notify-on-update-of-ranges="'Storage - STDEV'.E70:'Storage - STDEV'.E87" xlink:href="./Object 47" xlink:type="simple" xlink:show="embed" xlink:actuate="onLoad">
                <loext:p/>
              </draw:object>
              <draw:image xlink:href="./ObjectReplacements/Object 47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0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3732" calcext:value-type="float">
            <text:p>463732</text:p>
          </table:table-cell>
          <table:table-cell table:style-name="ce4" table:formula="of:=[.D71]/(1024)" office:value-type="float" office:value="452.8632812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63732" calcext:value-type="float">
            <text:p>463732</text:p>
          </table:table-cell>
          <table:table-cell table:style-name="ce4" table:formula="of:=[.D73]/(1024)" office:value-type="float" office:value="452.8632812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7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0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1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3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8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91]/(1024)" office:value-type="float" office:value="0" calcext:value-type="float">
            <text:p>0</text:p>
          </table:table-cell>
          <table:table-cell table:style-name="Default">
            <draw:frame table:end-cell-address="'Storage - STDEV'.M110" table:end-x="1.182cm" table:end-y="0.351cm" draw:z-index="3" draw:style-name="gr1" draw:text-style-name="P1" svg:width="16.015cm" svg:height="8.933cm" svg:x="0.973cm" svg:y="-0.001cm">
              <draw:object draw:notify-on-update-of-ranges="'Storage - STDEV'.E92:'Storage - STDEV'.E109" xlink:href="./Object 48" xlink:type="simple" xlink:show="embed" xlink:actuate="onLoad">
                <loext:p/>
              </draw:object>
              <draw:image xlink:href="./ObjectReplacements/Object 48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2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764388" calcext:value-type="float">
            <text:p>3764388</text:p>
          </table:table-cell>
          <table:table-cell table:style-name="ce4" table:formula="of:=[.D93]/(1024)" office:value-type="float" office:value="3676.160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4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5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6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7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8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99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0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1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2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3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4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5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764392" calcext:value-type="float">
            <text:p>3764392</text:p>
          </table:table-cell>
          <table:table-cell table:style-name="ce4" table:formula="of:=[.D106]/(1024)" office:value-type="float" office:value="3676.1640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7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8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tdev-on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764384" calcext:value-type="float">
            <text:p>3764384</text:p>
          </table:table-cell>
          <table:table-cell table:style-name="ce4" table:formula="of:=[.D109]/(1024)" office:value-type="float" office:value="3676.15625" calcext:value-type="float">
            <text:p>3676</text:p>
          </table:table-cell>
          <table:table-cell table:style-name="Default" table:number-columns-repeated="1019"/>
        </table:table-row>
        <table:table-row table:style-name="ro1" table:number-rows-repeated="25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35]/(1024)" office:value-type="float" office:value="0" calcext:value-type="float">
            <text:p>0</text:p>
          </table:table-cell>
          <table:table-cell table:style-name="Default">
            <draw:frame table:end-cell-address="'Storage - STDEV'.M154" table:end-x="1.301cm" table:end-y="0.435cm" draw:z-index="4" draw:style-name="gr1" draw:text-style-name="P1" svg:width="16.015cm" svg:height="8.927cm" svg:x="1.092cm" svg:y="0.088cm">
              <draw:object draw:notify-on-update-of-ranges="'Storage - STDEV'.E136:'Storage - STDEV'.E153" xlink:href="./Object 50" xlink:type="simple" xlink:show="embed" xlink:actuate="onLoad">
                <loext:p/>
              </draw:object>
              <draw:image xlink:href="./ObjectReplacements/Object 50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36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37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38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39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40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41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42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4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44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45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46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678660" calcext:value-type="float">
            <text:p>170678660</text:p>
          </table:table-cell>
          <table:table-cell table:style-name="ce9" table:formula="of:=[.D147]/(1024)" office:value-type="float" office:value="166678.37890625" calcext:value-type="float">
            <text:p>166678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48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49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50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51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52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53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57]/(1024)" office:value-type="float" office:value="0" calcext:value-type="float">
            <text:p>0</text:p>
          </table:table-cell>
          <table:table-cell table:style-name="Default">
            <draw:frame table:end-cell-address="'Storage - STDEV'.M176" table:end-x="1.277cm" table:end-y="0.16cm" draw:z-index="5" draw:style-name="gr1" draw:text-style-name="P1" svg:width="16.002cm" svg:height="8.477cm" svg:x="1.081cm" svg:y="0.263cm">
              <draw:object draw:notify-on-update-of-ranges="'Storage - STDEV'.E158:'Storage - STDEV'.E175" xlink:href="./Object 51" xlink:type="simple" xlink:show="embed" xlink:actuate="onLoad">
                <loext:p/>
              </draw:object>
              <draw:image xlink:href="./ObjectReplacements/Object 51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141336" calcext:value-type="float">
            <text:p>21141336</text:p>
          </table:table-cell>
          <table:table-cell table:style-name="ce4" table:formula="of:=[.D158]/(1024)" office:value-type="float" office:value="20645.8359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141340" calcext:value-type="float">
            <text:p>21141340</text:p>
          </table:table-cell>
          <table:table-cell table:style-name="ce4" table:formula="of:=[.D159]/(1024)" office:value-type="float" office:value="20645.839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141344" calcext:value-type="float">
            <text:p>21141344</text:p>
          </table:table-cell>
          <table:table-cell table:style-name="ce4" table:formula="of:=[.D160]/(1024)" office:value-type="float" office:value="20645.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1141344" calcext:value-type="float">
            <text:p>21141344</text:p>
          </table:table-cell>
          <table:table-cell table:style-name="ce4" table:formula="of:=[.D161]/(1024)" office:value-type="float" office:value="20645.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1141340" calcext:value-type="float">
            <text:p>21141340</text:p>
          </table:table-cell>
          <table:table-cell table:style-name="ce4" table:formula="of:=[.D162]/(1024)" office:value-type="float" office:value="20645.839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1141336" calcext:value-type="float">
            <text:p>21141336</text:p>
          </table:table-cell>
          <table:table-cell table:style-name="ce4" table:formula="of:=[.D163]/(1024)" office:value-type="float" office:value="20645.8359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141332" calcext:value-type="float">
            <text:p>21141332</text:p>
          </table:table-cell>
          <table:table-cell table:style-name="ce4" table:formula="of:=[.D164]/(1024)" office:value-type="float" office:value="20645.8320312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141332" calcext:value-type="float">
            <text:p>21141332</text:p>
          </table:table-cell>
          <table:table-cell table:style-name="ce4" table:formula="of:=[.D165]/(1024)" office:value-type="float" office:value="20645.8320312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1141336" calcext:value-type="float">
            <text:p>21141336</text:p>
          </table:table-cell>
          <table:table-cell table:style-name="ce4" table:formula="of:=[.D166]/(1024)" office:value-type="float" office:value="20645.8359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141332" calcext:value-type="float">
            <text:p>21141332</text:p>
          </table:table-cell>
          <table:table-cell table:style-name="ce4" table:formula="of:=[.D167]/(1024)" office:value-type="float" office:value="20645.8320312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141336" calcext:value-type="float">
            <text:p>21141336</text:p>
          </table:table-cell>
          <table:table-cell table:style-name="ce4" table:formula="of:=[.D168]/(1024)" office:value-type="float" office:value="20645.8359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141344" calcext:value-type="float">
            <text:p>21141344</text:p>
          </table:table-cell>
          <table:table-cell table:style-name="ce4" table:formula="of:=[.D169]/(1024)" office:value-type="float" office:value="20645.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1141340" calcext:value-type="float">
            <text:p>21141340</text:p>
          </table:table-cell>
          <table:table-cell table:style-name="ce4" table:formula="of:=[.D170]/(1024)" office:value-type="float" office:value="20645.839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141336" calcext:value-type="float">
            <text:p>21141336</text:p>
          </table:table-cell>
          <table:table-cell table:style-name="ce4" table:formula="of:=[.D171]/(1024)" office:value-type="float" office:value="20645.8359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1141336" calcext:value-type="float">
            <text:p>21141336</text:p>
          </table:table-cell>
          <table:table-cell table:style-name="ce4" table:formula="of:=[.D172]/(1024)" office:value-type="float" office:value="20645.8359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141328" calcext:value-type="float">
            <text:p>21141328</text:p>
          </table:table-cell>
          <table:table-cell table:style-name="ce4" table:formula="of:=[.D173]/(1024)" office:value-type="float" office:value="20645.82812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141340" calcext:value-type="float">
            <text:p>21141340</text:p>
          </table:table-cell>
          <table:table-cell table:style-name="ce4" table:formula="of:=[.D174]/(1024)" office:value-type="float" office:value="20645.83984375" calcext:value-type="float">
            <text:p>2064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tdev-on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141340" calcext:value-type="float">
            <text:p>21141340</text:p>
          </table:table-cell>
          <table:table-cell table:style-name="ce4"/>
          <table:table-cell table:style-name="Default" table:number-columns-repeated="1019"/>
        </table:table-row>
        <table:table-row table:style-name="ro1" table:number-rows-repeated="21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3"/>
          <table:table-cell/>
          <table:table-cell table:style-name="Default" table:number-columns-repeated="1019"/>
        </table:table-row>
        <table:table-row table:style-name="ro1" table:number-rows-repeated="60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6:26:22.422524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4T18:04:26.130201799</dc:date>
    <meta:editing-duration>P1DT20H7M26S</meta:editing-duration>
    <meta:editing-cycles>14</meta:editing-cycles>
    <meta:generator>LibreOffice/6.4.7.2$Linux_X86_64 LibreOffice_project/40$Build-2</meta:generator>
    <meta:document-statistic meta:table-count="6" meta:cell-count="8259" meta:object-count="5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7.435cm" svg:y="0.316cm" chart:style-name="ch2">
          <text:p>n216</text:p>
        </chart:title>
        <chart:subtitle svg:x="4.684cm" svg:y="1.275cm" chart:style-name="ch3">
          <text:p>All Stats - Multiple Output Fields (114)</text:p>
        </chart:subtitle>
        <chart:legend chart:legend-position="end" svg:x="12.564cm" svg:y="3.703cm" style:legend-expansion="high" chart:style-name="ch4"/>
        <chart:plot-area chart:style-name="ch5" table:cell-range-address="'Results - n216'.B26:'Results - n216'.D44" chart:data-source-has-labels="row" svg:x="1.33cm" svg:y="2.138cm" svg:width="10.915cm" svg:height="5.701cm">
          <chartooo:coordinate-region svg:x="2.137cm" svg:y="2.337cm" svg:width="10.108cm" svg:height="4.855cm"/>
          <chart:axis chart:dimension="x" chart:name="primary-x" chart:style-name="ch6">
            <chart:title svg:x="5.923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26:'Results - n216'.B44" loext:label-string="time" chart:class="chart:bar">
            <chart:data-point chart:repeated="19"/>
          </chart:series>
          <chart:series chart:style-name="ch12" chart:values-cell-range-address="'Results - n216'.C26:'Results - n216'.C44" loext:label-string="time_initial" chart:class="chart:bar">
            <chart:data-point chart:repeated="19"/>
          </chart:series>
          <chart:series chart:style-name="ch13" chart:values-cell-range-address="'Results - n216'.D26:'Results - n216'.D44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.675">
                <text:p>129.675</text:p>
                <draw:g>
                  <svg:desc>'Results - n216'.B26:'Results - n216'.B44</svg:desc>
                </draw:g>
              </table:table-cell>
              <table:table-cell office:value-type="float" office:value="89.085">
                <text:p>89.085</text:p>
                <draw:g>
                  <svg:desc>'Results - n216'.C26:'Results - n216'.C44</svg:desc>
                </draw:g>
              </table:table-cell>
              <table:table-cell office:value-type="float" office:value="74.415">
                <text:p>74.415</text:p>
                <draw:g>
                  <svg:desc>'Results - n216'.D26:'Results - n216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.022">
                <text:p>149.022</text:p>
              </table:table-cell>
              <table:table-cell office:value-type="float" office:value="101.042">
                <text:p>101.042</text:p>
              </table:table-cell>
              <table:table-cell office:value-type="float" office:value="81.849">
                <text:p>81.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109">
                <text:p>204.109</text:p>
              </table:table-cell>
              <table:table-cell office:value-type="float" office:value="108.399">
                <text:p>108.399</text:p>
              </table:table-cell>
              <table:table-cell office:value-type="float" office:value="95.003">
                <text:p>95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949">
                <text:p>259.949</text:p>
              </table:table-cell>
              <table:table-cell office:value-type="float" office:value="123.869">
                <text:p>123.869</text:p>
              </table:table-cell>
              <table:table-cell office:value-type="float" office:value="109.743">
                <text:p>109.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1.659">
                <text:p>271.659</text:p>
              </table:table-cell>
              <table:table-cell office:value-type="float" office:value="121.719">
                <text:p>121.719</text:p>
              </table:table-cell>
              <table:table-cell office:value-type="float" office:value="109.921">
                <text:p>109.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.637">
                <text:p>325.637</text:p>
              </table:table-cell>
              <table:table-cell office:value-type="float" office:value="156.487">
                <text:p>156.487</text:p>
              </table:table-cell>
              <table:table-cell office:value-type="float" office:value="142.579">
                <text:p>142.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.668">
                <text:p>360.668</text:p>
              </table:table-cell>
              <table:table-cell office:value-type="float" office:value="167.408">
                <text:p>167.408</text:p>
              </table:table-cell>
              <table:table-cell office:value-type="float" office:value="153.397">
                <text:p>153.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.732">
                <text:p>364.732</text:p>
              </table:table-cell>
              <table:table-cell office:value-type="float" office:value="149.372">
                <text:p>149.372</text:p>
              </table:table-cell>
              <table:table-cell office:value-type="float" office:value="134.713">
                <text:p>134.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.156">
                <text:p>389.156</text:p>
              </table:table-cell>
              <table:table-cell office:value-type="float" office:value="159.546">
                <text:p>159.546</text:p>
              </table:table-cell>
              <table:table-cell office:value-type="float" office:value="145.175">
                <text:p>145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.446">
                <text:p>420.446</text:p>
              </table:table-cell>
              <table:table-cell office:value-type="float" office:value="163.266">
                <text:p>163.266</text:p>
              </table:table-cell>
              <table:table-cell office:value-type="float" office:value="149.743">
                <text:p>149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.152">
                <text:p>458.152</text:p>
              </table:table-cell>
              <table:table-cell office:value-type="float" office:value="186.782">
                <text:p>186.782</text:p>
              </table:table-cell>
              <table:table-cell office:value-type="float" office:value="168.903">
                <text:p>168.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9.058">
                <text:p>479.058</text:p>
              </table:table-cell>
              <table:table-cell office:value-type="float" office:value="188.438">
                <text:p>188.438</text:p>
              </table:table-cell>
              <table:table-cell office:value-type="float" office:value="170.606">
                <text:p>170.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.08">
                <text:p>500.08</text:p>
              </table:table-cell>
              <table:table-cell office:value-type="float" office:value="194.88">
                <text:p>194.88</text:p>
              </table:table-cell>
              <table:table-cell office:value-type="float" office:value="176.754">
                <text:p>176.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5.671">
                <text:p>535.671</text:p>
              </table:table-cell>
              <table:table-cell office:value-type="float" office:value="206.681">
                <text:p>206.681</text:p>
              </table:table-cell>
              <table:table-cell office:value-type="float" office:value="189.784">
                <text:p>189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.292">
                <text:p>567.292</text:p>
              </table:table-cell>
              <table:table-cell office:value-type="float" office:value="213.922">
                <text:p>213.922</text:p>
              </table:table-cell>
              <table:table-cell office:value-type="float" office:value="196.013">
                <text:p>196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1.616">
                <text:p>601.616</text:p>
              </table:table-cell>
              <table:table-cell office:value-type="float" office:value="229.546">
                <text:p>229.546</text:p>
              </table:table-cell>
              <table:table-cell office:value-type="float" office:value="213.645">
                <text:p>213.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.506">
                <text:p>647.506</text:p>
              </table:table-cell>
              <table:table-cell office:value-type="float" office:value="468.826">
                <text:p>468.826</text:p>
              </table:table-cell>
              <table:table-cell office:value-type="float" office:value="224.616">
                <text:p>224.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6.207">
                <text:p>556.207</text:p>
              </table:table-cell>
              <table:table-cell office:value-type="float" office:value="379.477">
                <text:p>379.477</text:p>
              </table:table-cell>
              <table:table-cell office:value-type="float" office:value="266.675">
                <text:p>266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995">
                <text:p>681.995</text:p>
              </table:table-cell>
              <table:table-cell office:value-type="float" office:value="498.845">
                <text:p>498.845</text:p>
              </table:table-cell>
              <table:table-cell office:value-type="float" office:value="229.767">
                <text:p>229.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bar" chart:style-name="ch1">
        <chart:title svg:x="7.555cm" svg:y="0.316cm" chart:style-name="ch2">
          <text:p>n96</text:p>
        </chart:title>
        <chart:subtitle svg:x="7.462cm" svg:y="1.275cm" chart:style-name="ch3">
          <text:p>TIME</text:p>
        </chart:subtitle>
        <chart:legend chart:legend-position="end" svg:x="11.557cm" svg:y="3.703cm" style:legend-expansion="high" chart:style-name="ch4"/>
        <chart:plot-area chart:style-name="ch5" table:cell-range-address="'Results - n96'.B75:'Results - n96'.D93" chart:data-source-has-labels="row" svg:x="1.33cm" svg:y="2.138cm" svg:width="9.908cm" svg:height="5.701cm">
          <chartooo:coordinate-region svg:x="2.137cm" svg:y="2.338cm" svg:width="9.101cm" svg:height="4.854cm"/>
          <chart:axis chart:dimension="x" chart:name="primary-x" chart:style-name="ch6">
            <chart:title svg:x="5.42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75:'Results - n96'.B93" loext:label-string="all_stats_one_field" chart:class="chart:bar">
            <chart:data-point chart:repeated="19"/>
          </chart:series>
          <chart:series chart:style-name="ch12" chart:values-cell-range-address="'Results - n96'.C75:'Results - n96'.C93" loext:label-string="all_stats_multiple_fields" chart:class="chart:bar">
            <chart:data-point chart:repeated="19"/>
          </chart:series>
          <chart:series chart:style-name="ch13" chart:values-cell-range-address="'Results - n96'.D75:'Results - n96'.D93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B75:'Results - n96'.B93</svg:desc>
                </draw:g>
              </table:table-cell>
              <table:table-cell office:value-type="float" office:value="62.34">
                <text:p>62.34</text:p>
                <draw:g>
                  <svg:desc>'Results - n96'.C75:'Results - n96'.C93</svg:desc>
                </draw:g>
              </table:table-cell>
              <table:table-cell office:value-type="float" office:value="62.34">
                <text:p>62.34</text:p>
                <draw:g>
                  <svg:desc>'Results - n96'.D75:'Results - n96'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63.432">
                <text:p>63.432</text:p>
              </table:table-cell>
              <table:table-cell office:value-type="float" office:value="63.432">
                <text:p>63.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115.001">
                <text:p>115.001</text:p>
              </table:table-cell>
              <table:table-cell office:value-type="float" office:value="115.001">
                <text:p>115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84.023">
                <text:p>84.023</text:p>
              </table:table-cell>
              <table:table-cell office:value-type="float" office:value="84.023">
                <text:p>84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88.094">
                <text:p>88.094</text:p>
              </table:table-cell>
              <table:table-cell office:value-type="float" office:value="88.094">
                <text:p>88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102.315">
                <text:p>102.315</text:p>
              </table:table-cell>
              <table:table-cell office:value-type="float" office:value="102.315">
                <text:p>102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123.435">
                <text:p>123.435</text:p>
              </table:table-cell>
              <table:table-cell office:value-type="float" office:value="123.435">
                <text:p>123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98.014">
                <text:p>98.014</text:p>
              </table:table-cell>
              <table:table-cell office:value-type="float" office:value="98.014">
                <text:p>98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133.468">
                <text:p>133.468</text:p>
              </table:table-cell>
              <table:table-cell office:value-type="float" office:value="133.468">
                <text:p>133.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143.72">
                <text:p>143.72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138.872">
                <text:p>138.872</text:p>
              </table:table-cell>
              <table:table-cell office:value-type="float" office:value="138.872">
                <text:p>138.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149.407">
                <text:p>149.407</text:p>
              </table:table-cell>
              <table:table-cell office:value-type="float" office:value="149.407">
                <text:p>149.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152.38">
                <text:p>152.38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124.58">
                <text:p>124.58</text:p>
              </table:table-cell>
              <table:table-cell office:value-type="float" office:value="124.58">
                <text:p>12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169.521">
                <text:p>169.521</text:p>
              </table:table-cell>
              <table:table-cell office:value-type="float" office:value="169.521">
                <text:p>169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177.824">
                <text:p>177.824</text:p>
              </table:table-cell>
              <table:table-cell office:value-type="float" office:value="177.824">
                <text:p>177.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181.71">
                <text:p>181.71</text:p>
              </table:table-cell>
              <table:table-cell office:value-type="float" office:value="181.71">
                <text:p>18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190.446">
                <text:p>190.446</text:p>
              </table:table-cell>
              <table:table-cell office:value-type="float" office:value="190.446">
                <text:p>190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195.371">
                <text:p>195.371</text:p>
              </table:table-cell>
              <table:table-cell office:value-type="float" office:value="195.371">
                <text:p>195.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897cm" xlink:href=".." xlink:type="simple" chart:class="chart:bar" chart:style-name="ch1">
        <chart:title svg:x="7.554cm" svg:y="0.333cm" chart:style-name="ch2">
          <text:p>n96</text:p>
        </chart:title>
        <chart:subtitle svg:x="6.627cm" svg:y="1.309cm" chart:style-name="ch3">
          <text:p>TIME - INITIAL</text:p>
        </chart:subtitle>
        <chart:legend chart:legend-position="end" svg:x="11.556cm" svg:y="4.151cm" style:legend-expansion="high" chart:style-name="ch4"/>
        <chart:plot-area chart:style-name="ch5" table:cell-range-address="'Results - n96'.B101:'Results - n96'.D119" chart:data-source-has-labels="row" svg:x="1.33cm" svg:y="2.189cm" svg:width="9.907cm" svg:height="6.53cm">
          <chartooo:coordinate-region svg:x="2.137cm" svg:y="2.388cm" svg:width="9.1cm" svg:height="5.684cm"/>
          <chart:axis chart:dimension="x" chart:name="primary-x" chart:style-name="ch6">
            <chart:title svg:x="5.419cm" svg:y="8.916cm" chart:style-name="ch7">
              <text:p>Ensembles</text:p>
            </chart:title>
          </chart:axis>
          <chart:axis chart:dimension="y" chart:name="primary-y" chart:style-name="ch8">
            <chart:title svg:x="0.451cm" svg:y="6.689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01:'Results - n96'.B119" loext:label-string="all_stats_one_field" chart:class="chart:bar">
            <chart:data-point chart:repeated="19"/>
          </chart:series>
          <chart:series chart:style-name="ch12" chart:values-cell-range-address="'Results - n96'.C101:'Results - n96'.C119" loext:label-string="all_stats_multiple_fields" chart:class="chart:bar">
            <chart:data-point chart:repeated="19"/>
          </chart:series>
          <chart:series chart:style-name="ch13" chart:values-cell-range-address="'Results - n96'.D101:'Results - n96'.D119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54">
                <text:p>48.154</text:p>
                <draw:g>
                  <svg:desc>'Results - n96'.B101:'Results - n96'.B119</svg:desc>
                </draw:g>
              </table:table-cell>
              <table:table-cell office:value-type="float" office:value="50.31">
                <text:p>50.31</text:p>
                <draw:g>
                  <svg:desc>'Results - n96'.C101:'Results - n96'.C119</svg:desc>
                </draw:g>
              </table:table-cell>
              <table:table-cell office:value-type="float" office:value="50.31">
                <text:p>50.31</text:p>
                <draw:g>
                  <svg:desc>'Results - n96'.D101:'Results - n96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185">
                <text:p>46.185</text:p>
              </table:table-cell>
              <table:table-cell office:value-type="float" office:value="51.582">
                <text:p>51.582</text:p>
              </table:table-cell>
              <table:table-cell office:value-type="float" office:value="51.582">
                <text:p>51.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721">
                <text:p>46.721</text:p>
              </table:table-cell>
              <table:table-cell office:value-type="float" office:value="95.961">
                <text:p>95.961</text:p>
              </table:table-cell>
              <table:table-cell office:value-type="float" office:value="95.961">
                <text:p>95.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98">
                <text:p>45.998</text:p>
              </table:table-cell>
              <table:table-cell office:value-type="float" office:value="60.113">
                <text:p>60.113</text:p>
              </table:table-cell>
              <table:table-cell office:value-type="float" office:value="60.113">
                <text:p>60.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4">
                <text:p>46.814</text:p>
              </table:table-cell>
              <table:table-cell office:value-type="float" office:value="64.644">
                <text:p>64.644</text:p>
              </table:table-cell>
              <table:table-cell office:value-type="float" office:value="64.644">
                <text:p>64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47">
                <text:p>50.147</text:p>
              </table:table-cell>
              <table:table-cell office:value-type="float" office:value="68.305">
                <text:p>68.305</text:p>
              </table:table-cell>
              <table:table-cell office:value-type="float" office:value="68.305">
                <text:p>68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95">
                <text:p>50.995</text:p>
              </table:table-cell>
              <table:table-cell office:value-type="float" office:value="90.315">
                <text:p>90.315</text:p>
              </table:table-cell>
              <table:table-cell office:value-type="float" office:value="90.315">
                <text:p>9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">
                <text:p>54.03</text:p>
              </table:table-cell>
              <table:table-cell office:value-type="float" office:value="65.484">
                <text:p>65.484</text:p>
              </table:table-cell>
              <table:table-cell office:value-type="float" office:value="65.484">
                <text:p>65.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26">
                <text:p>52.326</text:p>
              </table:table-cell>
              <table:table-cell office:value-type="float" office:value="99.428">
                <text:p>99.428</text:p>
              </table:table-cell>
              <table:table-cell office:value-type="float" office:value="99.428">
                <text:p>99.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155">
                <text:p>54.155</text:p>
              </table:table-cell>
              <table:table-cell office:value-type="float" office:value="106.16">
                <text:p>106.16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212">
                <text:p>53.212</text:p>
              </table:table-cell>
              <table:table-cell office:value-type="float" office:value="101.472">
                <text:p>101.472</text:p>
              </table:table-cell>
              <table:table-cell office:value-type="float" office:value="101.472">
                <text:p>101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171">
                <text:p>62.171</text:p>
              </table:table-cell>
              <table:table-cell office:value-type="float" office:value="112.927">
                <text:p>112.927</text:p>
              </table:table-cell>
              <table:table-cell office:value-type="float" office:value="112.927">
                <text:p>112.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188">
                <text:p>66.188</text:p>
              </table:table-cell>
              <table:table-cell office:value-type="float" office:value="101.19">
                <text:p>101.19</text:p>
              </table:table-cell>
              <table:table-cell office:value-type="float" office:value="101.19">
                <text:p>101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8">
                <text:p>68.338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68">
                <text:p>52.368</text:p>
              </table:table-cell>
              <table:table-cell office:value-type="float" office:value="114.971">
                <text:p>114.971</text:p>
              </table:table-cell>
              <table:table-cell office:value-type="float" office:value="114.971">
                <text:p>114.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673">
                <text:p>90.673</text:p>
              </table:table-cell>
              <table:table-cell office:value-type="float" office:value="120.124">
                <text:p>120.124</text:p>
              </table:table-cell>
              <table:table-cell office:value-type="float" office:value="120.124">
                <text:p>120.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913">
                <text:p>68.913</text:p>
              </table:table-cell>
              <table:table-cell office:value-type="float" office:value="124.94">
                <text:p>124.94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685">
                <text:p>54.685</text:p>
              </table:table-cell>
              <table:table-cell office:value-type="float" office:value="135.566">
                <text:p>135.566</text:p>
              </table:table-cell>
              <table:table-cell office:value-type="float" office:value="135.566">
                <text:p>135.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958">
                <text:p>78.958</text:p>
              </table:table-cell>
              <table:table-cell office:value-type="float" office:value="138.331">
                <text:p>138.331</text:p>
              </table:table-cell>
              <table:table-cell office:value-type="float" office:value="138.331">
                <text:p>138.3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5.787cm" svg:y="1.275cm" chart:style-name="ch3">
          <text:p>TIME - INITIAL - TOOK1</text:p>
        </chart:subtitle>
        <chart:legend chart:legend-position="end" svg:x="11.567cm" svg:y="3.703cm" style:legend-expansion="high" chart:style-name="ch4"/>
        <chart:plot-area chart:style-name="ch5" table:cell-range-address="'Results - n96'.B127:'Results - n96'.D145" chart:data-source-has-labels="row" svg:x="1.331cm" svg:y="2.138cm" svg:width="9.916cm" svg:height="5.701cm">
          <chartooo:coordinate-region svg:x="2.138cm" svg:y="2.337cm" svg:width="9.10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27:'Results - n96'.B145" loext:label-string="all_stats_one_field" chart:class="chart:bar">
            <chart:data-point chart:repeated="19"/>
          </chart:series>
          <chart:series chart:style-name="ch12" chart:values-cell-range-address="'Results - n96'.C127:'Results - n96'.C145" loext:label-string="all_stats_multiple_fields" chart:class="chart:bar">
            <chart:data-point chart:repeated="19"/>
          </chart:series>
          <chart:series chart:style-name="ch13" chart:values-cell-range-address="'Results - n96'.D127:'Results - n96'.D145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276">
                <text:p>40.276</text:p>
                <draw:g>
                  <svg:desc>'Results - n96'.B127:'Results - n96'.B145</svg:desc>
                </draw:g>
              </table:table-cell>
              <table:table-cell office:value-type="float" office:value="40.479">
                <text:p>40.479</text:p>
                <draw:g>
                  <svg:desc>'Results - n96'.C127:'Results - n96'.C145</svg:desc>
                </draw:g>
              </table:table-cell>
              <table:table-cell office:value-type="float" office:value="40.479">
                <text:p>40.479</text:p>
                <draw:g>
                  <svg:desc>'Results - n96'.D127:'Results - n96'.D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96">
                <text:p>41.596</text:p>
              </table:table-cell>
              <table:table-cell office:value-type="float" office:value="42.581">
                <text:p>42.581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027">
                <text:p>42.027</text:p>
              </table:table-cell>
              <table:table-cell office:value-type="float" office:value="86.365">
                <text:p>86.365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727">
                <text:p>41.727</text:p>
              </table:table-cell>
              <table:table-cell office:value-type="float" office:value="49.573">
                <text:p>49.57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">
                <text:p>42.4</text:p>
              </table:table-cell>
              <table:table-cell office:value-type="float" office:value="52.775">
                <text:p>52.775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91">
                <text:p>42.591</text:p>
              </table:table-cell>
              <table:table-cell office:value-type="float" office:value="56.645">
                <text:p>56.64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995">
                <text:p>42.995</text:p>
              </table:table-cell>
              <table:table-cell office:value-type="float" office:value="60.209">
                <text:p>60.209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445">
                <text:p>43.445</text:p>
              </table:table-cell>
              <table:table-cell office:value-type="float" office:value="52.206">
                <text:p>52.206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036">
                <text:p>44.036</text:p>
              </table:table-cell>
              <table:table-cell office:value-type="float" office:value="63.575">
                <text:p>63.575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1">
                <text:p>46.31</text:p>
              </table:table-cell>
              <table:table-cell office:value-type="float" office:value="68.708">
                <text:p>68.708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14">
                <text:p>46.314</text:p>
              </table:table-cell>
              <table:table-cell office:value-type="float" office:value="71.377">
                <text:p>71.377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263">
                <text:p>54.263</text:p>
              </table:table-cell>
              <table:table-cell office:value-type="float" office:value="70.138">
                <text:p>70.138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92">
                <text:p>45.992</text:p>
              </table:table-cell>
              <table:table-cell office:value-type="float" office:value="72.377">
                <text:p>72.377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346">
                <text:p>48.346</text:p>
              </table:table-cell>
              <table:table-cell office:value-type="float" office:value="59.986">
                <text:p>59.98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465">
                <text:p>47.465</text:p>
              </table:table-cell>
              <table:table-cell office:value-type="float" office:value="76.713">
                <text:p>76.713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675">
                <text:p>70.675</text:p>
              </table:table-cell>
              <table:table-cell office:value-type="float" office:value="78.388">
                <text:p>78.388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61">
                <text:p>47.961</text:p>
              </table:table-cell>
              <table:table-cell office:value-type="float" office:value="83.909">
                <text:p>83.909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843">
                <text:p>48.843</text:p>
              </table:table-cell>
              <table:table-cell office:value-type="float" office:value="84.085">
                <text:p>84.085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175">
                <text:p>58.175</text:p>
              </table:table-cell>
              <table:table-cell office:value-type="float" office:value="85.992">
                <text:p>85.992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7.435cm" svg:y="0.315cm" chart:style-name="ch2">
          <text:p>n512</text:p>
        </chart:title>
        <chart:subtitle svg:x="5.57cm" svg:y="1.273cm" chart:style-name="ch3">
          <text:p>All Stats - One Output Field</text:p>
        </chart:subtitle>
        <chart:legend chart:legend-position="end" svg:x="12.563cm" svg:y="3.702cm" style:legend-expansion="high" chart:style-name="ch4"/>
        <chart:plot-area chart:style-name="ch5" table:cell-range-address="'Results - n512'.B3:'Results - n512'.D21" chart:data-source-has-labels="row" svg:x="1.33cm" svg:y="2.135cm" svg:width="10.914cm" svg:height="5.704cm">
          <chartooo:coordinate-region svg:x="2.322cm" svg:y="2.334cm" svg:width="9.922cm" svg:height="4.858cm"/>
          <chart:axis chart:dimension="x" chart:name="primary-x" chart:style-name="ch6">
            <chart:title svg:x="5.923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3:'Results - n512'.B21" loext:label-string="time" chart:class="chart:bar">
            <chart:data-point chart:repeated="19"/>
            <loext:propertry-mapping loext:property="BorderColor" loext:cell-range-address=""/>
          </chart:series>
          <chart:series chart:style-name="ch12" chart:values-cell-range-address="'Results - n512'.C3:'Results - n512'.C21" loext:label-string="time_initial" chart:class="chart:bar">
            <chart:data-point chart:repeated="19"/>
            <loext:propertry-mapping loext:property="BorderColor" loext:cell-range-address=""/>
          </chart:series>
          <chart:series chart:style-name="ch13" chart:values-cell-range-address="'Results - n512'.D3:'Results - n512'.D21" loext:label-string="time_initial_took1" chart:class="chart:bar">
            <chart:data-point chart:repeated="19"/>
            <loext:propertry-mapping loext:property="BorderColor" loext:cell-range-address="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/>
              </table:table-cell>
              <table:table-cell office:value-type="string">
                <text:p>time_initial</text:p>
              </table:table-cell>
              <table:table-cell office:value-type="string">
                <text:p/>
              </table:table-cell>
              <table:table-cell office:value-type="string">
                <text:p>time_initial_took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B3:'Results - n512'.B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579.968">
                <text:p>4579.968</text:p>
                <draw:g>
                  <svg:desc>'Results - n512'.C3:'Results - n512'.C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421.952">
                <text:p>4421.952</text:p>
                <draw:g>
                  <svg:desc>'Results - n512'.D3:'Results - n512'.D2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NaN">
                <text:p>NaN</text:p>
              </table:table-cell>
              <table:table-cell office:value-type="float" office:value="4983.574">
                <text:p>4983.574</text:p>
              </table:table-cell>
              <table:table-cell office:value-type="float" office:value="NaN">
                <text:p>NaN</text:p>
              </table:table-cell>
              <table:table-cell office:value-type="float" office:value="4826.135">
                <text:p>4826.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NaN">
                <text:p>NaN</text:p>
              </table:table-cell>
              <table:table-cell office:value-type="float" office:value="5038.469">
                <text:p>5038.469</text:p>
              </table:table-cell>
              <table:table-cell office:value-type="float" office:value="NaN">
                <text:p>NaN</text:p>
              </table:table-cell>
              <table:table-cell office:value-type="float" office:value="4879.141">
                <text:p>4879.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NaN">
                <text:p>NaN</text:p>
              </table:table-cell>
              <table:table-cell office:value-type="float" office:value="5143.173">
                <text:p>5143.173</text:p>
              </table:table-cell>
              <table:table-cell office:value-type="float" office:value="NaN">
                <text:p>NaN</text:p>
              </table:table-cell>
              <table:table-cell office:value-type="float" office:value="4982.222">
                <text:p>4982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NaN">
                <text:p>NaN</text:p>
              </table:table-cell>
              <table:table-cell office:value-type="float" office:value="5148.011">
                <text:p>5148.011</text:p>
              </table:table-cell>
              <table:table-cell office:value-type="float" office:value="NaN">
                <text:p>NaN</text:p>
              </table:table-cell>
              <table:table-cell office:value-type="float" office:value="4987.928">
                <text:p>4987.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NaN">
                <text:p>NaN</text:p>
              </table:table-cell>
              <table:table-cell office:value-type="float" office:value="5332.724">
                <text:p>5332.724</text:p>
              </table:table-cell>
              <table:table-cell office:value-type="float" office:value="NaN">
                <text:p>NaN</text:p>
              </table:table-cell>
              <table:table-cell office:value-type="float" office:value="5164.36">
                <text:p>516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NaN">
                <text:p>NaN</text:p>
              </table:table-cell>
              <table:table-cell office:value-type="float" office:value="5435.286">
                <text:p>5435.286</text:p>
              </table:table-cell>
              <table:table-cell office:value-type="float" office:value="NaN">
                <text:p>NaN</text:p>
              </table:table-cell>
              <table:table-cell office:value-type="float" office:value="5267.666">
                <text:p>5267.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NaN">
                <text:p>NaN</text:p>
              </table:table-cell>
              <table:table-cell office:value-type="float" office:value="5336.151">
                <text:p>5336.151</text:p>
              </table:table-cell>
              <table:table-cell office:value-type="float" office:value="NaN">
                <text:p>NaN</text:p>
              </table:table-cell>
              <table:table-cell office:value-type="float" office:value="5165.398">
                <text:p>5165.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NaN">
                <text:p>NaN</text:p>
              </table:table-cell>
              <table:table-cell office:value-type="float" office:value="5415.193">
                <text:p>5415.193</text:p>
              </table:table-cell>
              <table:table-cell office:value-type="float" office:value="NaN">
                <text:p>NaN</text:p>
              </table:table-cell>
              <table:table-cell office:value-type="float" office:value="5245.906">
                <text:p>5245.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NaN">
                <text:p>NaN</text:p>
              </table:table-cell>
              <table:table-cell office:value-type="float" office:value="5337.477">
                <text:p>5337.477</text:p>
              </table:table-cell>
              <table:table-cell office:value-type="float" office:value="NaN">
                <text:p>NaN</text:p>
              </table:table-cell>
              <table:table-cell office:value-type="float" office:value="5177.537">
                <text:p>5177.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NaN">
                <text:p>NaN</text:p>
              </table:table-cell>
              <table:table-cell office:value-type="float" office:value="5340.3">
                <text:p>5340.3</text:p>
              </table:table-cell>
              <table:table-cell office:value-type="float" office:value="NaN">
                <text:p>NaN</text:p>
              </table:table-cell>
              <table:table-cell office:value-type="float" office:value="5177.117">
                <text:p>5177.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NaN">
                <text:p>NaN</text:p>
              </table:table-cell>
              <table:table-cell office:value-type="float" office:value="5431.96">
                <text:p>5431.96</text:p>
              </table:table-cell>
              <table:table-cell office:value-type="float" office:value="NaN">
                <text:p>NaN</text:p>
              </table:table-cell>
              <table:table-cell office:value-type="float" office:value="5263.64">
                <text:p>526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NaN">
                <text:p>NaN</text:p>
              </table:table-cell>
              <table:table-cell office:value-type="float" office:value="5379.308">
                <text:p>5379.308</text:p>
              </table:table-cell>
              <table:table-cell office:value-type="float" office:value="NaN">
                <text:p>NaN</text:p>
              </table:table-cell>
              <table:table-cell office:value-type="float" office:value="5202.268">
                <text:p>5202.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NaN">
                <text:p>NaN</text:p>
              </table:table-cell>
              <table:table-cell office:value-type="float" office:value="5403.002">
                <text:p>5403.002</text:p>
              </table:table-cell>
              <table:table-cell office:value-type="float" office:value="NaN">
                <text:p>NaN</text:p>
              </table:table-cell>
              <table:table-cell office:value-type="float" office:value="5238.158">
                <text:p>5238.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NaN">
                <text:p>NaN</text:p>
              </table:table-cell>
              <table:table-cell office:value-type="float" office:value="5636.82">
                <text:p>5636.82</text:p>
              </table:table-cell>
              <table:table-cell office:value-type="float" office:value="NaN">
                <text:p>NaN</text:p>
              </table:table-cell>
              <table:table-cell office:value-type="float" office:value="5462.741">
                <text:p>5462.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NaN">
                <text:p>NaN</text:p>
              </table:table-cell>
              <table:table-cell office:value-type="float" office:value="5573.587">
                <text:p>5573.587</text:p>
              </table:table-cell>
              <table:table-cell office:value-type="float" office:value="NaN">
                <text:p>NaN</text:p>
              </table:table-cell>
              <table:table-cell office:value-type="float" office:value="5390.235">
                <text:p>5390.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NaN">
                <text:p>NaN</text:p>
              </table:table-cell>
              <table:table-cell office:value-type="float" office:value="5480.183">
                <text:p>5480.183</text:p>
              </table:table-cell>
              <table:table-cell office:value-type="float" office:value="NaN">
                <text:p>NaN</text:p>
              </table:table-cell>
              <table:table-cell office:value-type="float" office:value="5308.112">
                <text:p>5308.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NaN">
                <text:p>NaN</text:p>
              </table:table-cell>
              <table:table-cell office:value-type="float" office:value="5536.483">
                <text:p>5536.483</text:p>
              </table:table-cell>
              <table:table-cell office:value-type="float" office:value="NaN">
                <text:p>NaN</text:p>
              </table:table-cell>
              <table:table-cell office:value-type="float" office:value="5361.911">
                <text:p>5361.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NaN">
                <text:p>NaN</text:p>
              </table:table-cell>
              <table:table-cell office:value-type="float" office:value="5513.52">
                <text:p>5513.52</text:p>
              </table:table-cell>
              <table:table-cell office:value-type="float" office:value="NaN">
                <text:p>NaN</text:p>
              </table:table-cell>
              <table:table-cell office:value-type="float" office:value="5347.245">
                <text:p>5347.2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906cm" xlink:href=".." xlink:type="simple" chart:class="chart:bar" chart:style-name="ch1">
        <chart:title svg:x="7.435cm" svg:y="0.334cm" chart:style-name="ch2">
          <text:p>n512</text:p>
        </chart:title>
        <chart:subtitle svg:x="4.684cm" svg:y="1.311cm" chart:style-name="ch3">
          <text:p>All Stats - Multiple Output Fields (114)</text:p>
        </chart:subtitle>
        <chart:legend chart:legend-position="end" svg:x="12.563cm" svg:y="4.156cm" style:legend-expansion="high" chart:style-name="ch4"/>
        <chart:plot-area chart:style-name="ch5" table:cell-range-address="'Results - n512'.B26:'Results - n512'.D46" chart:data-source-has-labels="row" svg:x="1.33cm" svg:y="2.192cm" svg:width="10.914cm" svg:height="6.535cm">
          <chartooo:coordinate-region svg:x="2.322cm" svg:y="2.391cm" svg:width="9.922cm" svg:height="5.689cm"/>
          <chart:axis chart:dimension="x" chart:name="primary-x" chart:style-name="ch6">
            <chart:title svg:x="5.923cm" svg:y="8.925cm" chart:style-name="ch7">
              <text:p>Ensembles</text:p>
            </chart:title>
          </chart:axis>
          <chart:axis chart:dimension="y" chart:name="primary-y" chart:style-name="ch8">
            <chart:title svg:x="0.451cm" svg:y="6.694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26:'Results - n512'.B46" loext:label-string="time" chart:class="chart:bar">
            <chart:data-point chart:repeated="21"/>
          </chart:series>
          <chart:series chart:style-name="ch12" chart:values-cell-range-address="'Results - n512'.C26:'Results - n512'.C46" loext:label-string="time_initial" chart:class="chart:bar">
            <chart:data-point chart:repeated="21"/>
          </chart:series>
          <chart:series chart:style-name="ch13" chart:values-cell-range-address="'Results - n512'.D26:'Results - n512'.D46" loext:label-string="time_initial_took1" chart:class="chart:ba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7.757">
                <text:p>4597.757</text:p>
                <draw:g>
                  <svg:desc>'Results - n512'.B26:'Results - n512'.B46</svg:desc>
                </draw:g>
              </table:table-cell>
              <table:table-cell office:value-type="float" office:value="4508.637">
                <text:p>4508.637</text:p>
                <draw:g>
                  <svg:desc>'Results - n512'.C26:'Results - n512'.C46</svg:desc>
                </draw:g>
              </table:table-cell>
              <table:table-cell office:value-type="float" office:value="4343.743">
                <text:p>4343.743</text:p>
                <draw:g>
                  <svg:desc>'Results - n512'.D26:'Results - n512'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4.989">
                <text:p>5254.989</text:p>
              </table:table-cell>
              <table:table-cell office:value-type="float" office:value="5154.679">
                <text:p>5154.679</text:p>
              </table:table-cell>
              <table:table-cell office:value-type="float" office:value="4990.539">
                <text:p>4990.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87.857">
                <text:p>5487.857</text:p>
              </table:table-cell>
              <table:table-cell office:value-type="float" office:value="5312.747">
                <text:p>5312.747</text:p>
              </table:table-cell>
              <table:table-cell office:value-type="float" office:value="5144.523">
                <text:p>5144.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5.951">
                <text:p>5905.951</text:p>
              </table:table-cell>
              <table:table-cell office:value-type="float" office:value="5696.611">
                <text:p>5696.611</text:p>
              </table:table-cell>
              <table:table-cell office:value-type="float" office:value="5526.993">
                <text:p>5526.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9.991">
                <text:p>5999.991</text:p>
              </table:table-cell>
              <table:table-cell office:value-type="float" office:value="5743.021">
                <text:p>5743.021</text:p>
              </table:table-cell>
              <table:table-cell office:value-type="float" office:value="5575.185">
                <text:p>5575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1.952">
                <text:p>6221.952</text:p>
              </table:table-cell>
              <table:table-cell office:value-type="float" office:value="5940.412">
                <text:p>5940.412</text:p>
              </table:table-cell>
              <table:table-cell office:value-type="float" office:value="5766.589">
                <text:p>5766.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1.574">
                <text:p>6301.574</text:p>
              </table:table-cell>
              <table:table-cell office:value-type="float" office:value="5990.484">
                <text:p>5990.484</text:p>
              </table:table-cell>
              <table:table-cell office:value-type="float" office:value="5824.878">
                <text:p>5824.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3.286">
                <text:p>6513.286</text:p>
              </table:table-cell>
              <table:table-cell office:value-type="float" office:value="6168.076">
                <text:p>6168.076</text:p>
              </table:table-cell>
              <table:table-cell office:value-type="float" office:value="5994.212">
                <text:p>5994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62.519">
                <text:p>6462.519</text:p>
              </table:table-cell>
              <table:table-cell office:value-type="float" office:value="6088.419">
                <text:p>6088.419</text:p>
              </table:table-cell>
              <table:table-cell office:value-type="float" office:value="5913.659">
                <text:p>5913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58.568">
                <text:p>6458.568</text:p>
              </table:table-cell>
              <table:table-cell office:value-type="float" office:value="6047.138">
                <text:p>6047.138</text:p>
              </table:table-cell>
              <table:table-cell office:value-type="float" office:value="5870.306">
                <text:p>5870.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4.686">
                <text:p>6714.686</text:p>
              </table:table-cell>
              <table:table-cell office:value-type="float" office:value="6270.166">
                <text:p>6270.166</text:p>
              </table:table-cell>
              <table:table-cell office:value-type="float" office:value="6095.919">
                <text:p>6095.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04.8">
                <text:p>6704.8</text:p>
              </table:table-cell>
              <table:table-cell office:value-type="float" office:value="6223.61">
                <text:p>6223.61</text:p>
              </table:table-cell>
              <table:table-cell office:value-type="float" office:value="6049.986">
                <text:p>6049.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6.85">
                <text:p>6766.85</text:p>
              </table:table-cell>
              <table:table-cell office:value-type="float" office:value="6261.68">
                <text:p>6261.68</text:p>
              </table:table-cell>
              <table:table-cell office:value-type="float" office:value="6089.964">
                <text:p>6089.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67.981">
                <text:p>6867.981</text:p>
              </table:table-cell>
              <table:table-cell office:value-type="float" office:value="6322.881">
                <text:p>6322.881</text:p>
              </table:table-cell>
              <table:table-cell office:value-type="float" office:value="6143.907">
                <text:p>6143.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7.596">
                <text:p>6897.596</text:p>
              </table:table-cell>
              <table:table-cell office:value-type="float" office:value="6304.446">
                <text:p>6304.446</text:p>
              </table:table-cell>
              <table:table-cell office:value-type="float" office:value="6133.181">
                <text:p>6133.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93.027">
                <text:p>7093.027</text:p>
              </table:table-cell>
              <table:table-cell office:value-type="float" office:value="6480.247">
                <text:p>6480.247</text:p>
              </table:table-cell>
              <table:table-cell office:value-type="float" office:value="6305.887">
                <text:p>6305.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78.975">
                <text:p>7078.975</text:p>
              </table:table-cell>
              <table:table-cell office:value-type="float" office:value="6738.275">
                <text:p>6738.275</text:p>
              </table:table-cell>
              <table:table-cell office:value-type="float" office:value="6251.391">
                <text:p>6251.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47.943">
                <text:p>6547.943</text:p>
              </table:table-cell>
              <table:table-cell office:value-type="float" office:value="6208.243">
                <text:p>6208.243</text:p>
              </table:table-cell>
              <table:table-cell office:value-type="float" office:value="6030.772">
                <text:p>6030.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9.566">
                <text:p>7149.566</text:p>
              </table:table-cell>
              <table:table-cell office:value-type="float" office:value="6797.276">
                <text:p>6797.276</text:p>
              </table:table-cell>
              <table:table-cell office:value-type="float" office:value="6278.226">
                <text:p>6278.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453cm" xlink:href=".." xlink:type="simple" chart:class="chart:bar" chart:style-name="ch1">
        <chart:title svg:x="7.435cm" svg:y="0.325cm" chart:style-name="ch2">
          <text:p>n512</text:p>
        </chart:title>
        <chart:subtitle svg:x="5.993cm" svg:y="1.293cm" chart:style-name="ch3">
          <text:p>Single Stat - One Field</text:p>
        </chart:subtitle>
        <chart:legend chart:legend-position="end" svg:x="12.563cm" svg:y="3.929cm" style:legend-expansion="high" chart:style-name="ch4"/>
        <chart:plot-area chart:style-name="ch5" table:cell-range-address="'Results - n512'.B51:'Results - n512'.D70" chart:data-source-has-labels="row" svg:x="1.33cm" svg:y="2.165cm" svg:width="10.914cm" svg:height="6.118cm">
          <chartooo:coordinate-region svg:x="2.322cm" svg:y="2.364cm" svg:width="9.922cm" svg:height="5.272cm"/>
          <chart:axis chart:dimension="x" chart:name="primary-x" chart:style-name="ch6">
            <chart:title svg:x="5.923cm" svg:y="8.472cm" chart:style-name="ch7">
              <text:p>Ensembles</text:p>
            </chart:title>
          </chart:axis>
          <chart:axis chart:dimension="y" chart:name="primary-y" chart:style-name="ch8">
            <chart:title svg:x="0.451cm" svg:y="6.459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51:'Results - n512'.B70" loext:label-string="time" chart:class="chart:bar">
            <chart:data-point chart:repeated="20"/>
          </chart:series>
          <chart:series chart:style-name="ch12" chart:values-cell-range-address="'Results - n512'.C51:'Results - n512'.C70" loext:label-string="time_initial" chart:class="chart:bar">
            <chart:data-point chart:repeated="20"/>
          </chart:series>
          <chart:series chart:style-name="ch13" chart:values-cell-range-address="'Results - n512'.D51:'Results - n512'.D70" loext:label-string="time_initial_took1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25.595">
                <text:p>4825.595</text:p>
                <draw:g>
                  <svg:desc>'Results - n512'.B51:'Results - n512'.B70</svg:desc>
                </draw:g>
              </table:table-cell>
              <table:table-cell office:value-type="float" office:value="4738.075">
                <text:p>4738.075</text:p>
                <draw:g>
                  <svg:desc>'Results - n512'.C51:'Results - n512'.C70</svg:desc>
                </draw:g>
              </table:table-cell>
              <table:table-cell office:value-type="float" office:value="4582.424">
                <text:p>4582.424</text:p>
                <draw:g>
                  <svg:desc>'Results - n512'.D51:'Results - n512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6.164">
                <text:p>5066.164</text:p>
              </table:table-cell>
              <table:table-cell office:value-type="float" office:value="4972.974">
                <text:p>4972.974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46.877">
                <text:p>5146.877</text:p>
              </table:table-cell>
              <table:table-cell office:value-type="float" office:value="5043.677">
                <text:p>5043.677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2.95">
                <text:p>5252.95</text:p>
              </table:table-cell>
              <table:table-cell office:value-type="float" office:value="5144.38">
                <text:p>5144.38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5.88">
                <text:p>5245.88</text:p>
              </table:table-cell>
              <table:table-cell office:value-type="float" office:value="5126.44">
                <text:p>5126.44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84.762">
                <text:p>5284.762</text:p>
              </table:table-cell>
              <table:table-cell office:value-type="float" office:value="5149.622">
                <text:p>5149.622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1.998">
                <text:p>5321.998</text:p>
              </table:table-cell>
              <table:table-cell office:value-type="float" office:value="5189.308">
                <text:p>5189.30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5.453">
                <text:p>5435.453</text:p>
              </table:table-cell>
              <table:table-cell office:value-type="float" office:value="5288.543">
                <text:p>5288.543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1.86">
                <text:p>5451.86</text:p>
              </table:table-cell>
              <table:table-cell office:value-type="float" office:value="5303.21">
                <text:p>5303.21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4.176">
                <text:p>5444.176</text:p>
              </table:table-cell>
              <table:table-cell office:value-type="float" office:value="5291.056">
                <text:p>5291.05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4.358">
                <text:p>5544.358</text:p>
              </table:table-cell>
              <table:table-cell office:value-type="float" office:value="5376.038">
                <text:p>5376.038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57.109">
                <text:p>5557.109</text:p>
              </table:table-cell>
              <table:table-cell office:value-type="float" office:value="5382.409">
                <text:p>5382.409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44.934">
                <text:p>5644.934</text:p>
              </table:table-cell>
              <table:table-cell office:value-type="float" office:value="5474.324">
                <text:p>5474.32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9.199">
                <text:p>5699.199</text:p>
              </table:table-cell>
              <table:table-cell office:value-type="float" office:value="5512.729">
                <text:p>5512.729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1.549">
                <text:p>5751.549</text:p>
              </table:table-cell>
              <table:table-cell office:value-type="float" office:value="5539.009">
                <text:p>5539.009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8.886">
                <text:p>5778.886</text:p>
              </table:table-cell>
              <table:table-cell office:value-type="float" office:value="5555.626">
                <text:p>5555.626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9.001">
                <text:p>5769.001</text:p>
              </table:table-cell>
              <table:table-cell office:value-type="float" office:value="5539.141">
                <text:p>5539.14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2.213">
                <text:p>5762.213</text:p>
              </table:table-cell>
              <table:table-cell office:value-type="float" office:value="5530.343">
                <text:p>5530.343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3.86">
                <text:p>5783.86</text:p>
              </table:table-cell>
              <table:table-cell office:value-type="float" office:value="5547.66">
                <text:p>5547.66</text:p>
              </table:table-cell>
              <table:table-cell office:value-type="float" office:value="5372.625">
                <text:p>5372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7.435cm" svg:y="0.315cm" chart:style-name="ch2">
          <text:p>n512</text:p>
        </chart:title>
        <chart:subtitle svg:x="7.462cm" svg:y="1.273cm" chart:style-name="ch3">
          <text:p>TIME</text:p>
        </chart:subtitle>
        <chart:legend chart:legend-position="end" svg:x="11.557cm" svg:y="3.702cm" style:legend-expansion="high" chart:style-name="ch4"/>
        <chart:plot-area chart:style-name="ch5" table:cell-range-address="'Results - n512'.B78:'Results - n512'.D96" chart:data-source-has-labels="row" svg:x="1.33cm" svg:y="2.135cm" svg:width="9.908cm" svg:height="5.704cm">
          <chartooo:coordinate-region svg:x="2.322cm" svg:y="2.334cm" svg:width="8.916cm" svg:height="4.858cm"/>
          <chart:axis chart:dimension="x" chart:name="primary-x" chart:style-name="ch6">
            <chart:title svg:x="5.42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78:'Results - n512'.B96" loext:label-string="all_stats_one_field" chart:class="chart:bar">
            <chart:data-point chart:repeated="19"/>
          </chart:series>
          <chart:series chart:style-name="ch12" chart:values-cell-range-address="'Results - n512'.C78:'Results - n512'.C96" loext:label-string="all_stats_multiple_fields" chart:class="chart:bar">
            <chart:data-point chart:repeated="19"/>
          </chart:series>
          <chart:series chart:style-name="ch13" chart:values-cell-range-address="'Results - n512'.D78:'Results - n512'.D96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B78:'Results - n512'.B96</svg:desc>
                </draw:g>
              </table:table-cell>
              <table:table-cell office:value-type="float" office:value="4597.757">
                <text:p>4597.757</text:p>
                <draw:g>
                  <svg:desc>'Results - n512'.C78:'Results - n512'.C96</svg:desc>
                </draw:g>
              </table:table-cell>
              <table:table-cell office:value-type="float" office:value="4825.595">
                <text:p>4825.595</text:p>
                <draw:g>
                  <svg:desc>'Results - n512'.D78:'Results - n512'.D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5254.989">
                <text:p>5254.989</text:p>
              </table:table-cell>
              <table:table-cell office:value-type="float" office:value="5066.164">
                <text:p>5066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487.857">
                <text:p>5487.857</text:p>
              </table:table-cell>
              <table:table-cell office:value-type="float" office:value="5146.877">
                <text:p>5146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905.951">
                <text:p>5905.951</text:p>
              </table:table-cell>
              <table:table-cell office:value-type="float" office:value="5252.95">
                <text:p>5252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999.991">
                <text:p>5999.991</text:p>
              </table:table-cell>
              <table:table-cell office:value-type="float" office:value="5245.88">
                <text:p>524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6221.952">
                <text:p>6221.952</text:p>
              </table:table-cell>
              <table:table-cell office:value-type="float" office:value="5284.762">
                <text:p>5284.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6301.574">
                <text:p>6301.574</text:p>
              </table:table-cell>
              <table:table-cell office:value-type="float" office:value="5321.998">
                <text:p>5321.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6513.286">
                <text:p>6513.286</text:p>
              </table:table-cell>
              <table:table-cell office:value-type="float" office:value="5435.453">
                <text:p>5435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6462.519">
                <text:p>6462.519</text:p>
              </table:table-cell>
              <table:table-cell office:value-type="float" office:value="5451.86">
                <text:p>5451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6458.568">
                <text:p>6458.568</text:p>
              </table:table-cell>
              <table:table-cell office:value-type="float" office:value="5444.176">
                <text:p>5444.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6714.686">
                <text:p>6714.686</text:p>
              </table:table-cell>
              <table:table-cell office:value-type="float" office:value="5544.358">
                <text:p>5544.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6704.8">
                <text:p>6704.8</text:p>
              </table:table-cell>
              <table:table-cell office:value-type="float" office:value="5557.109">
                <text:p>5557.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6766.85">
                <text:p>6766.85</text:p>
              </table:table-cell>
              <table:table-cell office:value-type="float" office:value="5644.934">
                <text:p>5644.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6867.981">
                <text:p>6867.981</text:p>
              </table:table-cell>
              <table:table-cell office:value-type="float" office:value="5699.199">
                <text:p>5699.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6897.596">
                <text:p>6897.596</text:p>
              </table:table-cell>
              <table:table-cell office:value-type="float" office:value="5751.549">
                <text:p>5751.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7093.027">
                <text:p>7093.027</text:p>
              </table:table-cell>
              <table:table-cell office:value-type="float" office:value="5778.886">
                <text:p>5778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7078.975">
                <text:p>7078.975</text:p>
              </table:table-cell>
              <table:table-cell office:value-type="float" office:value="5769.001">
                <text:p>5769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6547.943">
                <text:p>6547.943</text:p>
              </table:table-cell>
              <table:table-cell office:value-type="float" office:value="5762.213">
                <text:p>5762.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7149.566">
                <text:p>7149.566</text:p>
              </table:table-cell>
              <table:table-cell office:value-type="float" office:value="5783.86">
                <text:p>5783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899cm" xlink:href=".." xlink:type="simple" chart:class="chart:bar" chart:style-name="ch1">
        <chart:title svg:x="7.435cm" svg:y="0.333cm" chart:style-name="ch2">
          <text:p>n512</text:p>
        </chart:title>
        <chart:subtitle svg:x="6.628cm" svg:y="1.309cm" chart:style-name="ch3">
          <text:p>TIME - INITIAL</text:p>
        </chart:subtitle>
        <chart:legend chart:legend-position="end" svg:x="11.557cm" svg:y="4.152cm" style:legend-expansion="high" chart:style-name="ch4"/>
        <chart:plot-area chart:style-name="ch5" table:cell-range-address="'Results - n512'.B104:'Results - n512'.D122" chart:data-source-has-labels="row" svg:x="1.33cm" svg:y="2.189cm" svg:width="9.908cm" svg:height="6.532cm">
          <chartooo:coordinate-region svg:x="2.322cm" svg:y="2.388cm" svg:width="8.916cm" svg:height="5.686cm"/>
          <chart:axis chart:dimension="x" chart:name="primary-x" chart:style-name="ch6">
            <chart:title svg:x="5.42cm" svg:y="8.918cm" chart:style-name="ch7">
              <text:p>Ensembles</text:p>
            </chart:title>
          </chart:axis>
          <chart:axis chart:dimension="y" chart:name="primary-y" chart:style-name="ch8">
            <chart:title svg:x="0.451cm" svg:y="6.69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04:'Results - n512'.B122" loext:label-string="all_stats_one_field" chart:class="chart:bar">
            <chart:data-point chart:repeated="19"/>
          </chart:series>
          <chart:series chart:style-name="ch12" chart:values-cell-range-address="'Results - n512'.C104:'Results - n512'.C122" loext:label-string="all_stats_multiple_fields" chart:class="chart:bar">
            <chart:data-point chart:repeated="19"/>
          </chart:series>
          <chart:series chart:style-name="ch13" chart:values-cell-range-address="'Results - n512'.D104:'Results - n512'.D122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9.968">
                <text:p>4579.968</text:p>
                <draw:g>
                  <svg:desc>'Results - n512'.B104:'Results - n512'.B122</svg:desc>
                </draw:g>
              </table:table-cell>
              <table:table-cell office:value-type="float" office:value="4508.637">
                <text:p>4508.637</text:p>
                <draw:g>
                  <svg:desc>'Results - n512'.C104:'Results - n512'.C122</svg:desc>
                </draw:g>
              </table:table-cell>
              <table:table-cell office:value-type="float" office:value="4738.075">
                <text:p>4738.075</text:p>
                <draw:g>
                  <svg:desc>'Results - n512'.D104:'Results - n512'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3.574">
                <text:p>4983.574</text:p>
              </table:table-cell>
              <table:table-cell office:value-type="float" office:value="5154.679">
                <text:p>5154.679</text:p>
              </table:table-cell>
              <table:table-cell office:value-type="float" office:value="4972.974">
                <text:p>4972.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8.469">
                <text:p>5038.469</text:p>
              </table:table-cell>
              <table:table-cell office:value-type="float" office:value="5312.747">
                <text:p>5312.747</text:p>
              </table:table-cell>
              <table:table-cell office:value-type="float" office:value="5043.677">
                <text:p>5043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3.173">
                <text:p>5143.173</text:p>
              </table:table-cell>
              <table:table-cell office:value-type="float" office:value="5696.611">
                <text:p>5696.611</text:p>
              </table:table-cell>
              <table:table-cell office:value-type="float" office:value="5144.38">
                <text:p>514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8.011">
                <text:p>5148.011</text:p>
              </table:table-cell>
              <table:table-cell office:value-type="float" office:value="5743.021">
                <text:p>5743.021</text:p>
              </table:table-cell>
              <table:table-cell office:value-type="float" office:value="5126.44">
                <text:p>5126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32.724">
                <text:p>5332.724</text:p>
              </table:table-cell>
              <table:table-cell office:value-type="float" office:value="5940.412">
                <text:p>5940.412</text:p>
              </table:table-cell>
              <table:table-cell office:value-type="float" office:value="5149.622">
                <text:p>5149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35.286">
                <text:p>5435.286</text:p>
              </table:table-cell>
              <table:table-cell office:value-type="float" office:value="5990.484">
                <text:p>5990.484</text:p>
              </table:table-cell>
              <table:table-cell office:value-type="float" office:value="5189.308">
                <text:p>5189.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6.151">
                <text:p>5336.151</text:p>
              </table:table-cell>
              <table:table-cell office:value-type="float" office:value="6168.076">
                <text:p>6168.076</text:p>
              </table:table-cell>
              <table:table-cell office:value-type="float" office:value="5288.543">
                <text:p>5288.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5.193">
                <text:p>5415.193</text:p>
              </table:table-cell>
              <table:table-cell office:value-type="float" office:value="6088.419">
                <text:p>6088.419</text:p>
              </table:table-cell>
              <table:table-cell office:value-type="float" office:value="5303.21">
                <text:p>530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37.477">
                <text:p>5337.477</text:p>
              </table:table-cell>
              <table:table-cell office:value-type="float" office:value="6047.138">
                <text:p>6047.138</text:p>
              </table:table-cell>
              <table:table-cell office:value-type="float" office:value="5291.056">
                <text:p>5291.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0.3">
                <text:p>5340.3</text:p>
              </table:table-cell>
              <table:table-cell office:value-type="float" office:value="6270.166">
                <text:p>6270.166</text:p>
              </table:table-cell>
              <table:table-cell office:value-type="float" office:value="5376.038">
                <text:p>5376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1.96">
                <text:p>5431.96</text:p>
              </table:table-cell>
              <table:table-cell office:value-type="float" office:value="6223.61">
                <text:p>6223.61</text:p>
              </table:table-cell>
              <table:table-cell office:value-type="float" office:value="5382.409">
                <text:p>5382.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9.308">
                <text:p>5379.308</text:p>
              </table:table-cell>
              <table:table-cell office:value-type="float" office:value="6261.68">
                <text:p>6261.68</text:p>
              </table:table-cell>
              <table:table-cell office:value-type="float" office:value="5474.324">
                <text:p>5474.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3.002">
                <text:p>5403.002</text:p>
              </table:table-cell>
              <table:table-cell office:value-type="float" office:value="6322.881">
                <text:p>6322.881</text:p>
              </table:table-cell>
              <table:table-cell office:value-type="float" office:value="5512.729">
                <text:p>5512.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36.82">
                <text:p>5636.82</text:p>
              </table:table-cell>
              <table:table-cell office:value-type="float" office:value="6304.446">
                <text:p>6304.446</text:p>
              </table:table-cell>
              <table:table-cell office:value-type="float" office:value="5539.009">
                <text:p>5539.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3.587">
                <text:p>5573.587</text:p>
              </table:table-cell>
              <table:table-cell office:value-type="float" office:value="6480.247">
                <text:p>6480.247</text:p>
              </table:table-cell>
              <table:table-cell office:value-type="float" office:value="5555.626">
                <text:p>5555.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80.183">
                <text:p>5480.183</text:p>
              </table:table-cell>
              <table:table-cell office:value-type="float" office:value="6738.275">
                <text:p>6738.275</text:p>
              </table:table-cell>
              <table:table-cell office:value-type="float" office:value="5539.141">
                <text:p>5539.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36.483">
                <text:p>5536.483</text:p>
              </table:table-cell>
              <table:table-cell office:value-type="float" office:value="6208.243">
                <text:p>6208.243</text:p>
              </table:table-cell>
              <table:table-cell office:value-type="float" office:value="5530.343">
                <text:p>5530.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3.52">
                <text:p>5513.52</text:p>
              </table:table-cell>
              <table:table-cell office:value-type="float" office:value="6797.276">
                <text:p>6797.276</text:p>
              </table:table-cell>
              <table:table-cell office:value-type="float" office:value="5547.66">
                <text:p>5547.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1.567cm" svg:y="3.703cm" style:legend-expansion="high" chart:style-name="ch4"/>
        <chart:plot-area chart:style-name="ch5" table:cell-range-address="'Results - n512'.B130:'Results - n512'.D148" chart:data-source-has-labels="row" svg:x="1.331cm" svg:y="2.138cm" svg:width="9.916cm" svg:height="5.701cm">
          <chartooo:coordinate-region svg:x="2.323cm" svg:y="2.337cm" svg:width="8.924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30:'Results - n512'.B148" loext:label-string="all_stats_one_field" chart:class="chart:bar">
            <chart:data-point chart:repeated="19"/>
          </chart:series>
          <chart:series chart:style-name="ch12" chart:values-cell-range-address="'Results - n512'.C130:'Results - n512'.C148" loext:label-string="all_stats_multiple_fields" chart:class="chart:bar">
            <chart:data-point chart:repeated="19"/>
          </chart:series>
          <chart:series chart:style-name="ch13" chart:values-cell-range-address="'Results - n512'.D130:'Results - n512'.D148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1.952">
                <text:p>4421.952</text:p>
                <draw:g>
                  <svg:desc>'Results - n512'.B130:'Results - n512'.B148</svg:desc>
                </draw:g>
              </table:table-cell>
              <table:table-cell office:value-type="float" office:value="4343.743">
                <text:p>4343.743</text:p>
                <draw:g>
                  <svg:desc>'Results - n512'.C130:'Results - n512'.C148</svg:desc>
                </draw:g>
              </table:table-cell>
              <table:table-cell office:value-type="float" office:value="4582.424">
                <text:p>4582.424</text:p>
                <draw:g>
                  <svg:desc>'Results - n512'.D130:'Results - n512'.D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6.135">
                <text:p>4826.135</text:p>
              </table:table-cell>
              <table:table-cell office:value-type="float" office:value="4990.539">
                <text:p>4990.539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79.141">
                <text:p>4879.141</text:p>
              </table:table-cell>
              <table:table-cell office:value-type="float" office:value="5144.523">
                <text:p>5144.523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2.222">
                <text:p>4982.222</text:p>
              </table:table-cell>
              <table:table-cell office:value-type="float" office:value="5526.993">
                <text:p>5526.993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87.928">
                <text:p>4987.928</text:p>
              </table:table-cell>
              <table:table-cell office:value-type="float" office:value="5575.185">
                <text:p>5575.185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64.36">
                <text:p>5164.36</text:p>
              </table:table-cell>
              <table:table-cell office:value-type="float" office:value="5766.589">
                <text:p>5766.589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7.666">
                <text:p>5267.666</text:p>
              </table:table-cell>
              <table:table-cell office:value-type="float" office:value="5824.878">
                <text:p>5824.87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65.398">
                <text:p>5165.398</text:p>
              </table:table-cell>
              <table:table-cell office:value-type="float" office:value="5994.212">
                <text:p>5994.212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45.906">
                <text:p>5245.906</text:p>
              </table:table-cell>
              <table:table-cell office:value-type="float" office:value="5913.659">
                <text:p>5913.659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7.537">
                <text:p>5177.537</text:p>
              </table:table-cell>
              <table:table-cell office:value-type="float" office:value="5870.306">
                <text:p>5870.30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7.117">
                <text:p>5177.117</text:p>
              </table:table-cell>
              <table:table-cell office:value-type="float" office:value="6095.919">
                <text:p>6095.919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63.64">
                <text:p>5263.64</text:p>
              </table:table-cell>
              <table:table-cell office:value-type="float" office:value="6049.986">
                <text:p>6049.986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2.268">
                <text:p>5202.268</text:p>
              </table:table-cell>
              <table:table-cell office:value-type="float" office:value="6089.964">
                <text:p>6089.96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38.158">
                <text:p>5238.158</text:p>
              </table:table-cell>
              <table:table-cell office:value-type="float" office:value="6143.907">
                <text:p>6143.907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2.741">
                <text:p>5462.741</text:p>
              </table:table-cell>
              <table:table-cell office:value-type="float" office:value="6133.181">
                <text:p>6133.181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90.235">
                <text:p>5390.235</text:p>
              </table:table-cell>
              <table:table-cell office:value-type="float" office:value="6305.887">
                <text:p>6305.887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08.112">
                <text:p>5308.112</text:p>
              </table:table-cell>
              <table:table-cell office:value-type="float" office:value="6251.391">
                <text:p>6251.39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1.911">
                <text:p>5361.911</text:p>
              </table:table-cell>
              <table:table-cell office:value-type="float" office:value="6030.772">
                <text:p>6030.772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47.245">
                <text:p>5347.245</text:p>
              </table:table-cell>
              <table:table-cell office:value-type="float" office:value="6278.226">
                <text:p>6278.226</text:p>
              </table:table-cell>
              <table:table-cell office:value-type="float" office:value="5372.625">
                <text:p>5372.62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199:Storage.D216" chart:data-source-has-labels="row" svg:x="1.331cm" svg:y="2.138cm" svg:width="9.916cm" svg:height="5.701cm">
          <chartooo:coordinate-region svg:x="2.323cm" svg:y="2.338cm" svg:width="8.924cm" svg:height="4.854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199:Storage.B216" loext:label-string="all_stats_one_field" chart:class="chart:bar">
            <chart:data-point chart:repeated="18"/>
          </chart:series>
          <chart:series chart:style-name="ch12" chart:values-cell-range-address="Storage.C199:Storage.C216" loext:label-string="all_stats_multiple_fields" chart:class="chart:bar">
            <chart:data-point chart:repeated="18"/>
          </chart:series>
          <chart:series chart:style-name="ch13" chart:values-cell-range-address="Storage.D199:Storage.D216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31640625">
                <text:p>447.31640625</text:p>
                <draw:g>
                  <svg:desc>Storage.B199:Storage.B216</svg:desc>
                </draw:g>
              </table:table-cell>
              <table:table-cell office:value-type="float" office:value="952.359375">
                <text:p>952.359375</text:p>
                <draw:g>
                  <svg:desc>Storage.C199:Storage.C216</svg:desc>
                </draw:g>
              </table:table-cell>
              <table:table-cell office:value-type="float" office:value="89.515625">
                <text:p>89.515625</text:p>
                <draw:g>
                  <svg:desc>Storage.D199:Storage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75390625">
                <text:p>536.75390625</text:p>
              </table:table-cell>
              <table:table-cell office:value-type="float" office:value="1141.203125">
                <text:p>1141.2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19140625">
                <text:p>626.19140625</text:p>
              </table:table-cell>
              <table:table-cell office:value-type="float" office:value="1330.3203125">
                <text:p>1330.32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62890625">
                <text:p>715.62890625</text:p>
              </table:table-cell>
              <table:table-cell office:value-type="float" office:value="1519.41015625">
                <text:p>1519.41015625</text:p>
              </table:table-cell>
              <table:table-cell office:value-type="float" office:value="89.51953125">
                <text:p>89.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06640625">
                <text:p>805.06640625</text:p>
              </table:table-cell>
              <table:table-cell office:value-type="float" office:value="1708.515625">
                <text:p>1708.515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.50390625">
                <text:p>894.50390625</text:p>
              </table:table-cell>
              <table:table-cell office:value-type="float" office:value="1897.9765625">
                <text:p>1897.9765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94140625">
                <text:p>983.94140625</text:p>
              </table:table-cell>
              <table:table-cell office:value-type="float" office:value="2086.73046875">
                <text:p>2086.730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.37890625">
                <text:p>1073.37890625</text:p>
              </table:table-cell>
              <table:table-cell office:value-type="float" office:value="2276.09375">
                <text:p>2276.09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2.81640625">
                <text:p>1162.81640625</text:p>
              </table:table-cell>
              <table:table-cell office:value-type="float" office:value="2464.9375">
                <text:p>2464.9375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.25390625">
                <text:p>1252.25390625</text:p>
              </table:table-cell>
              <table:table-cell office:value-type="float" office:value="2654.0546875">
                <text:p>2654.05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1.69140625">
                <text:p>1341.69140625</text:p>
              </table:table-cell>
              <table:table-cell office:value-type="float" office:value="2843.14453125">
                <text:p>2843.1445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1.12890625">
                <text:p>1431.12890625</text:p>
              </table:table-cell>
              <table:table-cell office:value-type="float" office:value="3032.375">
                <text:p>3032.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.56640625">
                <text:p>1520.56640625</text:p>
              </table:table-cell>
              <table:table-cell office:value-type="float" office:value="3221.484375">
                <text:p>3221.484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0.00390625">
                <text:p>1610.00390625</text:p>
              </table:table-cell>
              <table:table-cell office:value-type="float" office:value="3410.48046875">
                <text:p>3410.480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.44140625">
                <text:p>1699.44140625</text:p>
              </table:table-cell>
              <table:table-cell office:value-type="float" office:value="3599.62890625">
                <text:p>3599.62890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.8828125">
                <text:p>1788.8828125</text:p>
              </table:table-cell>
              <table:table-cell office:value-type="float" office:value="3788.8671875">
                <text:p>3788.8671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8.31640625">
                <text:p>1878.31640625</text:p>
              </table:table-cell>
              <table:table-cell office:value-type="float" office:value="3978.20703125">
                <text:p>3978.207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.75390625">
                <text:p>1967.75390625</text:p>
              </table:table-cell>
              <table:table-cell office:value-type="float" office:value="4167.28125">
                <text:p>4167.28125</text:p>
              </table:table-cell>
              <table:table-cell office:value-type="float" office:value="89.51953125">
                <text:p>89.519531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7.435cm" svg:y="0.315cm" chart:style-name="ch2">
          <text:p>n216</text:p>
        </chart:title>
        <chart:subtitle svg:x="5.57cm" svg:y="1.273cm" chart:style-name="ch3">
          <text:p>All Stats - One Output Field</text:p>
        </chart:subtitle>
        <chart:legend chart:legend-position="end" svg:x="12.563cm" svg:y="3.702cm" style:legend-expansion="high" chart:style-name="ch4"/>
        <chart:plot-area chart:style-name="ch5" table:cell-range-address="'Results - n216'.B3:'Results - n216'.D21" chart:data-source-has-labels="row" svg:x="1.33cm" svg:y="2.135cm" svg:width="10.914cm" svg:height="5.704cm">
          <chartooo:coordinate-region svg:x="2.137cm" svg:y="2.334cm" svg:width="10.107cm" svg:height="4.858cm"/>
          <chart:axis chart:dimension="x" chart:name="primary-x" chart:style-name="ch6">
            <chart:title svg:x="5.923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3:'Results - n216'.B21" loext:label-string="time" chart:class="chart:bar">
            <chart:data-point chart:repeated="19"/>
          </chart:series>
          <chart:series chart:style-name="ch12" chart:values-cell-range-address="'Results - n216'.C3:'Results - n216'.C21" loext:label-string="time_initial" chart:class="chart:bar">
            <chart:data-point chart:repeated="19"/>
          </chart:series>
          <chart:series chart:style-name="ch13" chart:values-cell-range-address="'Results - n216'.D3:'Results - n216'.D21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B3:'Results - n216'.B21</svg:desc>
                </draw:g>
              </table:table-cell>
              <table:table-cell office:value-type="float" office:value="85.136">
                <text:p>85.136</text:p>
                <draw:g>
                  <svg:desc>'Results - n216'.C3:'Results - n216'.C21</svg:desc>
                </draw:g>
              </table:table-cell>
              <table:table-cell office:value-type="float" office:value="74.233">
                <text:p>74.233</text:p>
                <draw:g>
                  <svg:desc>'Results - n216'.D3:'Results - n216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89.605">
                <text:p>89.605</text:p>
              </table:table-cell>
              <table:table-cell office:value-type="float" office:value="76.377">
                <text:p>76.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89.267">
                <text:p>89.267</text:p>
              </table:table-cell>
              <table:table-cell office:value-type="float" office:value="77.854">
                <text:p>77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127.681">
                <text:p>127.681</text:p>
              </table:table-cell>
              <table:table-cell office:value-type="float" office:value="110.691">
                <text:p>110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100.19">
                <text:p>100.19</text:p>
              </table:table-cell>
              <table:table-cell office:value-type="float" office:value="82.221">
                <text:p>82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101.647">
                <text:p>101.647</text:p>
              </table:table-cell>
              <table:table-cell office:value-type="float" office:value="89.508">
                <text:p>89.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96.51">
                <text:p>96.51</text:p>
              </table:table-cell>
              <table:table-cell office:value-type="float" office:value="84.982">
                <text:p>84.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106.304">
                <text:p>106.304</text:p>
              </table:table-cell>
              <table:table-cell office:value-type="float" office:value="87.301">
                <text:p>87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105.683">
                <text:p>105.683</text:p>
              </table:table-cell>
              <table:table-cell office:value-type="float" office:value="93.383">
                <text:p>93.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100.868">
                <text:p>100.868</text:p>
              </table:table-cell>
              <table:table-cell office:value-type="float" office:value="89.715">
                <text:p>89.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104.526">
                <text:p>104.526</text:p>
              </table:table-cell>
              <table:table-cell office:value-type="float" office:value="93.239">
                <text:p>93.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108.519">
                <text:p>108.519</text:p>
              </table:table-cell>
              <table:table-cell office:value-type="float" office:value="94.784">
                <text:p>94.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116.335">
                <text:p>116.335</text:p>
              </table:table-cell>
              <table:table-cell office:value-type="float" office:value="103.047">
                <text:p>103.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119.939">
                <text:p>119.939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121.223">
                <text:p>121.223</text:p>
              </table:table-cell>
              <table:table-cell office:value-type="float" office:value="103.045">
                <text:p>103.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144.456">
                <text:p>144.456</text:p>
              </table:table-cell>
              <table:table-cell office:value-type="float" office:value="130.303">
                <text:p>13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126.016">
                <text:p>126.016</text:p>
              </table:table-cell>
              <table:table-cell office:value-type="float" office:value="106.991">
                <text:p>106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151.309">
                <text:p>151.309</text:p>
              </table:table-cell>
              <table:table-cell office:value-type="float" office:value="133.068">
                <text:p>133.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146">
                <text:p>146</text:p>
              </table:table-cell>
              <table:table-cell office:value-type="float" office:value="120.929">
                <text:p>120.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220:Storage.D237" chart:data-source-has-labels="row" svg:x="1.331cm" svg:y="2.138cm" svg:width="9.916cm" svg:height="5.701cm">
          <chartooo:coordinate-region svg:x="2.508cm" svg:y="2.337cm" svg:width="8.73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220:Storage.B237" loext:label-string="all_stats_one_field" chart:class="chart:bar">
            <chart:data-point chart:repeated="18"/>
          </chart:series>
          <chart:series chart:style-name="ch12" chart:values-cell-range-address="Storage.C220:Storage.C237" loext:label-string="all_stats_multiple_fields" chart:class="chart:bar">
            <chart:data-point chart:repeated="18"/>
          </chart:series>
          <chart:series chart:style-name="ch13" chart:values-cell-range-address="Storage.D220:Storage.D237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4.01953125">
                <text:p>2264.01953125</text:p>
                <draw:g>
                  <svg:desc>Storage.B220:Storage.B237</svg:desc>
                </draw:g>
              </table:table-cell>
              <table:table-cell office:value-type="float" office:value="4792.41796875">
                <text:p>4792.41796875</text:p>
                <draw:g>
                  <svg:desc>Storage.C220:Storage.C237</svg:desc>
                </draw:g>
              </table:table-cell>
              <table:table-cell office:value-type="float" office:value="452.859375">
                <text:p>452.859375</text:p>
                <draw:g>
                  <svg:desc>Storage.D220:Storage.D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.796875">
                <text:p>2716.796875</text:p>
              </table:table-cell>
              <table:table-cell office:value-type="float" office:value="5749.421875">
                <text:p>5749.42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9.57421875">
                <text:p>3169.57421875</text:p>
              </table:table-cell>
              <table:table-cell office:value-type="float" office:value="6706.51953125">
                <text:p>6706.51953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35546875">
                <text:p>3622.35546875</text:p>
              </table:table-cell>
              <table:table-cell office:value-type="float" office:value="7663.82421875">
                <text:p>7663.8242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5.1328125">
                <text:p>4075.1328125</text:p>
              </table:table-cell>
              <table:table-cell office:value-type="float" office:value="8620.83984375">
                <text:p>8620.83984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7.91015625">
                <text:p>4527.91015625</text:p>
              </table:table-cell>
              <table:table-cell office:value-type="float" office:value="9577.87890625">
                <text:p>9577.87890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0.68359375">
                <text:p>4980.68359375</text:p>
              </table:table-cell>
              <table:table-cell office:value-type="float" office:value="10534.93359375">
                <text:p>10534.933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3.46484375">
                <text:p>5433.46484375</text:p>
              </table:table-cell>
              <table:table-cell office:value-type="float" office:value="11492.03515625">
                <text:p>11492.03515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6.2421875">
                <text:p>5886.2421875</text:p>
              </table:table-cell>
              <table:table-cell office:value-type="float" office:value="12449.05859375">
                <text:p>12449.058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9.01953125">
                <text:p>6339.01953125</text:p>
              </table:table-cell>
              <table:table-cell office:value-type="float" office:value="13406.1171875">
                <text:p>13406.117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91.796875">
                <text:p>6791.796875</text:p>
              </table:table-cell>
              <table:table-cell office:value-type="float" office:value="14363.17578125">
                <text:p>14363.17578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.57421875">
                <text:p>7244.57421875</text:p>
              </table:table-cell>
              <table:table-cell office:value-type="float" office:value="15320.234375">
                <text:p>15320.234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7.3515625">
                <text:p>7697.3515625</text:p>
              </table:table-cell>
              <table:table-cell office:value-type="float" office:value="16277.2578125">
                <text:p>16277.2578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0.12890625">
                <text:p>8150.12890625</text:p>
              </table:table-cell>
              <table:table-cell office:value-type="float" office:value="17234.31640625">
                <text:p>17234.31640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2.90625">
                <text:p>8602.90625</text:p>
              </table:table-cell>
              <table:table-cell office:value-type="float" office:value="18191.375">
                <text:p>18191.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5.68359375">
                <text:p>9055.68359375</text:p>
              </table:table-cell>
              <table:table-cell office:value-type="float" office:value="19148.43359375">
                <text:p>19148.433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8.4609375">
                <text:p>9508.4609375</text:p>
              </table:table-cell>
              <table:table-cell office:value-type="float" office:value="20105.45703125">
                <text:p>20105.45703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1.23828125">
                <text:p>9961.23828125</text:p>
              </table:table-cell>
              <table:table-cell office:value-type="float" office:value="21062.515625">
                <text:p>21062.515625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241:Storage.D258" chart:data-source-has-labels="row" svg:x="1.331cm" svg:y="2.138cm" svg:width="9.916cm" svg:height="5.701cm">
          <chartooo:coordinate-region svg:x="2.693cm" svg:y="2.337cm" svg:width="8.554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241:Storage.B258" loext:label-string="all_stats_one_field" chart:class="chart:bar">
            <chart:data-point chart:repeated="18"/>
          </chart:series>
          <chart:series chart:style-name="ch12" chart:values-cell-range-address="Storage.C241:Storage.C258" loext:label-string="all_stats_multiple_fields" chart:class="chart:bar">
            <chart:data-point chart:repeated="18"/>
          </chart:series>
          <chart:series chart:style-name="ch13" chart:values-cell-range-address="Storage.D241:Storage.D258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20.1484375">
                <text:p>12720.1484375</text:p>
                <draw:g>
                  <svg:desc>Storage.B241:Storage.B258</svg:desc>
                </draw:g>
              </table:table-cell>
              <table:table-cell office:value-type="float" office:value="26890.6875">
                <text:p>26890.6875</text:p>
                <draw:g>
                  <svg:desc>Storage.C241:Storage.C258</svg:desc>
                </draw:g>
              </table:table-cell>
              <table:table-cell office:value-type="float" office:value="2544.09375">
                <text:p>2544.09375</text:p>
                <draw:g>
                  <svg:desc>Storage.D241:Storage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64.1484375">
                <text:p>15264.1484375</text:p>
              </table:table-cell>
              <table:table-cell office:value-type="float" office:value="32267.25">
                <text:p>32267.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8.15234375">
                <text:p>17808.15234375</text:p>
              </table:table-cell>
              <table:table-cell office:value-type="float" office:value="37643.8125">
                <text:p>37643.8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52.15234375">
                <text:p>20352.15234375</text:p>
              </table:table-cell>
              <table:table-cell office:value-type="float" office:value="43020.375">
                <text:p>43020.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6.1484375">
                <text:p>22896.1484375</text:p>
              </table:table-cell>
              <table:table-cell office:value-type="float" office:value="48396.9375">
                <text:p>48396.9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0.15234375">
                <text:p>25440.15234375</text:p>
              </table:table-cell>
              <table:table-cell office:value-type="float" office:value="53773.5">
                <text:p>53773.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84.15234375">
                <text:p>27984.15234375</text:p>
              </table:table-cell>
              <table:table-cell office:value-type="float" office:value="59150.0625">
                <text:p>59150.06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28.15234375">
                <text:p>30528.15234375</text:p>
              </table:table-cell>
              <table:table-cell office:value-type="float" office:value="64526.625">
                <text:p>64526.62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72.16015625">
                <text:p>33072.16015625</text:p>
              </table:table-cell>
              <table:table-cell office:value-type="float" office:value="69903.1875">
                <text:p>69903.187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16.16015625">
                <text:p>35616.16015625</text:p>
              </table:table-cell>
              <table:table-cell office:value-type="float" office:value="75279.75">
                <text:p>75279.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60.16015625">
                <text:p>38160.16015625</text:p>
              </table:table-cell>
              <table:table-cell office:value-type="float" office:value="80656.3125">
                <text:p>80656.3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04.16015625">
                <text:p>40704.16015625</text:p>
              </table:table-cell>
              <table:table-cell office:value-type="float" office:value="86032.875">
                <text:p>86032.87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48.1640625">
                <text:p>43248.1640625</text:p>
              </table:table-cell>
              <table:table-cell office:value-type="float" office:value="91409.4375">
                <text:p>91409.4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92.16015625">
                <text:p>45792.16015625</text:p>
              </table:table-cell>
              <table:table-cell office:value-type="float" office:value="96786">
                <text:p>96786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336.1640625">
                <text:p>48336.1640625</text:p>
              </table:table-cell>
              <table:table-cell office:value-type="float" office:value="102162.5625">
                <text:p>102162.56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80.16796875">
                <text:p>50880.16796875</text:p>
              </table:table-cell>
              <table:table-cell office:value-type="float" office:value="107539.125">
                <text:p>107539.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24.1640625">
                <text:p>53424.1640625</text:p>
              </table:table-cell>
              <table:table-cell office:value-type="float" office:value="112915.6875">
                <text:p>112915.68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68.1640625">
                <text:p>55968.1640625</text:p>
              </table:table-cell>
              <table:table-cell office:value-type="float" office:value="118292.25">
                <text:p>118292.25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6.223cm" svg:y="1.275cm" chart:style-name="ch3">
          <text:p>STDEV - Two fields</text:p>
        </chart:subtitle>
        <chart:legend chart:legend-position="end" svg:x="12.758cm" svg:y="3.703cm" style:legend-expansion="high" chart:style-name="ch4"/>
        <chart:plot-area chart:style-name="ch5" table:cell-range-address="'Results - n512'.B152:'Results - n512'.D170" chart:data-source-has-labels="row" svg:x="1.331cm" svg:y="2.138cm" svg:width="11.107cm" svg:height="5.701cm">
          <chartooo:coordinate-region svg:x="2.508cm" svg:y="2.337cm" svg:width="9.93cm" svg:height="4.855cm"/>
          <chart:axis chart:dimension="x" chart:name="primary-x" chart:style-name="ch6">
            <chart:title svg:x="6.02cm" svg:y="8.019cm" chart:style-name="ch7">
              <text:p>Ensembles</text:p>
            </chart:title>
          </chart:axis>
          <chart:axis chart:dimension="y" chart:name="primary-y" chart:style-name="ch8">
            <chart:title svg:x="0.451cm" svg:y="6.249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52:'Results - n512'.B170" loext:label-string="time" chart:class="chart:bar">
            <chart:data-point chart:repeated="19"/>
          </chart:series>
          <chart:series chart:style-name="ch12" chart:values-cell-range-address="'Results - n512'.C152:'Results - n512'.C170" loext:label-string="time_initial" chart:class="chart:bar">
            <chart:data-point chart:repeated="19"/>
          </chart:series>
          <chart:series chart:style-name="ch13" chart:values-cell-range-address="'Results - n512'.D152:'Results - n512'.D170" loext:label-string="time_initial_took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26.7">
                <text:p>4626.7</text:p>
                <draw:g>
                  <svg:desc>'Results - n512'.B152:'Results - n512'.B170</svg:desc>
                </draw:g>
              </table:table-cell>
              <table:table-cell office:value-type="float" office:value="4536.62">
                <text:p>4536.62</text:p>
                <draw:g>
                  <svg:desc>'Results - n512'.C152:'Results - n512'.C170</svg:desc>
                </draw:g>
              </table:table-cell>
              <table:table-cell office:value-type="float" office:value="4377.519">
                <text:p>4377.519</text:p>
                <draw:g>
                  <svg:desc>'Results - n512'.D152:'Results - n512'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4.248">
                <text:p>4994.248</text:p>
              </table:table-cell>
              <table:table-cell office:value-type="float" office:value="4900.228">
                <text:p>4900.228</text:p>
              </table:table-cell>
              <table:table-cell office:value-type="float" office:value="4743.679">
                <text:p>4743.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16.74">
                <text:p>5116.74</text:p>
              </table:table-cell>
              <table:table-cell office:value-type="float" office:value="5014.23">
                <text:p>5014.23</text:p>
              </table:table-cell>
              <table:table-cell office:value-type="float" office:value="4856.41">
                <text:p>4856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28.372">
                <text:p>5228.372</text:p>
              </table:table-cell>
              <table:table-cell office:value-type="float" office:value="5117.472">
                <text:p>5117.472</text:p>
              </table:table-cell>
              <table:table-cell office:value-type="float" office:value="4958.676">
                <text:p>4958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8.495">
                <text:p>5388.495</text:p>
              </table:table-cell>
              <table:table-cell office:value-type="float" office:value="5266.125">
                <text:p>5266.125</text:p>
              </table:table-cell>
              <table:table-cell office:value-type="float" office:value="5108.587">
                <text:p>5108.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63.248">
                <text:p>5263.248</text:p>
              </table:table-cell>
              <table:table-cell office:value-type="float" office:value="5136.498">
                <text:p>5136.498</text:p>
              </table:table-cell>
              <table:table-cell office:value-type="float" office:value="4975.15">
                <text:p>4975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8.508">
                <text:p>5378.508</text:p>
              </table:table-cell>
              <table:table-cell office:value-type="float" office:value="5238.198">
                <text:p>5238.198</text:p>
              </table:table-cell>
              <table:table-cell office:value-type="float" office:value="5077.03">
                <text:p>5077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66.837">
                <text:p>5566.837</text:p>
              </table:table-cell>
              <table:table-cell office:value-type="float" office:value="5423.337">
                <text:p>5423.337</text:p>
              </table:table-cell>
              <table:table-cell office:value-type="float" office:value="5262.268">
                <text:p>5262.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6.958">
                <text:p>5506.958</text:p>
              </table:table-cell>
              <table:table-cell office:value-type="float" office:value="5356.818">
                <text:p>5356.818</text:p>
              </table:table-cell>
              <table:table-cell office:value-type="float" office:value="5194.799">
                <text:p>5194.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6.321">
                <text:p>5666.321</text:p>
              </table:table-cell>
              <table:table-cell office:value-type="float" office:value="5506.841">
                <text:p>5506.841</text:p>
              </table:table-cell>
              <table:table-cell office:value-type="float" office:value="5344.549">
                <text:p>5344.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62.812">
                <text:p>5562.812</text:p>
              </table:table-cell>
              <table:table-cell office:value-type="float" office:value="5403.872">
                <text:p>5403.872</text:p>
              </table:table-cell>
              <table:table-cell office:value-type="float" office:value="5241.197">
                <text:p>5241.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3.174">
                <text:p>5653.174</text:p>
              </table:table-cell>
              <table:table-cell office:value-type="float" office:value="5479.094">
                <text:p>5479.094</text:p>
              </table:table-cell>
              <table:table-cell office:value-type="float" office:value="5314.069">
                <text:p>5314.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19.35">
                <text:p>8719.35</text:p>
              </table:table-cell>
              <table:table-cell office:value-type="float" office:value="7989.81">
                <text:p>7989.81</text:p>
              </table:table-cell>
              <table:table-cell office:value-type="float" office:value="7812.043">
                <text:p>7812.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80.927">
                <text:p>5580.927</text:p>
              </table:table-cell>
              <table:table-cell office:value-type="float" office:value="5395.017">
                <text:p>5395.017</text:p>
              </table:table-cell>
              <table:table-cell office:value-type="float" office:value="5232.207">
                <text:p>5232.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0.056">
                <text:p>5670.056</text:p>
              </table:table-cell>
              <table:table-cell office:value-type="float" office:value="5459.466">
                <text:p>5459.466</text:p>
              </table:table-cell>
              <table:table-cell office:value-type="float" office:value="5296.587">
                <text:p>5296.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66.557">
                <text:p>5666.557</text:p>
              </table:table-cell>
              <table:table-cell office:value-type="float" office:value="5443.057">
                <text:p>5443.057</text:p>
              </table:table-cell>
              <table:table-cell office:value-type="float" office:value="5275.622">
                <text:p>5275.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70.206">
                <text:p>5870.206</text:p>
              </table:table-cell>
              <table:table-cell office:value-type="float" office:value="5646.516">
                <text:p>5646.516</text:p>
              </table:table-cell>
              <table:table-cell office:value-type="float" office:value="5479.194">
                <text:p>5479.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1.738">
                <text:p>5751.738</text:p>
              </table:table-cell>
              <table:table-cell office:value-type="float" office:value="5518.278">
                <text:p>5518.278</text:p>
              </table:table-cell>
              <table:table-cell office:value-type="float" office:value="5351.597">
                <text:p>5351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40.787">
                <text:p>5840.787</text:p>
              </table:table-cell>
              <table:table-cell office:value-type="float" office:value="5600.267">
                <text:p>5600.267</text:p>
              </table:table-cell>
              <table:table-cell office:value-type="float" office:value="5428.53">
                <text:p>5428.5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453cm" xlink:href="." xlink:type="simple" chart:class="chart:bar" chart:style-name="ch1">
        <chart:title svg:x="7.435cm" svg:y="0.325cm" chart:style-name="ch2">
          <text:p>n512</text:p>
        </chart:title>
        <chart:subtitle svg:x="6.337cm" svg:y="1.293cm" chart:style-name="ch3">
          <text:p>Mean - Two Fields</text:p>
        </chart:subtitle>
        <chart:legend chart:legend-position="end" svg:x="12.563cm" svg:y="3.929cm" style:legend-expansion="high" chart:style-name="ch4"/>
        <chart:plot-area chart:style-name="ch5" chart:data-source-has-labels="both" svg:x="1.33cm" svg:y="2.165cm" svg:width="10.914cm" svg:height="6.118cm">
          <chartooo:coordinate-region svg:x="2.322cm" svg:y="2.364cm" svg:width="9.922cm" svg:height="5.272cm"/>
          <chart:axis chart:dimension="x" chart:name="primary-x" chart:style-name="ch6" chartooo:axis-type="text">
            <chart:title svg:x="5.923cm" svg:y="8.472cm" chart:style-name="ch7">
              <text:p>Ensembles</text:p>
            </chart:title>
            <chart:categories table:cell-range-address="local-table.$A$2:.$A$21"/>
          </chart:axis>
          <chart:axis chart:dimension="y" chart:name="primary-y" chart:style-name="ch8">
            <chart:title svg:x="0.451cm" svg:y="6.459cm" chart:style-name="ch9">
              <text:p>Time in seconds</text:p>
            </chart:title>
            <chart:grid chart:style-name="ch10" chart:class="major"/>
          </chart:axis>
          <chart:series chart:style-name="ch11" chart:values-cell-range-address="local-table.$B$2:.$B$21" chart:label-cell-address="local-table.$B$1" chart:class="chart:bar">
            <chart:data-point chart:repeated="20"/>
          </chart:series>
          <chart:series chart:style-name="ch12" chart:values-cell-range-address="local-table.$C$2:.$C$21" chart:label-cell-address="local-table.$C$1" chart:class="chart:bar">
            <chart:data-point chart:repeated="20"/>
          </chart:series>
          <chart:series chart:style-name="ch13" chart:values-cell-range-address="local-table.$D$2:.$D$21" chart:label-cell-address="local-table.$D$1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25.595">
                <text:p>4825.595</text:p>
              </table:table-cell>
              <table:table-cell office:value-type="float" office:value="4738.075">
                <text:p>4738.075</text:p>
              </table:table-cell>
              <table:table-cell office:value-type="float" office:value="4582.424">
                <text:p>4582.4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6.164">
                <text:p>5066.164</text:p>
              </table:table-cell>
              <table:table-cell office:value-type="float" office:value="4972.974">
                <text:p>4972.974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46.877">
                <text:p>5146.877</text:p>
              </table:table-cell>
              <table:table-cell office:value-type="float" office:value="5043.677">
                <text:p>5043.677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2.95">
                <text:p>5252.95</text:p>
              </table:table-cell>
              <table:table-cell office:value-type="float" office:value="5144.38">
                <text:p>5144.38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5.88">
                <text:p>5245.88</text:p>
              </table:table-cell>
              <table:table-cell office:value-type="float" office:value="5126.44">
                <text:p>5126.44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84.762">
                <text:p>5284.762</text:p>
              </table:table-cell>
              <table:table-cell office:value-type="float" office:value="5149.622">
                <text:p>5149.622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1.998">
                <text:p>5321.998</text:p>
              </table:table-cell>
              <table:table-cell office:value-type="float" office:value="5189.308">
                <text:p>5189.30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5.453">
                <text:p>5435.453</text:p>
              </table:table-cell>
              <table:table-cell office:value-type="float" office:value="5288.543">
                <text:p>5288.543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1.86">
                <text:p>5451.86</text:p>
              </table:table-cell>
              <table:table-cell office:value-type="float" office:value="5303.21">
                <text:p>5303.21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4.176">
                <text:p>5444.176</text:p>
              </table:table-cell>
              <table:table-cell office:value-type="float" office:value="5291.056">
                <text:p>5291.05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4.358">
                <text:p>5544.358</text:p>
              </table:table-cell>
              <table:table-cell office:value-type="float" office:value="5376.038">
                <text:p>5376.038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57.109">
                <text:p>5557.109</text:p>
              </table:table-cell>
              <table:table-cell office:value-type="float" office:value="5382.409">
                <text:p>5382.409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44.934">
                <text:p>5644.934</text:p>
              </table:table-cell>
              <table:table-cell office:value-type="float" office:value="5474.324">
                <text:p>5474.32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9.199">
                <text:p>5699.199</text:p>
              </table:table-cell>
              <table:table-cell office:value-type="float" office:value="5512.729">
                <text:p>5512.729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1.549">
                <text:p>5751.549</text:p>
              </table:table-cell>
              <table:table-cell office:value-type="float" office:value="5539.009">
                <text:p>5539.009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8.886">
                <text:p>5778.886</text:p>
              </table:table-cell>
              <table:table-cell office:value-type="float" office:value="5555.626">
                <text:p>5555.626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9.001">
                <text:p>5769.001</text:p>
              </table:table-cell>
              <table:table-cell office:value-type="float" office:value="5539.141">
                <text:p>5539.14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2.213">
                <text:p>5762.213</text:p>
              </table:table-cell>
              <table:table-cell office:value-type="float" office:value="5530.343">
                <text:p>5530.343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3.86">
                <text:p>5783.86</text:p>
              </table:table-cell>
              <table:table-cell office:value-type="float" office:value="5547.66">
                <text:p>5547.66</text:p>
              </table:table-cell>
              <table:table-cell office:value-type="float" office:value="5372.625">
                <text:p>5372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6.223cm" svg:y="1.275cm" chart:style-name="ch3">
          <text:p>STDEV - Two fields</text:p>
        </chart:subtitle>
        <chart:legend chart:legend-position="end" svg:x="12.758cm" svg:y="3.703cm" style:legend-expansion="high" chart:style-name="ch4"/>
        <chart:plot-area chart:style-name="ch5" table:cell-range-address="'Results - n512'.B152:'Results - n512'.D170" chart:data-source-has-labels="row" svg:x="1.331cm" svg:y="2.138cm" svg:width="11.107cm" svg:height="5.701cm">
          <chartooo:coordinate-region svg:x="2.508cm" svg:y="2.337cm" svg:width="9.93cm" svg:height="4.855cm"/>
          <chart:axis chart:dimension="x" chart:name="primary-x" chart:style-name="ch6">
            <chart:title svg:x="6.02cm" svg:y="8.019cm" chart:style-name="ch7">
              <text:p>Ensembles</text:p>
            </chart:title>
          </chart:axis>
          <chart:axis chart:dimension="y" chart:name="primary-y" chart:style-name="ch8">
            <chart:title svg:x="0.451cm" svg:y="6.249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52:'Results - n512'.B170" loext:label-string="time" chart:class="chart:bar">
            <chart:data-point chart:repeated="19"/>
          </chart:series>
          <chart:series chart:style-name="ch12" chart:values-cell-range-address="'Results - n512'.C152:'Results - n512'.C170" loext:label-string="time_initial" chart:class="chart:bar">
            <chart:data-point chart:repeated="19"/>
          </chart:series>
          <chart:series chart:style-name="ch13" chart:values-cell-range-address="'Results - n512'.D152:'Results - n512'.D170" loext:label-string="time_initial_took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26.7">
                <text:p>4626.7</text:p>
                <draw:g>
                  <svg:desc>'Results - n512'.B152:'Results - n512'.B170</svg:desc>
                </draw:g>
              </table:table-cell>
              <table:table-cell office:value-type="float" office:value="4536.62">
                <text:p>4536.62</text:p>
                <draw:g>
                  <svg:desc>'Results - n512'.C152:'Results - n512'.C170</svg:desc>
                </draw:g>
              </table:table-cell>
              <table:table-cell office:value-type="float" office:value="4377.519">
                <text:p>4377.519</text:p>
                <draw:g>
                  <svg:desc>'Results - n512'.D152:'Results - n512'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4.248">
                <text:p>4994.248</text:p>
              </table:table-cell>
              <table:table-cell office:value-type="float" office:value="4900.228">
                <text:p>4900.228</text:p>
              </table:table-cell>
              <table:table-cell office:value-type="float" office:value="4743.679">
                <text:p>4743.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16.74">
                <text:p>5116.74</text:p>
              </table:table-cell>
              <table:table-cell office:value-type="float" office:value="5014.23">
                <text:p>5014.23</text:p>
              </table:table-cell>
              <table:table-cell office:value-type="float" office:value="4856.41">
                <text:p>4856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28.372">
                <text:p>5228.372</text:p>
              </table:table-cell>
              <table:table-cell office:value-type="float" office:value="5117.472">
                <text:p>5117.472</text:p>
              </table:table-cell>
              <table:table-cell office:value-type="float" office:value="4958.676">
                <text:p>4958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8.495">
                <text:p>5388.495</text:p>
              </table:table-cell>
              <table:table-cell office:value-type="float" office:value="5266.125">
                <text:p>5266.125</text:p>
              </table:table-cell>
              <table:table-cell office:value-type="float" office:value="5108.587">
                <text:p>5108.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63.248">
                <text:p>5263.248</text:p>
              </table:table-cell>
              <table:table-cell office:value-type="float" office:value="5136.498">
                <text:p>5136.498</text:p>
              </table:table-cell>
              <table:table-cell office:value-type="float" office:value="4975.15">
                <text:p>4975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8.508">
                <text:p>5378.508</text:p>
              </table:table-cell>
              <table:table-cell office:value-type="float" office:value="5238.198">
                <text:p>5238.198</text:p>
              </table:table-cell>
              <table:table-cell office:value-type="float" office:value="5077.03">
                <text:p>5077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66.837">
                <text:p>5566.837</text:p>
              </table:table-cell>
              <table:table-cell office:value-type="float" office:value="5423.337">
                <text:p>5423.337</text:p>
              </table:table-cell>
              <table:table-cell office:value-type="float" office:value="5262.268">
                <text:p>5262.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6.958">
                <text:p>5506.958</text:p>
              </table:table-cell>
              <table:table-cell office:value-type="float" office:value="5356.818">
                <text:p>5356.818</text:p>
              </table:table-cell>
              <table:table-cell office:value-type="float" office:value="5194.799">
                <text:p>5194.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6.321">
                <text:p>5666.321</text:p>
              </table:table-cell>
              <table:table-cell office:value-type="float" office:value="5506.841">
                <text:p>5506.841</text:p>
              </table:table-cell>
              <table:table-cell office:value-type="float" office:value="5344.549">
                <text:p>5344.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62.812">
                <text:p>5562.812</text:p>
              </table:table-cell>
              <table:table-cell office:value-type="float" office:value="5403.872">
                <text:p>5403.872</text:p>
              </table:table-cell>
              <table:table-cell office:value-type="float" office:value="5241.197">
                <text:p>5241.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3.174">
                <text:p>5653.174</text:p>
              </table:table-cell>
              <table:table-cell office:value-type="float" office:value="5479.094">
                <text:p>5479.094</text:p>
              </table:table-cell>
              <table:table-cell office:value-type="float" office:value="5314.069">
                <text:p>5314.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19.35">
                <text:p>8719.35</text:p>
              </table:table-cell>
              <table:table-cell office:value-type="float" office:value="7989.81">
                <text:p>7989.81</text:p>
              </table:table-cell>
              <table:table-cell office:value-type="float" office:value="7812.043">
                <text:p>7812.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80.927">
                <text:p>5580.927</text:p>
              </table:table-cell>
              <table:table-cell office:value-type="float" office:value="5395.017">
                <text:p>5395.017</text:p>
              </table:table-cell>
              <table:table-cell office:value-type="float" office:value="5232.207">
                <text:p>5232.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0.056">
                <text:p>5670.056</text:p>
              </table:table-cell>
              <table:table-cell office:value-type="float" office:value="5459.466">
                <text:p>5459.466</text:p>
              </table:table-cell>
              <table:table-cell office:value-type="float" office:value="5296.587">
                <text:p>5296.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66.557">
                <text:p>5666.557</text:p>
              </table:table-cell>
              <table:table-cell office:value-type="float" office:value="5443.057">
                <text:p>5443.057</text:p>
              </table:table-cell>
              <table:table-cell office:value-type="float" office:value="5275.622">
                <text:p>5275.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70.206">
                <text:p>5870.206</text:p>
              </table:table-cell>
              <table:table-cell office:value-type="float" office:value="5646.516">
                <text:p>5646.516</text:p>
              </table:table-cell>
              <table:table-cell office:value-type="float" office:value="5479.194">
                <text:p>5479.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1.738">
                <text:p>5751.738</text:p>
              </table:table-cell>
              <table:table-cell office:value-type="float" office:value="5518.278">
                <text:p>5518.278</text:p>
              </table:table-cell>
              <table:table-cell office:value-type="float" office:value="5351.597">
                <text:p>5351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40.787">
                <text:p>5840.787</text:p>
              </table:table-cell>
              <table:table-cell office:value-type="float" office:value="5600.267">
                <text:p>5600.267</text:p>
              </table:table-cell>
              <table:table-cell office:value-type="float" office:value="5428.53">
                <text:p>5428.5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cm" xlink:href="." xlink:type="simple" chart:class="chart:bar" chart:style-name="ch1">
        <chart:title svg:x="7.435cm" svg:y="0.316cm" chart:style-name="ch2">
          <text:p>n216</text:p>
        </chart:title>
        <chart:subtitle svg:x="6.337cm" svg:y="1.275cm" chart:style-name="ch3">
          <text:p>Mean - Two Fields</text:p>
        </chart:subtitle>
        <chart:legend chart:legend-position="end" svg:x="12.564cm" svg:y="3.703cm" style:legend-expansion="high" chart:style-name="ch4"/>
        <chart:plot-area chart:style-name="ch5" chart:data-source-has-labels="both" svg:x="1.33cm" svg:y="2.138cm" svg:width="10.915cm" svg:height="5.701cm">
          <chartooo:coordinate-region svg:x="2.137cm" svg:y="2.338cm" svg:width="10.108cm" svg:height="4.854cm"/>
          <chart:axis chart:dimension="x" chart:name="primary-x" chart:style-name="ch6" chartooo:axis-type="text">
            <chart:title svg:x="5.923cm" svg:y="8.019cm" chart:style-name="ch7">
              <text:p>Ensembles</text:p>
            </chart:title>
            <chart:categories table:cell-range-address="local-table.$A$2:.$A$20"/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local-table.$B$2:.$B$20" chart:label-cell-address="local-table.$B$1" chart:class="chart:bar">
            <chart:data-point chart:repeated="19"/>
          </chart:series>
          <chart:series chart:style-name="ch12" chart:values-cell-range-address="local-table.$C$2:.$C$20" chart:label-cell-address="local-table.$C$1" chart:class="chart:bar">
            <chart:data-point chart:repeated="19"/>
          </chart:series>
          <chart:series chart:style-name="ch13" chart:values-cell-range-address="local-table.$D$2:.$D$20" chart:label-cell-address="local-table.$D$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05">
                <text:p>126.505</text:p>
              </table:table-cell>
              <table:table-cell office:value-type="float" office:value="86.975">
                <text:p>86.975</text:p>
              </table:table-cell>
              <table:table-cell office:value-type="float" office:value="73.992">
                <text:p>73.9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.105">
                <text:p>128.105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354">
                <text:p>132.354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118">
                <text:p>137.118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177">
                <text:p>142.177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75">
                <text:p>145.7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246">
                <text:p>150.246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994">
                <text:p>155.99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85">
                <text:p>185.85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.422">
                <text:p>165.42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776">
                <text:p>169.776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.341">
                <text:p>166.341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.328">
                <text:p>171.32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943">
                <text:p>180.943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.274">
                <text:p>206.274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62">
                <text:p>194.62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869">
                <text:p>197.869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535">
                <text:p>226.535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.033">
                <text:p>210.033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6.223cm" svg:y="1.275cm" chart:style-name="ch3">
          <text:p>STDEV - Two fields</text:p>
        </chart:subtitle>
        <chart:legend chart:legend-position="end" svg:x="12.573cm" svg:y="3.703cm" style:legend-expansion="high" chart:style-name="ch4"/>
        <chart:plot-area chart:style-name="ch5" table:cell-range-address="'Results - n216'.B152:'Results - n216'.D170" chart:data-source-has-labels="row" svg:x="1.331cm" svg:y="2.138cm" svg:width="10.922cm" svg:height="5.701cm">
          <chartooo:coordinate-region svg:x="2.138cm" svg:y="2.338cm" svg:width="10.115cm" svg:height="4.854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52:'Results - n216'.B170" loext:label-string="time" chart:class="chart:bar">
            <chart:data-point chart:repeated="19"/>
          </chart:series>
          <chart:series chart:style-name="ch12" chart:values-cell-range-address="'Results - n216'.C152:'Results - n216'.C170" loext:label-string="time_initial" chart:class="chart:bar">
            <chart:data-point chart:repeated="19"/>
          </chart:series>
          <chart:series chart:style-name="ch13" chart:values-cell-range-address="'Results - n216'.D152:'Results - n216'.D170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112">
                <text:p>126.112</text:p>
                <draw:g>
                  <svg:desc>'Results - n216'.B152:'Results - n216'.B170</svg:desc>
                </draw:g>
              </table:table-cell>
              <table:table-cell office:value-type="float" office:value="86.382">
                <text:p>86.382</text:p>
                <draw:g>
                  <svg:desc>'Results - n216'.C152:'Results - n216'.C170</svg:desc>
                </draw:g>
              </table:table-cell>
              <table:table-cell office:value-type="float" office:value="74.797">
                <text:p>74.797</text:p>
                <draw:g>
                  <svg:desc>'Results - n216'.D152:'Results - n216'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.669">
                <text:p>200.669</text:p>
              </table:table-cell>
              <table:table-cell office:value-type="float" office:value="160.819">
                <text:p>160.819</text:p>
              </table:table-cell>
              <table:table-cell office:value-type="float" office:value="149.083">
                <text:p>149.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.003">
                <text:p>210.003</text:p>
              </table:table-cell>
              <table:table-cell office:value-type="float" office:value="168.803">
                <text:p>168.803</text:p>
              </table:table-cell>
              <table:table-cell office:value-type="float" office:value="157.718">
                <text:p>157.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049">
                <text:p>138.049</text:p>
              </table:table-cell>
              <table:table-cell office:value-type="float" office:value="92.179">
                <text:p>92.179</text:p>
              </table:table-cell>
              <table:table-cell office:value-type="float" office:value="79.858">
                <text:p>79.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318">
                <text:p>143.318</text:p>
              </table:table-cell>
              <table:table-cell office:value-type="float" office:value="96.718">
                <text:p>96.718</text:p>
              </table:table-cell>
              <table:table-cell office:value-type="float" office:value="81.56">
                <text:p>81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7.787">
                <text:p>447.787</text:p>
              </table:table-cell>
              <table:table-cell office:value-type="float" office:value="396.817">
                <text:p>396.817</text:p>
              </table:table-cell>
              <table:table-cell office:value-type="float" office:value="384.323">
                <text:p>384.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806">
                <text:p>149.806</text:p>
              </table:table-cell>
              <table:table-cell office:value-type="float" office:value="98.056">
                <text:p>98.056</text:p>
              </table:table-cell>
              <table:table-cell office:value-type="float" office:value="85.491">
                <text:p>85.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674">
                <text:p>226.674</text:p>
              </table:table-cell>
              <table:table-cell office:value-type="float" office:value="171.564">
                <text:p>171.564</text:p>
              </table:table-cell>
              <table:table-cell office:value-type="float" office:value="157.965">
                <text:p>157.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.156">
                <text:p>166.156</text:p>
              </table:table-cell>
              <table:table-cell office:value-type="float" office:value="109.526">
                <text:p>109.52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.317">
                <text:p>173.317</text:p>
              </table:table-cell>
              <table:table-cell office:value-type="float" office:value="111.247">
                <text:p>111.247</text:p>
              </table:table-cell>
              <table:table-cell office:value-type="float" office:value="97.667">
                <text:p>97.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948">
                <text:p>169.948</text:p>
              </table:table-cell>
              <table:table-cell office:value-type="float" office:value="107.698">
                <text:p>107.698</text:p>
              </table:table-cell>
              <table:table-cell office:value-type="float" office:value="93.753">
                <text:p>93.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.695">
                <text:p>175.695</text:p>
              </table:table-cell>
              <table:table-cell office:value-type="float" office:value="111.695">
                <text:p>111.695</text:p>
              </table:table-cell>
              <table:table-cell office:value-type="float" office:value="96.247">
                <text:p>96.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602">
                <text:p>182.602</text:p>
              </table:table-cell>
              <table:table-cell office:value-type="float" office:value="112.742">
                <text:p>112.742</text:p>
              </table:table-cell>
              <table:table-cell office:value-type="float" office:value="98.336">
                <text:p>98.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.094">
                <text:p>186.094</text:p>
              </table:table-cell>
              <table:table-cell office:value-type="float" office:value="116.264">
                <text:p>116.264</text:p>
              </table:table-cell>
              <table:table-cell office:value-type="float" office:value="100.52">
                <text:p>10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225">
                <text:p>186.225</text:p>
              </table:table-cell>
              <table:table-cell office:value-type="float" office:value="116.615">
                <text:p>116.615</text:p>
              </table:table-cell>
              <table:table-cell office:value-type="float" office:value="102.19">
                <text:p>102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.102">
                <text:p>192.102</text:p>
              </table:table-cell>
              <table:table-cell office:value-type="float" office:value="119.182">
                <text:p>119.182</text:p>
              </table:table-cell>
              <table:table-cell office:value-type="float" office:value="104.241">
                <text:p>104.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.592">
                <text:p>199.592</text:p>
              </table:table-cell>
              <table:table-cell office:value-type="float" office:value="124.682">
                <text:p>124.682</text:p>
              </table:table-cell>
              <table:table-cell office:value-type="float" office:value="108.025">
                <text:p>108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.63">
                <text:p>217.63</text:p>
              </table:table-cell>
              <table:table-cell office:value-type="float" office:value="125.41">
                <text:p>125.41</text:p>
              </table:table-cell>
              <table:table-cell office:value-type="float" office:value="109.808">
                <text:p>109.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.449">
                <text:p>221.449</text:p>
              </table:table-cell>
              <table:table-cell office:value-type="float" office:value="126.639">
                <text:p>126.639</text:p>
              </table:table-cell>
              <table:table-cell office:value-type="float" office:value="111.977">
                <text:p>111.97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6.157cm" svg:y="1.275cm" chart:style-name="ch3">
          <text:p>STDEV - Two Fields</text:p>
        </chart:subtitle>
        <chart:legend chart:legend-position="end" svg:x="12.573cm" svg:y="3.703cm" style:legend-expansion="high" chart:style-name="ch4"/>
        <chart:plot-area chart:style-name="ch5" table:cell-range-address="'Results - n96'.B152:'Results - n96'.D170" chart:data-source-has-labels="row" svg:x="1.331cm" svg:y="2.138cm" svg:width="10.922cm" svg:height="5.701cm">
          <chartooo:coordinate-region svg:x="2.138cm" svg:y="2.337cm" svg:width="10.115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52:'Results - n96'.B170" loext:label-string="time" chart:class="chart:bar">
            <chart:data-point chart:repeated="19"/>
          </chart:series>
          <chart:series chart:style-name="ch12" chart:values-cell-range-address="'Results - n96'.C152:'Results - n96'.C170" loext:label-string="time_initial" chart:class="chart:bar">
            <chart:data-point chart:repeated="19"/>
          </chart:series>
          <chart:series chart:style-name="ch13" chart:values-cell-range-address="'Results - n96'.D152:'Results - n96'.D170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17">
                <text:p>58.617</text:p>
                <draw:g>
                  <svg:desc>'Results - n96'.B152:'Results - n96'.B170</svg:desc>
                </draw:g>
              </table:table-cell>
              <table:table-cell office:value-type="float" office:value="47.967">
                <text:p>47.967</text:p>
                <draw:g>
                  <svg:desc>'Results - n96'.C152:'Results - n96'.C170</svg:desc>
                </draw:g>
              </table:table-cell>
              <table:table-cell office:value-type="float" office:value="40.4">
                <text:p>40.4</text:p>
                <draw:g>
                  <svg:desc>'Results - n96'.D152:'Results - n96'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662">
                <text:p>58.662</text:p>
              </table:table-cell>
              <table:table-cell office:value-type="float" office:value="48.162">
                <text:p>48.162</text:p>
              </table:table-cell>
              <table:table-cell office:value-type="float" office:value="41.536">
                <text:p>41.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82">
                <text:p>56.82</text:p>
              </table:table-cell>
              <table:table-cell office:value-type="float" office:value="46.01">
                <text:p>46.01</text:p>
              </table:table-cell>
              <table:table-cell office:value-type="float" office:value="41.585">
                <text:p>41.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348">
                <text:p>62.348</text:p>
              </table:table-cell>
              <table:table-cell office:value-type="float" office:value="50.398">
                <text:p>50.398</text:p>
              </table:table-cell>
              <table:table-cell office:value-type="float" office:value="42.686">
                <text:p>42.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108">
                <text:p>62.108</text:p>
              </table:table-cell>
              <table:table-cell office:value-type="float" office:value="50.298">
                <text:p>50.298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077">
                <text:p>63.077</text:p>
              </table:table-cell>
              <table:table-cell office:value-type="float" office:value="50.867">
                <text:p>50.867</text:p>
              </table:table-cell>
              <table:table-cell office:value-type="float" office:value="42.61">
                <text:p>42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948">
                <text:p>65.948</text:p>
              </table:table-cell>
              <table:table-cell office:value-type="float" office:value="53.178">
                <text:p>53.178</text:p>
              </table:table-cell>
              <table:table-cell office:value-type="float" office:value="44.354">
                <text:p>44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837">
                <text:p>66.837</text:p>
              </table:table-cell>
              <table:table-cell office:value-type="float" office:value="53.307">
                <text:p>53.307</text:p>
              </table:table-cell>
              <table:table-cell office:value-type="float" office:value="44.824">
                <text:p>44.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227">
                <text:p>136.227</text:p>
              </table:table-cell>
              <table:table-cell office:value-type="float" office:value="122.667">
                <text:p>122.667</text:p>
              </table:table-cell>
              <table:table-cell office:value-type="float" office:value="115.055">
                <text:p>115.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.161">
                <text:p>104.161</text:p>
              </table:table-cell>
              <table:table-cell office:value-type="float" office:value="68.591">
                <text:p>68.591</text:p>
              </table:table-cell>
              <table:table-cell office:value-type="float" office:value="61.839">
                <text:p>61.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145">
                <text:p>128.145</text:p>
              </table:table-cell>
              <table:table-cell office:value-type="float" office:value="80.535">
                <text:p>80.535</text:p>
              </table:table-cell>
              <table:table-cell office:value-type="float" office:value="72.823">
                <text:p>72.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04">
                <text:p>68.04</text:p>
              </table:table-cell>
              <table:table-cell office:value-type="float" office:value="53.66">
                <text:p>53.66</text:p>
              </table:table-cell>
              <table:table-cell office:value-type="float" office:value="45.756">
                <text:p>45.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778">
                <text:p>70.778</text:p>
              </table:table-cell>
              <table:table-cell office:value-type="float" office:value="55.778">
                <text:p>55.778</text:p>
              </table:table-cell>
              <table:table-cell office:value-type="float" office:value="45.705">
                <text:p>45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61">
                <text:p>73.61</text:p>
              </table:table-cell>
              <table:table-cell office:value-type="float" office:value="57.39">
                <text:p>57.39</text:p>
              </table:table-cell>
              <table:table-cell office:value-type="float" office:value="49.349">
                <text:p>49.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677">
                <text:p>73.677</text:p>
              </table:table-cell>
              <table:table-cell office:value-type="float" office:value="56.917">
                <text:p>56.917</text:p>
              </table:table-cell>
              <table:table-cell office:value-type="float" office:value="47.532">
                <text:p>47.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368">
                <text:p>76.368</text:p>
              </table:table-cell>
              <table:table-cell office:value-type="float" office:value="57.518">
                <text:p>57.518</text:p>
              </table:table-cell>
              <table:table-cell office:value-type="float" office:value="47.377">
                <text:p>47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255">
                <text:p>73.255</text:p>
              </table:table-cell>
              <table:table-cell office:value-type="float" office:value="57.075">
                <text:p>57.075</text:p>
              </table:table-cell>
              <table:table-cell office:value-type="float" office:value="47.397">
                <text:p>47.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.347">
                <text:p>75.347</text:p>
              </table:table-cell>
              <table:table-cell office:value-type="float" office:value="57.317">
                <text:p>57.317</text:p>
              </table:table-cell>
              <table:table-cell office:value-type="float" office:value="48.487">
                <text:p>48.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011">
                <text:p>75.011</text:p>
              </table:table-cell>
              <table:table-cell office:value-type="float" office:value="58.311">
                <text:p>58.311</text:p>
              </table:table-cell>
              <table:table-cell office:value-type="float" office:value="49.819">
                <text:p>49.81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7cm" xlink:href=".." xlink:type="simple" chart:class="chart:bar" chart:style-name="ch1">
        <chart:title svg:x="7.559cm" svg:y="0.314cm" chart:style-name="ch2">
          <text:p>n96</text:p>
        </chart:title>
        <chart:subtitle svg:x="6.209cm" svg:y="1.271cm" chart:style-name="ch3">
          <text:p>All Stats - One Field</text:p>
        </chart:subtitle>
        <chart:plot-area chart:style-name="ch4" table:cell-range-address="Storage.E2:Storage.E19" svg:x="1.33cm" svg:y="2.132cm" svg:width="14.35cm" svg:height="5.646cm">
          <chartooo:coordinate-region svg:x="2.322cm" svg:y="2.331cm" svg:width="13.358cm" svg:height="4.8cm"/>
          <chart:axis chart:dimension="x" chart:name="primary-x" chart:style-name="ch5">
            <chart:title svg:x="7.641cm" svg:y="7.956cm" chart:style-name="ch6">
              <text:p>Ensembles</text:p>
            </chart:title>
          </chart:axis>
          <chart:axis chart:dimension="y" chart:name="primary-y" chart:style-name="ch7">
            <chart:title svg:x="0.451cm" svg:y="5.912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2:Storage.E1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31640625">
                <text:p>447.31640625</text:p>
                <draw:g>
                  <svg:desc>Storage.E2:Storage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75390625">
                <text:p>536.75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19140625">
                <text:p>626.191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62890625">
                <text:p>715.628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06640625">
                <text:p>805.066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.50390625">
                <text:p>894.50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94140625">
                <text:p>983.941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.37890625">
                <text:p>1073.37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2.81640625">
                <text:p>1162.81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.25390625">
                <text:p>1252.25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1.69140625">
                <text:p>1341.691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1.12890625">
                <text:p>1431.1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.56640625">
                <text:p>1520.56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0.00390625">
                <text:p>1610.003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.44140625">
                <text:p>1699.441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.8828125">
                <text:p>1788.8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8.31640625">
                <text:p>1878.3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.75390625">
                <text:p>1967.7539062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559cm" svg:y="0.314cm" chart:style-name="ch2">
          <text:p>n96</text:p>
        </chart:title>
        <chart:subtitle svg:x="5.825cm" svg:y="1.271cm" chart:style-name="ch3">
          <text:p>All Stats - Multiple Fields</text:p>
        </chart:subtitle>
        <chart:plot-area chart:style-name="ch4" table:cell-range-address="Storage.E24:Storage.E41" svg:x="1.33cm" svg:y="2.132cm" svg:width="14.35cm" svg:height="5.642cm">
          <chartooo:coordinate-region svg:x="2.322cm" svg:y="2.331cm" svg:width="13.358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24:Storage.E4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2.359375">
                <text:p>952.359375</text:p>
                <draw:g>
                  <svg:desc>Storage.E24:Storage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1.203125">
                <text:p>1141.2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0.3203125">
                <text:p>1330.3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9.41015625">
                <text:p>1519.410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8.515625">
                <text:p>1708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.9765625">
                <text:p>1897.9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6.73046875">
                <text:p>2086.73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6.09375">
                <text:p>2276.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.9375">
                <text:p>2464.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4.0546875">
                <text:p>2654.05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3.14453125">
                <text:p>2843.1445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2.375">
                <text:p>3032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21.484375">
                <text:p>3221.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0.48046875">
                <text:p>3410.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9.62890625">
                <text:p>3599.628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8.8671875">
                <text:p>3788.86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78.20703125">
                <text:p>3978.20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7.28125">
                <text:p>4167.281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7.435cm" svg:y="0.316cm" chart:style-name="ch2">
          <text:p>n216</text:p>
        </chart:title>
        <chart:subtitle svg:x="5.993cm" svg:y="1.275cm" chart:style-name="ch3">
          <text:p>Single Stat - One Field</text:p>
        </chart:subtitle>
        <chart:legend chart:legend-position="end" svg:x="12.564cm" svg:y="3.703cm" style:legend-expansion="high" chart:style-name="ch4"/>
        <chart:plot-area chart:style-name="ch5" table:cell-range-address="'Results - n216'.B49:'Results - n216'.D67" chart:data-source-has-labels="row" svg:x="1.33cm" svg:y="2.138cm" svg:width="10.915cm" svg:height="5.701cm">
          <chartooo:coordinate-region svg:x="2.137cm" svg:y="2.338cm" svg:width="10.108cm" svg:height="4.854cm"/>
          <chart:axis chart:dimension="x" chart:name="primary-x" chart:style-name="ch6">
            <chart:title svg:x="5.923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49:'Results - n216'.B67" loext:label-string="time" chart:class="chart:bar">
            <chart:data-point chart:repeated="19"/>
          </chart:series>
          <chart:series chart:style-name="ch12" chart:values-cell-range-address="'Results - n216'.C49:'Results - n216'.C67" loext:label-string="time_initial" chart:class="chart:bar">
            <chart:data-point chart:repeated="19"/>
          </chart:series>
          <chart:series chart:style-name="ch13" chart:values-cell-range-address="'Results - n216'.D49:'Results - n216'.D67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05">
                <text:p>126.505</text:p>
                <draw:g>
                  <svg:desc>'Results - n216'.B49:'Results - n216'.B67</svg:desc>
                </draw:g>
              </table:table-cell>
              <table:table-cell office:value-type="float" office:value="86.975">
                <text:p>86.975</text:p>
                <draw:g>
                  <svg:desc>'Results - n216'.C49:'Results - n216'.C67</svg:desc>
                </draw:g>
              </table:table-cell>
              <table:table-cell office:value-type="float" office:value="73.992">
                <text:p>73.992</text:p>
                <draw:g>
                  <svg:desc>'Results - n216'.D49:'Results - n216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.105">
                <text:p>128.105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354">
                <text:p>132.354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118">
                <text:p>137.118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177">
                <text:p>142.177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75">
                <text:p>145.7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246">
                <text:p>150.246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994">
                <text:p>155.99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85">
                <text:p>185.85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.422">
                <text:p>165.42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776">
                <text:p>169.776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.341">
                <text:p>166.341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.328">
                <text:p>171.32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943">
                <text:p>180.943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.274">
                <text:p>206.274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62">
                <text:p>194.62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869">
                <text:p>197.869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535">
                <text:p>226.535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.033">
                <text:p>210.033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559cm" svg:y="0.314cm" chart:style-name="ch2">
          <text:p>n96</text:p>
        </chart:title>
        <chart:subtitle svg:x="5.997cm" svg:y="1.271cm" chart:style-name="ch3">
          <text:p>Single Stat - One Field</text:p>
        </chart:subtitle>
        <chart:plot-area chart:style-name="ch4" table:cell-range-address="Storage.E46:Storage.E63" svg:x="1.33cm" svg:y="2.132cm" svg:width="14.35cm" svg:height="5.642cm">
          <chartooo:coordinate-region svg:x="1.951cm" svg:y="2.331cm" svg:width="13.729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46:Storage.E6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515625">
                <text:p>89.515625</text:p>
                <draw:g>
                  <svg:desc>Storage.E46:Storage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1953125">
                <text:p>89.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51953125">
                <text:p>89.519531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439cm" svg:y="0.314cm" chart:style-name="ch2">
          <text:p>n216</text:p>
        </chart:title>
        <chart:subtitle svg:x="6.209cm" svg:y="1.271cm" chart:style-name="ch3">
          <text:p>All Stats - One Field</text:p>
        </chart:subtitle>
        <chart:plot-area chart:style-name="ch4" table:cell-range-address="Storage.E68:Storage.E85" svg:x="1.33cm" svg:y="2.132cm" svg:width="14.35cm" svg:height="5.642cm">
          <chartooo:coordinate-region svg:x="2.507cm" svg:y="2.331cm" svg:width="13.173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68:Storage.E8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4.01953125">
                <text:p>2264.01953125</text:p>
                <draw:g>
                  <svg:desc>Storage.E68:Storage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.796875">
                <text:p>2716.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9.57421875">
                <text:p>3169.574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35546875">
                <text:p>3622.3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5.1328125">
                <text:p>4075.13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7.91015625">
                <text:p>4527.910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0.68359375">
                <text:p>4980.68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3.46484375">
                <text:p>5433.464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6.2421875">
                <text:p>5886.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9.01953125">
                <text:p>6339.0195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91.796875">
                <text:p>6791.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.57421875">
                <text:p>7244.5742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7.3515625">
                <text:p>7697.3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0.12890625">
                <text:p>8150.128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2.90625">
                <text:p>8602.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5.68359375">
                <text:p>9055.68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8.4609375">
                <text:p>9508.46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1.23828125">
                <text:p>9961.2382812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216</text:p>
        </chart:title>
        <chart:subtitle svg:x="5.825cm" svg:y="1.273cm" chart:style-name="ch3">
          <text:p>All Stats - Multiple Fields</text:p>
        </chart:subtitle>
        <chart:plot-area chart:style-name="ch4" table:cell-range-address="Storage.E90:Storage.E107" svg:x="1.33cm" svg:y="2.135cm" svg:width="14.35cm" svg:height="5.704cm">
          <chartooo:coordinate-region svg:x="2.507cm" svg:y="2.334cm" svg:width="13.173cm" svg:height="4.858cm"/>
          <chart:axis chart:dimension="x" chart:name="primary-x" chart:style-name="ch5">
            <chart:title svg:x="7.601cm" svg:y="8.018cm" chart:style-name="ch6">
              <text:p>Emsembles</text:p>
            </chart:title>
          </chart:axis>
          <chart:axis chart:dimension="y" chart:name="primary-y" chart:style-name="ch7">
            <chart:title svg:x="0.451cm" svg:y="5.944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90:Storage.E10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92.41796875">
                <text:p>4792.41796875</text:p>
                <draw:g>
                  <svg:desc>Storage.E90:Storage.E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9.421875">
                <text:p>5749.4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6.51953125">
                <text:p>6706.51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3.82421875">
                <text:p>7663.824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20.83984375">
                <text:p>8620.839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77.87890625">
                <text:p>9577.878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34.93359375">
                <text:p>10534.9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92.03515625">
                <text:p>11492.03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49.05859375">
                <text:p>12449.05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06.1171875">
                <text:p>1340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63.17578125">
                <text:p>14363.175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20.234375">
                <text:p>15320.2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77.2578125">
                <text:p>16277.2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34.31640625">
                <text:p>17234.31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91.375">
                <text:p>18191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48.43359375">
                <text:p>19148.43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5.45703125">
                <text:p>20105.45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2.515625">
                <text:p>21062.51562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216</text:p>
        </chart:title>
        <chart:subtitle svg:x="5.997cm" svg:y="1.275cm" chart:style-name="ch3">
          <text:p>Single Stat - One Field</text:p>
        </chart:subtitle>
        <chart:plot-area chart:style-name="ch4" table:cell-range-address="Storage.E112:Storage.E129" svg:x="1.33cm" svg:y="2.138cm" svg:width="14.35cm" svg:height="5.701cm">
          <chartooo:coordinate-region svg:x="2.137cm" svg:y="2.338cm" svg:width="13.543cm" svg:height="4.854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7">
            <chart:title svg:x="0.451cm" svg:y="5.945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12:Storage.E12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.859375">
                <text:p>452.859375</text:p>
                <draw:g>
                  <svg:desc>Storage.E112:Storage.E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6.209cm" svg:y="1.275cm" chart:style-name="ch3">
          <text:p>All Stats - One Field</text:p>
        </chart:subtitle>
        <chart:plot-area chart:style-name="ch4" table:cell-range-address="Storage.E134:Storage.E151" svg:x="1.33cm" svg:y="2.138cm" svg:width="14.35cm" svg:height="5.701cm">
          <chartooo:coordinate-region svg:x="2.507cm" svg:y="2.337cm" svg:width="13.173cm" svg:height="4.855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7">
            <chart:title svg:x="0.451cm" svg:y="5.945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34:Storage.E15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20.1484375">
                <text:p>12720.1484375</text:p>
                <draw:g>
                  <svg:desc>Storage.E134:Storage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64.1484375">
                <text:p>15264.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8.15234375">
                <text:p>17808.152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52.15234375">
                <text:p>20352.152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6.1484375">
                <text:p>22896.14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0.15234375">
                <text:p>25440.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84.15234375">
                <text:p>27984.15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28.15234375">
                <text:p>30528.152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72.16015625">
                <text:p>33072.16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16.16015625">
                <text:p>35616.16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60.16015625">
                <text:p>38160.160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04.16015625">
                <text:p>40704.1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48.1640625">
                <text:p>43248.1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92.16015625">
                <text:p>45792.160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336.1640625">
                <text:p>48336.1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80.16796875">
                <text:p>50880.16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24.1640625">
                <text:p>53424.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68.1640625">
                <text:p>55968.16406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1cm" xlink:href=".." xlink:type="simple" chart:class="chart:bar" chart:style-name="ch1">
        <chart:title svg:x="7.439cm" svg:y="0.316cm" chart:style-name="ch2">
          <text:p>n512</text:p>
        </chart:title>
        <chart:subtitle svg:x="5.825cm" svg:y="1.275cm" chart:style-name="ch3">
          <text:p>All Stats - Multiple Fields</text:p>
        </chart:subtitle>
        <chart:plot-area chart:style-name="ch4" table:cell-range-address="Storage.E156:Storage.E173" svg:x="1.33cm" svg:y="2.138cm" svg:width="14.35cm" svg:height="5.702cm">
          <chartooo:coordinate-region svg:x="2.692cm" svg:y="2.337cm" svg:width="12.988cm" svg:height="4.856cm"/>
          <chart:axis chart:dimension="x" chart:name="primary-x" chart:style-name="ch5">
            <chart:title svg:x="7.641cm" svg:y="8.02cm" chart:style-name="ch6">
              <text:p>Ensembles</text:p>
            </chart:title>
          </chart:axis>
          <chart:axis chart:dimension="y" chart:name="primary-y" chart:style-name="ch7">
            <chart:title svg:x="0.451cm" svg:y="5.946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56:Storage.E17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90.6875">
                <text:p>26890.6875</text:p>
                <draw:g>
                  <svg:desc>Storage.E156:Storage.E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267.25">
                <text:p>3226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43.8125">
                <text:p>37643.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20.375">
                <text:p>4302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396.9375">
                <text:p>48396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73.5">
                <text:p>5377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150.0625">
                <text:p>59150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526.625">
                <text:p>6452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903.1875">
                <text:p>69903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279.75">
                <text:p>75279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56.3125">
                <text:p>80656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32.875">
                <text:p>86032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09.4375">
                <text:p>91409.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786">
                <text:p>96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62.5625">
                <text:p>102162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539.125">
                <text:p>10753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915.6875">
                <text:p>112915.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292.25">
                <text:p>118292.2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7.439cm" svg:y="0.315cm" chart:style-name="ch2">
          <text:p>n512</text:p>
        </chart:title>
        <chart:subtitle svg:x="5.997cm" svg:y="1.273cm" chart:style-name="ch3">
          <text:p>Single Stat - One Field</text:p>
        </chart:subtitle>
        <chart:plot-area chart:style-name="ch4" table:cell-range-address="Storage.E178:Storage.E195" svg:x="1.33cm" svg:y="2.135cm" svg:width="14.349cm" svg:height="5.704cm">
          <chartooo:coordinate-region svg:x="2.322cm" svg:y="2.334cm" svg:width="13.357cm" svg:height="4.858cm"/>
          <chart:axis chart:dimension="x" chart:name="primary-x" chart:style-name="ch5">
            <chart:title svg:x="7.64cm" svg:y="8.018cm" chart:style-name="ch6">
              <text:p>Ensembles</text:p>
            </chart:title>
          </chart:axis>
          <chart:axis chart:dimension="y" chart:name="primary-y" chart:style-name="ch7">
            <chart:title svg:x="0.451cm" svg:y="5.944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78:Storage.E19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4.09375">
                <text:p>2544.09375</text:p>
                <draw:g>
                  <svg:desc>Storage.E178:Storage.E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6.157cm" svg:y="1.275cm" chart:style-name="ch3">
          <text:p>STDEV - Two Fields</text:p>
        </chart:subtitle>
        <chart:legend chart:legend-position="end" svg:x="12.573cm" svg:y="3.703cm" style:legend-expansion="high" chart:style-name="ch4"/>
        <chart:plot-area chart:style-name="ch5" table:cell-range-address="'Results - n96'.B152:'Results - n96'.D170" chart:data-source-has-labels="row" svg:x="1.331cm" svg:y="2.138cm" svg:width="10.922cm" svg:height="5.701cm">
          <chartooo:coordinate-region svg:x="2.138cm" svg:y="2.337cm" svg:width="10.115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52:'Results - n96'.B170" loext:label-string="time" chart:class="chart:bar">
            <chart:data-point chart:repeated="19"/>
          </chart:series>
          <chart:series chart:style-name="ch12" chart:values-cell-range-address="'Results - n96'.C152:'Results - n96'.C170" loext:label-string="time_initial" chart:class="chart:bar">
            <chart:data-point chart:repeated="19"/>
          </chart:series>
          <chart:series chart:style-name="ch13" chart:values-cell-range-address="'Results - n96'.D152:'Results - n96'.D170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17">
                <text:p>58.617</text:p>
                <draw:g>
                  <svg:desc>'Results - n96'.B152:'Results - n96'.B170</svg:desc>
                </draw:g>
              </table:table-cell>
              <table:table-cell office:value-type="float" office:value="47.967">
                <text:p>47.967</text:p>
                <draw:g>
                  <svg:desc>'Results - n96'.C152:'Results - n96'.C170</svg:desc>
                </draw:g>
              </table:table-cell>
              <table:table-cell office:value-type="float" office:value="40.4">
                <text:p>40.4</text:p>
                <draw:g>
                  <svg:desc>'Results - n96'.D152:'Results - n96'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662">
                <text:p>58.662</text:p>
              </table:table-cell>
              <table:table-cell office:value-type="float" office:value="48.162">
                <text:p>48.162</text:p>
              </table:table-cell>
              <table:table-cell office:value-type="float" office:value="41.536">
                <text:p>41.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82">
                <text:p>56.82</text:p>
              </table:table-cell>
              <table:table-cell office:value-type="float" office:value="46.01">
                <text:p>46.01</text:p>
              </table:table-cell>
              <table:table-cell office:value-type="float" office:value="41.585">
                <text:p>41.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348">
                <text:p>62.348</text:p>
              </table:table-cell>
              <table:table-cell office:value-type="float" office:value="50.398">
                <text:p>50.398</text:p>
              </table:table-cell>
              <table:table-cell office:value-type="float" office:value="42.686">
                <text:p>42.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108">
                <text:p>62.108</text:p>
              </table:table-cell>
              <table:table-cell office:value-type="float" office:value="50.298">
                <text:p>50.298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077">
                <text:p>63.077</text:p>
              </table:table-cell>
              <table:table-cell office:value-type="float" office:value="50.867">
                <text:p>50.867</text:p>
              </table:table-cell>
              <table:table-cell office:value-type="float" office:value="42.61">
                <text:p>42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948">
                <text:p>65.948</text:p>
              </table:table-cell>
              <table:table-cell office:value-type="float" office:value="53.178">
                <text:p>53.178</text:p>
              </table:table-cell>
              <table:table-cell office:value-type="float" office:value="44.354">
                <text:p>44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837">
                <text:p>66.837</text:p>
              </table:table-cell>
              <table:table-cell office:value-type="float" office:value="53.307">
                <text:p>53.307</text:p>
              </table:table-cell>
              <table:table-cell office:value-type="float" office:value="44.824">
                <text:p>44.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227">
                <text:p>136.227</text:p>
              </table:table-cell>
              <table:table-cell office:value-type="float" office:value="122.667">
                <text:p>122.667</text:p>
              </table:table-cell>
              <table:table-cell office:value-type="float" office:value="115.055">
                <text:p>115.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.161">
                <text:p>104.161</text:p>
              </table:table-cell>
              <table:table-cell office:value-type="float" office:value="68.591">
                <text:p>68.591</text:p>
              </table:table-cell>
              <table:table-cell office:value-type="float" office:value="61.839">
                <text:p>61.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145">
                <text:p>128.145</text:p>
              </table:table-cell>
              <table:table-cell office:value-type="float" office:value="80.535">
                <text:p>80.535</text:p>
              </table:table-cell>
              <table:table-cell office:value-type="float" office:value="72.823">
                <text:p>72.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04">
                <text:p>68.04</text:p>
              </table:table-cell>
              <table:table-cell office:value-type="float" office:value="53.66">
                <text:p>53.66</text:p>
              </table:table-cell>
              <table:table-cell office:value-type="float" office:value="45.756">
                <text:p>45.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778">
                <text:p>70.778</text:p>
              </table:table-cell>
              <table:table-cell office:value-type="float" office:value="55.778">
                <text:p>55.778</text:p>
              </table:table-cell>
              <table:table-cell office:value-type="float" office:value="45.705">
                <text:p>45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61">
                <text:p>73.61</text:p>
              </table:table-cell>
              <table:table-cell office:value-type="float" office:value="57.39">
                <text:p>57.39</text:p>
              </table:table-cell>
              <table:table-cell office:value-type="float" office:value="49.349">
                <text:p>49.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677">
                <text:p>73.677</text:p>
              </table:table-cell>
              <table:table-cell office:value-type="float" office:value="56.917">
                <text:p>56.917</text:p>
              </table:table-cell>
              <table:table-cell office:value-type="float" office:value="47.532">
                <text:p>47.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368">
                <text:p>76.368</text:p>
              </table:table-cell>
              <table:table-cell office:value-type="float" office:value="57.518">
                <text:p>57.518</text:p>
              </table:table-cell>
              <table:table-cell office:value-type="float" office:value="47.377">
                <text:p>47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255">
                <text:p>73.255</text:p>
              </table:table-cell>
              <table:table-cell office:value-type="float" office:value="57.075">
                <text:p>57.075</text:p>
              </table:table-cell>
              <table:table-cell office:value-type="float" office:value="47.397">
                <text:p>47.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.347">
                <text:p>75.347</text:p>
              </table:table-cell>
              <table:table-cell office:value-type="float" office:value="57.317">
                <text:p>57.317</text:p>
              </table:table-cell>
              <table:table-cell office:value-type="float" office:value="48.487">
                <text:p>48.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011">
                <text:p>75.011</text:p>
              </table:table-cell>
              <table:table-cell office:value-type="float" office:value="58.311">
                <text:p>58.311</text:p>
              </table:table-cell>
              <table:table-cell office:value-type="float" office:value="49.819">
                <text:p>49.81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2cm" xlink:href="." xlink:type="simple" chart:class="chart:bar" chart:style-name="ch1">
        <chart:title svg:x="7.555cm" svg:y="0.315cm" chart:style-name="ch2">
          <text:p>n96</text:p>
        </chart:title>
        <chart:subtitle svg:x="5.993cm" svg:y="1.273cm" chart:style-name="ch3">
          <text:p>Mean - Two Fields</text:p>
        </chart:subtitle>
        <chart:legend chart:legend-position="end" svg:x="12.563cm" svg:y="3.699cm" style:legend-expansion="high" chart:style-name="ch4"/>
        <chart:plot-area chart:style-name="ch5" chart:data-source-has-labels="both" svg:x="1.33cm" svg:y="2.135cm" svg:width="10.914cm" svg:height="5.697cm">
          <chartooo:coordinate-region svg:x="2.137cm" svg:y="2.334cm" svg:width="10.107cm" svg:height="4.851cm"/>
          <chart:axis chart:dimension="x" chart:name="primary-x" chart:style-name="ch6" chartooo:axis-type="text">
            <chart:title svg:x="5.923cm" svg:y="8.011cm" chart:style-name="ch7">
              <text:p>Ensembles</text:p>
            </chart:title>
            <chart:categories table:cell-range-address="local-table.$A$2:.$A$20"/>
          </chart:axis>
          <chart:axis chart:dimension="y" chart:name="primary-y" chart:style-name="ch8">
            <chart:title svg:x="0.451cm" svg:y="6.218cm" chart:style-name="ch9">
              <text:p>Time in seconds</text:p>
            </chart:title>
            <chart:grid chart:style-name="ch10" chart:class="major"/>
          </chart:axis>
          <chart:series chart:style-name="ch11" chart:values-cell-range-address="local-table.$B$2:.$B$20" chart:label-cell-address="local-table.$B$1" chart:class="chart:bar">
            <chart:data-point chart:repeated="19"/>
          </chart:series>
          <chart:series chart:style-name="ch12" chart:values-cell-range-address="local-table.$C$2:.$C$20" chart:label-cell-address="local-table.$C$1" chart:class="chart:bar">
            <chart:data-point chart:repeated="19"/>
          </chart:series>
          <chart:series chart:style-name="ch13" chart:values-cell-range-address="local-table.$D$2:.$D$20" chart:label-cell-address="local-table.$D$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</table:table-cell>
              <table:table-cell office:value-type="float" office:value="86.975">
                <text:p>86.975</text:p>
              </table:table-cell>
              <table:table-cell office:value-type="float" office:value="73.992">
                <text:p>73.9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6.197cm" svg:y="1.275cm" chart:style-name="ch3">
          <text:p>STDEV - Ten Fields</text:p>
        </chart:subtitle>
        <chart:legend chart:legend-position="end" svg:x="12.573cm" svg:y="3.703cm" style:legend-expansion="high" chart:style-name="ch4"/>
        <chart:plot-area chart:style-name="ch5" table:cell-range-address="'Results - n96'.B177:'Results - n96'.D195" chart:data-source-has-labels="row" svg:x="1.331cm" svg:y="2.138cm" svg:width="10.922cm" svg:height="5.701cm">
          <chartooo:coordinate-region svg:x="2.138cm" svg:y="2.337cm" svg:width="10.115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77:'Results - n96'.B195" loext:label-string="time" chart:class="chart:bar">
            <chart:data-point chart:repeated="19"/>
          </chart:series>
          <chart:series chart:style-name="ch12" chart:values-cell-range-address="'Results - n96'.C177:'Results - n96'.C195" loext:label-string="time_initial" chart:class="chart:bar">
            <chart:data-point chart:repeated="19"/>
          </chart:series>
          <chart:series chart:style-name="ch13" chart:values-cell-range-address="'Results - n96'.D177:'Results - n96'.D195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902">
                <text:p>58.902</text:p>
                <draw:g>
                  <svg:desc>'Results - n96'.B177:'Results - n96'.B195</svg:desc>
                </draw:g>
              </table:table-cell>
              <table:table-cell office:value-type="float" office:value="48.572">
                <text:p>48.572</text:p>
                <draw:g>
                  <svg:desc>'Results - n96'.C177:'Results - n96'.C195</svg:desc>
                </draw:g>
              </table:table-cell>
              <table:table-cell office:value-type="float" office:value="40.508">
                <text:p>40.508</text:p>
                <draw:g>
                  <svg:desc>'Results - n96'.D177:'Results - n96'.D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844">
                <text:p>62.844</text:p>
              </table:table-cell>
              <table:table-cell office:value-type="float" office:value="51.794">
                <text:p>51.794</text:p>
              </table:table-cell>
              <table:table-cell office:value-type="float" office:value="43.185">
                <text:p>43.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14">
                <text:p>64.314</text:p>
              </table:table-cell>
              <table:table-cell office:value-type="float" office:value="51.404">
                <text:p>51.404</text:p>
              </table:table-cell>
              <table:table-cell office:value-type="float" office:value="43.716">
                <text:p>43.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216">
                <text:p>65.216</text:p>
              </table:table-cell>
              <table:table-cell office:value-type="float" office:value="51.936">
                <text:p>51.936</text:p>
              </table:table-cell>
              <table:table-cell office:value-type="float" office:value="44.658">
                <text:p>44.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39">
                <text:p>65.39</text:p>
              </table:table-cell>
              <table:table-cell office:value-type="float" office:value="52.32">
                <text:p>52.32</text:p>
              </table:table-cell>
              <table:table-cell office:value-type="float" office:value="45.013">
                <text:p>45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207">
                <text:p>68.207</text:p>
              </table:table-cell>
              <table:table-cell office:value-type="float" office:value="53.847">
                <text:p>53.847</text:p>
              </table:table-cell>
              <table:table-cell office:value-type="float" office:value="45.536">
                <text:p>45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612">
                <text:p>68.612</text:p>
              </table:table-cell>
              <table:table-cell office:value-type="float" office:value="54.142">
                <text:p>54.142</text:p>
              </table:table-cell>
              <table:table-cell office:value-type="float" office:value="45.978">
                <text:p>45.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505">
                <text:p>72.505</text:p>
              </table:table-cell>
              <table:table-cell office:value-type="float" office:value="56.875">
                <text:p>56.875</text:p>
              </table:table-cell>
              <table:table-cell office:value-type="float" office:value="47.211">
                <text:p>47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505">
                <text:p>72.505</text:p>
              </table:table-cell>
              <table:table-cell office:value-type="float" office:value="57.105">
                <text:p>57.105</text:p>
              </table:table-cell>
              <table:table-cell office:value-type="float" office:value="48.295">
                <text:p>48.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.427">
                <text:p>77.427</text:p>
              </table:table-cell>
              <table:table-cell office:value-type="float" office:value="58.867">
                <text:p>58.867</text:p>
              </table:table-cell>
              <table:table-cell office:value-type="float" office:value="49.035">
                <text:p>49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958">
                <text:p>75.958</text:p>
              </table:table-cell>
              <table:table-cell office:value-type="float" office:value="58.878">
                <text:p>58.878</text:p>
              </table:table-cell>
              <table:table-cell office:value-type="float" office:value="50.042">
                <text:p>50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532">
                <text:p>77.532</text:p>
              </table:table-cell>
              <table:table-cell office:value-type="float" office:value="59.462">
                <text:p>59.462</text:p>
              </table:table-cell>
              <table:table-cell office:value-type="float" office:value="51.181">
                <text:p>51.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814">
                <text:p>78.814</text:p>
              </table:table-cell>
              <table:table-cell office:value-type="float" office:value="60.724">
                <text:p>60.724</text:p>
              </table:table-cell>
              <table:table-cell office:value-type="float" office:value="52.127">
                <text:p>52.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092">
                <text:p>83.092</text:p>
              </table:table-cell>
              <table:table-cell office:value-type="float" office:value="64.462">
                <text:p>64.462</text:p>
              </table:table-cell>
              <table:table-cell office:value-type="float" office:value="55.675">
                <text:p>55.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409">
                <text:p>84.409</text:p>
              </table:table-cell>
              <table:table-cell office:value-type="float" office:value="64.999">
                <text:p>64.999</text:p>
              </table:table-cell>
              <table:table-cell office:value-type="float" office:value="57.705">
                <text:p>57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496">
                <text:p>84.496</text:p>
              </table:table-cell>
              <table:table-cell office:value-type="float" office:value="64.326">
                <text:p>64.326</text:p>
              </table:table-cell>
              <table:table-cell office:value-type="float" office:value="55.605">
                <text:p>55.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21">
                <text:p>89.21</text:p>
              </table:table-cell>
              <table:table-cell office:value-type="float" office:value="67.67">
                <text:p>67.67</text:p>
              </table:table-cell>
              <table:table-cell office:value-type="float" office:value="58.099">
                <text:p>58.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771">
                <text:p>88.771</text:p>
              </table:table-cell>
              <table:table-cell office:value-type="float" office:value="67.411">
                <text:p>67.411</text:p>
              </table:table-cell>
              <table:table-cell office:value-type="float" office:value="58.789">
                <text:p>58.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327">
                <text:p>92.327</text:p>
              </table:table-cell>
              <table:table-cell office:value-type="float" office:value="70.067">
                <text:p>70.067</text:p>
              </table:table-cell>
              <table:table-cell office:value-type="float" office:value="61.149">
                <text:p>61.14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7.435cm" svg:y="0.316cm" chart:style-name="ch2">
          <text:p>n216</text:p>
        </chart:title>
        <chart:subtitle svg:x="7.462cm" svg:y="1.275cm" chart:style-name="ch3">
          <text:p>TIME</text:p>
        </chart:subtitle>
        <chart:legend chart:legend-position="end" svg:x="11.558cm" svg:y="3.703cm" style:legend-expansion="high" chart:style-name="ch4"/>
        <chart:plot-area chart:style-name="ch5" table:cell-range-address="'Results - n216'.B75:'Results - n216'.D93" chart:data-source-has-labels="row" svg:x="1.33cm" svg:y="2.138cm" svg:width="9.909cm" svg:height="5.701cm">
          <chartooo:coordinate-region svg:x="2.137cm" svg:y="2.337cm" svg:width="9.102cm" svg:height="4.855cm"/>
          <chart:axis chart:dimension="x" chart:name="primary-x" chart:style-name="ch6">
            <chart:title svg:x="5.42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75:'Results - n216'.B93" loext:label-string="all_stats_one_field" chart:class="chart:bar">
            <chart:data-point chart:repeated="19"/>
          </chart:series>
          <chart:series chart:style-name="ch12" chart:values-cell-range-address="'Results - n216'.C75:'Results - n216'.C93" loext:label-string="all_stats_multiple_fields" chart:class="chart:bar">
            <chart:data-point chart:repeated="19"/>
          </chart:series>
          <chart:series chart:style-name="ch13" chart:values-cell-range-address="'Results - n216'.D75:'Results - n216'.D93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B75:'Results - n216'.B93</svg:desc>
                </draw:g>
              </table:table-cell>
              <table:table-cell office:value-type="float" office:value="129.675">
                <text:p>129.675</text:p>
                <draw:g>
                  <svg:desc>'Results - n216'.C75:'Results - n216'.C93</svg:desc>
                </draw:g>
              </table:table-cell>
              <table:table-cell office:value-type="float" office:value="126.505">
                <text:p>126.505</text:p>
                <draw:g>
                  <svg:desc>'Results - n216'.D75:'Results - n216'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149.022">
                <text:p>149.022</text:p>
              </table:table-cell>
              <table:table-cell office:value-type="float" office:value="128.105">
                <text:p>128.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204.109">
                <text:p>204.109</text:p>
              </table:table-cell>
              <table:table-cell office:value-type="float" office:value="132.354">
                <text:p>132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259.949">
                <text:p>259.949</text:p>
              </table:table-cell>
              <table:table-cell office:value-type="float" office:value="137.118">
                <text:p>137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271.659">
                <text:p>271.659</text:p>
              </table:table-cell>
              <table:table-cell office:value-type="float" office:value="142.177">
                <text:p>142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325.637">
                <text:p>325.637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360.668">
                <text:p>360.668</text:p>
              </table:table-cell>
              <table:table-cell office:value-type="float" office:value="150.246">
                <text:p>150.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364.732">
                <text:p>364.732</text:p>
              </table:table-cell>
              <table:table-cell office:value-type="float" office:value="155.994">
                <text:p>155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389.156">
                <text:p>389.156</text:p>
              </table:table-cell>
              <table:table-cell office:value-type="float" office:value="185.85">
                <text:p>18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420.446">
                <text:p>420.446</text:p>
              </table:table-cell>
              <table:table-cell office:value-type="float" office:value="165.422">
                <text:p>165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458.152">
                <text:p>458.152</text:p>
              </table:table-cell>
              <table:table-cell office:value-type="float" office:value="169.776">
                <text:p>169.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479.058">
                <text:p>479.058</text:p>
              </table:table-cell>
              <table:table-cell office:value-type="float" office:value="166.341">
                <text:p>166.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500.08">
                <text:p>500.08</text:p>
              </table:table-cell>
              <table:table-cell office:value-type="float" office:value="171.328">
                <text:p>171.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535.671">
                <text:p>535.671</text:p>
              </table:table-cell>
              <table:table-cell office:value-type="float" office:value="180.943">
                <text:p>180.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567.292">
                <text:p>567.292</text:p>
              </table:table-cell>
              <table:table-cell office:value-type="float" office:value="206.274">
                <text:p>206.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601.616">
                <text:p>601.616</text:p>
              </table:table-cell>
              <table:table-cell office:value-type="float" office:value="194.62">
                <text:p>194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647.506">
                <text:p>647.506</text:p>
              </table:table-cell>
              <table:table-cell office:value-type="float" office:value="197.869">
                <text:p>197.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556.207">
                <text:p>556.207</text:p>
              </table:table-cell>
              <table:table-cell office:value-type="float" office:value="226.535">
                <text:p>226.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681.995">
                <text:p>681.995</text:p>
              </table:table-cell>
              <table:table-cell office:value-type="float" office:value="210.033">
                <text:p>210.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6.197cm" svg:y="1.275cm" chart:style-name="ch3">
          <text:p>STDEV - Ten Fields</text:p>
        </chart:subtitle>
        <chart:legend chart:legend-position="end" svg:x="12.573cm" svg:y="3.703cm" style:legend-expansion="high" chart:style-name="ch4"/>
        <chart:plot-area chart:style-name="ch5" table:cell-range-address="'Results - n96'.B177:'Results - n96'.D195" chart:data-source-has-labels="row" svg:x="1.331cm" svg:y="2.138cm" svg:width="10.922cm" svg:height="5.701cm">
          <chartooo:coordinate-region svg:x="2.138cm" svg:y="2.337cm" svg:width="10.115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77:'Results - n96'.B195" loext:label-string="time" chart:class="chart:bar">
            <chart:data-point chart:repeated="19"/>
          </chart:series>
          <chart:series chart:style-name="ch12" chart:values-cell-range-address="'Results - n96'.C177:'Results - n96'.C195" loext:label-string="time_initial" chart:class="chart:bar">
            <chart:data-point chart:repeated="19"/>
          </chart:series>
          <chart:series chart:style-name="ch13" chart:values-cell-range-address="'Results - n96'.D177:'Results - n96'.D195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902">
                <text:p>58.902</text:p>
                <draw:g>
                  <svg:desc>'Results - n96'.B177:'Results - n96'.B195</svg:desc>
                </draw:g>
              </table:table-cell>
              <table:table-cell office:value-type="float" office:value="48.572">
                <text:p>48.572</text:p>
                <draw:g>
                  <svg:desc>'Results - n96'.C177:'Results - n96'.C195</svg:desc>
                </draw:g>
              </table:table-cell>
              <table:table-cell office:value-type="float" office:value="40.508">
                <text:p>40.508</text:p>
                <draw:g>
                  <svg:desc>'Results - n96'.D177:'Results - n96'.D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844">
                <text:p>62.844</text:p>
              </table:table-cell>
              <table:table-cell office:value-type="float" office:value="51.794">
                <text:p>51.794</text:p>
              </table:table-cell>
              <table:table-cell office:value-type="float" office:value="43.185">
                <text:p>43.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14">
                <text:p>64.314</text:p>
              </table:table-cell>
              <table:table-cell office:value-type="float" office:value="51.404">
                <text:p>51.404</text:p>
              </table:table-cell>
              <table:table-cell office:value-type="float" office:value="43.716">
                <text:p>43.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216">
                <text:p>65.216</text:p>
              </table:table-cell>
              <table:table-cell office:value-type="float" office:value="51.936">
                <text:p>51.936</text:p>
              </table:table-cell>
              <table:table-cell office:value-type="float" office:value="44.658">
                <text:p>44.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39">
                <text:p>65.39</text:p>
              </table:table-cell>
              <table:table-cell office:value-type="float" office:value="52.32">
                <text:p>52.32</text:p>
              </table:table-cell>
              <table:table-cell office:value-type="float" office:value="45.013">
                <text:p>45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207">
                <text:p>68.207</text:p>
              </table:table-cell>
              <table:table-cell office:value-type="float" office:value="53.847">
                <text:p>53.847</text:p>
              </table:table-cell>
              <table:table-cell office:value-type="float" office:value="45.536">
                <text:p>45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612">
                <text:p>68.612</text:p>
              </table:table-cell>
              <table:table-cell office:value-type="float" office:value="54.142">
                <text:p>54.142</text:p>
              </table:table-cell>
              <table:table-cell office:value-type="float" office:value="45.978">
                <text:p>45.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505">
                <text:p>72.505</text:p>
              </table:table-cell>
              <table:table-cell office:value-type="float" office:value="56.875">
                <text:p>56.875</text:p>
              </table:table-cell>
              <table:table-cell office:value-type="float" office:value="47.211">
                <text:p>47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505">
                <text:p>72.505</text:p>
              </table:table-cell>
              <table:table-cell office:value-type="float" office:value="57.105">
                <text:p>57.105</text:p>
              </table:table-cell>
              <table:table-cell office:value-type="float" office:value="48.295">
                <text:p>48.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.427">
                <text:p>77.427</text:p>
              </table:table-cell>
              <table:table-cell office:value-type="float" office:value="58.867">
                <text:p>58.867</text:p>
              </table:table-cell>
              <table:table-cell office:value-type="float" office:value="49.035">
                <text:p>49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958">
                <text:p>75.958</text:p>
              </table:table-cell>
              <table:table-cell office:value-type="float" office:value="58.878">
                <text:p>58.878</text:p>
              </table:table-cell>
              <table:table-cell office:value-type="float" office:value="50.042">
                <text:p>50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532">
                <text:p>77.532</text:p>
              </table:table-cell>
              <table:table-cell office:value-type="float" office:value="59.462">
                <text:p>59.462</text:p>
              </table:table-cell>
              <table:table-cell office:value-type="float" office:value="51.181">
                <text:p>51.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814">
                <text:p>78.814</text:p>
              </table:table-cell>
              <table:table-cell office:value-type="float" office:value="60.724">
                <text:p>60.724</text:p>
              </table:table-cell>
              <table:table-cell office:value-type="float" office:value="52.127">
                <text:p>52.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092">
                <text:p>83.092</text:p>
              </table:table-cell>
              <table:table-cell office:value-type="float" office:value="64.462">
                <text:p>64.462</text:p>
              </table:table-cell>
              <table:table-cell office:value-type="float" office:value="55.675">
                <text:p>55.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409">
                <text:p>84.409</text:p>
              </table:table-cell>
              <table:table-cell office:value-type="float" office:value="64.999">
                <text:p>64.999</text:p>
              </table:table-cell>
              <table:table-cell office:value-type="float" office:value="57.705">
                <text:p>57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496">
                <text:p>84.496</text:p>
              </table:table-cell>
              <table:table-cell office:value-type="float" office:value="64.326">
                <text:p>64.326</text:p>
              </table:table-cell>
              <table:table-cell office:value-type="float" office:value="55.605">
                <text:p>55.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21">
                <text:p>89.21</text:p>
              </table:table-cell>
              <table:table-cell office:value-type="float" office:value="67.67">
                <text:p>67.67</text:p>
              </table:table-cell>
              <table:table-cell office:value-type="float" office:value="58.099">
                <text:p>58.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771">
                <text:p>88.771</text:p>
              </table:table-cell>
              <table:table-cell office:value-type="float" office:value="67.411">
                <text:p>67.411</text:p>
              </table:table-cell>
              <table:table-cell office:value-type="float" office:value="58.789">
                <text:p>58.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327">
                <text:p>92.327</text:p>
              </table:table-cell>
              <table:table-cell office:value-type="float" office:value="70.067">
                <text:p>70.067</text:p>
              </table:table-cell>
              <table:table-cell office:value-type="float" office:value="61.149">
                <text:p>61.14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6.197cm" svg:y="1.275cm" chart:style-name="ch3">
          <text:p>STDEV - Ten Fields</text:p>
        </chart:subtitle>
        <chart:legend chart:legend-position="end" svg:x="12.573cm" svg:y="3.703cm" style:legend-expansion="high" chart:style-name="ch4"/>
        <chart:plot-area chart:style-name="ch5" table:cell-range-address="'Results - n216'.B177:'Results - n216'.D195" chart:data-source-has-labels="row" svg:x="1.331cm" svg:y="2.138cm" svg:width="10.922cm" svg:height="5.701cm">
          <chartooo:coordinate-region svg:x="2.138cm" svg:y="2.337cm" svg:width="10.115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77:'Results - n216'.B195" loext:label-string="time" chart:class="chart:bar">
            <chart:data-point chart:repeated="19"/>
          </chart:series>
          <chart:series chart:style-name="ch12" chart:values-cell-range-address="'Results - n216'.C177:'Results - n216'.C195" loext:label-string="time_initial" chart:class="chart:bar">
            <chart:data-point chart:repeated="19"/>
          </chart:series>
          <chart:series chart:style-name="ch13" chart:values-cell-range-address="'Results - n216'.D177:'Results - n216'.D195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24">
                <text:p>126.524</text:p>
                <draw:g>
                  <svg:desc>'Results - n216'.B177:'Results - n216'.B195</svg:desc>
                </draw:g>
              </table:table-cell>
              <table:table-cell office:value-type="float" office:value="87.154">
                <text:p>87.154</text:p>
                <draw:g>
                  <svg:desc>'Results - n216'.C177:'Results - n216'.C195</svg:desc>
                </draw:g>
              </table:table-cell>
              <table:table-cell office:value-type="float" office:value="73.555">
                <text:p>73.555</text:p>
                <draw:g>
                  <svg:desc>'Results - n216'.D177:'Results - n216'.D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.89">
                <text:p>156.89</text:p>
              </table:table-cell>
              <table:table-cell office:value-type="float" office:value="115.76">
                <text:p>115.76</text:p>
              </table:table-cell>
              <table:table-cell office:value-type="float" office:value="101.983">
                <text:p>101.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.446">
                <text:p>157.446</text:p>
              </table:table-cell>
              <table:table-cell office:value-type="float" office:value="112.926">
                <text:p>112.926</text:p>
              </table:table-cell>
              <table:table-cell office:value-type="float" office:value="100.591">
                <text:p>100.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.906">
                <text:p>158.906</text:p>
              </table:table-cell>
              <table:table-cell office:value-type="float" office:value="109.846">
                <text:p>109.846</text:p>
              </table:table-cell>
              <table:table-cell office:value-type="float" office:value="96.959">
                <text:p>96.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.563">
                <text:p>169.563</text:p>
              </table:table-cell>
              <table:table-cell office:value-type="float" office:value="118.423">
                <text:p>118.423</text:p>
              </table:table-cell>
              <table:table-cell office:value-type="float" office:value="98.167">
                <text:p>98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.824">
                <text:p>162.824</text:p>
              </table:table-cell>
              <table:table-cell office:value-type="float" office:value="104.114">
                <text:p>104.114</text:p>
              </table:table-cell>
              <table:table-cell office:value-type="float" office:value="90.186">
                <text:p>90.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.872">
                <text:p>155.872</text:p>
              </table:table-cell>
              <table:table-cell office:value-type="float" office:value="102.862">
                <text:p>102.862</text:p>
              </table:table-cell>
              <table:table-cell office:value-type="float" office:value="89.117">
                <text:p>89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.377">
                <text:p>166.377</text:p>
              </table:table-cell>
              <table:table-cell office:value-type="float" office:value="107.127">
                <text:p>107.127</text:p>
              </table:table-cell>
              <table:table-cell office:value-type="float" office:value="94.017">
                <text:p>94.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.804">
                <text:p>171.804</text:p>
              </table:table-cell>
              <table:table-cell office:value-type="float" office:value="110.264">
                <text:p>110.264</text:p>
              </table:table-cell>
              <table:table-cell office:value-type="float" office:value="96.653">
                <text:p>96.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.62">
                <text:p>193.62</text:p>
              </table:table-cell>
              <table:table-cell office:value-type="float" office:value="129.05">
                <text:p>129.05</text:p>
              </table:table-cell>
              <table:table-cell office:value-type="float" office:value="115.488">
                <text:p>115.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.368">
                <text:p>183.368</text:p>
              </table:table-cell>
              <table:table-cell office:value-type="float" office:value="116.348">
                <text:p>116.348</text:p>
              </table:table-cell>
              <table:table-cell office:value-type="float" office:value="102.263">
                <text:p>102.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561">
                <text:p>190.561</text:p>
              </table:table-cell>
              <table:table-cell office:value-type="float" office:value="119.851">
                <text:p>119.851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.837">
                <text:p>193.837</text:p>
              </table:table-cell>
              <table:table-cell office:value-type="float" office:value="121.737">
                <text:p>121.737</text:p>
              </table:table-cell>
              <table:table-cell office:value-type="float" office:value="107.979">
                <text:p>107.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.662">
                <text:p>196.662</text:p>
              </table:table-cell>
              <table:table-cell office:value-type="float" office:value="118.402">
                <text:p>118.402</text:p>
              </table:table-cell>
              <table:table-cell office:value-type="float" office:value="104.515">
                <text:p>104.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.801">
                <text:p>214.801</text:p>
              </table:table-cell>
              <table:table-cell office:value-type="float" office:value="137.581">
                <text:p>137.581</text:p>
              </table:table-cell>
              <table:table-cell office:value-type="float" office:value="123.503">
                <text:p>123.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322">
                <text:p>213.322</text:p>
              </table:table-cell>
              <table:table-cell office:value-type="float" office:value="134.172">
                <text:p>134.172</text:p>
              </table:table-cell>
              <table:table-cell office:value-type="float" office:value="119.422">
                <text:p>119.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.549">
                <text:p>252.549</text:p>
              </table:table-cell>
              <table:table-cell office:value-type="float" office:value="160.089">
                <text:p>160.089</text:p>
              </table:table-cell>
              <table:table-cell office:value-type="float" office:value="133.509">
                <text:p>133.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.256">
                <text:p>263.256</text:p>
              </table:table-cell>
              <table:table-cell office:value-type="float" office:value="159.256">
                <text:p>159.256</text:p>
              </table:table-cell>
              <table:table-cell office:value-type="float" office:value="139.123">
                <text:p>139.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957">
                <text:p>242.957</text:p>
              </table:table-cell>
              <table:table-cell office:value-type="float" office:value="144.097">
                <text:p>144.097</text:p>
              </table:table-cell>
              <table:table-cell office:value-type="float" office:value="129.239">
                <text:p>129.23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6.197cm" svg:y="1.275cm" chart:style-name="ch3">
          <text:p>STDEV - Ten Fields</text:p>
        </chart:subtitle>
        <chart:legend chart:legend-position="end" svg:x="12.573cm" svg:y="3.703cm" style:legend-expansion="high" chart:style-name="ch4"/>
        <chart:plot-area chart:style-name="ch5" table:cell-range-address="'Results - n216'.B177:'Results - n216'.D195" chart:data-source-has-labels="row" svg:x="1.331cm" svg:y="2.138cm" svg:width="10.922cm" svg:height="5.701cm">
          <chartooo:coordinate-region svg:x="2.138cm" svg:y="2.337cm" svg:width="10.115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77:'Results - n216'.B195" loext:label-string="time" chart:class="chart:bar">
            <chart:data-point chart:repeated="19"/>
          </chart:series>
          <chart:series chart:style-name="ch12" chart:values-cell-range-address="'Results - n216'.C177:'Results - n216'.C195" loext:label-string="time_initial" chart:class="chart:bar">
            <chart:data-point chart:repeated="19"/>
          </chart:series>
          <chart:series chart:style-name="ch13" chart:values-cell-range-address="'Results - n216'.D177:'Results - n216'.D195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24">
                <text:p>126.524</text:p>
                <draw:g>
                  <svg:desc>'Results - n216'.B177:'Results - n216'.B195</svg:desc>
                </draw:g>
              </table:table-cell>
              <table:table-cell office:value-type="float" office:value="87.154">
                <text:p>87.154</text:p>
                <draw:g>
                  <svg:desc>'Results - n216'.C177:'Results - n216'.C195</svg:desc>
                </draw:g>
              </table:table-cell>
              <table:table-cell office:value-type="float" office:value="73.555">
                <text:p>73.555</text:p>
                <draw:g>
                  <svg:desc>'Results - n216'.D177:'Results - n216'.D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.89">
                <text:p>156.89</text:p>
              </table:table-cell>
              <table:table-cell office:value-type="float" office:value="115.76">
                <text:p>115.76</text:p>
              </table:table-cell>
              <table:table-cell office:value-type="float" office:value="101.983">
                <text:p>101.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.446">
                <text:p>157.446</text:p>
              </table:table-cell>
              <table:table-cell office:value-type="float" office:value="112.926">
                <text:p>112.926</text:p>
              </table:table-cell>
              <table:table-cell office:value-type="float" office:value="100.591">
                <text:p>100.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.906">
                <text:p>158.906</text:p>
              </table:table-cell>
              <table:table-cell office:value-type="float" office:value="109.846">
                <text:p>109.846</text:p>
              </table:table-cell>
              <table:table-cell office:value-type="float" office:value="96.959">
                <text:p>96.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.563">
                <text:p>169.563</text:p>
              </table:table-cell>
              <table:table-cell office:value-type="float" office:value="118.423">
                <text:p>118.423</text:p>
              </table:table-cell>
              <table:table-cell office:value-type="float" office:value="98.167">
                <text:p>98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.824">
                <text:p>162.824</text:p>
              </table:table-cell>
              <table:table-cell office:value-type="float" office:value="104.114">
                <text:p>104.114</text:p>
              </table:table-cell>
              <table:table-cell office:value-type="float" office:value="90.186">
                <text:p>90.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.872">
                <text:p>155.872</text:p>
              </table:table-cell>
              <table:table-cell office:value-type="float" office:value="102.862">
                <text:p>102.862</text:p>
              </table:table-cell>
              <table:table-cell office:value-type="float" office:value="89.117">
                <text:p>89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.377">
                <text:p>166.377</text:p>
              </table:table-cell>
              <table:table-cell office:value-type="float" office:value="107.127">
                <text:p>107.127</text:p>
              </table:table-cell>
              <table:table-cell office:value-type="float" office:value="94.017">
                <text:p>94.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.804">
                <text:p>171.804</text:p>
              </table:table-cell>
              <table:table-cell office:value-type="float" office:value="110.264">
                <text:p>110.264</text:p>
              </table:table-cell>
              <table:table-cell office:value-type="float" office:value="96.653">
                <text:p>96.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.62">
                <text:p>193.62</text:p>
              </table:table-cell>
              <table:table-cell office:value-type="float" office:value="129.05">
                <text:p>129.05</text:p>
              </table:table-cell>
              <table:table-cell office:value-type="float" office:value="115.488">
                <text:p>115.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.368">
                <text:p>183.368</text:p>
              </table:table-cell>
              <table:table-cell office:value-type="float" office:value="116.348">
                <text:p>116.348</text:p>
              </table:table-cell>
              <table:table-cell office:value-type="float" office:value="102.263">
                <text:p>102.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561">
                <text:p>190.561</text:p>
              </table:table-cell>
              <table:table-cell office:value-type="float" office:value="119.851">
                <text:p>119.851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.837">
                <text:p>193.837</text:p>
              </table:table-cell>
              <table:table-cell office:value-type="float" office:value="121.737">
                <text:p>121.737</text:p>
              </table:table-cell>
              <table:table-cell office:value-type="float" office:value="107.979">
                <text:p>107.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.662">
                <text:p>196.662</text:p>
              </table:table-cell>
              <table:table-cell office:value-type="float" office:value="118.402">
                <text:p>118.402</text:p>
              </table:table-cell>
              <table:table-cell office:value-type="float" office:value="104.515">
                <text:p>104.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.801">
                <text:p>214.801</text:p>
              </table:table-cell>
              <table:table-cell office:value-type="float" office:value="137.581">
                <text:p>137.581</text:p>
              </table:table-cell>
              <table:table-cell office:value-type="float" office:value="123.503">
                <text:p>123.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322">
                <text:p>213.322</text:p>
              </table:table-cell>
              <table:table-cell office:value-type="float" office:value="134.172">
                <text:p>134.172</text:p>
              </table:table-cell>
              <table:table-cell office:value-type="float" office:value="119.422">
                <text:p>119.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.549">
                <text:p>252.549</text:p>
              </table:table-cell>
              <table:table-cell office:value-type="float" office:value="160.089">
                <text:p>160.089</text:p>
              </table:table-cell>
              <table:table-cell office:value-type="float" office:value="133.509">
                <text:p>133.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.256">
                <text:p>263.256</text:p>
              </table:table-cell>
              <table:table-cell office:value-type="float" office:value="159.256">
                <text:p>159.256</text:p>
              </table:table-cell>
              <table:table-cell office:value-type="float" office:value="139.123">
                <text:p>139.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957">
                <text:p>242.957</text:p>
              </table:table-cell>
              <table:table-cell office:value-type="float" office:value="144.097">
                <text:p>144.097</text:p>
              </table:table-cell>
              <table:table-cell office:value-type="float" office:value="129.239">
                <text:p>129.23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44cm" svg:y="0.316cm" chart:style-name="ch2">
          <text:p>n216</text:p>
        </chart:title>
        <chart:subtitle svg:x="6.223cm" svg:y="1.275cm" chart:style-name="ch3">
          <text:p>STDEV - Two fields</text:p>
        </chart:subtitle>
        <chart:legend chart:legend-position="end" svg:x="12.573cm" svg:y="3.703cm" style:legend-expansion="high" chart:style-name="ch4"/>
        <chart:plot-area chart:style-name="ch5" chart:data-source-has-labels="both" svg:x="1.331cm" svg:y="2.138cm" svg:width="10.922cm" svg:height="5.701cm">
          <chartooo:coordinate-region svg:x="2.138cm" svg:y="2.338cm" svg:width="10.115cm" svg:height="4.854cm"/>
          <chart:axis chart:dimension="x" chart:name="primary-x" chart:style-name="ch6" chartooo:axis-type="text">
            <chart:title svg:x="5.928cm" svg:y="8.019cm" chart:style-name="ch7">
              <text:p>Ensembles</text:p>
            </chart:title>
            <chart:categories table:cell-range-address="local-table.$A$2:.$A$20"/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local-table.$B$2:.$B$20" chart:label-cell-address="local-table.$B$1" chart:class="chart:bar">
            <chart:data-point chart:repeated="19"/>
          </chart:series>
          <chart:series chart:style-name="ch12" chart:values-cell-range-address="local-table.$C$2:.$C$20" chart:label-cell-address="local-table.$C$1" chart:class="chart:bar">
            <chart:data-point chart:repeated="19"/>
          </chart:series>
          <chart:series chart:style-name="ch13" chart:values-cell-range-address="local-table.$D$2:.$D$20" chart:label-cell-address="local-table.$D$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112">
                <text:p>126.112</text:p>
              </table:table-cell>
              <table:table-cell office:value-type="float" office:value="86.382">
                <text:p>86.382</text:p>
              </table:table-cell>
              <table:table-cell office:value-type="float" office:value="74.797">
                <text:p>74.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.669">
                <text:p>200.669</text:p>
              </table:table-cell>
              <table:table-cell office:value-type="float" office:value="160.819">
                <text:p>160.819</text:p>
              </table:table-cell>
              <table:table-cell office:value-type="float" office:value="149.083">
                <text:p>149.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.003">
                <text:p>210.003</text:p>
              </table:table-cell>
              <table:table-cell office:value-type="float" office:value="168.803">
                <text:p>168.803</text:p>
              </table:table-cell>
              <table:table-cell office:value-type="float" office:value="157.718">
                <text:p>157.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049">
                <text:p>138.049</text:p>
              </table:table-cell>
              <table:table-cell office:value-type="float" office:value="92.179">
                <text:p>92.179</text:p>
              </table:table-cell>
              <table:table-cell office:value-type="float" office:value="79.858">
                <text:p>79.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318">
                <text:p>143.318</text:p>
              </table:table-cell>
              <table:table-cell office:value-type="float" office:value="96.718">
                <text:p>96.718</text:p>
              </table:table-cell>
              <table:table-cell office:value-type="float" office:value="81.56">
                <text:p>81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7.787">
                <text:p>447.787</text:p>
              </table:table-cell>
              <table:table-cell office:value-type="float" office:value="396.817">
                <text:p>396.817</text:p>
              </table:table-cell>
              <table:table-cell office:value-type="float" office:value="384.323">
                <text:p>384.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806">
                <text:p>149.806</text:p>
              </table:table-cell>
              <table:table-cell office:value-type="float" office:value="98.056">
                <text:p>98.056</text:p>
              </table:table-cell>
              <table:table-cell office:value-type="float" office:value="85.491">
                <text:p>85.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674">
                <text:p>226.674</text:p>
              </table:table-cell>
              <table:table-cell office:value-type="float" office:value="171.564">
                <text:p>171.564</text:p>
              </table:table-cell>
              <table:table-cell office:value-type="float" office:value="157.965">
                <text:p>157.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.156">
                <text:p>166.156</text:p>
              </table:table-cell>
              <table:table-cell office:value-type="float" office:value="109.526">
                <text:p>109.52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.317">
                <text:p>173.317</text:p>
              </table:table-cell>
              <table:table-cell office:value-type="float" office:value="111.247">
                <text:p>111.247</text:p>
              </table:table-cell>
              <table:table-cell office:value-type="float" office:value="97.667">
                <text:p>97.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948">
                <text:p>169.948</text:p>
              </table:table-cell>
              <table:table-cell office:value-type="float" office:value="107.698">
                <text:p>107.698</text:p>
              </table:table-cell>
              <table:table-cell office:value-type="float" office:value="93.753">
                <text:p>93.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.695">
                <text:p>175.695</text:p>
              </table:table-cell>
              <table:table-cell office:value-type="float" office:value="111.695">
                <text:p>111.695</text:p>
              </table:table-cell>
              <table:table-cell office:value-type="float" office:value="96.247">
                <text:p>96.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602">
                <text:p>182.602</text:p>
              </table:table-cell>
              <table:table-cell office:value-type="float" office:value="112.742">
                <text:p>112.742</text:p>
              </table:table-cell>
              <table:table-cell office:value-type="float" office:value="98.336">
                <text:p>98.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.094">
                <text:p>186.094</text:p>
              </table:table-cell>
              <table:table-cell office:value-type="float" office:value="116.264">
                <text:p>116.264</text:p>
              </table:table-cell>
              <table:table-cell office:value-type="float" office:value="100.52">
                <text:p>10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225">
                <text:p>186.225</text:p>
              </table:table-cell>
              <table:table-cell office:value-type="float" office:value="116.615">
                <text:p>116.615</text:p>
              </table:table-cell>
              <table:table-cell office:value-type="float" office:value="102.19">
                <text:p>102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.102">
                <text:p>192.102</text:p>
              </table:table-cell>
              <table:table-cell office:value-type="float" office:value="119.182">
                <text:p>119.182</text:p>
              </table:table-cell>
              <table:table-cell office:value-type="float" office:value="104.241">
                <text:p>104.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.592">
                <text:p>199.592</text:p>
              </table:table-cell>
              <table:table-cell office:value-type="float" office:value="124.682">
                <text:p>124.682</text:p>
              </table:table-cell>
              <table:table-cell office:value-type="float" office:value="108.025">
                <text:p>108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.63">
                <text:p>217.63</text:p>
              </table:table-cell>
              <table:table-cell office:value-type="float" office:value="125.41">
                <text:p>125.41</text:p>
              </table:table-cell>
              <table:table-cell office:value-type="float" office:value="109.808">
                <text:p>109.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.449">
                <text:p>221.449</text:p>
              </table:table-cell>
              <table:table-cell office:value-type="float" office:value="126.639">
                <text:p>126.639</text:p>
              </table:table-cell>
              <table:table-cell office:value-type="float" office:value="111.977">
                <text:p>111.97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37cm" xlink:href=".." xlink:type="simple" chart:class="chart:bar" chart:style-name="ch1">
        <chart:title svg:x="7.567cm" svg:y="0.314cm" chart:style-name="ch2">
          <text:p>n96</text:p>
        </chart:title>
        <chart:subtitle svg:x="6.164cm" svg:y="1.271cm" chart:style-name="ch3">
          <text:p>STDEV - Two Fields</text:p>
        </chart:subtitle>
        <chart:plot-area chart:style-name="ch4" table:cell-range-address="'Storage - STDEV'.E3:'Storage - STDEV'.E20" svg:x="1.331cm" svg:y="2.132cm" svg:width="14.364cm" svg:height="5.646cm">
          <chartooo:coordinate-region svg:x="2.138cm" svg:y="2.331cm" svg:width="13.557cm" svg:height="4.8cm"/>
          <chart:axis chart:dimension="x" chart:name="primary-x" chart:style-name="ch5">
            <chart:title svg:x="7.649cm" svg:y="7.956cm" chart:style-name="ch6">
              <text:p>Ensembles</text:p>
            </chart:title>
          </chart:axis>
          <chart:axis chart:dimension="y" chart:name="primary-y" chart:style-name="ch7">
            <chart:title svg:x="0.451cm" svg:y="5.912cm" chart:style-name="ch8">
              <text:p>Data (in MB)</text:p>
            </chart:title>
            <chart:grid chart:style-name="ch9" chart:class="major"/>
          </chart:axis>
          <chart:series chart:style-name="ch10" chart:values-cell-range-address="'Storage - STDEV'.E3:'Storage - STDEV'.E20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orage - STDEV'.E3:'Storage - STDEV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51171875">
                <text:p>89.5117187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33cm" xlink:href=".." xlink:type="simple" chart:class="chart:bar" chart:style-name="ch1">
        <chart:title svg:x="7.567cm" svg:y="0.314cm" chart:style-name="ch2">
          <text:p>n96</text:p>
        </chart:title>
        <chart:subtitle svg:x="6.204cm" svg:y="1.271cm" chart:style-name="ch3">
          <text:p>STDEV - Ten Fields</text:p>
        </chart:subtitle>
        <chart:plot-area chart:style-name="ch4" table:cell-range-address="'Storage - STDEV'.E26:'Storage - STDEV'.E43" svg:x="1.331cm" svg:y="2.132cm" svg:width="14.364cm" svg:height="5.642cm">
          <chartooo:coordinate-region svg:x="2.138cm" svg:y="2.332cm" svg:width="13.557cm" svg:height="4.796cm"/>
          <chart:axis chart:dimension="x" chart:name="primary-x" chart:style-name="ch5">
            <chart:title svg:x="7.649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'Storage - STDEV'.E26:'Storage - STDEV'.E4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4.81640625">
                <text:p>814.81640625</text:p>
                <draw:g>
                  <svg:desc>'Storage - STDEV'.E26:'Storage - STDEV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4.8125">
                <text:p>814.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4.81640625">
                <text:p>814.8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4.81640625">
                <text:p>814.81640625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6.197cm" svg:y="1.275cm" chart:style-name="ch3">
          <text:p>STDEV - Ten Fields</text:p>
        </chart:subtitle>
        <chart:legend chart:legend-position="end" svg:x="12.573cm" svg:y="3.703cm" style:legend-expansion="high" chart:style-name="ch4"/>
        <chart:plot-area chart:style-name="ch5" table:cell-range-address="'Results - n512'.B177:'Results - n512'.D196" chart:data-source-has-labels="row" svg:x="1.331cm" svg:y="2.138cm" svg:width="10.922cm" svg:height="5.701cm">
          <chartooo:coordinate-region svg:x="2.323cm" svg:y="2.337cm" svg:width="9.93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77:'Results - n512'.B196" loext:label-string="time" chart:class="chart:bar">
            <chart:data-point chart:repeated="20"/>
          </chart:series>
          <chart:series chart:style-name="ch12" chart:values-cell-range-address="'Results - n512'.C177:'Results - n512'.C196" loext:label-string="time_initial" chart:class="chart:bar">
            <chart:data-point chart:repeated="20"/>
          </chart:series>
          <chart:series chart:style-name="ch13" chart:values-cell-range-address="'Results - n512'.D177:'Results - n512'.D196" loext:label-string="time_initial_took1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0.906">
                <text:p>4610.906</text:p>
                <draw:g>
                  <svg:desc>'Results - n512'.B177:'Results - n512'.B196</svg:desc>
                </draw:g>
              </table:table-cell>
              <table:table-cell office:value-type="float" office:value="4521.706">
                <text:p>4521.706</text:p>
                <draw:g>
                  <svg:desc>'Results - n512'.C177:'Results - n512'.C196</svg:desc>
                </draw:g>
              </table:table-cell>
              <table:table-cell office:value-type="float" office:value="4338.354">
                <text:p>4338.354</text:p>
                <draw:g>
                  <svg:desc>'Results - n512'.D177:'Results - n512'.D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2.936">
                <text:p>4942.936</text:p>
              </table:table-cell>
              <table:table-cell office:value-type="float" office:value="4834.536">
                <text:p>4834.536</text:p>
              </table:table-cell>
              <table:table-cell office:value-type="float" office:value="4676.073">
                <text:p>4676.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48.301">
                <text:p>5348.301</text:p>
              </table:table-cell>
              <table:table-cell office:value-type="float" office:value="5223.651">
                <text:p>5223.651</text:p>
              </table:table-cell>
              <table:table-cell office:value-type="float" office:value="5062.583">
                <text:p>5062.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4.984">
                <text:p>5374.984</text:p>
              </table:table-cell>
              <table:table-cell office:value-type="float" office:value="5234.514">
                <text:p>5234.514</text:p>
              </table:table-cell>
              <table:table-cell office:value-type="float" office:value="5075.178">
                <text:p>5075.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8.201">
                <text:p>5568.201</text:p>
              </table:table-cell>
              <table:table-cell office:value-type="float" office:value="5418.341">
                <text:p>5418.341</text:p>
              </table:table-cell>
              <table:table-cell office:value-type="float" office:value="5257.417">
                <text:p>5257.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82.174">
                <text:p>5582.174</text:p>
              </table:table-cell>
              <table:table-cell office:value-type="float" office:value="5425.274">
                <text:p>5425.274</text:p>
              </table:table-cell>
              <table:table-cell office:value-type="float" office:value="5259.106">
                <text:p>5259.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8.997">
                <text:p>5588.997</text:p>
              </table:table-cell>
              <table:table-cell office:value-type="float" office:value="5422.517">
                <text:p>5422.517</text:p>
              </table:table-cell>
              <table:table-cell office:value-type="float" office:value="5258.993">
                <text:p>5258.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41.308">
                <text:p>5641.308</text:p>
              </table:table-cell>
              <table:table-cell office:value-type="float" office:value="5464.708">
                <text:p>5464.708</text:p>
              </table:table-cell>
              <table:table-cell office:value-type="float" office:value="5291.1">
                <text:p>529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8.41">
                <text:p>5678.41</text:p>
              </table:table-cell>
              <table:table-cell office:value-type="float" office:value="5486.61">
                <text:p>5486.61</text:p>
              </table:table-cell>
              <table:table-cell office:value-type="float" office:value="5317.445">
                <text:p>5317.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4.228">
                <text:p>5594.228</text:p>
              </table:table-cell>
              <table:table-cell office:value-type="float" office:value="5387.458">
                <text:p>5387.458</text:p>
              </table:table-cell>
              <table:table-cell office:value-type="float" office:value="5217.375">
                <text:p>5217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1.543">
                <text:p>5541.543</text:p>
              </table:table-cell>
              <table:table-cell office:value-type="float" office:value="5328.063">
                <text:p>5328.063</text:p>
              </table:table-cell>
              <table:table-cell office:value-type="float" office:value="5165.127">
                <text:p>5165.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1.499">
                <text:p>5731.499</text:p>
              </table:table-cell>
              <table:table-cell office:value-type="float" office:value="5508.909">
                <text:p>5508.909</text:p>
              </table:table-cell>
              <table:table-cell office:value-type="float" office:value="5345.949">
                <text:p>5345.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59.52">
                <text:p>5659.52</text:p>
              </table:table-cell>
              <table:table-cell office:value-type="float" office:value="5420.32">
                <text:p>5420.32</text:p>
              </table:table-cell>
              <table:table-cell office:value-type="float" office:value="5254.952">
                <text:p>5254.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00.445">
                <text:p>5700.445</text:p>
              </table:table-cell>
              <table:table-cell office:value-type="float" office:value="5468.415">
                <text:p>5468.415</text:p>
              </table:table-cell>
              <table:table-cell office:value-type="float" office:value="5304.723">
                <text:p>5304.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13.986">
                <text:p>5813.986</text:p>
              </table:table-cell>
              <table:table-cell office:value-type="float" office:value="5566.176">
                <text:p>5566.176</text:p>
              </table:table-cell>
              <table:table-cell office:value-type="float" office:value="5403.245">
                <text:p>5403.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8.618">
                <text:p>5778.618</text:p>
              </table:table-cell>
              <table:table-cell office:value-type="float" office:value="5511.978">
                <text:p>5511.978</text:p>
              </table:table-cell>
              <table:table-cell office:value-type="float" office:value="5345.219">
                <text:p>5345.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52.062">
                <text:p>5752.062</text:p>
              </table:table-cell>
              <table:table-cell office:value-type="float" office:value="5472.972">
                <text:p>5472.972</text:p>
              </table:table-cell>
              <table:table-cell office:value-type="float" office:value="5304.028">
                <text:p>5304.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66.222">
                <text:p>5966.222</text:p>
              </table:table-cell>
              <table:table-cell office:value-type="float" office:value="5684.542">
                <text:p>5684.542</text:p>
              </table:table-cell>
              <table:table-cell office:value-type="float" office:value="5514.446">
                <text:p>5514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8.364">
                <text:p>5938.364</text:p>
              </table:table-cell>
              <table:table-cell office:value-type="float" office:value="5643.584">
                <text:p>5643.584</text:p>
              </table:table-cell>
              <table:table-cell office:value-type="float" office:value="5473.28">
                <text:p>547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7.317">
                <text:p>5897.317</text:p>
              </table:table-cell>
              <table:table-cell office:value-type="float" office:value="5589.097">
                <text:p>5589.097</text:p>
              </table:table-cell>
              <table:table-cell office:value-type="float" office:value="5419.085">
                <text:p>5419.085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33cm" xlink:href=".." xlink:type="simple" chart:class="chart:bar" chart:style-name="ch1">
        <chart:title svg:x="7.447cm" svg:y="0.314cm" chart:style-name="ch2">
          <text:p>n216</text:p>
        </chart:title>
        <chart:subtitle svg:x="6.164cm" svg:y="1.271cm" chart:style-name="ch3">
          <text:p>STDEV - Two Fields</text:p>
        </chart:subtitle>
        <chart:plot-area chart:style-name="ch4" table:cell-range-address="'Storage - STDEV'.E70:'Storage - STDEV'.E87" svg:x="1.331cm" svg:y="2.132cm" svg:width="14.364cm" svg:height="5.642cm">
          <chartooo:coordinate-region svg:x="2.138cm" svg:y="2.331cm" svg:width="13.557cm" svg:height="4.796cm"/>
          <chart:axis chart:dimension="x" chart:name="primary-x" chart:style-name="ch5">
            <chart:title svg:x="7.649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'Storage - STDEV'.E70:'Storage - STDEV'.E8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.859375">
                <text:p>452.859375</text:p>
                <draw:g>
                  <svg:desc>'Storage - STDEV'.E70:'Storage - STDEV'.E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.86328125">
                <text:p>452.863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.86328125">
                <text:p>452.8632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33cm" xlink:href=".." xlink:type="simple" chart:class="chart:bar" chart:style-name="ch1">
        <chart:title svg:x="7.447cm" svg:y="0.314cm" chart:style-name="ch2">
          <text:p>n216</text:p>
        </chart:title>
        <chart:subtitle svg:x="6.204cm" svg:y="1.271cm" chart:style-name="ch3">
          <text:p>STDEV - Ten Fields</text:p>
        </chart:subtitle>
        <chart:plot-area chart:style-name="ch4" table:cell-range-address="'Storage - STDEV'.E92:'Storage - STDEV'.E109" svg:x="1.331cm" svg:y="2.132cm" svg:width="14.364cm" svg:height="5.642cm">
          <chartooo:coordinate-region svg:x="2.323cm" svg:y="2.331cm" svg:width="13.372cm" svg:height="4.796cm"/>
          <chart:axis chart:dimension="x" chart:name="primary-x" chart:style-name="ch5">
            <chart:title svg:x="7.609cm" svg:y="7.952cm" chart:style-name="ch6">
              <text:p>Em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'Storage - STDEV'.E92:'Storage - STDEV'.E10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6.15625">
                <text:p>3676.15625</text:p>
                <draw:g>
                  <svg:desc>'Storage - STDEV'.E92:'Storage - STDEV'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6.16015625">
                <text:p>3676.16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6.1640625">
                <text:p>3676.1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76.15625">
                <text:p>3676.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76.15625">
                <text:p>3676.15625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6.197cm" svg:y="1.275cm" chart:style-name="ch3">
          <text:p>STDEV - Ten Fields</text:p>
        </chart:subtitle>
        <chart:legend chart:legend-position="end" svg:x="12.573cm" svg:y="3.703cm" style:legend-expansion="high" chart:style-name="ch4"/>
        <chart:plot-area chart:style-name="ch5" table:cell-range-address="'Results - n512'.B177:'Results - n512'.D196" chart:data-source-has-labels="row" svg:x="1.331cm" svg:y="2.138cm" svg:width="10.922cm" svg:height="5.701cm">
          <chartooo:coordinate-region svg:x="2.323cm" svg:y="2.337cm" svg:width="9.93cm" svg:height="4.855cm"/>
          <chart:axis chart:dimension="x" chart:name="primary-x" chart:style-name="ch6">
            <chart:title svg:x="5.92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77:'Results - n512'.B196" loext:label-string="time" chart:class="chart:bar">
            <chart:data-point chart:repeated="20"/>
          </chart:series>
          <chart:series chart:style-name="ch12" chart:values-cell-range-address="'Results - n512'.C177:'Results - n512'.C196" loext:label-string="time_initial" chart:class="chart:bar">
            <chart:data-point chart:repeated="20"/>
          </chart:series>
          <chart:series chart:style-name="ch13" chart:values-cell-range-address="'Results - n512'.D177:'Results - n512'.D196" loext:label-string="time_initial_took1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0.906">
                <text:p>4610.906</text:p>
                <draw:g>
                  <svg:desc>'Results - n512'.B177:'Results - n512'.B196</svg:desc>
                </draw:g>
              </table:table-cell>
              <table:table-cell office:value-type="float" office:value="4521.706">
                <text:p>4521.706</text:p>
                <draw:g>
                  <svg:desc>'Results - n512'.C177:'Results - n512'.C196</svg:desc>
                </draw:g>
              </table:table-cell>
              <table:table-cell office:value-type="float" office:value="4338.354">
                <text:p>4338.354</text:p>
                <draw:g>
                  <svg:desc>'Results - n512'.D177:'Results - n512'.D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2.936">
                <text:p>4942.936</text:p>
              </table:table-cell>
              <table:table-cell office:value-type="float" office:value="4834.536">
                <text:p>4834.536</text:p>
              </table:table-cell>
              <table:table-cell office:value-type="float" office:value="4676.073">
                <text:p>4676.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48.301">
                <text:p>5348.301</text:p>
              </table:table-cell>
              <table:table-cell office:value-type="float" office:value="5223.651">
                <text:p>5223.651</text:p>
              </table:table-cell>
              <table:table-cell office:value-type="float" office:value="5062.583">
                <text:p>5062.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4.984">
                <text:p>5374.984</text:p>
              </table:table-cell>
              <table:table-cell office:value-type="float" office:value="5234.514">
                <text:p>5234.514</text:p>
              </table:table-cell>
              <table:table-cell office:value-type="float" office:value="5075.178">
                <text:p>5075.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8.201">
                <text:p>5568.201</text:p>
              </table:table-cell>
              <table:table-cell office:value-type="float" office:value="5418.341">
                <text:p>5418.341</text:p>
              </table:table-cell>
              <table:table-cell office:value-type="float" office:value="5257.417">
                <text:p>5257.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82.174">
                <text:p>5582.174</text:p>
              </table:table-cell>
              <table:table-cell office:value-type="float" office:value="5425.274">
                <text:p>5425.274</text:p>
              </table:table-cell>
              <table:table-cell office:value-type="float" office:value="5259.106">
                <text:p>5259.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8.997">
                <text:p>5588.997</text:p>
              </table:table-cell>
              <table:table-cell office:value-type="float" office:value="5422.517">
                <text:p>5422.517</text:p>
              </table:table-cell>
              <table:table-cell office:value-type="float" office:value="5258.993">
                <text:p>5258.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41.308">
                <text:p>5641.308</text:p>
              </table:table-cell>
              <table:table-cell office:value-type="float" office:value="5464.708">
                <text:p>5464.708</text:p>
              </table:table-cell>
              <table:table-cell office:value-type="float" office:value="5291.1">
                <text:p>529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8.41">
                <text:p>5678.41</text:p>
              </table:table-cell>
              <table:table-cell office:value-type="float" office:value="5486.61">
                <text:p>5486.61</text:p>
              </table:table-cell>
              <table:table-cell office:value-type="float" office:value="5317.445">
                <text:p>5317.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4.228">
                <text:p>5594.228</text:p>
              </table:table-cell>
              <table:table-cell office:value-type="float" office:value="5387.458">
                <text:p>5387.458</text:p>
              </table:table-cell>
              <table:table-cell office:value-type="float" office:value="5217.375">
                <text:p>5217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1.543">
                <text:p>5541.543</text:p>
              </table:table-cell>
              <table:table-cell office:value-type="float" office:value="5328.063">
                <text:p>5328.063</text:p>
              </table:table-cell>
              <table:table-cell office:value-type="float" office:value="5165.127">
                <text:p>5165.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1.499">
                <text:p>5731.499</text:p>
              </table:table-cell>
              <table:table-cell office:value-type="float" office:value="5508.909">
                <text:p>5508.909</text:p>
              </table:table-cell>
              <table:table-cell office:value-type="float" office:value="5345.949">
                <text:p>5345.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59.52">
                <text:p>5659.52</text:p>
              </table:table-cell>
              <table:table-cell office:value-type="float" office:value="5420.32">
                <text:p>5420.32</text:p>
              </table:table-cell>
              <table:table-cell office:value-type="float" office:value="5254.952">
                <text:p>5254.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00.445">
                <text:p>5700.445</text:p>
              </table:table-cell>
              <table:table-cell office:value-type="float" office:value="5468.415">
                <text:p>5468.415</text:p>
              </table:table-cell>
              <table:table-cell office:value-type="float" office:value="5304.723">
                <text:p>5304.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13.986">
                <text:p>5813.986</text:p>
              </table:table-cell>
              <table:table-cell office:value-type="float" office:value="5566.176">
                <text:p>5566.176</text:p>
              </table:table-cell>
              <table:table-cell office:value-type="float" office:value="5403.245">
                <text:p>5403.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8.618">
                <text:p>5778.618</text:p>
              </table:table-cell>
              <table:table-cell office:value-type="float" office:value="5511.978">
                <text:p>5511.978</text:p>
              </table:table-cell>
              <table:table-cell office:value-type="float" office:value="5345.219">
                <text:p>5345.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52.062">
                <text:p>5752.062</text:p>
              </table:table-cell>
              <table:table-cell office:value-type="float" office:value="5472.972">
                <text:p>5472.972</text:p>
              </table:table-cell>
              <table:table-cell office:value-type="float" office:value="5304.028">
                <text:p>5304.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66.222">
                <text:p>5966.222</text:p>
              </table:table-cell>
              <table:table-cell office:value-type="float" office:value="5684.542">
                <text:p>5684.542</text:p>
              </table:table-cell>
              <table:table-cell office:value-type="float" office:value="5514.446">
                <text:p>5514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8.364">
                <text:p>5938.364</text:p>
              </table:table-cell>
              <table:table-cell office:value-type="float" office:value="5643.584">
                <text:p>5643.584</text:p>
              </table:table-cell>
              <table:table-cell office:value-type="float" office:value="5473.28">
                <text:p>547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7.317">
                <text:p>5897.317</text:p>
              </table:table-cell>
              <table:table-cell office:value-type="float" office:value="5589.097">
                <text:p>5589.097</text:p>
              </table:table-cell>
              <table:table-cell office:value-type="float" office:value="5419.085">
                <text:p>5419.085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8.993cm" xlink:href=".." xlink:type="simple" chart:class="chart:bar" chart:style-name="ch1">
        <chart:title svg:x="7.435cm" svg:y="0.315cm" chart:style-name="ch2">
          <text:p>n216</text:p>
        </chart:title>
        <chart:subtitle svg:x="6.628cm" svg:y="1.273cm" chart:style-name="ch3">
          <text:p>TIME - INITIAL</text:p>
        </chart:subtitle>
        <chart:legend chart:legend-position="end" svg:x="11.558cm" svg:y="3.699cm" style:legend-expansion="high" chart:style-name="ch4"/>
        <chart:plot-area chart:style-name="ch5" table:cell-range-address="'Results - n216'.B101:'Results - n216'.D119" chart:data-source-has-labels="row" svg:x="1.33cm" svg:y="2.135cm" svg:width="9.909cm" svg:height="5.698cm">
          <chartooo:coordinate-region svg:x="2.137cm" svg:y="2.335cm" svg:width="9.102cm" svg:height="4.851cm"/>
          <chart:axis chart:dimension="x" chart:name="primary-x" chart:style-name="ch6">
            <chart:title svg:x="5.42cm" svg:y="8.012cm" chart:style-name="ch7">
              <text:p>Ensembles</text:p>
            </chart:title>
          </chart:axis>
          <chart:axis chart:dimension="y" chart:name="primary-y" chart:style-name="ch8">
            <chart:title svg:x="0.451cm" svg:y="6.219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01:'Results - n216'.B119" loext:label-string="all_stats_one_field" chart:class="chart:bar">
            <chart:data-point chart:repeated="19"/>
          </chart:series>
          <chart:series chart:style-name="ch12" chart:values-cell-range-address="'Results - n216'.C101:'Results - n216'.C119" loext:label-string="all_stats_multiple_fields" chart:class="chart:bar">
            <chart:data-point chart:repeated="19"/>
          </chart:series>
          <chart:series chart:style-name="ch13" chart:values-cell-range-address="'Results - n216'.D101:'Results - n216'.D119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136">
                <text:p>85.136</text:p>
                <draw:g>
                  <svg:desc>'Results - n216'.B101:'Results - n216'.B119</svg:desc>
                </draw:g>
              </table:table-cell>
              <table:table-cell office:value-type="float" office:value="89.085">
                <text:p>89.085</text:p>
                <draw:g>
                  <svg:desc>'Results - n216'.C101:'Results - n216'.C119</svg:desc>
                </draw:g>
              </table:table-cell>
              <table:table-cell office:value-type="float" office:value="86.975">
                <text:p>86.975</text:p>
                <draw:g>
                  <svg:desc>'Results - n216'.D101:'Results - n216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05">
                <text:p>89.605</text:p>
              </table:table-cell>
              <table:table-cell office:value-type="float" office:value="101.042">
                <text:p>101.042</text:p>
              </table:table-cell>
              <table:table-cell office:value-type="float" office:value="87.995">
                <text:p>87.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267">
                <text:p>89.267</text:p>
              </table:table-cell>
              <table:table-cell office:value-type="float" office:value="108.399">
                <text:p>108.399</text:p>
              </table:table-cell>
              <table:table-cell office:value-type="float" office:value="90.154">
                <text:p>90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.681">
                <text:p>127.681</text:p>
              </table:table-cell>
              <table:table-cell office:value-type="float" office:value="123.869">
                <text:p>123.869</text:p>
              </table:table-cell>
              <table:table-cell office:value-type="float" office:value="92.018">
                <text:p>92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19">
                <text:p>100.19</text:p>
              </table:table-cell>
              <table:table-cell office:value-type="float" office:value="121.719">
                <text:p>121.719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647">
                <text:p>101.647</text:p>
              </table:table-cell>
              <table:table-cell office:value-type="float" office:value="156.487">
                <text:p>156.487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51">
                <text:p>96.51</text:p>
              </table:table-cell>
              <table:table-cell office:value-type="float" office:value="167.408">
                <text:p>167.408</text:p>
              </table:table-cell>
              <table:table-cell office:value-type="float" office:value="99.516">
                <text:p>99.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304">
                <text:p>106.304</text:p>
              </table:table-cell>
              <table:table-cell office:value-type="float" office:value="149.372">
                <text:p>149.372</text:p>
              </table:table-cell>
              <table:table-cell office:value-type="float" office:value="103.004">
                <text:p>103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683">
                <text:p>105.683</text:p>
              </table:table-cell>
              <table:table-cell office:value-type="float" office:value="159.546">
                <text:p>159.546</text:p>
              </table:table-cell>
              <table:table-cell office:value-type="float" office:value="128.93">
                <text:p>128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868">
                <text:p>100.868</text:p>
              </table:table-cell>
              <table:table-cell office:value-type="float" office:value="163.266">
                <text:p>163.266</text:p>
              </table:table-cell>
              <table:table-cell office:value-type="float" office:value="105.352">
                <text:p>105.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526">
                <text:p>104.526</text:p>
              </table:table-cell>
              <table:table-cell office:value-type="float" office:value="186.782">
                <text:p>186.782</text:p>
              </table:table-cell>
              <table:table-cell office:value-type="float" office:value="110.276">
                <text:p>110.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19">
                <text:p>108.519</text:p>
              </table:table-cell>
              <table:table-cell office:value-type="float" office:value="188.438">
                <text:p>188.438</text:p>
              </table:table-cell>
              <table:table-cell office:value-type="float" office:value="110.401">
                <text:p>110.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.335">
                <text:p>116.335</text:p>
              </table:table-cell>
              <table:table-cell office:value-type="float" office:value="194.88">
                <text:p>194.88</text:p>
              </table:table-cell>
              <table:table-cell office:value-type="float" office:value="112.708">
                <text:p>112.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939">
                <text:p>119.939</text:p>
              </table:table-cell>
              <table:table-cell office:value-type="float" office:value="206.681">
                <text:p>206.681</text:p>
              </table:table-cell>
              <table:table-cell office:value-type="float" office:value="117.563">
                <text:p>117.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.223">
                <text:p>121.223</text:p>
              </table:table-cell>
              <table:table-cell office:value-type="float" office:value="213.922">
                <text:p>213.922</text:p>
              </table:table-cell>
              <table:table-cell office:value-type="float" office:value="136.744">
                <text:p>136.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.456">
                <text:p>144.456</text:p>
              </table:table-cell>
              <table:table-cell office:value-type="float" office:value="229.546">
                <text:p>229.546</text:p>
              </table:table-cell>
              <table:table-cell office:value-type="float" office:value="123.27">
                <text:p>12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016">
                <text:p>126.016</text:p>
              </table:table-cell>
              <table:table-cell office:value-type="float" office:value="468.826">
                <text:p>468.826</text:p>
              </table:table-cell>
              <table:table-cell office:value-type="float" office:value="123.589">
                <text:p>123.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.309">
                <text:p>151.309</text:p>
              </table:table-cell>
              <table:table-cell office:value-type="float" office:value="379.477">
                <text:p>379.477</text:p>
              </table:table-cell>
              <table:table-cell office:value-type="float" office:value="131.705">
                <text:p>131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498.845">
                <text:p>498.845</text:p>
              </table:table-cell>
              <table:table-cell office:value-type="float" office:value="127.153">
                <text:p>127.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28cm" xlink:href=".." xlink:type="simple" chart:class="chart:bar" chart:style-name="ch1">
        <chart:title svg:x="7.447cm" svg:y="0.314cm" chart:style-name="ch2">
          <text:p>n512</text:p>
        </chart:title>
        <chart:subtitle svg:x="6.164cm" svg:y="1.271cm" chart:style-name="ch3">
          <text:p>STDEV - Two Fields</text:p>
        </chart:subtitle>
        <chart:plot-area chart:style-name="ch4" table:cell-range-address="'Storage - STDEV'.E136:'Storage - STDEV'.E153" svg:x="1.331cm" svg:y="2.132cm" svg:width="14.364cm" svg:height="5.637cm">
          <chartooo:coordinate-region svg:x="2.693cm" svg:y="2.331cm" svg:width="13.002cm" svg:height="4.791cm"/>
          <chart:axis chart:dimension="x" chart:name="primary-x" chart:style-name="ch5">
            <chart:title svg:x="7.649cm" svg:y="7.947cm" chart:style-name="ch6">
              <text:p>Ensembles</text:p>
            </chart:title>
          </chart:axis>
          <chart:axis chart:dimension="y" chart:name="primary-y" chart:style-name="ch7">
            <chart:title svg:x="0.451cm" svg:y="5.907cm" chart:style-name="ch8">
              <text:p>Data (in MB)</text:p>
            </chart:title>
            <chart:grid chart:style-name="ch9" chart:class="major"/>
          </chart:axis>
          <chart:series chart:style-name="ch10" chart:values-cell-range-address="'Storage - STDEV'.E136:'Storage - STDEV'.E15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4.08984375">
                <text:p>2544.08984375</text:p>
                <draw:g>
                  <svg:desc>'Storage - STDEV'.E136:'Storage - STDEV'.E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678.37890625">
                <text:p>166678.37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48cm" xlink:href=".." xlink:type="simple" chart:class="chart:bar" chart:style-name="ch1">
        <chart:title svg:x="7.44cm" svg:y="0.305cm" chart:style-name="ch2">
          <text:p>n512</text:p>
        </chart:title>
        <chart:subtitle svg:x="6.197cm" svg:y="1.253cm" chart:style-name="ch3">
          <text:p>STDEV - Ten Fields</text:p>
        </chart:subtitle>
        <chart:plot-area chart:style-name="ch4" table:cell-range-address="'Storage - STDEV'.E158:'Storage - STDEV'.E175" svg:x="1.331cm" svg:y="2.105cm" svg:width="14.35cm" svg:height="5.225cm">
          <chartooo:coordinate-region svg:x="2.508cm" svg:y="2.304cm" svg:width="13.173cm" svg:height="4.379cm"/>
          <chart:axis chart:dimension="x" chart:name="primary-x" chart:style-name="ch5">
            <chart:title svg:x="7.642cm" svg:y="7.499cm" chart:style-name="ch6">
              <text:p>Ensembles</text:p>
            </chart:title>
          </chart:axis>
          <chart:axis chart:dimension="y" chart:name="primary-y" chart:style-name="ch7">
            <chart:title svg:x="0.451cm" svg:y="5.674cm" chart:style-name="ch8">
              <text:p>Data (in MB)</text:p>
            </chart:title>
            <chart:grid chart:style-name="ch9" chart:class="major"/>
          </chart:axis>
          <chart:series chart:style-name="ch10" chart:values-cell-range-address="'Storage - STDEV'.E158:'Storage - STDEV'.E17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45.8359375">
                <text:p>20645.8359375</text:p>
                <draw:g>
                  <svg:desc>'Storage - STDEV'.E158:'Storage - STDEV'.E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45.83984375">
                <text:p>20645.83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45.84375">
                <text:p>20645.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45.84375">
                <text:p>20645.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45.83984375">
                <text:p>20645.839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45.8359375">
                <text:p>20645.83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45.83203125">
                <text:p>20645.832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45.83203125">
                <text:p>20645.832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45.8359375">
                <text:p>20645.83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45.83203125">
                <text:p>20645.832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45.8359375">
                <text:p>20645.83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45.84375">
                <text:p>20645.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45.83984375">
                <text:p>20645.839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45.8359375">
                <text:p>20645.83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45.8359375">
                <text:p>20645.83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45.828125">
                <text:p>20645.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45.83984375">
                <text:p>20645.8398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1.567cm" svg:y="3.703cm" style:legend-expansion="high" chart:style-name="ch4"/>
        <chart:plot-area chart:style-name="ch5" table:cell-range-address="'Results - n216'.B125:'Results - n216'.D143" chart:data-source-has-labels="row" svg:x="1.331cm" svg:y="2.138cm" svg:width="9.916cm" svg:height="5.701cm">
          <chartooo:coordinate-region svg:x="2.138cm" svg:y="2.337cm" svg:width="9.10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25:'Results - n216'.B143" loext:label-string="all_stats_one_field" chart:class="chart:bar">
            <chart:data-point chart:repeated="19"/>
          </chart:series>
          <chart:series chart:style-name="ch12" chart:values-cell-range-address="'Results - n216'.C125:'Results - n216'.C143" loext:label-string="all_stats_multiple_fields" chart:class="chart:bar">
            <chart:data-point chart:repeated="19"/>
          </chart:series>
          <chart:series chart:style-name="ch13" chart:values-cell-range-address="'Results - n216'.D125:'Results - n216'.D143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233">
                <text:p>74.233</text:p>
                <draw:g>
                  <svg:desc>'Results - n216'.B125:'Results - n216'.B143</svg:desc>
                </draw:g>
              </table:table-cell>
              <table:table-cell office:value-type="float" office:value="74.415">
                <text:p>74.415</text:p>
                <draw:g>
                  <svg:desc>'Results - n216'.C125:'Results - n216'.C143</svg:desc>
                </draw:g>
              </table:table-cell>
              <table:table-cell office:value-type="float" office:value="73.992">
                <text:p>73.992</text:p>
                <draw:g>
                  <svg:desc>'Results - n216'.D125:'Results - n216'.D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377">
                <text:p>76.377</text:p>
              </table:table-cell>
              <table:table-cell office:value-type="float" office:value="81.849">
                <text:p>81.849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54">
                <text:p>77.854</text:p>
              </table:table-cell>
              <table:table-cell office:value-type="float" office:value="95.003">
                <text:p>95.003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691">
                <text:p>110.691</text:p>
              </table:table-cell>
              <table:table-cell office:value-type="float" office:value="109.743">
                <text:p>109.743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221">
                <text:p>82.221</text:p>
              </table:table-cell>
              <table:table-cell office:value-type="float" office:value="109.921">
                <text:p>109.921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08">
                <text:p>89.508</text:p>
              </table:table-cell>
              <table:table-cell office:value-type="float" office:value="142.579">
                <text:p>142.579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982">
                <text:p>84.982</text:p>
              </table:table-cell>
              <table:table-cell office:value-type="float" office:value="153.397">
                <text:p>153.397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01">
                <text:p>87.301</text:p>
              </table:table-cell>
              <table:table-cell office:value-type="float" office:value="134.713">
                <text:p>134.713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383">
                <text:p>93.383</text:p>
              </table:table-cell>
              <table:table-cell office:value-type="float" office:value="145.175">
                <text:p>145.175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715">
                <text:p>89.715</text:p>
              </table:table-cell>
              <table:table-cell office:value-type="float" office:value="149.743">
                <text:p>149.743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.239">
                <text:p>93.239</text:p>
              </table:table-cell>
              <table:table-cell office:value-type="float" office:value="168.903">
                <text:p>168.903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784">
                <text:p>94.784</text:p>
              </table:table-cell>
              <table:table-cell office:value-type="float" office:value="170.606">
                <text:p>170.606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047">
                <text:p>103.047</text:p>
              </table:table-cell>
              <table:table-cell office:value-type="float" office:value="176.754">
                <text:p>176.754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49">
                <text:p>106.49</text:p>
              </table:table-cell>
              <table:table-cell office:value-type="float" office:value="189.784">
                <text:p>189.78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045">
                <text:p>103.045</text:p>
              </table:table-cell>
              <table:table-cell office:value-type="float" office:value="196.013">
                <text:p>196.013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303">
                <text:p>130.303</text:p>
              </table:table-cell>
              <table:table-cell office:value-type="float" office:value="213.645">
                <text:p>213.645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991">
                <text:p>106.991</text:p>
              </table:table-cell>
              <table:table-cell office:value-type="float" office:value="224.616">
                <text:p>224.616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068">
                <text:p>133.068</text:p>
              </table:table-cell>
              <table:table-cell office:value-type="float" office:value="266.675">
                <text:p>266.67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929">
                <text:p>120.929</text:p>
              </table:table-cell>
              <table:table-cell office:value-type="float" office:value="229.767">
                <text:p>229.767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7.555cm" svg:y="0.315cm" chart:style-name="ch2">
          <text:p>n96</text:p>
        </chart:title>
        <chart:subtitle svg:x="5.57cm" svg:y="1.273cm" chart:style-name="ch3">
          <text:p>All Stats - One Output Field</text:p>
        </chart:subtitle>
        <chart:legend chart:legend-position="end" svg:x="12.563cm" svg:y="3.702cm" style:legend-expansion="high" chart:style-name="ch4"/>
        <chart:plot-area chart:style-name="ch5" table:cell-range-address="'Results - n96'.B3:'Results - n96'.D21" chart:data-source-has-labels="row" svg:x="1.33cm" svg:y="2.135cm" svg:width="10.914cm" svg:height="5.704cm">
          <chartooo:coordinate-region svg:x="2.137cm" svg:y="2.334cm" svg:width="10.107cm" svg:height="4.858cm"/>
          <chart:axis chart:dimension="x" chart:name="primary-x" chart:style-name="ch6">
            <chart:title svg:x="5.923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3:'Results - n96'.B21" loext:label-string="time" chart:class="chart:bar">
            <chart:data-point chart:repeated="19"/>
          </chart:series>
          <chart:series chart:style-name="ch12" chart:values-cell-range-address="'Results - n96'.C3:'Results - n96'.C21" loext:label-string="time_initial" chart:class="chart:bar">
            <chart:data-point chart:repeated="19"/>
          </chart:series>
          <chart:series chart:style-name="ch13" chart:values-cell-range-address="'Results - n96'.D3:'Results - n96'.D21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B3:'Results - n96'.B21</svg:desc>
                </draw:g>
              </table:table-cell>
              <table:table-cell office:value-type="float" office:value="48.154">
                <text:p>48.154</text:p>
                <draw:g>
                  <svg:desc>'Results - n96'.C3:'Results - n96'.C21</svg:desc>
                </draw:g>
              </table:table-cell>
              <table:table-cell office:value-type="float" office:value="40.276">
                <text:p>40.276</text:p>
                <draw:g>
                  <svg:desc>'Results - n96'.D3:'Results - n96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46.185">
                <text:p>46.185</text:p>
              </table:table-cell>
              <table:table-cell office:value-type="float" office:value="41.596">
                <text:p>41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46.721">
                <text:p>46.721</text:p>
              </table:table-cell>
              <table:table-cell office:value-type="float" office:value="42.027">
                <text:p>42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45.998">
                <text:p>45.998</text:p>
              </table:table-cell>
              <table:table-cell office:value-type="float" office:value="41.727">
                <text:p>41.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46.814">
                <text:p>46.81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50.147">
                <text:p>50.147</text:p>
              </table:table-cell>
              <table:table-cell office:value-type="float" office:value="42.591">
                <text:p>42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50.995">
                <text:p>50.995</text:p>
              </table:table-cell>
              <table:table-cell office:value-type="float" office:value="42.995">
                <text:p>42.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54.03">
                <text:p>54.03</text:p>
              </table:table-cell>
              <table:table-cell office:value-type="float" office:value="43.445">
                <text:p>43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52.326">
                <text:p>52.326</text:p>
              </table:table-cell>
              <table:table-cell office:value-type="float" office:value="44.036">
                <text:p>44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54.155">
                <text:p>54.155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53.212">
                <text:p>53.212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62.171">
                <text:p>62.171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66.188">
                <text:p>66.188</text:p>
              </table:table-cell>
              <table:table-cell office:value-type="float" office:value="45.992">
                <text:p>45.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68.338">
                <text:p>68.338</text:p>
              </table:table-cell>
              <table:table-cell office:value-type="float" office:value="48.346">
                <text:p>48.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52.368">
                <text:p>52.368</text:p>
              </table:table-cell>
              <table:table-cell office:value-type="float" office:value="47.465">
                <text:p>47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90.673">
                <text:p>90.673</text:p>
              </table:table-cell>
              <table:table-cell office:value-type="float" office:value="70.675">
                <text:p>70.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68.913">
                <text:p>68.913</text:p>
              </table:table-cell>
              <table:table-cell office:value-type="float" office:value="47.961">
                <text:p>47.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54.685">
                <text:p>54.685</text:p>
              </table:table-cell>
              <table:table-cell office:value-type="float" office:value="48.843">
                <text:p>48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78.958">
                <text:p>78.958</text:p>
              </table:table-cell>
              <table:table-cell office:value-type="float" office:value="58.175">
                <text:p>58.1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bar" chart:style-name="ch1">
        <chart:title svg:x="7.555cm" svg:y="0.315cm" chart:style-name="ch2">
          <text:p>n96</text:p>
        </chart:title>
        <chart:subtitle svg:x="4.684cm" svg:y="1.273cm" chart:style-name="ch3">
          <text:p>All Stats - Multiple Output Fields (114)</text:p>
        </chart:subtitle>
        <chart:legend chart:legend-position="end" svg:x="12.563cm" svg:y="3.699cm" style:legend-expansion="high" chart:style-name="ch4"/>
        <chart:plot-area chart:style-name="ch5" table:cell-range-address="'Results - n96'.B26:'Results - n96'.D44" chart:data-source-has-labels="row" svg:x="1.33cm" svg:y="2.135cm" svg:width="10.914cm" svg:height="5.697cm">
          <chartooo:coordinate-region svg:x="2.137cm" svg:y="2.334cm" svg:width="10.107cm" svg:height="4.851cm"/>
          <chart:axis chart:dimension="x" chart:name="primary-x" chart:style-name="ch6">
            <chart:title svg:x="5.923cm" svg:y="8.011cm" chart:style-name="ch7">
              <text:p>Ensembles</text:p>
            </chart:title>
          </chart:axis>
          <chart:axis chart:dimension="y" chart:name="primary-y" chart:style-name="ch8">
            <chart:title svg:x="0.451cm" svg:y="6.218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26:'Results - n96'.B44" loext:label-string="time" chart:class="chart:bar">
            <chart:data-point chart:repeated="19"/>
          </chart:series>
          <chart:series chart:style-name="ch12" chart:values-cell-range-address="'Results - n96'.C26:'Results - n96'.C44" loext:label-string="time_initial" chart:class="chart:bar">
            <chart:data-point chart:repeated="19"/>
          </chart:series>
          <chart:series chart:style-name="ch13" chart:values-cell-range-address="'Results - n96'.D26:'Results - n96'.D44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B26:'Results - n96'.B44</svg:desc>
                </draw:g>
              </table:table-cell>
              <table:table-cell office:value-type="float" office:value="50.31">
                <text:p>50.31</text:p>
                <draw:g>
                  <svg:desc>'Results - n96'.C26:'Results - n96'.C44</svg:desc>
                </draw:g>
              </table:table-cell>
              <table:table-cell office:value-type="float" office:value="40.479">
                <text:p>40.479</text:p>
                <draw:g>
                  <svg:desc>'Results - n96'.D26:'Results - n96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51.582">
                <text:p>51.582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5.961">
                <text:p>95.961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60.113">
                <text:p>60.11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64.644">
                <text:p>64.644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68.305">
                <text:p>68.30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0.315">
                <text:p>90.315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65.484">
                <text:p>65.484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99.428">
                <text:p>99.428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6.16">
                <text:p>106.16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01.472">
                <text:p>101.472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2.927">
                <text:p>112.927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01.19">
                <text:p>101.19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70.36">
                <text:p>70.3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14.971">
                <text:p>114.971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0.124">
                <text:p>120.124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4.94">
                <text:p>124.94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5.566">
                <text:p>135.566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38.331">
                <text:p>138.331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bar" chart:style-name="ch1">
        <chart:title svg:x="7.555cm" svg:y="0.315cm" chart:style-name="ch2">
          <text:p>n96</text:p>
        </chart:title>
        <chart:subtitle svg:x="5.993cm" svg:y="1.273cm" chart:style-name="ch3">
          <text:p>Single Stat - One Field</text:p>
        </chart:subtitle>
        <chart:legend chart:legend-position="end" svg:x="12.563cm" svg:y="3.699cm" style:legend-expansion="high" chart:style-name="ch4"/>
        <chart:plot-area chart:style-name="ch5" table:cell-range-address="'Results - n96'.B49:'Results - n96'.B67 'Results - n216'.C49:'Results - n216'.D67" chart:data-source-has-labels="row" svg:x="1.33cm" svg:y="2.135cm" svg:width="10.914cm" svg:height="5.697cm">
          <chartooo:coordinate-region svg:x="2.137cm" svg:y="2.334cm" svg:width="10.107cm" svg:height="4.851cm"/>
          <chart:axis chart:dimension="x" chart:name="primary-x" chart:style-name="ch6">
            <chart:title svg:x="5.923cm" svg:y="8.011cm" chart:style-name="ch7">
              <text:p>Ensembles</text:p>
            </chart:title>
          </chart:axis>
          <chart:axis chart:dimension="y" chart:name="primary-y" chart:style-name="ch8">
            <chart:title svg:x="0.451cm" svg:y="6.218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49:'Results - n96'.B67" loext:label-string="time" chart:class="chart:bar">
            <chart:data-point chart:repeated="19"/>
          </chart:series>
          <chart:series chart:style-name="ch12" chart:values-cell-range-address="'Results - n216'.C49:'Results - n216'.C67" loext:label-string="time_initial" chart:class="chart:bar">
            <chart:data-point chart:repeated="19"/>
          </chart:series>
          <chart:series chart:style-name="ch13" chart:values-cell-range-address="'Results - n216'.D49:'Results - n216'.D67" loext:label-string="time_initial_took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B49:'Results - n96'.B67</svg:desc>
                </draw:g>
              </table:table-cell>
              <table:table-cell office:value-type="float" office:value="86.975">
                <text:p>86.975</text:p>
                <draw:g>
                  <svg:desc>'Results - n216'.C49:'Results - n216'.C67</svg:desc>
                </draw:g>
              </table:table-cell>
              <table:table-cell office:value-type="float" office:value="73.992">
                <text:p>73.992</text:p>
                <draw:g>
                  <svg:desc>'Results - n216'.D49:'Results - n216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